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5.009cm"/>
    </style:style>
    <style:style style:name="co4" style:family="table-column">
      <style:table-column-properties fo:break-before="auto" style:column-width="2.332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PowerMeausurments">
      <style:table-properties table:display="true" style:writing-mode="lr-tb"/>
    </style:style>
    <style:style style:name="ta2" style:family="table" style:master-page-name="PageStyle_5f_EnergyMeausurmen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2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werMeausur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1" table:number-columns-repeated="100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Wallet[€]</text:p>
          </table:table-cell>
          <table:table-cell table:style-name="ce1" office:value-type="string" calcext:value-type="string">
            <text:p>Price[€]</text:p>
          </table:table-cell>
          <table:table-cell table:style-name="ce1" office:value-type="string" calcext:value-type="string">
            <text:p>Pout[kW]</text:p>
          </table:table-cell>
          <table:table-cell table:style-name="ce1" office:value-type="string" calcext:value-type="string">
            <text:p>Pin[kW]</text:p>
          </table:table-cell>
          <table:table-cell table:style-name="ce1" office:value-type="string" calcext:value-type="string">
            <text:p>PdSr[kW]</text:p>
          </table:table-cell>
          <table:table-cell table:style-name="ce1" office:value-type="string" calcext:value-type="string">
            <text:p>PdLd[kW]</text:p>
          </table:table-cell>
          <table:table-cell table:style-name="ce1" office:value-type="string" calcext:value-type="string">
            <text:p>PdAvSr[kW]</text:p>
          </table:table-cell>
          <table:table-cell table:style-name="ce1" office:value-type="string" calcext:value-type="string">
            <text:p>PdAvLd[kW]</text:p>
          </table:table-cell>
          <table:table-cell table:style-name="ce1" office:value-type="string" calcext:value-type="string">
            <text:p>PdRqLd[kW]</text:p>
          </table:table-cell>
          <table:table-cell table:style-name="ce1" office:value-type="string" calcext:value-type="string">
            <text:p>Phsb[kW]</text:p>
          </table:table-cell>
          <table:table-cell table:style-name="ce1" office:value-type="string" calcext:value-type="string">
            <text:p>SOChsb[%]</text:p>
          </table:table-cell>
          <table:table-cell table:style-name="ce1" office:value-type="string" calcext:value-type="string">
            <text:p>Pcar1[kW]</text:p>
          </table:table-cell>
          <table:table-cell table:style-name="ce1" office:value-type="string" calcext:value-type="string">
            <text:p>SOCcar1[%]</text:p>
          </table:table-cell>
          <table:table-cell table:style-name="ce4"/>
          <table:table-cell table:number-columns-repeated="1008"/>
        </table:table-row>
        <table:table-row table:style-name="ro1">
          <table:table-cell/>
          <table:table-cell table:style-name="ce2" office:value-type="date" office:date-value="2021-08-03T16:00:00" calcext:value-type="date">
            <text:p>03.08.2021 16:00</text:p>
          </table:table-cell>
          <table:table-cell table:style-name="ce3" office:value-type="float" office:value="254077848029.76" calcext:value-type="float">
            <text:p>254.077.848.029,76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6.55" calcext:value-type="float">
            <text:p>6,550</text:p>
          </table:table-cell>
          <table:table-cell table:style-name="ce3" office:value-type="float" office:value="1.781" calcext:value-type="float">
            <text:p>1,78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4.769" calcext:value-type="float">
            <text:p>4,769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4.769" calcext:value-type="float">
            <text:p>4,769</text:p>
          </table:table-cell>
          <table:table-cell table:style-name="ce3" office:value-type="float" office:value="14.4773214285714" calcext:value-type="float">
            <text:p>14,47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6:15:00" calcext:value-type="date">
            <text:p>03.08.2021 16:15</text:p>
          </table:table-cell>
          <table:table-cell table:style-name="ce3" office:value-type="float" office:value="254078097929.76" calcext:value-type="float">
            <text:p>254.078.097.929,760</text:p>
          </table:table-cell>
          <table:table-cell table:style-name="ce3" office:value-type="float" office:value="249900" calcext:value-type="float">
            <text:p>249.900,000</text:p>
          </table:table-cell>
          <table:table-cell table:style-name="ce3" office:value-type="float" office:value="0.017" calcext:value-type="float">
            <text:p>0,01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161" calcext:value-type="float">
            <text:p>6,161</text:p>
          </table:table-cell>
          <table:table-cell table:style-name="ce3" office:value-type="float" office:value="3.245" calcext:value-type="float">
            <text:p>3,245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933" calcext:value-type="float">
            <text:p>2,93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93266666666667" calcext:value-type="float">
            <text:p>2,933</text:p>
          </table:table-cell>
          <table:table-cell table:style-name="ce3" office:value-type="float" office:value="23.3800595238095" calcext:value-type="float">
            <text:p>23,38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6:30:00" calcext:value-type="date">
            <text:p>03.08.2021 16:30</text:p>
          </table:table-cell>
          <table:table-cell table:style-name="ce3" office:value-type="float" office:value="254078171120.47" calcext:value-type="float">
            <text:p>254.078.171.120,470</text:p>
          </table:table-cell>
          <table:table-cell table:style-name="ce3" office:value-type="float" office:value="73190.71" calcext:value-type="float">
            <text:p>73.190,710</text:p>
          </table:table-cell>
          <table:table-cell table:style-name="ce3" office:value-type="float" office:value="0.003" calcext:value-type="float">
            <text:p>0,00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5.857" calcext:value-type="float">
            <text:p>5,857</text:p>
          </table:table-cell>
          <table:table-cell table:style-name="ce3" office:value-type="float" office:value="5.491" calcext:value-type="float">
            <text:p>5,49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369" calcext:value-type="float">
            <text:p>0,369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369333333333333" calcext:value-type="float">
            <text:p>0,369</text:p>
          </table:table-cell>
          <table:table-cell table:style-name="ce3" office:value-type="float" office:value="24.50125" calcext:value-type="float">
            <text:p>24,50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6:45:00" calcext:value-type="date">
            <text:p>03.08.2021 16:45</text:p>
          </table:table-cell>
          <table:table-cell table:style-name="ce3" office:value-type="float" office:value="254078171120.47" calcext:value-type="float">
            <text:p>254.078.171.120,47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5.39" calcext:value-type="float">
            <text:p>5,390</text:p>
          </table:table-cell>
          <table:table-cell table:style-name="ce3" office:value-type="float" office:value="4.181" calcext:value-type="float">
            <text:p>4,18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209" calcext:value-type="float">
            <text:p>1,209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209" calcext:value-type="float">
            <text:p>1,209</text:p>
          </table:table-cell>
          <table:table-cell table:style-name="ce3" office:value-type="float" office:value="28.1714285714285" calcext:value-type="float">
            <text:p>28,17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7:00:00" calcext:value-type="date">
            <text:p>03.08.2021 17:00</text:p>
          </table:table-cell>
          <table:table-cell table:style-name="ce3" office:value-type="float" office:value="254078171120.47" calcext:value-type="float">
            <text:p>254.078.171.120,47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5.015" calcext:value-type="float">
            <text:p>5,015</text:p>
          </table:table-cell>
          <table:table-cell table:style-name="ce3" office:value-type="float" office:value="3.835" calcext:value-type="float">
            <text:p>3,835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18" calcext:value-type="float">
            <text:p>1,18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18" calcext:value-type="float">
            <text:p>1,180</text:p>
          </table:table-cell>
          <table:table-cell table:style-name="ce3" office:value-type="float" office:value="31.7535714285713" calcext:value-type="float">
            <text:p>31,75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7:15:00" calcext:value-type="date">
            <text:p>03.08.2021 17:15</text:p>
          </table:table-cell>
          <table:table-cell table:style-name="ce3" office:value-type="float" office:value="254078171120.47" calcext:value-type="float">
            <text:p>254.078.171.120,47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4.709" calcext:value-type="float">
            <text:p>4,709</text:p>
          </table:table-cell>
          <table:table-cell table:style-name="ce3" office:value-type="float" office:value="3.776" calcext:value-type="float">
            <text:p>3,776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933" calcext:value-type="float">
            <text:p>0,93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933" calcext:value-type="float">
            <text:p>0,933</text:p>
          </table:table-cell>
          <table:table-cell table:style-name="ce3" office:value-type="float" office:value="34.5858928571427" calcext:value-type="float">
            <text:p>34,58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7:30:00" calcext:value-type="date">
            <text:p>03.08.2021 17:30</text:p>
          </table:table-cell>
          <table:table-cell table:style-name="ce3" office:value-type="float" office:value="254033301102.97" calcext:value-type="float">
            <text:p>254.033.301.102,970</text:p>
          </table:table-cell>
          <table:table-cell table:style-name="ce3" office:value-type="float" office:value="-44870017.5" calcext:value-type="float">
            <text:p>-44.870.017,5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816" calcext:value-type="float">
            <text:p>0,816</text:p>
          </table:table-cell>
          <table:table-cell table:style-name="ce3" office:value-type="float" office:value="4.345" calcext:value-type="float">
            <text:p>4,345</text:p>
          </table:table-cell>
          <table:table-cell table:style-name="ce3" office:value-type="float" office:value="5.045" calcext:value-type="float">
            <text:p>5,045</text:p>
          </table:table-cell>
          <table:table-cell table:style-name="ce3" office:value-type="float" office:value="1.516" calcext:value-type="float">
            <text:p>1,51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51583333333333" calcext:value-type="float">
            <text:p>-1,516</text:p>
          </table:table-cell>
          <table:table-cell table:style-name="ce3" office:value-type="float" office:value="29.9842559523808" calcext:value-type="float">
            <text:p>29,98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" calcext:value-type="float">
            <text:p>35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7:45:00" calcext:value-type="date">
            <text:p>03.08.2021 17:45</text:p>
          </table:table-cell>
          <table:table-cell table:style-name="ce3" office:value-type="float" office:value="254033301102.97" calcext:value-type="float">
            <text:p>254.033.301.102,97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3.856" calcext:value-type="float">
            <text:p>3,856</text:p>
          </table:table-cell>
          <table:table-cell table:style-name="ce3" office:value-type="float" office:value="3.771" calcext:value-type="float">
            <text:p>3,77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085" calcext:value-type="float">
            <text:p>0,085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0265625" calcext:value-type="float">
            <text:p>0,027</text:p>
          </table:table-cell>
          <table:table-cell table:style-name="ce3" office:value-type="float" office:value="30.064892113095" calcext:value-type="float">
            <text:p>30,065</text:p>
          </table:table-cell>
          <table:table-cell table:style-name="ce3" office:value-type="float" office:value="0.0584375" calcext:value-type="float">
            <text:p>0,058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8:00:00" calcext:value-type="date">
            <text:p>03.08.2021 18:00</text:p>
          </table:table-cell>
          <table:table-cell table:style-name="ce3" office:value-type="float" office:value="253901395167.97" calcext:value-type="float">
            <text:p>253.901.395.167,970</text:p>
          </table:table-cell>
          <table:table-cell table:style-name="ce3" office:value-type="float" office:value="-131905935" calcext:value-type="float">
            <text:p>-131.905.935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398" calcext:value-type="float">
            <text:p>2,398</text:p>
          </table:table-cell>
          <table:table-cell table:style-name="ce3" office:value-type="float" office:value="3.317" calcext:value-type="float">
            <text:p>3,317</text:p>
          </table:table-cell>
          <table:table-cell table:style-name="ce3" office:value-type="float" office:value="3.479" calcext:value-type="float">
            <text:p>3,479</text:p>
          </table:table-cell>
          <table:table-cell table:style-name="ce3" office:value-type="float" office:value="2.56" calcext:value-type="float">
            <text:p>2,56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2.56033333333333" calcext:value-type="float">
            <text:p>-2,560</text:p>
          </table:table-cell>
          <table:table-cell table:style-name="ce3" office:value-type="float" office:value="22.2924516369045" calcext:value-type="float">
            <text:p>22,29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8:15:00" calcext:value-type="date">
            <text:p>03.08.2021 18:15</text:p>
          </table:table-cell>
          <table:table-cell table:style-name="ce3" office:value-type="float" office:value="253776428273.47" calcext:value-type="float">
            <text:p>253.776.428.273,470</text:p>
          </table:table-cell>
          <table:table-cell table:style-name="ce3" office:value-type="float" office:value="-124966894.5" calcext:value-type="float">
            <text:p>-124.966.894,5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272" calcext:value-type="float">
            <text:p>2,272</text:p>
          </table:table-cell>
          <table:table-cell table:style-name="ce3" office:value-type="float" office:value="2.886" calcext:value-type="float">
            <text:p>2,886</text:p>
          </table:table-cell>
          <table:table-cell table:style-name="ce3" office:value-type="float" office:value="3.905" calcext:value-type="float">
            <text:p>3,905</text:p>
          </table:table-cell>
          <table:table-cell table:style-name="ce3" office:value-type="float" office:value="3.291" calcext:value-type="float">
            <text:p>3,29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3.29116666666667" calcext:value-type="float">
            <text:p>-3,291</text:p>
          </table:table-cell>
          <table:table-cell table:style-name="ce3" office:value-type="float" office:value="12.3014099702379" calcext:value-type="float">
            <text:p>12,30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8:30:00" calcext:value-type="date">
            <text:p>03.08.2021 18:30</text:p>
          </table:table-cell>
          <table:table-cell table:style-name="ce3" office:value-type="float" office:value="253726035846.72" calcext:value-type="float">
            <text:p>253.726.035.846,720</text:p>
          </table:table-cell>
          <table:table-cell table:style-name="ce3" office:value-type="float" office:value="-50392426.75" calcext:value-type="float">
            <text:p>-50.392.426,75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499" calcext:value-type="float">
            <text:p>1,499</text:p>
          </table:table-cell>
          <table:table-cell table:style-name="ce3" office:value-type="float" office:value="2.439" calcext:value-type="float">
            <text:p>2,439</text:p>
          </table:table-cell>
          <table:table-cell table:style-name="ce3" office:value-type="float" office:value="2.697" calcext:value-type="float">
            <text:p>2,697</text:p>
          </table:table-cell>
          <table:table-cell table:style-name="ce3" office:value-type="float" office:value="1.757" calcext:value-type="float">
            <text:p>1,75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75733333333333" calcext:value-type="float">
            <text:p>-1,757</text:p>
          </table:table-cell>
          <table:table-cell table:style-name="ce3" office:value-type="float" office:value="6.96664806547597" calcext:value-type="float">
            <text:p>6,96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8:45:00" calcext:value-type="date">
            <text:p>03.08.2021 18:45</text:p>
          </table:table-cell>
          <table:table-cell table:style-name="ce3" office:value-type="float" office:value="253723848404.76" calcext:value-type="float">
            <text:p>253.723.848.404,760</text:p>
          </table:table-cell>
          <table:table-cell table:style-name="ce3" office:value-type="float" office:value="-2187441.96" calcext:value-type="float">
            <text:p>-2.187.441,960</text:p>
          </table:table-cell>
          <table:table-cell table:style-name="ce3" office:value-type="float" office:value="0.972" calcext:value-type="float">
            <text:p>0,972</text:p>
          </table:table-cell>
          <table:table-cell table:style-name="ce3" office:value-type="float" office:value="1.012" calcext:value-type="float">
            <text:p>1,012</text:p>
          </table:table-cell>
          <table:table-cell table:style-name="ce3" office:value-type="float" office:value="1.922" calcext:value-type="float">
            <text:p>1,922</text:p>
          </table:table-cell>
          <table:table-cell table:style-name="ce3" office:value-type="float" office:value="3.638" calcext:value-type="float">
            <text:p>3,638</text:p>
          </table:table-cell>
          <table:table-cell table:style-name="ce3" office:value-type="float" office:value="1.756" calcext:value-type="float">
            <text:p>1,75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75576666666667" calcext:value-type="float">
            <text:p>-1,756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9:00:00" calcext:value-type="date">
            <text:p>03.08.2021 19:00</text:p>
          </table:table-cell>
          <table:table-cell table:style-name="ce3" office:value-type="float" office:value="253937518261.02" calcext:value-type="float">
            <text:p>253.937.518.261,020</text:p>
          </table:table-cell>
          <table:table-cell table:style-name="ce3" office:value-type="float" office:value="213669856.26" calcext:value-type="float">
            <text:p>213.669.856,260</text:p>
          </table:table-cell>
          <table:table-cell table:style-name="ce3" office:value-type="float" office:value="3.885" calcext:value-type="float">
            <text:p>3,885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407" calcext:value-type="float">
            <text:p>1,407</text:p>
          </table:table-cell>
          <table:table-cell table:style-name="ce3" office:value-type="float" office:value="5.292" calcext:value-type="float">
            <text:p>5,292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9:15:00" calcext:value-type="date">
            <text:p>03.08.2021 19:15</text:p>
          </table:table-cell>
          <table:table-cell table:style-name="ce3" office:value-type="float" office:value="254069680079.44" calcext:value-type="float">
            <text:p>254.069.680.079,440</text:p>
          </table:table-cell>
          <table:table-cell table:style-name="ce3" office:value-type="float" office:value="132161818.42" calcext:value-type="float">
            <text:p>132.161.818,420</text:p>
          </table:table-cell>
          <table:table-cell table:style-name="ce3" office:value-type="float" office:value="2.403" calcext:value-type="float">
            <text:p>2,40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926" calcext:value-type="float">
            <text:p>0,926</text:p>
          </table:table-cell>
          <table:table-cell table:style-name="ce3" office:value-type="float" office:value="3.329" calcext:value-type="float">
            <text:p>3,329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9:30:00" calcext:value-type="date">
            <text:p>03.08.2021 19:30</text:p>
          </table:table-cell>
          <table:table-cell table:style-name="ce3" office:value-type="float" office:value="254211961654.25" calcext:value-type="float">
            <text:p>254.211.961.654,250</text:p>
          </table:table-cell>
          <table:table-cell table:style-name="ce3" office:value-type="float" office:value="142281574.81" calcext:value-type="float">
            <text:p>142.281.574,810</text:p>
          </table:table-cell>
          <table:table-cell table:style-name="ce3" office:value-type="float" office:value="2.587" calcext:value-type="float">
            <text:p>2,58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483" calcext:value-type="float">
            <text:p>0,483</text:p>
          </table:table-cell>
          <table:table-cell table:style-name="ce3" office:value-type="float" office:value="3.07" calcext:value-type="float">
            <text:p>3,07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9:45:00" calcext:value-type="date">
            <text:p>03.08.2021 19:45</text:p>
          </table:table-cell>
          <table:table-cell table:style-name="ce3" office:value-type="float" office:value="254384052511.45" calcext:value-type="float">
            <text:p>254.384.052.511,450</text:p>
          </table:table-cell>
          <table:table-cell table:style-name="ce3" office:value-type="float" office:value="172090857.2" calcext:value-type="float">
            <text:p>172.090.857,200</text:p>
          </table:table-cell>
          <table:table-cell table:style-name="ce3" office:value-type="float" office:value="3.129" calcext:value-type="float">
            <text:p>3,129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061" calcext:value-type="float">
            <text:p>0,061</text:p>
          </table:table-cell>
          <table:table-cell table:style-name="ce3" office:value-type="float" office:value="3.19" calcext:value-type="float">
            <text:p>3,19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0:00:00" calcext:value-type="date">
            <text:p>03.08.2021 20:00</text:p>
          </table:table-cell>
          <table:table-cell table:style-name="ce3" office:value-type="float" office:value="254499054742.96" calcext:value-type="float">
            <text:p>254.499.054.742,960</text:p>
          </table:table-cell>
          <table:table-cell table:style-name="ce3" office:value-type="float" office:value="115002231.51" calcext:value-type="float">
            <text:p>115.002.231,510</text:p>
          </table:table-cell>
          <table:table-cell table:style-name="ce3" office:value-type="float" office:value="2.091" calcext:value-type="float">
            <text:p>2,09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005" calcext:value-type="float">
            <text:p>0,005</text:p>
          </table:table-cell>
          <table:table-cell table:style-name="ce3" office:value-type="float" office:value="2.096" calcext:value-type="float">
            <text:p>2,096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0:15:00" calcext:value-type="date">
            <text:p>03.08.2021 20:15</text:p>
          </table:table-cell>
          <table:table-cell table:style-name="ce3" office:value-type="float" office:value="254644196248.92" calcext:value-type="float">
            <text:p>254.644.196.248,920</text:p>
          </table:table-cell>
          <table:table-cell table:style-name="ce3" office:value-type="float" office:value="145141505.96" calcext:value-type="float">
            <text:p>145.141.505,960</text:p>
          </table:table-cell>
          <table:table-cell table:style-name="ce3" office:value-type="float" office:value="2.639" calcext:value-type="float">
            <text:p>2,63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39" calcext:value-type="float">
            <text:p>2,639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0:30:00" calcext:value-type="date">
            <text:p>03.08.2021 20:30</text:p>
          </table:table-cell>
          <table:table-cell table:style-name="ce3" office:value-type="float" office:value="254856711132.98" calcext:value-type="float">
            <text:p>254.856.711.132,980</text:p>
          </table:table-cell>
          <table:table-cell table:style-name="ce3" office:value-type="float" office:value="212514884.06" calcext:value-type="float">
            <text:p>212.514.884,060</text:p>
          </table:table-cell>
          <table:table-cell table:style-name="ce3" office:value-type="float" office:value="3.864" calcext:value-type="float">
            <text:p>3,86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3.864" calcext:value-type="float">
            <text:p>3,864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0:45:00" calcext:value-type="date">
            <text:p>03.08.2021 20:45</text:p>
          </table:table-cell>
          <table:table-cell table:style-name="ce3" office:value-type="float" office:value="255019342217.91" calcext:value-type="float">
            <text:p>255.019.342.217,910</text:p>
          </table:table-cell>
          <table:table-cell table:style-name="ce3" office:value-type="float" office:value="162631084.93" calcext:value-type="float">
            <text:p>162.631.084,930</text:p>
          </table:table-cell>
          <table:table-cell table:style-name="ce3" office:value-type="float" office:value="2.957" calcext:value-type="float">
            <text:p>2,95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957" calcext:value-type="float">
            <text:p>2,957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1:00:00" calcext:value-type="date">
            <text:p>03.08.2021 21:00</text:p>
          </table:table-cell>
          <table:table-cell table:style-name="ce3" office:value-type="float" office:value="255182908280.33" calcext:value-type="float">
            <text:p>255.182.908.280,330</text:p>
          </table:table-cell>
          <table:table-cell table:style-name="ce3" office:value-type="float" office:value="163566062.42" calcext:value-type="float">
            <text:p>163.566.062,420</text:p>
          </table:table-cell>
          <table:table-cell table:style-name="ce3" office:value-type="float" office:value="2.974" calcext:value-type="float">
            <text:p>2,97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974" calcext:value-type="float">
            <text:p>2,974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1:15:00" calcext:value-type="date">
            <text:p>03.08.2021 21:15</text:p>
          </table:table-cell>
          <table:table-cell table:style-name="ce3" office:value-type="float" office:value="255394103196.17" calcext:value-type="float">
            <text:p>255.394.103.196,170</text:p>
          </table:table-cell>
          <table:table-cell table:style-name="ce3" office:value-type="float" office:value="211194915.84" calcext:value-type="float">
            <text:p>211.194.915,840</text:p>
          </table:table-cell>
          <table:table-cell table:style-name="ce3" office:value-type="float" office:value="3.84" calcext:value-type="float">
            <text:p>3,84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3.84" calcext:value-type="float">
            <text:p>3,84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1:30:00" calcext:value-type="date">
            <text:p>03.08.2021 21:30</text:p>
          </table:table-cell>
          <table:table-cell table:style-name="ce3" office:value-type="float" office:value="255599853243.08" calcext:value-type="float">
            <text:p>255.599.853.243,080</text:p>
          </table:table-cell>
          <table:table-cell table:style-name="ce3" office:value-type="float" office:value="205750046.91" calcext:value-type="float">
            <text:p>205.750.046,910</text:p>
          </table:table-cell>
          <table:table-cell table:style-name="ce3" office:value-type="float" office:value="3.741" calcext:value-type="float">
            <text:p>3,74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3.741" calcext:value-type="float">
            <text:p>3,741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1:45:00" calcext:value-type="date">
            <text:p>03.08.2021 21:45</text:p>
          </table:table-cell>
          <table:table-cell table:style-name="ce3" office:value-type="float" office:value="255831232673.01" calcext:value-type="float">
            <text:p>255.831.232.673,010</text:p>
          </table:table-cell>
          <table:table-cell table:style-name="ce3" office:value-type="float" office:value="231379429.93" calcext:value-type="float">
            <text:p>231.379.429,930</text:p>
          </table:table-cell>
          <table:table-cell table:style-name="ce3" office:value-type="float" office:value="4.207" calcext:value-type="float">
            <text:p>4,20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4.207" calcext:value-type="float">
            <text:p>4,207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2:00:00" calcext:value-type="date">
            <text:p>03.08.2021 22:00</text:p>
          </table:table-cell>
          <table:table-cell table:style-name="ce3" office:value-type="float" office:value="256179315090.75" calcext:value-type="float">
            <text:p>256.179.315.090,750</text:p>
          </table:table-cell>
          <table:table-cell table:style-name="ce3" office:value-type="float" office:value="348082417.74" calcext:value-type="float">
            <text:p>348.082.417,740</text:p>
          </table:table-cell>
          <table:table-cell table:style-name="ce3" office:value-type="float" office:value="9.948" calcext:value-type="float">
            <text:p>9,94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952" calcext:value-type="float">
            <text:p>2,95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6.996" calcext:value-type="float">
            <text:p>6,996</text:p>
          </table:table-cell>
          <table:table-cell table:style-name="ce3" office:value-type="float" office:value="0.731384852046037" calcext:value-type="float">
            <text:p>0,731</text:p>
          </table:table-cell>
          <table:table-cell table:style-name="ce3" office:value-type="float" office:value="3.8569175568062" calcext:value-type="float">
            <text:p>3,857</text:p>
          </table:table-cell>
          <table:table-cell table:style-name="ce3" office:value-type="float" office:value="6.26411514795397" calcext:value-type="float">
            <text:p>6,264</text:p>
          </table:table-cell>
          <table:table-cell table:style-name="ce3" office:value-type="float" office:value="36.3435424376902" calcext:value-type="float">
            <text:p>36,344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2:15:00" calcext:value-type="date">
            <text:p>03.08.2021 22:15</text:p>
          </table:table-cell>
          <table:table-cell table:style-name="ce3" office:value-type="float" office:value="256587239574.15" calcext:value-type="float">
            <text:p>256.587.239.574,150</text:p>
          </table:table-cell>
          <table:table-cell table:style-name="ce3" office:value-type="float" office:value="407924483.4" calcext:value-type="float">
            <text:p>407.924.483,400</text:p>
          </table:table-cell>
          <table:table-cell table:style-name="ce3" office:value-type="float" office:value="11.658" calcext:value-type="float">
            <text:p>11,65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856" calcext:value-type="float">
            <text:p>2,85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8.802" calcext:value-type="float">
            <text:p>8,802</text:p>
          </table:table-cell>
          <table:table-cell table:style-name="ce3" office:value-type="float" office:value="0.898299883891255" calcext:value-type="float">
            <text:p>0,898</text:p>
          </table:table-cell>
          <table:table-cell table:style-name="ce3" office:value-type="float" office:value="6.58389934719037" calcext:value-type="float">
            <text:p>6,584</text:p>
          </table:table-cell>
          <table:table-cell table:style-name="ce3" office:value-type="float" office:value="7.90336678277541" calcext:value-type="float">
            <text:p>7,903</text:p>
          </table:table-cell>
          <table:table-cell table:style-name="ce3" office:value-type="float" office:value="38.02300787903" calcext:value-type="float">
            <text:p>38,023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2:30:00" calcext:value-type="date">
            <text:p>03.08.2021 22:30</text:p>
          </table:table-cell>
          <table:table-cell table:style-name="ce3" office:value-type="float" office:value="256985529607.45" calcext:value-type="float">
            <text:p>256.985.529.607,450</text:p>
          </table:table-cell>
          <table:table-cell table:style-name="ce3" office:value-type="float" office:value="398290033.3" calcext:value-type="float">
            <text:p>398.290.033,300</text:p>
          </table:table-cell>
          <table:table-cell table:style-name="ce3" office:value-type="float" office:value="11.382" calcext:value-type="float">
            <text:p>11,38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295" calcext:value-type="float">
            <text:p>2,29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9.087" calcext:value-type="float">
            <text:p>9,087</text:p>
          </table:table-cell>
          <table:table-cell table:style-name="ce3" office:value-type="float" office:value="0.902314892738475" calcext:value-type="float">
            <text:p>0,902</text:p>
          </table:table-cell>
          <table:table-cell table:style-name="ce3" office:value-type="float" office:value="9.32306955728931" calcext:value-type="float">
            <text:p>9,323</text:p>
          </table:table-cell>
          <table:table-cell table:style-name="ce3" office:value-type="float" office:value="8.18501844059486" calcext:value-type="float">
            <text:p>8,185</text:p>
          </table:table-cell>
          <table:table-cell table:style-name="ce3" office:value-type="float" office:value="39.7623242976564" calcext:value-type="float">
            <text:p>39,76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2:45:00" calcext:value-type="date">
            <text:p>03.08.2021 22:45</text:p>
          </table:table-cell>
          <table:table-cell table:style-name="ce3" office:value-type="float" office:value="257391961100.99" calcext:value-type="float">
            <text:p>257.391.961.100,990</text:p>
          </table:table-cell>
          <table:table-cell table:style-name="ce3" office:value-type="float" office:value="406431493.54" calcext:value-type="float">
            <text:p>406.431.493,540</text:p>
          </table:table-cell>
          <table:table-cell table:style-name="ce3" office:value-type="float" office:value="11.615" calcext:value-type="float">
            <text:p>11,61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37" calcext:value-type="float">
            <text:p>2,37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9.245" calcext:value-type="float">
            <text:p>9,245</text:p>
          </table:table-cell>
          <table:table-cell table:style-name="ce3" office:value-type="float" office:value="0.892316903409532" calcext:value-type="float">
            <text:p>0,892</text:p>
          </table:table-cell>
          <table:table-cell table:style-name="ce3" office:value-type="float" office:value="12.031888728354" calcext:value-type="float">
            <text:p>12,032</text:p>
          </table:table-cell>
          <table:table-cell table:style-name="ce3" office:value-type="float" office:value="8.35268309659046" calcext:value-type="float">
            <text:p>8,353</text:p>
          </table:table-cell>
          <table:table-cell table:style-name="ce3" office:value-type="float" office:value="41.5372694556819" calcext:value-type="float">
            <text:p>41,53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3:00:00" calcext:value-type="date">
            <text:p>03.08.2021 23:00</text:p>
          </table:table-cell>
          <table:table-cell table:style-name="ce3" office:value-type="float" office:value="257791487516.51" calcext:value-type="float">
            <text:p>257.791.487.516,510</text:p>
          </table:table-cell>
          <table:table-cell table:style-name="ce3" office:value-type="float" office:value="399526415.52" calcext:value-type="float">
            <text:p>399.526.415,520</text:p>
          </table:table-cell>
          <table:table-cell table:style-name="ce3" office:value-type="float" office:value="11.418" calcext:value-type="float">
            <text:p>11,41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163" calcext:value-type="float">
            <text:p>2,16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9.255" calcext:value-type="float">
            <text:p>9,255</text:p>
          </table:table-cell>
          <table:table-cell table:style-name="ce3" office:value-type="float" office:value="0.867903226359175" calcext:value-type="float">
            <text:p>0,868</text:p>
          </table:table-cell>
          <table:table-cell table:style-name="ce3" office:value-type="float" office:value="14.66659495123" calcext:value-type="float">
            <text:p>14,667</text:p>
          </table:table-cell>
          <table:table-cell table:style-name="ce3" office:value-type="float" office:value="8.38676344030749" calcext:value-type="float">
            <text:p>8,387</text:p>
          </table:table-cell>
          <table:table-cell table:style-name="ce3" office:value-type="float" office:value="43.3194566867472" calcext:value-type="float">
            <text:p>43,31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3:15:00" calcext:value-type="date">
            <text:p>03.08.2021 23:15</text:p>
          </table:table-cell>
          <table:table-cell table:style-name="ce3" office:value-type="float" office:value="258198583857.1" calcext:value-type="float">
            <text:p>258.198.583.857,100</text:p>
          </table:table-cell>
          <table:table-cell table:style-name="ce3" office:value-type="float" office:value="407096340.59" calcext:value-type="float">
            <text:p>407.096.340,590</text:p>
          </table:table-cell>
          <table:table-cell table:style-name="ce3" office:value-type="float" office:value="11.634" calcext:value-type="float">
            <text:p>11,63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22" calcext:value-type="float">
            <text:p>2,22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9.414" calcext:value-type="float">
            <text:p>9,414</text:p>
          </table:table-cell>
          <table:table-cell table:style-name="ce3" office:value-type="float" office:value="0.85742589381972" calcext:value-type="float">
            <text:p>0,857</text:p>
          </table:table-cell>
          <table:table-cell table:style-name="ce3" office:value-type="float" office:value="17.2694949860399" calcext:value-type="float">
            <text:p>17,269</text:p>
          </table:table-cell>
          <table:table-cell table:style-name="ce3" office:value-type="float" office:value="8.55657410618028" calcext:value-type="float">
            <text:p>8,557</text:p>
          </table:table-cell>
          <table:table-cell table:style-name="ce3" office:value-type="float" office:value="45.1377286843105" calcext:value-type="float">
            <text:p>45,138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3:30:00" calcext:value-type="date">
            <text:p>03.08.2021 23:30</text:p>
          </table:table-cell>
          <table:table-cell table:style-name="ce3" office:value-type="float" office:value="258584702523.96" calcext:value-type="float">
            <text:p>258.584.702.523,960</text:p>
          </table:table-cell>
          <table:table-cell table:style-name="ce3" office:value-type="float" office:value="386118666.86" calcext:value-type="float">
            <text:p>386.118.666,860</text:p>
          </table:table-cell>
          <table:table-cell table:style-name="ce3" office:value-type="float" office:value="11.034" calcext:value-type="float">
            <text:p>11,03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237" calcext:value-type="float">
            <text:p>1,23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9.798" calcext:value-type="float">
            <text:p>9,798</text:p>
          </table:table-cell>
          <table:table-cell table:style-name="ce3" office:value-type="float" office:value="0.865781036785011" calcext:value-type="float">
            <text:p>0,866</text:p>
          </table:table-cell>
          <table:table-cell table:style-name="ce3" office:value-type="float" office:value="19.8977588477087" calcext:value-type="float">
            <text:p>19,898</text:p>
          </table:table-cell>
          <table:table-cell table:style-name="ce3" office:value-type="float" office:value="8.93171896321499" calcext:value-type="float">
            <text:p>8,932</text:p>
          </table:table-cell>
          <table:table-cell table:style-name="ce3" office:value-type="float" office:value="47.0357189639937" calcext:value-type="float">
            <text:p>47,03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3:45:00" calcext:value-type="date">
            <text:p>03.08.2021 23:45</text:p>
          </table:table-cell>
          <table:table-cell table:style-name="ce3" office:value-type="float" office:value="258971684325.57" calcext:value-type="float">
            <text:p>258.971.684.325,570</text:p>
          </table:table-cell>
          <table:table-cell table:style-name="ce3" office:value-type="float" office:value="386981801.61" calcext:value-type="float">
            <text:p>386.981.801,610</text:p>
          </table:table-cell>
          <table:table-cell table:style-name="ce3" office:value-type="float" office:value="11.059" calcext:value-type="float">
            <text:p>11,05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357" calcext:value-type="float">
            <text:p>1,35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9.702" calcext:value-type="float">
            <text:p>9,702</text:p>
          </table:table-cell>
          <table:table-cell table:style-name="ce3" office:value-type="float" office:value="0.831271863685817" calcext:value-type="float">
            <text:p>0,831</text:p>
          </table:table-cell>
          <table:table-cell table:style-name="ce3" office:value-type="float" office:value="22.421262719612" calcext:value-type="float">
            <text:p>22,421</text:p>
          </table:table-cell>
          <table:table-cell table:style-name="ce3" office:value-type="float" office:value="8.87089480298085" calcext:value-type="float">
            <text:p>8,871</text:p>
          </table:table-cell>
          <table:table-cell table:style-name="ce3" office:value-type="float" office:value="48.9207841096271" calcext:value-type="float">
            <text:p>48,921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" calcext:value-type="date">
            <text:p>04.08.2021 00:00</text:p>
          </table:table-cell>
          <table:table-cell table:style-name="ce3" office:value-type="float" office:value="259372528771.18" calcext:value-type="float">
            <text:p>259.372.528.771,180</text:p>
          </table:table-cell>
          <table:table-cell table:style-name="ce3" office:value-type="float" office:value="400844445.61" calcext:value-type="float">
            <text:p>400.844.445,610</text:p>
          </table:table-cell>
          <table:table-cell table:style-name="ce3" office:value-type="float" office:value="11.455" calcext:value-type="float">
            <text:p>11,45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356" calcext:value-type="float">
            <text:p>1,35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099" calcext:value-type="float">
            <text:p>10,099</text:p>
          </table:table-cell>
          <table:table-cell table:style-name="ce3" office:value-type="float" office:value="0.83844351432399" calcext:value-type="float">
            <text:p>0,838</text:p>
          </table:table-cell>
          <table:table-cell table:style-name="ce3" office:value-type="float" office:value="24.9665376738099" calcext:value-type="float">
            <text:p>24,967</text:p>
          </table:table-cell>
          <table:table-cell table:style-name="ce3" office:value-type="float" office:value="9.26088981900934" calcext:value-type="float">
            <text:p>9,261</text:p>
          </table:table-cell>
          <table:table-cell table:style-name="ce3" office:value-type="float" office:value="50.8887231961667" calcext:value-type="float">
            <text:p>50,88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0:15:00" calcext:value-type="date">
            <text:p>04.08.2021 00:15</text:p>
          </table:table-cell>
          <table:table-cell table:style-name="ce3" office:value-type="float" office:value="259763639622.84" calcext:value-type="float">
            <text:p>259.763.639.622,840</text:p>
          </table:table-cell>
          <table:table-cell table:style-name="ce3" office:value-type="float" office:value="391110851.66" calcext:value-type="float">
            <text:p>391.110.851,660</text:p>
          </table:table-cell>
          <table:table-cell table:style-name="ce3" office:value-type="float" office:value="11.177" calcext:value-type="float">
            <text:p>11,17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402" calcext:value-type="float">
            <text:p>0,40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775" calcext:value-type="float">
            <text:p>10,775</text:p>
          </table:table-cell>
          <table:table-cell table:style-name="ce3" office:value-type="float" office:value="0.899028761472251" calcext:value-type="float">
            <text:p>0,899</text:p>
          </table:table-cell>
          <table:table-cell table:style-name="ce3" office:value-type="float" office:value="27.6957321282792" calcext:value-type="float">
            <text:p>27,696</text:p>
          </table:table-cell>
          <table:table-cell table:style-name="ce3" office:value-type="float" office:value="9.87613790519442" calcext:value-type="float">
            <text:p>9,876</text:p>
          </table:table-cell>
          <table:table-cell table:style-name="ce3" office:value-type="float" office:value="52.9874025010205" calcext:value-type="float">
            <text:p>52,98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0:30:00" calcext:value-type="date">
            <text:p>04.08.2021 00:30</text:p>
          </table:table-cell>
          <table:table-cell table:style-name="ce3" office:value-type="float" office:value="260157019119.22" calcext:value-type="float">
            <text:p>260.157.019.119,220</text:p>
          </table:table-cell>
          <table:table-cell table:style-name="ce3" office:value-type="float" office:value="393379496.38" calcext:value-type="float">
            <text:p>393.379.496,380</text:p>
          </table:table-cell>
          <table:table-cell table:style-name="ce3" office:value-type="float" office:value="11.242" calcext:value-type="float">
            <text:p>11,24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412" calcext:value-type="float">
            <text:p>0,41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83" calcext:value-type="float">
            <text:p>10,830</text:p>
          </table:table-cell>
          <table:table-cell table:style-name="ce3" office:value-type="float" office:value="0.907191599984208" calcext:value-type="float">
            <text:p>0,907</text:p>
          </table:table-cell>
          <table:table-cell table:style-name="ce3" office:value-type="float" office:value="30.4497066282313" calcext:value-type="float">
            <text:p>30,450</text:p>
          </table:table-cell>
          <table:table-cell table:style-name="ce3" office:value-type="float" office:value="9.92280840001579" calcext:value-type="float">
            <text:p>9,923</text:p>
          </table:table-cell>
          <table:table-cell table:style-name="ce3" office:value-type="float" office:value="55.0959992860239" calcext:value-type="float">
            <text:p>55,09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0:45:00" calcext:value-type="date">
            <text:p>04.08.2021 00:45</text:p>
          </table:table-cell>
          <table:table-cell table:style-name="ce3" office:value-type="float" office:value="260561934294.96" calcext:value-type="float">
            <text:p>260.561.934.294,960</text:p>
          </table:table-cell>
          <table:table-cell table:style-name="ce3" office:value-type="float" office:value="404915175.74" calcext:value-type="float">
            <text:p>404.915.175,740</text:p>
          </table:table-cell>
          <table:table-cell table:style-name="ce3" office:value-type="float" office:value="11.572" calcext:value-type="float">
            <text:p>11,57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987" calcext:value-type="float">
            <text:p>0,98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585" calcext:value-type="float">
            <text:p>10,585</text:p>
          </table:table-cell>
          <table:table-cell table:style-name="ce3" office:value-type="float" office:value="0.890631048307453" calcext:value-type="float">
            <text:p>0,891</text:p>
          </table:table-cell>
          <table:table-cell table:style-name="ce3" office:value-type="float" office:value="33.1534080248789" calcext:value-type="float">
            <text:p>33,153</text:p>
          </table:table-cell>
          <table:table-cell table:style-name="ce3" office:value-type="float" office:value="9.69403561835921" calcext:value-type="float">
            <text:p>9,694</text:p>
          </table:table-cell>
          <table:table-cell table:style-name="ce3" office:value-type="float" office:value="57.1559818549252" calcext:value-type="float">
            <text:p>57,15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1:00:00" calcext:value-type="date">
            <text:p>04.08.2021 01:00</text:p>
          </table:table-cell>
          <table:table-cell table:style-name="ce3" office:value-type="float" office:value="260961554022.33" calcext:value-type="float">
            <text:p>260.961.554.022,330</text:p>
          </table:table-cell>
          <table:table-cell table:style-name="ce3" office:value-type="float" office:value="399619727.37" calcext:value-type="float">
            <text:p>399.619.727,370</text:p>
          </table:table-cell>
          <table:table-cell table:style-name="ce3" office:value-type="float" office:value="11.42" calcext:value-type="float">
            <text:p>11,42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001" calcext:value-type="float">
            <text:p>1,00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419" calcext:value-type="float">
            <text:p>10,419</text:p>
          </table:table-cell>
          <table:table-cell table:style-name="ce3" office:value-type="float" office:value="0.881549255424984" calcext:value-type="float">
            <text:p>0,882</text:p>
          </table:table-cell>
          <table:table-cell table:style-name="ce3" office:value-type="float" office:value="35.8295396931333" calcext:value-type="float">
            <text:p>35,830</text:p>
          </table:table-cell>
          <table:table-cell table:style-name="ce3" office:value-type="float" office:value="9.53778407790835" calcext:value-type="float">
            <text:p>9,538</text:p>
          </table:table-cell>
          <table:table-cell table:style-name="ce3" office:value-type="float" office:value="59.1827609714808" calcext:value-type="float">
            <text:p>59,183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1:15:00" calcext:value-type="date">
            <text:p>04.08.2021 01:15</text:p>
          </table:table-cell>
          <table:table-cell table:style-name="ce3" office:value-type="float" office:value="261361797772.81" calcext:value-type="float">
            <text:p>261.361.797.772,810</text:p>
          </table:table-cell>
          <table:table-cell table:style-name="ce3" office:value-type="float" office:value="400243750.48" calcext:value-type="float">
            <text:p>400.243.750,480</text:p>
          </table:table-cell>
          <table:table-cell table:style-name="ce3" office:value-type="float" office:value="11.438" calcext:value-type="float">
            <text:p>11,43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995" calcext:value-type="float">
            <text:p>0,99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443" calcext:value-type="float">
            <text:p>10,443</text:p>
          </table:table-cell>
          <table:table-cell table:style-name="ce3" office:value-type="float" office:value="0.888951835825017" calcext:value-type="float">
            <text:p>0,889</text:p>
          </table:table-cell>
          <table:table-cell table:style-name="ce3" office:value-type="float" office:value="38.5281434804593" calcext:value-type="float">
            <text:p>38,528</text:p>
          </table:table-cell>
          <table:table-cell table:style-name="ce3" office:value-type="float" office:value="9.55421483084165" calcext:value-type="float">
            <text:p>9,554</text:p>
          </table:table-cell>
          <table:table-cell table:style-name="ce3" office:value-type="float" office:value="61.2130316230346" calcext:value-type="float">
            <text:p>61,213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1:30:00" calcext:value-type="date">
            <text:p>04.08.2021 01:30</text:p>
          </table:table-cell>
          <table:table-cell table:style-name="ce3" office:value-type="float" office:value="261769652272.31" calcext:value-type="float">
            <text:p>261.769.652.272,310</text:p>
          </table:table-cell>
          <table:table-cell table:style-name="ce3" office:value-type="float" office:value="407854499.5" calcext:value-type="float">
            <text:p>407.854.499,500</text:p>
          </table:table-cell>
          <table:table-cell table:style-name="ce3" office:value-type="float" office:value="11.656" calcext:value-type="float">
            <text:p>11,65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073" calcext:value-type="float">
            <text:p>1,07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583" calcext:value-type="float">
            <text:p>10,583</text:p>
          </table:table-cell>
          <table:table-cell table:style-name="ce3" office:value-type="float" office:value="0.906331299486281" calcext:value-type="float">
            <text:p>0,906</text:p>
          </table:table-cell>
          <table:table-cell table:style-name="ce3" office:value-type="float" office:value="41.2795063538998" calcext:value-type="float">
            <text:p>41,280</text:p>
          </table:table-cell>
          <table:table-cell table:style-name="ce3" office:value-type="float" office:value="9.67633536718038" calcext:value-type="float">
            <text:p>9,676</text:p>
          </table:table-cell>
          <table:table-cell table:style-name="ce3" office:value-type="float" office:value="63.2692528885604" calcext:value-type="float">
            <text:p>63,26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1:45:00" calcext:value-type="date">
            <text:p>04.08.2021 01:45</text:p>
          </table:table-cell>
          <table:table-cell table:style-name="ce3" office:value-type="float" office:value="262180679375.23" calcext:value-type="float">
            <text:p>262.180.679.375,230</text:p>
          </table:table-cell>
          <table:table-cell table:style-name="ce3" office:value-type="float" office:value="411027102.92" calcext:value-type="float">
            <text:p>411.027.102,920</text:p>
          </table:table-cell>
          <table:table-cell table:style-name="ce3" office:value-type="float" office:value="11.746" calcext:value-type="float">
            <text:p>11,74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048" calcext:value-type="float">
            <text:p>1,04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698" calcext:value-type="float">
            <text:p>10,698</text:p>
          </table:table-cell>
          <table:table-cell table:style-name="ce3" office:value-type="float" office:value="0.92166321348987" calcext:value-type="float">
            <text:p>0,922</text:p>
          </table:table-cell>
          <table:table-cell table:style-name="ce3" office:value-type="float" office:value="44.0774125377083" calcext:value-type="float">
            <text:p>44,077</text:p>
          </table:table-cell>
          <table:table-cell table:style-name="ce3" office:value-type="float" office:value="9.77667011984347" calcext:value-type="float">
            <text:p>9,777</text:p>
          </table:table-cell>
          <table:table-cell table:style-name="ce3" office:value-type="float" office:value="65.3467952890271" calcext:value-type="float">
            <text:p>65,34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2:00:00" calcext:value-type="date">
            <text:p>04.08.2021 02:00</text:p>
          </table:table-cell>
          <table:table-cell table:style-name="ce3" office:value-type="float" office:value="262587303324.5" calcext:value-type="float">
            <text:p>262.587.303.324,500</text:p>
          </table:table-cell>
          <table:table-cell table:style-name="ce3" office:value-type="float" office:value="406623949.27" calcext:value-type="float">
            <text:p>406.623.949,270</text:p>
          </table:table-cell>
          <table:table-cell table:style-name="ce3" office:value-type="float" office:value="11.62" calcext:value-type="float">
            <text:p>11,62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915" calcext:value-type="float">
            <text:p>0,91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706" calcext:value-type="float">
            <text:p>10,706</text:p>
          </table:table-cell>
          <table:table-cell table:style-name="ce3" office:value-type="float" office:value="0.927829110789599" calcext:value-type="float">
            <text:p>0,928</text:p>
          </table:table-cell>
          <table:table-cell table:style-name="ce3" office:value-type="float" office:value="46.8940366240339" calcext:value-type="float">
            <text:p>46,894</text:p>
          </table:table-cell>
          <table:table-cell table:style-name="ce3" office:value-type="float" office:value="9.7776708892104" calcext:value-type="float">
            <text:p>9,778</text:p>
          </table:table-cell>
          <table:table-cell table:style-name="ce3" office:value-type="float" office:value="67.4245503529844" calcext:value-type="float">
            <text:p>67,425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2:15:00" calcext:value-type="date">
            <text:p>04.08.2021 02:15</text:p>
          </table:table-cell>
          <table:table-cell table:style-name="ce3" office:value-type="float" office:value="263012595478.83" calcext:value-type="float">
            <text:p>263.012.595.478,830</text:p>
          </table:table-cell>
          <table:table-cell table:style-name="ce3" office:value-type="float" office:value="425292154.33" calcext:value-type="float">
            <text:p>425.292.154,330</text:p>
          </table:table-cell>
          <table:table-cell table:style-name="ce3" office:value-type="float" office:value="12.154" calcext:value-type="float">
            <text:p>12,15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493" calcext:value-type="float">
            <text:p>1,49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661" calcext:value-type="float">
            <text:p>10,661</text:p>
          </table:table-cell>
          <table:table-cell table:style-name="ce3" office:value-type="float" office:value="0.929998601235543" calcext:value-type="float">
            <text:p>0,930</text:p>
          </table:table-cell>
          <table:table-cell table:style-name="ce3" office:value-type="float" office:value="49.7172466634989" calcext:value-type="float">
            <text:p>49,717</text:p>
          </table:table-cell>
          <table:table-cell table:style-name="ce3" office:value-type="float" office:value="9.73100139876446" calcext:value-type="float">
            <text:p>9,731</text:p>
          </table:table-cell>
          <table:table-cell table:style-name="ce3" office:value-type="float" office:value="69.4923881502218" calcext:value-type="float">
            <text:p>69,49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2:30:00" calcext:value-type="date">
            <text:p>04.08.2021 02:30</text:p>
          </table:table-cell>
          <table:table-cell table:style-name="ce3" office:value-type="float" office:value="263415766889.09" calcext:value-type="float">
            <text:p>263.415.766.889,090</text:p>
          </table:table-cell>
          <table:table-cell table:style-name="ce3" office:value-type="float" office:value="403171410.26" calcext:value-type="float">
            <text:p>403.171.410,260</text:p>
          </table:table-cell>
          <table:table-cell table:style-name="ce3" office:value-type="float" office:value="11.522" calcext:value-type="float">
            <text:p>11,52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897" calcext:value-type="float">
            <text:p>0,89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625" calcext:value-type="float">
            <text:p>10,625</text:p>
          </table:table-cell>
          <table:table-cell table:style-name="ce3" office:value-type="float" office:value="0.933532560777503" calcext:value-type="float">
            <text:p>0,934</text:p>
          </table:table-cell>
          <table:table-cell table:style-name="ce3" office:value-type="float" office:value="52.5511847944306" calcext:value-type="float">
            <text:p>52,551</text:p>
          </table:table-cell>
          <table:table-cell table:style-name="ce3" office:value-type="float" office:value="9.69130077255583" calcext:value-type="float">
            <text:p>9,691</text:p>
          </table:table-cell>
          <table:table-cell table:style-name="ce3" office:value-type="float" office:value="71.5517895643899" calcext:value-type="float">
            <text:p>71,55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2:45:00" calcext:value-type="date">
            <text:p>04.08.2021 02:45</text:p>
          </table:table-cell>
          <table:table-cell table:style-name="ce3" office:value-type="float" office:value="263817235357.8" calcext:value-type="float">
            <text:p>263.817.235.357,800</text:p>
          </table:table-cell>
          <table:table-cell table:style-name="ce3" office:value-type="float" office:value="401468468.71" calcext:value-type="float">
            <text:p>401.468.468,710</text:p>
          </table:table-cell>
          <table:table-cell table:style-name="ce3" office:value-type="float" office:value="11.473" calcext:value-type="float">
            <text:p>11,47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937" calcext:value-type="float">
            <text:p>0,93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536" calcext:value-type="float">
            <text:p>10,536</text:p>
          </table:table-cell>
          <table:table-cell table:style-name="ce3" office:value-type="float" office:value="0.933279521062022" calcext:value-type="float">
            <text:p>0,933</text:p>
          </table:table-cell>
          <table:table-cell table:style-name="ce3" office:value-type="float" office:value="55.3843547690832" calcext:value-type="float">
            <text:p>55,384</text:p>
          </table:table-cell>
          <table:table-cell table:style-name="ce3" office:value-type="float" office:value="9.60288714560464" calcext:value-type="float">
            <text:p>9,603</text:p>
          </table:table-cell>
          <table:table-cell table:style-name="ce3" office:value-type="float" office:value="73.5924030828309" calcext:value-type="float">
            <text:p>73,59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3:00:00" calcext:value-type="date">
            <text:p>04.08.2021 03:00</text:p>
          </table:table-cell>
          <table:table-cell table:style-name="ce3" office:value-type="float" office:value="264208200409.67" calcext:value-type="float">
            <text:p>264.208.200.409,670</text:p>
          </table:table-cell>
          <table:table-cell table:style-name="ce3" office:value-type="float" office:value="390965051.87" calcext:value-type="float">
            <text:p>390.965.051,870</text:p>
          </table:table-cell>
          <table:table-cell table:style-name="ce3" office:value-type="float" office:value="11.173" calcext:value-type="float">
            <text:p>11,17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542" calcext:value-type="float">
            <text:p>0,54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631" calcext:value-type="float">
            <text:p>10,631</text:p>
          </table:table-cell>
          <table:table-cell table:style-name="ce3" office:value-type="float" office:value="0.949988174236062" calcext:value-type="float">
            <text:p>0,950</text:p>
          </table:table-cell>
          <table:table-cell table:style-name="ce3" office:value-type="float" office:value="58.2682474408713" calcext:value-type="float">
            <text:p>58,268</text:p>
          </table:table-cell>
          <table:table-cell table:style-name="ce3" office:value-type="float" office:value="9.68101182576394" calcext:value-type="float">
            <text:p>9,681</text:p>
          </table:table-cell>
          <table:table-cell table:style-name="ce3" office:value-type="float" office:value="75.6496180958057" calcext:value-type="float">
            <text:p>75,65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3:15:00" calcext:value-type="date">
            <text:p>04.08.2021 03:15</text:p>
          </table:table-cell>
          <table:table-cell table:style-name="ce3" office:value-type="float" office:value="264611039396.4" calcext:value-type="float">
            <text:p>264.611.039.396,400</text:p>
          </table:table-cell>
          <table:table-cell table:style-name="ce3" office:value-type="float" office:value="402838986.73" calcext:value-type="float">
            <text:p>402.838.986,730</text:p>
          </table:table-cell>
          <table:table-cell table:style-name="ce3" office:value-type="float" office:value="11.512" calcext:value-type="float">
            <text:p>11,51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501" calcext:value-type="float">
            <text:p>1,50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011" calcext:value-type="float">
            <text:p>10,011</text:p>
          </table:table-cell>
          <table:table-cell table:style-name="ce3" office:value-type="float" office:value="0.904801016449385" calcext:value-type="float">
            <text:p>0,905</text:p>
          </table:table-cell>
          <table:table-cell table:style-name="ce3" office:value-type="float" office:value="61.0149648122355" calcext:value-type="float">
            <text:p>61,015</text:p>
          </table:table-cell>
          <table:table-cell table:style-name="ce3" office:value-type="float" office:value="9.10653231688395" calcext:value-type="float">
            <text:p>9,107</text:p>
          </table:table-cell>
          <table:table-cell table:style-name="ce3" office:value-type="float" office:value="77.5847562131435" calcext:value-type="float">
            <text:p>77,585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3:30:00" calcext:value-type="date">
            <text:p>04.08.2021 03:30</text:p>
          </table:table-cell>
          <table:table-cell table:style-name="ce3" office:value-type="float" office:value="265018864735.94" calcext:value-type="float">
            <text:p>265.018.864.735,940</text:p>
          </table:table-cell>
          <table:table-cell table:style-name="ce3" office:value-type="float" office:value="407825339.54" calcext:value-type="float">
            <text:p>407.825.339,540</text:p>
          </table:table-cell>
          <table:table-cell table:style-name="ce3" office:value-type="float" office:value="11.655" calcext:value-type="float">
            <text:p>11,65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112" calcext:value-type="float">
            <text:p>1,11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543" calcext:value-type="float">
            <text:p>10,543</text:p>
          </table:table-cell>
          <table:table-cell table:style-name="ce3" office:value-type="float" office:value="0.965100969051408" calcext:value-type="float">
            <text:p>0,965</text:p>
          </table:table-cell>
          <table:table-cell table:style-name="ce3" office:value-type="float" office:value="63.9447356111415" calcext:value-type="float">
            <text:p>63,945</text:p>
          </table:table-cell>
          <table:table-cell table:style-name="ce3" office:value-type="float" office:value="9.57773236428193" calcext:value-type="float">
            <text:p>9,578</text:p>
          </table:table-cell>
          <table:table-cell table:style-name="ce3" office:value-type="float" office:value="79.6200243405534" calcext:value-type="float">
            <text:p>79,62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3:45:00" calcext:value-type="date">
            <text:p>04.08.2021 03:45</text:p>
          </table:table-cell>
          <table:table-cell table:style-name="ce3" office:value-type="float" office:value="265429314471.69" calcext:value-type="float">
            <text:p>265.429.314.471,690</text:p>
          </table:table-cell>
          <table:table-cell table:style-name="ce3" office:value-type="float" office:value="410449735.75" calcext:value-type="float">
            <text:p>410.449.735,750</text:p>
          </table:table-cell>
          <table:table-cell table:style-name="ce3" office:value-type="float" office:value="11.73" calcext:value-type="float">
            <text:p>11,73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037" calcext:value-type="float">
            <text:p>1,03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693" calcext:value-type="float">
            <text:p>10,693</text:p>
          </table:table-cell>
          <table:table-cell table:style-name="ce3" office:value-type="float" office:value="0.990154521821204" calcext:value-type="float">
            <text:p>0,990</text:p>
          </table:table-cell>
          <table:table-cell table:style-name="ce3" office:value-type="float" office:value="66.9505618380988" calcext:value-type="float">
            <text:p>66,951</text:p>
          </table:table-cell>
          <table:table-cell table:style-name="ce3" office:value-type="float" office:value="9.70267881151213" calcext:value-type="float">
            <text:p>9,703</text:p>
          </table:table-cell>
          <table:table-cell table:style-name="ce3" office:value-type="float" office:value="81.6818435879998" calcext:value-type="float">
            <text:p>81,68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4:00:00" calcext:value-type="date">
            <text:p>04.08.2021 04:00</text:p>
          </table:table-cell>
          <table:table-cell table:style-name="ce3" office:value-type="float" office:value="265826922161.97" calcext:value-type="float">
            <text:p>265.826.922.161,970</text:p>
          </table:table-cell>
          <table:table-cell table:style-name="ce3" office:value-type="float" office:value="397607690.28" calcext:value-type="float">
            <text:p>397.607.690,280</text:p>
          </table:table-cell>
          <table:table-cell table:style-name="ce3" office:value-type="float" office:value="11.363" calcext:value-type="float">
            <text:p>11,36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39" calcext:value-type="float">
            <text:p>0,39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973" calcext:value-type="float">
            <text:p>10,973</text:p>
          </table:table-cell>
          <table:table-cell table:style-name="ce3" office:value-type="float" office:value="1.0273421209692" calcext:value-type="float">
            <text:p>1,027</text:p>
          </table:table-cell>
          <table:table-cell table:style-name="ce3" office:value-type="float" office:value="70.069278991041" calcext:value-type="float">
            <text:p>70,069</text:p>
          </table:table-cell>
          <table:table-cell table:style-name="ce3" office:value-type="float" office:value="9.94549121236414" calcext:value-type="float">
            <text:p>9,945</text:p>
          </table:table-cell>
          <table:table-cell table:style-name="ce3" office:value-type="float" office:value="83.7952604706272" calcext:value-type="float">
            <text:p>83,795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4:15:00" calcext:value-type="date">
            <text:p>04.08.2021 04:15</text:p>
          </table:table-cell>
          <table:table-cell table:style-name="ce3" office:value-type="float" office:value="266256196711.2" calcext:value-type="float">
            <text:p>266.256.196.711,200</text:p>
          </table:table-cell>
          <table:table-cell table:style-name="ce3" office:value-type="float" office:value="429274549.23" calcext:value-type="float">
            <text:p>429.274.549,230</text:p>
          </table:table-cell>
          <table:table-cell table:style-name="ce3" office:value-type="float" office:value="12.268" calcext:value-type="float">
            <text:p>12,26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969" calcext:value-type="float">
            <text:p>0,96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1.299" calcext:value-type="float">
            <text:p>11,299</text:p>
          </table:table-cell>
          <table:table-cell table:style-name="ce3" office:value-type="float" office:value="1.06798780551516" calcext:value-type="float">
            <text:p>1,068</text:p>
          </table:table-cell>
          <table:table-cell table:style-name="ce3" office:value-type="float" office:value="73.311384829212" calcext:value-type="float">
            <text:p>73,311</text:p>
          </table:table-cell>
          <table:table-cell table:style-name="ce3" office:value-type="float" office:value="10.2308220402022" calcext:value-type="float">
            <text:p>10,231</text:p>
          </table:table-cell>
          <table:table-cell table:style-name="ce3" office:value-type="float" office:value="85.9693101541702" calcext:value-type="float">
            <text:p>85,96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4:30:00" calcext:value-type="date">
            <text:p>04.08.2021 04:30</text:p>
          </table:table-cell>
          <table:table-cell table:style-name="ce3" office:value-type="float" office:value="266711321018.81" calcext:value-type="float">
            <text:p>266.711.321.018,810</text:p>
          </table:table-cell>
          <table:table-cell table:style-name="ce3" office:value-type="float" office:value="455124307.61" calcext:value-type="float">
            <text:p>455.124.307,610</text:p>
          </table:table-cell>
          <table:table-cell table:style-name="ce3" office:value-type="float" office:value="13.007" calcext:value-type="float">
            <text:p>13,00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876" calcext:value-type="float">
            <text:p>0,87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2.131" calcext:value-type="float">
            <text:p>12,131</text:p>
          </table:table-cell>
          <table:table-cell table:style-name="ce3" office:value-type="float" office:value="1.15147555752819" calcext:value-type="float">
            <text:p>1,151</text:p>
          </table:table-cell>
          <table:table-cell table:style-name="ce3" office:value-type="float" office:value="76.8069356288511" calcext:value-type="float">
            <text:p>76,807</text:p>
          </table:table-cell>
          <table:table-cell table:style-name="ce3" office:value-type="float" office:value="10.9790684852326" calcext:value-type="float">
            <text:p>10,979</text:p>
          </table:table-cell>
          <table:table-cell table:style-name="ce3" office:value-type="float" office:value="88.3023622072822" calcext:value-type="float">
            <text:p>88,30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4:45:00" calcext:value-type="date">
            <text:p>04.08.2021 04:45</text:p>
          </table:table-cell>
          <table:table-cell table:style-name="ce3" office:value-type="float" office:value="267169033447.65" calcext:value-type="float">
            <text:p>267.169.033.447,650</text:p>
          </table:table-cell>
          <table:table-cell table:style-name="ce3" office:value-type="float" office:value="457712428.84" calcext:value-type="float">
            <text:p>457.712.428,840</text:p>
          </table:table-cell>
          <table:table-cell table:style-name="ce3" office:value-type="float" office:value="13.081" calcext:value-type="float">
            <text:p>13,08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955" calcext:value-type="float">
            <text:p>0,95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2.126" calcext:value-type="float">
            <text:p>12,126</text:p>
          </table:table-cell>
          <table:table-cell table:style-name="ce3" office:value-type="float" office:value="1.15029616306127" calcext:value-type="float">
            <text:p>1,150</text:p>
          </table:table-cell>
          <table:table-cell table:style-name="ce3" office:value-type="float" office:value="80.2989061238586" calcext:value-type="float">
            <text:p>80,299</text:p>
          </table:table-cell>
          <table:table-cell table:style-name="ce3" office:value-type="float" office:value="10.9752113064442" calcext:value-type="float">
            <text:p>10,975</text:p>
          </table:table-cell>
          <table:table-cell table:style-name="ce3" office:value-type="float" office:value="90.6345946099017" calcext:value-type="float">
            <text:p>90,635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5:00:00" calcext:value-type="date">
            <text:p>04.08.2021 05:00</text:p>
          </table:table-cell>
          <table:table-cell table:style-name="ce3" office:value-type="float" office:value="267616863333.46" calcext:value-type="float">
            <text:p>267.616.863.333,460</text:p>
          </table:table-cell>
          <table:table-cell table:style-name="ce3" office:value-type="float" office:value="447829885.81" calcext:value-type="float">
            <text:p>447.829.885,810</text:p>
          </table:table-cell>
          <table:table-cell table:style-name="ce3" office:value-type="float" office:value="12.798" calcext:value-type="float">
            <text:p>12,79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68" calcext:value-type="float">
            <text:p>0,68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2.118" calcext:value-type="float">
            <text:p>12,118</text:p>
          </table:table-cell>
          <table:table-cell table:style-name="ce3" office:value-type="float" office:value="1.14851576236849" calcext:value-type="float">
            <text:p>1,149</text:p>
          </table:table-cell>
          <table:table-cell table:style-name="ce3" office:value-type="float" office:value="83.7854718310486" calcext:value-type="float">
            <text:p>83,785</text:p>
          </table:table-cell>
          <table:table-cell table:style-name="ce3" office:value-type="float" office:value="10.9695686024068" calcext:value-type="float">
            <text:p>10,970</text:p>
          </table:table-cell>
          <table:table-cell table:style-name="ce3" office:value-type="float" office:value="92.9656279379133" calcext:value-type="float">
            <text:p>92,96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5:15:00" calcext:value-type="date">
            <text:p>04.08.2021 05:15</text:p>
          </table:table-cell>
          <table:table-cell table:style-name="ce3" office:value-type="float" office:value="268077603887.85" calcext:value-type="float">
            <text:p>268.077.603.887,850</text:p>
          </table:table-cell>
          <table:table-cell table:style-name="ce3" office:value-type="float" office:value="460740554.39" calcext:value-type="float">
            <text:p>460.740.554,390</text:p>
          </table:table-cell>
          <table:table-cell table:style-name="ce3" office:value-type="float" office:value="13.167" calcext:value-type="float">
            <text:p>13,16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061" calcext:value-type="float">
            <text:p>1,06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2.106" calcext:value-type="float">
            <text:p>12,106</text:p>
          </table:table-cell>
          <table:table-cell table:style-name="ce3" office:value-type="float" office:value="1.14537293771455" calcext:value-type="float">
            <text:p>1,145</text:p>
          </table:table-cell>
          <table:table-cell table:style-name="ce3" office:value-type="float" office:value="87.2624968205392" calcext:value-type="float">
            <text:p>87,262</text:p>
          </table:table-cell>
          <table:table-cell table:style-name="ce3" office:value-type="float" office:value="10.9606717318773" calcext:value-type="float">
            <text:p>10,961</text:p>
          </table:table-cell>
          <table:table-cell table:style-name="ce3" office:value-type="float" office:value="95.2947706809374" calcext:value-type="float">
            <text:p>95,295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5:30:00" calcext:value-type="date">
            <text:p>04.08.2021 05:30</text:p>
          </table:table-cell>
          <table:table-cell table:style-name="ce3" office:value-type="float" office:value="268561567043.93" calcext:value-type="float">
            <text:p>268.561.567.043,930</text:p>
          </table:table-cell>
          <table:table-cell table:style-name="ce3" office:value-type="float" office:value="483963156.08" calcext:value-type="float">
            <text:p>483.963.156,080</text:p>
          </table:table-cell>
          <table:table-cell table:style-name="ce3" office:value-type="float" office:value="13.831" calcext:value-type="float">
            <text:p>13,83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749" calcext:value-type="float">
            <text:p>1,74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2.082" calcext:value-type="float">
            <text:p>12,082</text:p>
          </table:table-cell>
          <table:table-cell table:style-name="ce3" office:value-type="float" office:value="1.13795576503579" calcext:value-type="float">
            <text:p>1,138</text:p>
          </table:table-cell>
          <table:table-cell table:style-name="ce3" office:value-type="float" office:value="90.7170053929693" calcext:value-type="float">
            <text:p>90,717</text:p>
          </table:table-cell>
          <table:table-cell table:style-name="ce3" office:value-type="float" office:value="10.9437449219056" calcext:value-type="float">
            <text:p>10,944</text:p>
          </table:table-cell>
          <table:table-cell table:style-name="ce3" office:value-type="float" office:value="97.6203164768424" calcext:value-type="float">
            <text:p>97,62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5:45:00" calcext:value-type="date">
            <text:p>04.08.2021 05:45</text:p>
          </table:table-cell>
          <table:table-cell table:style-name="ce3" office:value-type="float" office:value="268713077441.94" calcext:value-type="float">
            <text:p>268.713.077.441,940</text:p>
          </table:table-cell>
          <table:table-cell table:style-name="ce3" office:value-type="float" office:value="151510398.01" calcext:value-type="float">
            <text:p>151.510.398,010</text:p>
          </table:table-cell>
          <table:table-cell table:style-name="ce3" office:value-type="float" office:value="4.33" calcext:value-type="float">
            <text:p>4,33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123" calcext:value-type="float">
            <text:p>1,12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3.207" calcext:value-type="float">
            <text:p>3,207</text:p>
          </table:table-cell>
          <table:table-cell table:style-name="ce3" office:value-type="float" office:value="1.10689526604476" calcext:value-type="float">
            <text:p>1,107</text:p>
          </table:table-cell>
          <table:table-cell table:style-name="ce3" office:value-type="float" office:value="94.0772231648909" calcext:value-type="float">
            <text:p>94,077</text:p>
          </table:table-cell>
          <table:table-cell table:style-name="ce3" office:value-type="float" office:value="2.09996948303732" calcext:value-type="float">
            <text:p>2,100</text:p>
          </table:table-cell>
          <table:table-cell table:style-name="ce3" office:value-type="float" office:value="98.0665599919878" calcext:value-type="float">
            <text:p>98,06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6:00:00" calcext:value-type="date">
            <text:p>04.08.2021 06:00</text:p>
          </table:table-cell>
          <table:table-cell table:style-name="ce3" office:value-type="float" office:value="268624895711.94" calcext:value-type="float">
            <text:p>268.624.895.711,940</text:p>
          </table:table-cell>
          <table:table-cell table:style-name="ce3" office:value-type="float" office:value="-88181730" calcext:value-type="float">
            <text:p>-88.181.730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603" calcext:value-type="float">
            <text:p>1,60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568" calcext:value-type="float">
            <text:p>1,568</text:p>
          </table:table-cell>
          <table:table-cell table:style-name="ce3" office:value-type="float" office:value="3.171" calcext:value-type="float">
            <text:p>3,17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3.17133333333333" calcext:value-type="float">
            <text:p>-3,171</text:p>
          </table:table-cell>
          <table:table-cell table:style-name="ce3" office:value-type="float" office:value="84.4499612601291" calcext:value-type="float">
            <text:p>84,45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665599919878" calcext:value-type="float">
            <text:p>98,06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6:15:00" calcext:value-type="date">
            <text:p>04.08.2021 06:15</text:p>
          </table:table-cell>
          <table:table-cell table:style-name="ce3" office:value-type="float" office:value="268437358288.44" calcext:value-type="float">
            <text:p>268.437.358.288,440</text:p>
          </table:table-cell>
          <table:table-cell table:style-name="ce3" office:value-type="float" office:value="-187537423.5" calcext:value-type="float">
            <text:p>-187.537.423,5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.41" calcext:value-type="float">
            <text:p>3,410</text:p>
          </table:table-cell>
          <table:table-cell table:style-name="ce3" office:value-type="float" office:value="0.04" calcext:value-type="float">
            <text:p>0,040</text:p>
          </table:table-cell>
          <table:table-cell table:style-name="ce3" office:value-type="float" office:value="1.333" calcext:value-type="float">
            <text:p>1,333</text:p>
          </table:table-cell>
          <table:table-cell table:style-name="ce3" office:value-type="float" office:value="4.703" calcext:value-type="float">
            <text:p>4,70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4.70283333333333" calcext:value-type="float">
            <text:p>-4,703</text:p>
          </table:table-cell>
          <table:table-cell table:style-name="ce3" office:value-type="float" office:value="70.1735029267957" calcext:value-type="float">
            <text:p>70,17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665599919878" calcext:value-type="float">
            <text:p>98,06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6:30:00" calcext:value-type="date">
            <text:p>04.08.2021 06:30</text:p>
          </table:table-cell>
          <table:table-cell table:style-name="ce3" office:value-type="float" office:value="268309358697.02" calcext:value-type="float">
            <text:p>268.309.358.697,020</text:p>
          </table:table-cell>
          <table:table-cell table:style-name="ce3" office:value-type="float" office:value="-127999591.42" calcext:value-type="float">
            <text:p>-127.999.591,4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.664" calcext:value-type="float">
            <text:p>3,664</text:p>
          </table:table-cell>
          <table:table-cell table:style-name="ce3" office:value-type="float" office:value="0.117" calcext:value-type="float">
            <text:p>0,117</text:p>
          </table:table-cell>
          <table:table-cell table:style-name="ce3" office:value-type="float" office:value="1.333" calcext:value-type="float">
            <text:p>1,333</text:p>
          </table:table-cell>
          <table:table-cell table:style-name="ce3" office:value-type="float" office:value="4.88" calcext:value-type="float">
            <text:p>4,88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4.87966666666667" calcext:value-type="float">
            <text:p>-4,880</text:p>
          </table:table-cell>
          <table:table-cell table:style-name="ce3" office:value-type="float" office:value="55.3602291172719" calcext:value-type="float">
            <text:p>55,36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665599919878" calcext:value-type="float">
            <text:p>98,06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6:45:00" calcext:value-type="date">
            <text:p>04.08.2021 06:45</text:p>
          </table:table-cell>
          <table:table-cell table:style-name="ce3" office:value-type="float" office:value="268244425186.86" calcext:value-type="float">
            <text:p>268.244.425.186,860</text:p>
          </table:table-cell>
          <table:table-cell table:style-name="ce3" office:value-type="float" office:value="-64933510.16" calcext:value-type="float">
            <text:p>-64.933.510,16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876" calcext:value-type="float">
            <text:p>1,876</text:p>
          </table:table-cell>
          <table:table-cell table:style-name="ce3" office:value-type="float" office:value="0.253" calcext:value-type="float">
            <text:p>0,253</text:p>
          </table:table-cell>
          <table:table-cell table:style-name="ce3" office:value-type="float" office:value="2.333" calcext:value-type="float">
            <text:p>2,333</text:p>
          </table:table-cell>
          <table:table-cell table:style-name="ce3" office:value-type="float" office:value="3.956" calcext:value-type="float">
            <text:p>3,95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3.95583333333333" calcext:value-type="float">
            <text:p>-3,956</text:p>
          </table:table-cell>
          <table:table-cell table:style-name="ce3" office:value-type="float" office:value="43.3514493553671" calcext:value-type="float">
            <text:p>43,35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665599919878" calcext:value-type="float">
            <text:p>98,06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7:00:00" calcext:value-type="date">
            <text:p>04.08.2021 07:00</text:p>
          </table:table-cell>
          <table:table-cell table:style-name="ce3" office:value-type="float" office:value="268222315588.86" calcext:value-type="float">
            <text:p>268.222.315.588,860</text:p>
          </table:table-cell>
          <table:table-cell table:style-name="ce3" office:value-type="float" office:value="-22109598" calcext:value-type="float">
            <text:p>-22.109.598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402" calcext:value-type="float">
            <text:p>0,402</text:p>
          </table:table-cell>
          <table:table-cell table:style-name="ce3" office:value-type="float" office:value="0.372" calcext:value-type="float">
            <text:p>0,372</text:p>
          </table:table-cell>
          <table:table-cell table:style-name="ce3" office:value-type="float" office:value="4.97" calcext:value-type="float">
            <text:p>4,970</text:p>
          </table:table-cell>
          <table:table-cell table:style-name="ce3" office:value-type="float" office:value="5" calcext:value-type="float">
            <text:p>5,00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5" calcext:value-type="float">
            <text:p>-5,000</text:p>
          </table:table-cell>
          <table:table-cell table:style-name="ce3" office:value-type="float" office:value="28.1728779267957" calcext:value-type="float">
            <text:p>28,17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665599919878" calcext:value-type="float">
            <text:p>98,06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7:15:00" calcext:value-type="date">
            <text:p>04.08.2021 07:15</text:p>
          </table:table-cell>
          <table:table-cell table:style-name="ce3" office:value-type="float" office:value="268122749065.86" calcext:value-type="float">
            <text:p>268.122.749.065,860</text:p>
          </table:table-cell>
          <table:table-cell table:style-name="ce3" office:value-type="float" office:value="-99566523" calcext:value-type="float">
            <text:p>-99.566.523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81" calcext:value-type="float">
            <text:p>1,810</text:p>
          </table:table-cell>
          <table:table-cell table:style-name="ce3" office:value-type="float" office:value="0.365" calcext:value-type="float">
            <text:p>0,365</text:p>
          </table:table-cell>
          <table:table-cell table:style-name="ce3" office:value-type="float" office:value="3.273" calcext:value-type="float">
            <text:p>3,273</text:p>
          </table:table-cell>
          <table:table-cell table:style-name="ce3" office:value-type="float" office:value="4.718" calcext:value-type="float">
            <text:p>4,71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4.71833333333333" calcext:value-type="float">
            <text:p>-4,718</text:p>
          </table:table-cell>
          <table:table-cell table:style-name="ce3" office:value-type="float" office:value="13.8493660220337" calcext:value-type="float">
            <text:p>13,849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665599919878" calcext:value-type="float">
            <text:p>98,06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7:30:00" calcext:value-type="date">
            <text:p>04.08.2021 07:30</text:p>
          </table:table-cell>
          <table:table-cell table:style-name="ce3" office:value-type="float" office:value="268016481744.52" calcext:value-type="float">
            <text:p>268.016.481.744,520</text:p>
          </table:table-cell>
          <table:table-cell table:style-name="ce3" office:value-type="float" office:value="-106267321.34" calcext:value-type="float">
            <text:p>-106.267.321,340</text:p>
          </table:table-cell>
          <table:table-cell table:style-name="ce3" office:value-type="float" office:value="0.268" calcext:value-type="float">
            <text:p>0,268</text:p>
          </table:table-cell>
          <table:table-cell table:style-name="ce3" office:value-type="float" office:value="2.2" calcext:value-type="float">
            <text:p>2,200</text:p>
          </table:table-cell>
          <table:table-cell table:style-name="ce3" office:value-type="float" office:value="0.43" calcext:value-type="float">
            <text:p>0,430</text:p>
          </table:table-cell>
          <table:table-cell table:style-name="ce3" office:value-type="float" office:value="2.44" calcext:value-type="float">
            <text:p>2,440</text:p>
          </table:table-cell>
          <table:table-cell table:style-name="ce3" office:value-type="float" office:value="3.942" calcext:value-type="float">
            <text:p>3,94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3.94216666666667" calcext:value-type="float">
            <text:p>-3,942</text:p>
          </table:table-cell>
          <table:table-cell table:style-name="ce3" office:value-type="float" office:value="1.88207435536707" calcext:value-type="float">
            <text:p>1,88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665599919878" calcext:value-type="float">
            <text:p>98,06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7:30:00" calcext:value-type="date">
            <text:p>04.08.2021 07:30</text:p>
          </table:table-cell>
          <table:table-cell table:style-name="ce3" office:value-type="float" office:value="268016481744.52" calcext:value-type="float">
            <text:p>268.016.481.744,520</text:p>
          </table:table-cell>
          <table:table-cell table:style-name="ce3" office:value-type="float" office:value="-106267321.34" calcext:value-type="float">
            <text:p>-106.267.321,340</text:p>
          </table:table-cell>
          <table:table-cell table:style-name="ce3" office:value-type="float" office:value="0.268" calcext:value-type="float">
            <text:p>0,268</text:p>
          </table:table-cell>
          <table:table-cell table:style-name="ce3" office:value-type="float" office:value="2.2" calcext:value-type="float">
            <text:p>2,200</text:p>
          </table:table-cell>
          <table:table-cell table:style-name="ce3" office:value-type="float" office:value="0.43" calcext:value-type="float">
            <text:p>0,430</text:p>
          </table:table-cell>
          <table:table-cell table:style-name="ce3" office:value-type="float" office:value="2.44" calcext:value-type="float">
            <text:p>2,440</text:p>
          </table:table-cell>
          <table:table-cell table:style-name="ce3" office:value-type="float" office:value="3.942" calcext:value-type="float">
            <text:p>3,94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3.94216666666667" calcext:value-type="float">
            <text:p>-3,942</text:p>
          </table:table-cell>
          <table:table-cell table:style-name="ce3" office:value-type="float" office:value="1.88207435536707" calcext:value-type="float">
            <text:p>1,88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7:45:00" calcext:value-type="date">
            <text:p>04.08.2021 07:45</text:p>
          </table:table-cell>
          <table:table-cell table:style-name="ce3" office:value-type="float" office:value="268090289967.71" calcext:value-type="float">
            <text:p>268.090.289.967,710</text:p>
          </table:table-cell>
          <table:table-cell table:style-name="ce3" office:value-type="float" office:value="73808223.19" calcext:value-type="float">
            <text:p>73.808.223,190</text:p>
          </table:table-cell>
          <table:table-cell table:style-name="ce3" office:value-type="float" office:value="1.342" calcext:value-type="float">
            <text:p>1,34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458" calcext:value-type="float">
            <text:p>0,458</text:p>
          </table:table-cell>
          <table:table-cell table:style-name="ce3" office:value-type="float" office:value="1.8" calcext:value-type="float">
            <text:p>1,80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88207435536707" calcext:value-type="float">
            <text:p>1,88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8:00:00" calcext:value-type="date">
            <text:p>04.08.2021 08:00</text:p>
          </table:table-cell>
          <table:table-cell table:style-name="ce3" office:value-type="float" office:value="268126479096.51" calcext:value-type="float">
            <text:p>268.126.479.096,510</text:p>
          </table:table-cell>
          <table:table-cell table:style-name="ce3" office:value-type="float" office:value="36189128.8" calcext:value-type="float">
            <text:p>36.189.128,800</text:p>
          </table:table-cell>
          <table:table-cell table:style-name="ce3" office:value-type="float" office:value="0.658" calcext:value-type="float">
            <text:p>0,65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594" calcext:value-type="float">
            <text:p>0,594</text:p>
          </table:table-cell>
          <table:table-cell table:style-name="ce3" office:value-type="float" office:value="1.252" calcext:value-type="float">
            <text:p>1,252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88207435536707" calcext:value-type="float">
            <text:p>1,88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8:15:00" calcext:value-type="date">
            <text:p>04.08.2021 08:15</text:p>
          </table:table-cell>
          <table:table-cell table:style-name="ce3" office:value-type="float" office:value="268180102805.61" calcext:value-type="float">
            <text:p>268.180.102.805,610</text:p>
          </table:table-cell>
          <table:table-cell table:style-name="ce3" office:value-type="float" office:value="53623709.1" calcext:value-type="float">
            <text:p>53.623.709,100</text:p>
          </table:table-cell>
          <table:table-cell table:style-name="ce3" office:value-type="float" office:value="0.975" calcext:value-type="float">
            <text:p>0,975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868" calcext:value-type="float">
            <text:p>0,868</text:p>
          </table:table-cell>
          <table:table-cell table:style-name="ce3" office:value-type="float" office:value="1.843" calcext:value-type="float">
            <text:p>1,843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88207435536707" calcext:value-type="float">
            <text:p>1,88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8:30:00" calcext:value-type="date">
            <text:p>04.08.2021 08:30</text:p>
          </table:table-cell>
          <table:table-cell table:style-name="ce3" office:value-type="float" office:value="268210572011" calcext:value-type="float">
            <text:p>268.210.572.011,000</text:p>
          </table:table-cell>
          <table:table-cell table:style-name="ce3" office:value-type="float" office:value="30469205.39" calcext:value-type="float">
            <text:p>30.469.205,390</text:p>
          </table:table-cell>
          <table:table-cell table:style-name="ce3" office:value-type="float" office:value="0.554" calcext:value-type="float">
            <text:p>0,55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254" calcext:value-type="float">
            <text:p>1,254</text:p>
          </table:table-cell>
          <table:table-cell table:style-name="ce3" office:value-type="float" office:value="1.808" calcext:value-type="float">
            <text:p>1,808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88207435536707" calcext:value-type="float">
            <text:p>1,88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8:45:00" calcext:value-type="date">
            <text:p>04.08.2021 08:45</text:p>
          </table:table-cell>
          <table:table-cell table:style-name="ce3" office:value-type="float" office:value="268213541939.5" calcext:value-type="float">
            <text:p>268.213.541.939,500</text:p>
          </table:table-cell>
          <table:table-cell table:style-name="ce3" office:value-type="float" office:value="2969928.5" calcext:value-type="float">
            <text:p>2.969.928,500</text:p>
          </table:table-cell>
          <table:table-cell table:style-name="ce3" office:value-type="float" office:value="0.054" calcext:value-type="float">
            <text:p>0,05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736" calcext:value-type="float">
            <text:p>1,736</text:p>
          </table:table-cell>
          <table:table-cell table:style-name="ce3" office:value-type="float" office:value="1.79" calcext:value-type="float">
            <text:p>1,79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88207435536707" calcext:value-type="float">
            <text:p>1,88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9:00:00" calcext:value-type="date">
            <text:p>04.08.2021 09:00</text:p>
          </table:table-cell>
          <table:table-cell table:style-name="ce3" office:value-type="float" office:value="268254020965.03" calcext:value-type="float">
            <text:p>268.254.020.965,030</text:p>
          </table:table-cell>
          <table:table-cell table:style-name="ce3" office:value-type="float" office:value="40479025.53" calcext:value-type="float">
            <text:p>40.479.025,530</text:p>
          </table:table-cell>
          <table:table-cell table:style-name="ce3" office:value-type="float" office:value="0.736" calcext:value-type="float">
            <text:p>0,736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236" calcext:value-type="float">
            <text:p>2,236</text:p>
          </table:table-cell>
          <table:table-cell table:style-name="ce3" office:value-type="float" office:value="2.972" calcext:value-type="float">
            <text:p>2,972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88207435536707" calcext:value-type="float">
            <text:p>1,88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9:15:00" calcext:value-type="date">
            <text:p>04.08.2021 09:15</text:p>
          </table:table-cell>
          <table:table-cell table:style-name="ce3" office:value-type="float" office:value="268254020965.03" calcext:value-type="float">
            <text:p>268.254.020.965,03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2.715" calcext:value-type="float">
            <text:p>2,715</text:p>
          </table:table-cell>
          <table:table-cell table:style-name="ce3" office:value-type="float" office:value="0.421" calcext:value-type="float">
            <text:p>0,42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294" calcext:value-type="float">
            <text:p>2,29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294" calcext:value-type="float">
            <text:p>2,294</text:p>
          </table:table-cell>
          <table:table-cell table:style-name="ce3" office:value-type="float" office:value="8.84600292679563" calcext:value-type="float">
            <text:p>8,84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9:30:00" calcext:value-type="date">
            <text:p>04.08.2021 09:30</text:p>
          </table:table-cell>
          <table:table-cell table:style-name="ce3" office:value-type="float" office:value="268254020965.03" calcext:value-type="float">
            <text:p>268.254.020.965,03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3.192" calcext:value-type="float">
            <text:p>3,192</text:p>
          </table:table-cell>
          <table:table-cell table:style-name="ce3" office:value-type="float" office:value="0.792" calcext:value-type="float">
            <text:p>0,79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4" calcext:value-type="float">
            <text:p>2,4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4" calcext:value-type="float">
            <text:p>2,400</text:p>
          </table:table-cell>
          <table:table-cell table:style-name="ce3" office:value-type="float" office:value="16.1317172125099" calcext:value-type="float">
            <text:p>16,13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9:45:00" calcext:value-type="date">
            <text:p>04.08.2021 09:45</text:p>
          </table:table-cell>
          <table:table-cell table:style-name="ce3" office:value-type="float" office:value="268254020965.03" calcext:value-type="float">
            <text:p>268.254.020.965,03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3.674" calcext:value-type="float">
            <text:p>3,674</text:p>
          </table:table-cell>
          <table:table-cell table:style-name="ce3" office:value-type="float" office:value="0.8" calcext:value-type="float">
            <text:p>0,8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874" calcext:value-type="float">
            <text:p>2,87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874" calcext:value-type="float">
            <text:p>2,874</text:p>
          </table:table-cell>
          <table:table-cell table:style-name="ce3" office:value-type="float" office:value="24.8563600696528" calcext:value-type="float">
            <text:p>24,85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0:00:00" calcext:value-type="date">
            <text:p>04.08.2021 10:00</text:p>
          </table:table-cell>
          <table:table-cell table:style-name="ce3" office:value-type="float" office:value="268254020965.03" calcext:value-type="float">
            <text:p>268.254.020.965,03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4.184" calcext:value-type="float">
            <text:p>4,184</text:p>
          </table:table-cell>
          <table:table-cell table:style-name="ce3" office:value-type="float" office:value="0.303" calcext:value-type="float">
            <text:p>0,30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.881" calcext:value-type="float">
            <text:p>3,88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.881" calcext:value-type="float">
            <text:p>3,881</text:p>
          </table:table-cell>
          <table:table-cell table:style-name="ce3" office:value-type="float" office:value="36.6379672125099" calcext:value-type="float">
            <text:p>36,63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0:15:00" calcext:value-type="date">
            <text:p>04.08.2021 10:15</text:p>
          </table:table-cell>
          <table:table-cell table:style-name="ce3" office:value-type="float" office:value="268254020965.03" calcext:value-type="float">
            <text:p>268.254.020.965,03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4.64" calcext:value-type="float">
            <text:p>4,640</text:p>
          </table:table-cell>
          <table:table-cell table:style-name="ce3" office:value-type="float" office:value="0.808" calcext:value-type="float">
            <text:p>0,80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.832" calcext:value-type="float">
            <text:p>3,83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.832" calcext:value-type="float">
            <text:p>3,832</text:p>
          </table:table-cell>
          <table:table-cell table:style-name="ce3" office:value-type="float" office:value="48.2708243553671" calcext:value-type="float">
            <text:p>48,27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0:30:00" calcext:value-type="date">
            <text:p>04.08.2021 10:30</text:p>
          </table:table-cell>
          <table:table-cell table:style-name="ce3" office:value-type="float" office:value="268254020965.03" calcext:value-type="float">
            <text:p>268.254.020.965,03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5.025" calcext:value-type="float">
            <text:p>5,025</text:p>
          </table:table-cell>
          <table:table-cell table:style-name="ce3" office:value-type="float" office:value="1.448" calcext:value-type="float">
            <text:p>1,44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.577" calcext:value-type="float">
            <text:p>3,57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.577" calcext:value-type="float">
            <text:p>3,577</text:p>
          </table:table-cell>
          <table:table-cell table:style-name="ce3" office:value-type="float" office:value="59.1295743553671" calcext:value-type="float">
            <text:p>59,13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0:45:00" calcext:value-type="date">
            <text:p>04.08.2021 10:45</text:p>
          </table:table-cell>
          <table:table-cell table:style-name="ce3" office:value-type="float" office:value="268254020965.03" calcext:value-type="float">
            <text:p>268.254.020.965,03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5.416" calcext:value-type="float">
            <text:p>5,416</text:p>
          </table:table-cell>
          <table:table-cell table:style-name="ce3" office:value-type="float" office:value="1.423" calcext:value-type="float">
            <text:p>1,42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.993" calcext:value-type="float">
            <text:p>3,99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.993" calcext:value-type="float">
            <text:p>3,993</text:p>
          </table:table-cell>
          <table:table-cell table:style-name="ce3" office:value-type="float" office:value="71.2511814982241" calcext:value-type="float">
            <text:p>71,25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1:00:00" calcext:value-type="date">
            <text:p>04.08.2021 11:00</text:p>
          </table:table-cell>
          <table:table-cell table:style-name="ce3" office:value-type="float" office:value="268254358330.03" calcext:value-type="float">
            <text:p>268.254.358.330,030</text:p>
          </table:table-cell>
          <table:table-cell table:style-name="ce3" office:value-type="float" office:value="337365" calcext:value-type="float">
            <text:p>337.365,000</text:p>
          </table:table-cell>
          <table:table-cell table:style-name="ce3" office:value-type="float" office:value="0.022" calcext:value-type="float">
            <text:p>0,02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5.786" calcext:value-type="float">
            <text:p>5,786</text:p>
          </table:table-cell>
          <table:table-cell table:style-name="ce3" office:value-type="float" office:value="0.873" calcext:value-type="float">
            <text:p>0,87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4.936" calcext:value-type="float">
            <text:p>4,936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4.9355" calcext:value-type="float">
            <text:p>4,936</text:p>
          </table:table-cell>
          <table:table-cell table:style-name="ce3" office:value-type="float" office:value="86.233949355367" calcext:value-type="float">
            <text:p>86,23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1:15:00" calcext:value-type="date">
            <text:p>04.08.2021 11:15</text:p>
          </table:table-cell>
          <table:table-cell table:style-name="ce3" office:value-type="float" office:value="268215373198.31" calcext:value-type="float">
            <text:p>268.215.373.198,310</text:p>
          </table:table-cell>
          <table:table-cell table:style-name="ce3" office:value-type="float" office:value="-38985131.72" calcext:value-type="float">
            <text:p>-38.985.131,7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93" calcext:value-type="float">
            <text:p>1,930</text:p>
          </table:table-cell>
          <table:table-cell table:style-name="ce3" office:value-type="float" office:value="6.156" calcext:value-type="float">
            <text:p>6,156</text:p>
          </table:table-cell>
          <table:table-cell table:style-name="ce3" office:value-type="float" office:value="0.893" calcext:value-type="float">
            <text:p>0,89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.333" calcext:value-type="float">
            <text:p>3,33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.33333333333333" calcext:value-type="float">
            <text:p>3,333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1:30:00" calcext:value-type="date">
            <text:p>04.08.2021 11:30</text:p>
          </table:table-cell>
          <table:table-cell table:style-name="ce3" office:value-type="float" office:value="268106292548.49" calcext:value-type="float">
            <text:p>268.106.292.548,490</text:p>
          </table:table-cell>
          <table:table-cell table:style-name="ce3" office:value-type="float" office:value="-109080649.82" calcext:value-type="float">
            <text:p>-109.080.649,8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107" calcext:value-type="float">
            <text:p>6,107</text:p>
          </table:table-cell>
          <table:table-cell table:style-name="ce3" office:value-type="float" office:value="6.447" calcext:value-type="float">
            <text:p>6,447</text:p>
          </table:table-cell>
          <table:table-cell table:style-name="ce3" office:value-type="float" office:value="0.34" calcext:value-type="float">
            <text:p>0,34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1:45:00" calcext:value-type="date">
            <text:p>04.08.2021 11:45</text:p>
          </table:table-cell>
          <table:table-cell table:style-name="ce3" office:value-type="float" office:value="267960431573.49" calcext:value-type="float">
            <text:p>267.960.431.573,490</text:p>
          </table:table-cell>
          <table:table-cell table:style-name="ce3" office:value-type="float" office:value="-145860975" calcext:value-type="float">
            <text:p>-145.860.975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5.305" calcext:value-type="float">
            <text:p>5,305</text:p>
          </table:table-cell>
          <table:table-cell table:style-name="ce3" office:value-type="float" office:value="6.662" calcext:value-type="float">
            <text:p>6,662</text:p>
          </table:table-cell>
          <table:table-cell table:style-name="ce3" office:value-type="float" office:value="1.357" calcext:value-type="float">
            <text:p>1,357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2:00:00" calcext:value-type="date">
            <text:p>04.08.2021 12:00</text:p>
          </table:table-cell>
          <table:table-cell table:style-name="ce3" office:value-type="float" office:value="267791172353.49" calcext:value-type="float">
            <text:p>267.791.172.353,490</text:p>
          </table:table-cell>
          <table:table-cell table:style-name="ce3" office:value-type="float" office:value="-169259220" calcext:value-type="float">
            <text:p>-169.259.220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156" calcext:value-type="float">
            <text:p>6,156</text:p>
          </table:table-cell>
          <table:table-cell table:style-name="ce3" office:value-type="float" office:value="6.896" calcext:value-type="float">
            <text:p>6,896</text:p>
          </table:table-cell>
          <table:table-cell table:style-name="ce3" office:value-type="float" office:value="0.74" calcext:value-type="float">
            <text:p>0,74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2:15:00" calcext:value-type="date">
            <text:p>04.08.2021 12:15</text:p>
          </table:table-cell>
          <table:table-cell table:style-name="ce3" office:value-type="float" office:value="267663661863.74" calcext:value-type="float">
            <text:p>267.663.661.863,740</text:p>
          </table:table-cell>
          <table:table-cell table:style-name="ce3" office:value-type="float" office:value="-127510489.75" calcext:value-type="float">
            <text:p>-127.510.489,75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5.798" calcext:value-type="float">
            <text:p>5,798</text:p>
          </table:table-cell>
          <table:table-cell table:style-name="ce3" office:value-type="float" office:value="7.022" calcext:value-type="float">
            <text:p>7,022</text:p>
          </table:table-cell>
          <table:table-cell table:style-name="ce3" office:value-type="float" office:value="1.224" calcext:value-type="float">
            <text:p>1,224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2:30:00" calcext:value-type="date">
            <text:p>04.08.2021 12:30</text:p>
          </table:table-cell>
          <table:table-cell table:style-name="ce3" office:value-type="float" office:value="267496244808.74" calcext:value-type="float">
            <text:p>267.496.244.808,740</text:p>
          </table:table-cell>
          <table:table-cell table:style-name="ce3" office:value-type="float" office:value="-167417055" calcext:value-type="float">
            <text:p>-167.417.055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089" calcext:value-type="float">
            <text:p>6,089</text:p>
          </table:table-cell>
          <table:table-cell table:style-name="ce3" office:value-type="float" office:value="7.096" calcext:value-type="float">
            <text:p>7,096</text:p>
          </table:table-cell>
          <table:table-cell table:style-name="ce3" office:value-type="float" office:value="1.007" calcext:value-type="float">
            <text:p>1,007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2:45:00" calcext:value-type="date">
            <text:p>04.08.2021 12:45</text:p>
          </table:table-cell>
          <table:table-cell table:style-name="ce3" office:value-type="float" office:value="267345434021.07" calcext:value-type="float">
            <text:p>267.345.434.021,070</text:p>
          </table:table-cell>
          <table:table-cell table:style-name="ce3" office:value-type="float" office:value="-150810787.67" calcext:value-type="float">
            <text:p>-150.810.787,67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743" calcext:value-type="float">
            <text:p>6,743</text:p>
          </table:table-cell>
          <table:table-cell table:style-name="ce3" office:value-type="float" office:value="7.224" calcext:value-type="float">
            <text:p>7,224</text:p>
          </table:table-cell>
          <table:table-cell table:style-name="ce3" office:value-type="float" office:value="0.481" calcext:value-type="float">
            <text:p>0,481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3:00:00" calcext:value-type="date">
            <text:p>04.08.2021 13:00</text:p>
          </table:table-cell>
          <table:table-cell table:style-name="ce3" office:value-type="float" office:value="267220705854.3" calcext:value-type="float">
            <text:p>267.220.705.854,300</text:p>
          </table:table-cell>
          <table:table-cell table:style-name="ce3" office:value-type="float" office:value="-124728166.77" calcext:value-type="float">
            <text:p>-124.728.166,77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963" calcext:value-type="float">
            <text:p>6,963</text:p>
          </table:table-cell>
          <table:table-cell table:style-name="ce3" office:value-type="float" office:value="7.347" calcext:value-type="float">
            <text:p>7,347</text:p>
          </table:table-cell>
          <table:table-cell table:style-name="ce3" office:value-type="float" office:value="0.384" calcext:value-type="float">
            <text:p>0,384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3:15:00" calcext:value-type="date">
            <text:p>04.08.2021 13:15</text:p>
          </table:table-cell>
          <table:table-cell table:style-name="ce3" office:value-type="float" office:value="267095285814.9" calcext:value-type="float">
            <text:p>267.095.285.814,900</text:p>
          </table:table-cell>
          <table:table-cell table:style-name="ce3" office:value-type="float" office:value="-125420039.4" calcext:value-type="float">
            <text:p>-125.420.039,4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7.131" calcext:value-type="float">
            <text:p>7,131</text:p>
          </table:table-cell>
          <table:table-cell table:style-name="ce3" office:value-type="float" office:value="7.487" calcext:value-type="float">
            <text:p>7,487</text:p>
          </table:table-cell>
          <table:table-cell table:style-name="ce3" office:value-type="float" office:value="0.356" calcext:value-type="float">
            <text:p>0,356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3:30:00" calcext:value-type="date">
            <text:p>04.08.2021 13:30</text:p>
          </table:table-cell>
          <table:table-cell table:style-name="ce3" office:value-type="float" office:value="266976353936.72" calcext:value-type="float">
            <text:p>266.976.353.936,720</text:p>
          </table:table-cell>
          <table:table-cell table:style-name="ce3" office:value-type="float" office:value="-118931878.18" calcext:value-type="float">
            <text:p>-118.931.878,18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838" calcext:value-type="float">
            <text:p>6,838</text:p>
          </table:table-cell>
          <table:table-cell table:style-name="ce3" office:value-type="float" office:value="7.566" calcext:value-type="float">
            <text:p>7,566</text:p>
          </table:table-cell>
          <table:table-cell table:style-name="ce3" office:value-type="float" office:value="0.728" calcext:value-type="float">
            <text:p>0,728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3:45:00" calcext:value-type="date">
            <text:p>04.08.2021 13:45</text:p>
          </table:table-cell>
          <table:table-cell table:style-name="ce3" office:value-type="float" office:value="266851815635.57" calcext:value-type="float">
            <text:p>266.851.815.635,570</text:p>
          </table:table-cell>
          <table:table-cell table:style-name="ce3" office:value-type="float" office:value="-124538301.15" calcext:value-type="float">
            <text:p>-124.538.301,15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381" calcext:value-type="float">
            <text:p>6,381</text:p>
          </table:table-cell>
          <table:table-cell table:style-name="ce3" office:value-type="float" office:value="7.698" calcext:value-type="float">
            <text:p>7,698</text:p>
          </table:table-cell>
          <table:table-cell table:style-name="ce3" office:value-type="float" office:value="1.317" calcext:value-type="float">
            <text:p>1,317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4:00:00" calcext:value-type="date">
            <text:p>04.08.2021 14:00</text:p>
          </table:table-cell>
          <table:table-cell table:style-name="ce3" office:value-type="float" office:value="266729340103.35" calcext:value-type="float">
            <text:p>266.729.340.103,350</text:p>
          </table:table-cell>
          <table:table-cell table:style-name="ce3" office:value-type="float" office:value="-122475532.22" calcext:value-type="float">
            <text:p>-122.475.532,2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754" calcext:value-type="float">
            <text:p>6,754</text:p>
          </table:table-cell>
          <table:table-cell table:style-name="ce3" office:value-type="float" office:value="7.632" calcext:value-type="float">
            <text:p>7,632</text:p>
          </table:table-cell>
          <table:table-cell table:style-name="ce3" office:value-type="float" office:value="0.878" calcext:value-type="float">
            <text:p>0,878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4:15:00" calcext:value-type="date">
            <text:p>04.08.2021 14:15</text:p>
          </table:table-cell>
          <table:table-cell table:style-name="ce3" office:value-type="float" office:value="266616863372.59" calcext:value-type="float">
            <text:p>266.616.863.372,590</text:p>
          </table:table-cell>
          <table:table-cell table:style-name="ce3" office:value-type="float" office:value="-112476730.76" calcext:value-type="float">
            <text:p>-112.476.730,76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292" calcext:value-type="float">
            <text:p>6,292</text:p>
          </table:table-cell>
          <table:table-cell table:style-name="ce3" office:value-type="float" office:value="7.555" calcext:value-type="float">
            <text:p>7,555</text:p>
          </table:table-cell>
          <table:table-cell table:style-name="ce3" office:value-type="float" office:value="1.263" calcext:value-type="float">
            <text:p>1,263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4:30:00" calcext:value-type="date">
            <text:p>04.08.2021 14:30</text:p>
          </table:table-cell>
          <table:table-cell table:style-name="ce3" office:value-type="float" office:value="266507226945.17" calcext:value-type="float">
            <text:p>266.507.226.945,170</text:p>
          </table:table-cell>
          <table:table-cell table:style-name="ce3" office:value-type="float" office:value="-109636427.42" calcext:value-type="float">
            <text:p>-109.636.427,4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534" calcext:value-type="float">
            <text:p>6,534</text:p>
          </table:table-cell>
          <table:table-cell table:style-name="ce3" office:value-type="float" office:value="7.494" calcext:value-type="float">
            <text:p>7,494</text:p>
          </table:table-cell>
          <table:table-cell table:style-name="ce3" office:value-type="float" office:value="0.96" calcext:value-type="float">
            <text:p>0,96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4:45:00" calcext:value-type="date">
            <text:p>04.08.2021 14:45</text:p>
          </table:table-cell>
          <table:table-cell table:style-name="ce3" office:value-type="float" office:value="266394286214.29" calcext:value-type="float">
            <text:p>266.394.286.214,290</text:p>
          </table:table-cell>
          <table:table-cell table:style-name="ce3" office:value-type="float" office:value="-112940730.88" calcext:value-type="float">
            <text:p>-112.940.730,88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553" calcext:value-type="float">
            <text:p>6,553</text:p>
          </table:table-cell>
          <table:table-cell table:style-name="ce3" office:value-type="float" office:value="7.481" calcext:value-type="float">
            <text:p>7,481</text:p>
          </table:table-cell>
          <table:table-cell table:style-name="ce3" office:value-type="float" office:value="0.928" calcext:value-type="float">
            <text:p>0,928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5:00:00" calcext:value-type="date">
            <text:p>04.08.2021 15:00</text:p>
          </table:table-cell>
          <table:table-cell table:style-name="ce3" office:value-type="float" office:value="266285516191.71" calcext:value-type="float">
            <text:p>266.285.516.191,710</text:p>
          </table:table-cell>
          <table:table-cell table:style-name="ce3" office:value-type="float" office:value="-108770022.58" calcext:value-type="float">
            <text:p>-108.770.022,58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439" calcext:value-type="float">
            <text:p>6,439</text:p>
          </table:table-cell>
          <table:table-cell table:style-name="ce3" office:value-type="float" office:value="7.372" calcext:value-type="float">
            <text:p>7,372</text:p>
          </table:table-cell>
          <table:table-cell table:style-name="ce3" office:value-type="float" office:value="0.933" calcext:value-type="float">
            <text:p>0,933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5:15:00" calcext:value-type="date">
            <text:p>04.08.2021 15:15</text:p>
          </table:table-cell>
          <table:table-cell table:style-name="ce3" office:value-type="float" office:value="266159076415.82" calcext:value-type="float">
            <text:p>266.159.076.415,820</text:p>
          </table:table-cell>
          <table:table-cell table:style-name="ce3" office:value-type="float" office:value="-126439775.89" calcext:value-type="float">
            <text:p>-126.439.775,89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315" calcext:value-type="float">
            <text:p>6,315</text:p>
          </table:table-cell>
          <table:table-cell table:style-name="ce3" office:value-type="float" office:value="7.2" calcext:value-type="float">
            <text:p>7,200</text:p>
          </table:table-cell>
          <table:table-cell table:style-name="ce3" office:value-type="float" office:value="0.885" calcext:value-type="float">
            <text:p>0,885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5:30:00" calcext:value-type="date">
            <text:p>04.08.2021 15:30</text:p>
          </table:table-cell>
          <table:table-cell table:style-name="ce3" office:value-type="float" office:value="266052510549.16" calcext:value-type="float">
            <text:p>266.052.510.549,160</text:p>
          </table:table-cell>
          <table:table-cell table:style-name="ce3" office:value-type="float" office:value="-106565866.66" calcext:value-type="float">
            <text:p>-106.565.866,66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193" calcext:value-type="float">
            <text:p>6,193</text:p>
          </table:table-cell>
          <table:table-cell table:style-name="ce3" office:value-type="float" office:value="6.951" calcext:value-type="float">
            <text:p>6,951</text:p>
          </table:table-cell>
          <table:table-cell table:style-name="ce3" office:value-type="float" office:value="0.758" calcext:value-type="float">
            <text:p>0,758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5:45:00" calcext:value-type="date">
            <text:p>04.08.2021 15:45</text:p>
          </table:table-cell>
          <table:table-cell table:style-name="ce3" office:value-type="float" office:value="265950774528.71" calcext:value-type="float">
            <text:p>265.950.774.528,710</text:p>
          </table:table-cell>
          <table:table-cell table:style-name="ce3" office:value-type="float" office:value="-101736020.45" calcext:value-type="float">
            <text:p>-101.736.020,45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5.413" calcext:value-type="float">
            <text:p>5,413</text:p>
          </table:table-cell>
          <table:table-cell table:style-name="ce3" office:value-type="float" office:value="6.754" calcext:value-type="float">
            <text:p>6,754</text:p>
          </table:table-cell>
          <table:table-cell table:style-name="ce3" office:value-type="float" office:value="1.341" calcext:value-type="float">
            <text:p>1,341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6:00:00" calcext:value-type="date">
            <text:p>04.08.2021 16:00</text:p>
          </table:table-cell>
          <table:table-cell table:style-name="ce3" office:value-type="float" office:value="265842387715.49" calcext:value-type="float">
            <text:p>265.842.387.715,490</text:p>
          </table:table-cell>
          <table:table-cell table:style-name="ce3" office:value-type="float" office:value="-108386813.22" calcext:value-type="float">
            <text:p>-108.386.813,2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4.769" calcext:value-type="float">
            <text:p>4,769</text:p>
          </table:table-cell>
          <table:table-cell table:style-name="ce3" office:value-type="float" office:value="6.55" calcext:value-type="float">
            <text:p>6,550</text:p>
          </table:table-cell>
          <table:table-cell table:style-name="ce3" office:value-type="float" office:value="1.781" calcext:value-type="float">
            <text:p>1,781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6:15:00" calcext:value-type="date">
            <text:p>04.08.2021 16:15</text:p>
          </table:table-cell>
          <table:table-cell table:style-name="ce3" office:value-type="float" office:value="265780542801.77" calcext:value-type="float">
            <text:p>265.780.542.801,770</text:p>
          </table:table-cell>
          <table:table-cell table:style-name="ce3" office:value-type="float" office:value="-61844913.72" calcext:value-type="float">
            <text:p>-61.844.913,7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916" calcext:value-type="float">
            <text:p>2,916</text:p>
          </table:table-cell>
          <table:table-cell table:style-name="ce3" office:value-type="float" office:value="6.161" calcext:value-type="float">
            <text:p>6,161</text:p>
          </table:table-cell>
          <table:table-cell table:style-name="ce3" office:value-type="float" office:value="3.245" calcext:value-type="float">
            <text:p>3,245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6:30:00" calcext:value-type="date">
            <text:p>04.08.2021 16:30</text:p>
          </table:table-cell>
          <table:table-cell table:style-name="ce3" office:value-type="float" office:value="265770479631.77" calcext:value-type="float">
            <text:p>265.770.479.631,770</text:p>
          </table:table-cell>
          <table:table-cell table:style-name="ce3" office:value-type="float" office:value="-10063170" calcext:value-type="float">
            <text:p>-10.063.170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366" calcext:value-type="float">
            <text:p>0,366</text:p>
          </table:table-cell>
          <table:table-cell table:style-name="ce3" office:value-type="float" office:value="5.857" calcext:value-type="float">
            <text:p>5,857</text:p>
          </table:table-cell>
          <table:table-cell table:style-name="ce3" office:value-type="float" office:value="5.491" calcext:value-type="float">
            <text:p>5,491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6:45:00" calcext:value-type="date">
            <text:p>04.08.2021 16:45</text:p>
          </table:table-cell>
          <table:table-cell table:style-name="ce3" office:value-type="float" office:value="265737238176.77" calcext:value-type="float">
            <text:p>265.737.238.176,770</text:p>
          </table:table-cell>
          <table:table-cell table:style-name="ce3" office:value-type="float" office:value="-33241455" calcext:value-type="float">
            <text:p>-33.241.455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209" calcext:value-type="float">
            <text:p>1,209</text:p>
          </table:table-cell>
          <table:table-cell table:style-name="ce3" office:value-type="float" office:value="5.39" calcext:value-type="float">
            <text:p>5,390</text:p>
          </table:table-cell>
          <table:table-cell table:style-name="ce3" office:value-type="float" office:value="4.181" calcext:value-type="float">
            <text:p>4,181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7:00:00" calcext:value-type="date">
            <text:p>04.08.2021 17:00</text:p>
          </table:table-cell>
          <table:table-cell table:style-name="ce3" office:value-type="float" office:value="265695947616.77" calcext:value-type="float">
            <text:p>265.695.947.616,770</text:p>
          </table:table-cell>
          <table:table-cell table:style-name="ce3" office:value-type="float" office:value="-41290560" calcext:value-type="float">
            <text:p>-41.290.560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18" calcext:value-type="float">
            <text:p>1,180</text:p>
          </table:table-cell>
          <table:table-cell table:style-name="ce3" office:value-type="float" office:value="5.015" calcext:value-type="float">
            <text:p>5,015</text:p>
          </table:table-cell>
          <table:table-cell table:style-name="ce3" office:value-type="float" office:value="3.835" calcext:value-type="float">
            <text:p>3,835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7:15:00" calcext:value-type="date">
            <text:p>04.08.2021 17:15</text:p>
          </table:table-cell>
          <table:table-cell table:style-name="ce3" office:value-type="float" office:value="265663300080.77" calcext:value-type="float">
            <text:p>265.663.300.080,770</text:p>
          </table:table-cell>
          <table:table-cell table:style-name="ce3" office:value-type="float" office:value="-32647536" calcext:value-type="float">
            <text:p>-32.647.536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933" calcext:value-type="float">
            <text:p>0,933</text:p>
          </table:table-cell>
          <table:table-cell table:style-name="ce3" office:value-type="float" office:value="4.709" calcext:value-type="float">
            <text:p>4,709</text:p>
          </table:table-cell>
          <table:table-cell table:style-name="ce3" office:value-type="float" office:value="3.776" calcext:value-type="float">
            <text:p>3,776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date" office:date-value="2021-08-04T17:30:00" calcext:value-type="date">
            <text:p>04.08.2021 17:30</text:p>
          </table:table-cell>
          <table:table-cell table:style-name="ce3" office:value-type="float" office:value="265663300080.77" calcext:value-type="float">
            <text:p>265.663.300.080,77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4.345" calcext:value-type="float">
            <text:p>4,345</text:p>
          </table:table-cell>
          <table:table-cell table:style-name="ce3" office:value-type="float" office:value="5.045" calcext:value-type="float">
            <text:p>5,045</text:p>
          </table:table-cell>
          <table:table-cell table:style-name="ce3" office:value-type="float" office:value="0.7" calcext:value-type="float">
            <text:p>0,70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7" calcext:value-type="float">
            <text:p>-0,700</text:p>
          </table:table-cell>
          <table:table-cell table:style-name="ce3" office:value-type="float" office:value="94.2279969744149" calcext:value-type="float">
            <text:p>94,22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7:30:00" calcext:value-type="date">
            <text:p>04.08.2021 17:30</text:p>
          </table:table-cell>
          <table:table-cell table:style-name="ce3" office:value-type="float" office:value="265663300080.77" calcext:value-type="float">
            <text:p>265.663.300.080,77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4.345" calcext:value-type="float">
            <text:p>4,345</text:p>
          </table:table-cell>
          <table:table-cell table:style-name="ce3" office:value-type="float" office:value="5.045" calcext:value-type="float">
            <text:p>5,045</text:p>
          </table:table-cell>
          <table:table-cell table:style-name="ce3" office:value-type="float" office:value="0.7" calcext:value-type="float">
            <text:p>0,70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7" calcext:value-type="float">
            <text:p>-0,700</text:p>
          </table:table-cell>
          <table:table-cell table:style-name="ce3" office:value-type="float" office:value="94.2279969744149" calcext:value-type="float">
            <text:p>94,22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" calcext:value-type="float">
            <text:p>35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7:45:00" calcext:value-type="date">
            <text:p>04.08.2021 17:45</text:p>
          </table:table-cell>
          <table:table-cell table:style-name="ce3" office:value-type="float" office:value="265663300080.77" calcext:value-type="float">
            <text:p>265.663.300.080,77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3.856" calcext:value-type="float">
            <text:p>3,856</text:p>
          </table:table-cell>
          <table:table-cell table:style-name="ce3" office:value-type="float" office:value="3.771" calcext:value-type="float">
            <text:p>3,77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085" calcext:value-type="float">
            <text:p>0,085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0265625" calcext:value-type="float">
            <text:p>0,027</text:p>
          </table:table-cell>
          <table:table-cell table:style-name="ce3" office:value-type="float" office:value="94.3086331351293" calcext:value-type="float">
            <text:p>94,309</text:p>
          </table:table-cell>
          <table:table-cell table:style-name="ce3" office:value-type="float" office:value="0.0584375" calcext:value-type="float">
            <text:p>0,058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8:00:00" calcext:value-type="date">
            <text:p>04.08.2021 18:00</text:p>
          </table:table-cell>
          <table:table-cell table:style-name="ce3" office:value-type="float" office:value="265663300080.77" calcext:value-type="float">
            <text:p>265.663.300.080,77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3.317" calcext:value-type="float">
            <text:p>3,317</text:p>
          </table:table-cell>
          <table:table-cell table:style-name="ce3" office:value-type="float" office:value="3.479" calcext:value-type="float">
            <text:p>3,479</text:p>
          </table:table-cell>
          <table:table-cell table:style-name="ce3" office:value-type="float" office:value="0.162" calcext:value-type="float">
            <text:p>0,16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162" calcext:value-type="float">
            <text:p>-0,162</text:p>
          </table:table-cell>
          <table:table-cell table:style-name="ce3" office:value-type="float" office:value="93.8168474208436" calcext:value-type="float">
            <text:p>93,81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8:15:00" calcext:value-type="date">
            <text:p>04.08.2021 18:15</text:p>
          </table:table-cell>
          <table:table-cell table:style-name="ce3" office:value-type="float" office:value="265663300080.77" calcext:value-type="float">
            <text:p>265.663.300.080,77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2.886" calcext:value-type="float">
            <text:p>2,886</text:p>
          </table:table-cell>
          <table:table-cell table:style-name="ce3" office:value-type="float" office:value="3.905" calcext:value-type="float">
            <text:p>3,905</text:p>
          </table:table-cell>
          <table:table-cell table:style-name="ce3" office:value-type="float" office:value="1.019" calcext:value-type="float">
            <text:p>1,01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019" calcext:value-type="float">
            <text:p>-1,019</text:p>
          </table:table-cell>
          <table:table-cell table:style-name="ce3" office:value-type="float" office:value="90.7234545637008" calcext:value-type="float">
            <text:p>90,72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8:30:00" calcext:value-type="date">
            <text:p>04.08.2021 18:30</text:p>
          </table:table-cell>
          <table:table-cell table:style-name="ce3" office:value-type="float" office:value="265663300080.77" calcext:value-type="float">
            <text:p>265.663.300.080,77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2.439" calcext:value-type="float">
            <text:p>2,439</text:p>
          </table:table-cell>
          <table:table-cell table:style-name="ce3" office:value-type="float" office:value="2.697" calcext:value-type="float">
            <text:p>2,697</text:p>
          </table:table-cell>
          <table:table-cell table:style-name="ce3" office:value-type="float" office:value="0.258" calcext:value-type="float">
            <text:p>0,25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258" calcext:value-type="float">
            <text:p>-0,258</text:p>
          </table:table-cell>
          <table:table-cell table:style-name="ce3" office:value-type="float" office:value="89.9402402779863" calcext:value-type="float">
            <text:p>89,94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8:45:00" calcext:value-type="date">
            <text:p>04.08.2021 18:45</text:p>
          </table:table-cell>
          <table:table-cell table:style-name="ce3" office:value-type="float" office:value="265651841955.77" calcext:value-type="float">
            <text:p>265.651.841.955,770</text:p>
          </table:table-cell>
          <table:table-cell table:style-name="ce3" office:value-type="float" office:value="-11458125" calcext:value-type="float">
            <text:p>-11.458.125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208" calcext:value-type="float">
            <text:p>0,208</text:p>
          </table:table-cell>
          <table:table-cell table:style-name="ce3" office:value-type="float" office:value="1.922" calcext:value-type="float">
            <text:p>1,922</text:p>
          </table:table-cell>
          <table:table-cell table:style-name="ce3" office:value-type="float" office:value="3.638" calcext:value-type="float">
            <text:p>3,638</text:p>
          </table:table-cell>
          <table:table-cell table:style-name="ce3" office:value-type="float" office:value="1.924" calcext:value-type="float">
            <text:p>1,92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92433333333333" calcext:value-type="float">
            <text:p>-1,924</text:p>
          </table:table-cell>
          <table:table-cell table:style-name="ce3" office:value-type="float" office:value="84.09851408751" calcext:value-type="float">
            <text:p>84,099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9:00:00" calcext:value-type="date">
            <text:p>04.08.2021 19:00</text:p>
          </table:table-cell>
          <table:table-cell table:style-name="ce3" office:value-type="float" office:value="265598492925.77" calcext:value-type="float">
            <text:p>265.598.492.925,770</text:p>
          </table:table-cell>
          <table:table-cell table:style-name="ce3" office:value-type="float" office:value="-53349030" calcext:value-type="float">
            <text:p>-53.349.030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97" calcext:value-type="float">
            <text:p>0,970</text:p>
          </table:table-cell>
          <table:table-cell table:style-name="ce3" office:value-type="float" office:value="1.407" calcext:value-type="float">
            <text:p>1,407</text:p>
          </table:table-cell>
          <table:table-cell table:style-name="ce3" office:value-type="float" office:value="5.292" calcext:value-type="float">
            <text:p>5,292</text:p>
          </table:table-cell>
          <table:table-cell table:style-name="ce3" office:value-type="float" office:value="4.855" calcext:value-type="float">
            <text:p>4,85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4.855" calcext:value-type="float">
            <text:p>-4,855</text:p>
          </table:table-cell>
          <table:table-cell table:style-name="ce3" office:value-type="float" office:value="69.3601212303673" calcext:value-type="float">
            <text:p>69,36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9:15:00" calcext:value-type="date">
            <text:p>04.08.2021 19:15</text:p>
          </table:table-cell>
          <table:table-cell table:style-name="ce3" office:value-type="float" office:value="265537132374.77" calcext:value-type="float">
            <text:p>265.537.132.374,770</text:p>
          </table:table-cell>
          <table:table-cell table:style-name="ce3" office:value-type="float" office:value="-61360551" calcext:value-type="float">
            <text:p>-61.360.551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116" calcext:value-type="float">
            <text:p>1,116</text:p>
          </table:table-cell>
          <table:table-cell table:style-name="ce3" office:value-type="float" office:value="0.926" calcext:value-type="float">
            <text:p>0,926</text:p>
          </table:table-cell>
          <table:table-cell table:style-name="ce3" office:value-type="float" office:value="3.329" calcext:value-type="float">
            <text:p>3,329</text:p>
          </table:table-cell>
          <table:table-cell table:style-name="ce3" office:value-type="float" office:value="3.519" calcext:value-type="float">
            <text:p>3,51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3.51866666666667" calcext:value-type="float">
            <text:p>-3,519</text:p>
          </table:table-cell>
          <table:table-cell table:style-name="ce3" office:value-type="float" office:value="58.6784545637004" calcext:value-type="float">
            <text:p>58,67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9:30:00" calcext:value-type="date">
            <text:p>04.08.2021 19:30</text:p>
          </table:table-cell>
          <table:table-cell table:style-name="ce3" office:value-type="float" office:value="265416308738.27" calcext:value-type="float">
            <text:p>265.416.308.738,270</text:p>
          </table:table-cell>
          <table:table-cell table:style-name="ce3" office:value-type="float" office:value="-120823636.5" calcext:value-type="float">
            <text:p>-120.823.636,5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197" calcext:value-type="float">
            <text:p>2,197</text:p>
          </table:table-cell>
          <table:table-cell table:style-name="ce3" office:value-type="float" office:value="0.483" calcext:value-type="float">
            <text:p>0,483</text:p>
          </table:table-cell>
          <table:table-cell table:style-name="ce3" office:value-type="float" office:value="3.07" calcext:value-type="float">
            <text:p>3,070</text:p>
          </table:table-cell>
          <table:table-cell table:style-name="ce3" office:value-type="float" office:value="4.784" calcext:value-type="float">
            <text:p>4,78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4.78383333333333" calcext:value-type="float">
            <text:p>-4,784</text:p>
          </table:table-cell>
          <table:table-cell table:style-name="ce3" office:value-type="float" office:value="44.1561033732243" calcext:value-type="float">
            <text:p>44,156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9:45:00" calcext:value-type="date">
            <text:p>04.08.2021 19:45</text:p>
          </table:table-cell>
          <table:table-cell table:style-name="ce3" office:value-type="float" office:value="265318630514.27" calcext:value-type="float">
            <text:p>265.318.630.514,270</text:p>
          </table:table-cell>
          <table:table-cell table:style-name="ce3" office:value-type="float" office:value="-97678224" calcext:value-type="float">
            <text:p>-97.678.224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776" calcext:value-type="float">
            <text:p>1,776</text:p>
          </table:table-cell>
          <table:table-cell table:style-name="ce3" office:value-type="float" office:value="0.061" calcext:value-type="float">
            <text:p>0,061</text:p>
          </table:table-cell>
          <table:table-cell table:style-name="ce3" office:value-type="float" office:value="3.19" calcext:value-type="float">
            <text:p>3,190</text:p>
          </table:table-cell>
          <table:table-cell table:style-name="ce3" office:value-type="float" office:value="4.905" calcext:value-type="float">
            <text:p>4,90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4.905" calcext:value-type="float">
            <text:p>-4,905</text:p>
          </table:table-cell>
          <table:table-cell table:style-name="ce3" office:value-type="float" office:value="29.2659248017958" calcext:value-type="float">
            <text:p>29,266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0:00:00" calcext:value-type="date">
            <text:p>04.08.2021 20:00</text:p>
          </table:table-cell>
          <table:table-cell table:style-name="ce3" office:value-type="float" office:value="265169198231.27" calcext:value-type="float">
            <text:p>265.169.198.231,270</text:p>
          </table:table-cell>
          <table:table-cell table:style-name="ce3" office:value-type="float" office:value="-149432283" calcext:value-type="float">
            <text:p>-149.432.283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717" calcext:value-type="float">
            <text:p>2,717</text:p>
          </table:table-cell>
          <table:table-cell table:style-name="ce3" office:value-type="float" office:value="0.005" calcext:value-type="float">
            <text:p>0,005</text:p>
          </table:table-cell>
          <table:table-cell table:style-name="ce3" office:value-type="float" office:value="2.096" calcext:value-type="float">
            <text:p>2,096</text:p>
          </table:table-cell>
          <table:table-cell table:style-name="ce3" office:value-type="float" office:value="4.808" calcext:value-type="float">
            <text:p>4,80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4.808" calcext:value-type="float">
            <text:p>-4,808</text:p>
          </table:table-cell>
          <table:table-cell table:style-name="ce3" office:value-type="float" office:value="14.6702105160815" calcext:value-type="float">
            <text:p>14,67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0:15:00" calcext:value-type="date">
            <text:p>04.08.2021 20:15</text:p>
          </table:table-cell>
          <table:table-cell table:style-name="ce3" office:value-type="float" office:value="265076049977.56" calcext:value-type="float">
            <text:p>265.076.049.977,560</text:p>
          </table:table-cell>
          <table:table-cell table:style-name="ce3" office:value-type="float" office:value="-93148253.71" calcext:value-type="float">
            <text:p>-93.148.253,710</text:p>
          </table:table-cell>
          <table:table-cell table:style-name="ce3" office:value-type="float" office:value="0.352" calcext:value-type="float">
            <text:p>0,352</text:p>
          </table:table-cell>
          <table:table-cell table:style-name="ce3" office:value-type="float" office:value="2.046" calcext:value-type="float">
            <text:p>2,046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639" calcext:value-type="float">
            <text:p>2,639</text:p>
          </table:table-cell>
          <table:table-cell table:style-name="ce3" office:value-type="float" office:value="4.333" calcext:value-type="float">
            <text:p>4,33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4.33263333333333" calcext:value-type="float">
            <text:p>-4,333</text:p>
          </table:table-cell>
          <table:table-cell table:style-name="ce3" office:value-type="float" office:value="1.51757361131956" calcext:value-type="float">
            <text:p>1,51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0:30:00" calcext:value-type="date">
            <text:p>04.08.2021 20:30</text:p>
          </table:table-cell>
          <table:table-cell table:style-name="ce3" office:value-type="float" office:value="265288564861.62" calcext:value-type="float">
            <text:p>265.288.564.861,620</text:p>
          </table:table-cell>
          <table:table-cell table:style-name="ce3" office:value-type="float" office:value="212514884.06" calcext:value-type="float">
            <text:p>212.514.884,060</text:p>
          </table:table-cell>
          <table:table-cell table:style-name="ce3" office:value-type="float" office:value="3.864" calcext:value-type="float">
            <text:p>3,86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3.864" calcext:value-type="float">
            <text:p>3,864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51757361131956" calcext:value-type="float">
            <text:p>1,51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0:45:00" calcext:value-type="date">
            <text:p>04.08.2021 20:45</text:p>
          </table:table-cell>
          <table:table-cell table:style-name="ce3" office:value-type="float" office:value="265451195946.55" calcext:value-type="float">
            <text:p>265.451.195.946,550</text:p>
          </table:table-cell>
          <table:table-cell table:style-name="ce3" office:value-type="float" office:value="162631084.93" calcext:value-type="float">
            <text:p>162.631.084,930</text:p>
          </table:table-cell>
          <table:table-cell table:style-name="ce3" office:value-type="float" office:value="2.957" calcext:value-type="float">
            <text:p>2,95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957" calcext:value-type="float">
            <text:p>2,957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51757361131956" calcext:value-type="float">
            <text:p>1,51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1:00:00" calcext:value-type="date">
            <text:p>04.08.2021 21:00</text:p>
          </table:table-cell>
          <table:table-cell table:style-name="ce3" office:value-type="float" office:value="265614762008.97" calcext:value-type="float">
            <text:p>265.614.762.008,970</text:p>
          </table:table-cell>
          <table:table-cell table:style-name="ce3" office:value-type="float" office:value="163566062.42" calcext:value-type="float">
            <text:p>163.566.062,420</text:p>
          </table:table-cell>
          <table:table-cell table:style-name="ce3" office:value-type="float" office:value="2.974" calcext:value-type="float">
            <text:p>2,97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974" calcext:value-type="float">
            <text:p>2,974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51757361131956" calcext:value-type="float">
            <text:p>1,51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1:15:00" calcext:value-type="date">
            <text:p>04.08.2021 21:15</text:p>
          </table:table-cell>
          <table:table-cell table:style-name="ce3" office:value-type="float" office:value="265825956924.81" calcext:value-type="float">
            <text:p>265.825.956.924,810</text:p>
          </table:table-cell>
          <table:table-cell table:style-name="ce3" office:value-type="float" office:value="211194915.84" calcext:value-type="float">
            <text:p>211.194.915,840</text:p>
          </table:table-cell>
          <table:table-cell table:style-name="ce3" office:value-type="float" office:value="3.84" calcext:value-type="float">
            <text:p>3,84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3.84" calcext:value-type="float">
            <text:p>3,84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51757361131956" calcext:value-type="float">
            <text:p>1,51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1:30:00" calcext:value-type="date">
            <text:p>04.08.2021 21:30</text:p>
          </table:table-cell>
          <table:table-cell table:style-name="ce3" office:value-type="float" office:value="266031706971.72" calcext:value-type="float">
            <text:p>266.031.706.971,720</text:p>
          </table:table-cell>
          <table:table-cell table:style-name="ce3" office:value-type="float" office:value="205750046.91" calcext:value-type="float">
            <text:p>205.750.046,910</text:p>
          </table:table-cell>
          <table:table-cell table:style-name="ce3" office:value-type="float" office:value="3.741" calcext:value-type="float">
            <text:p>3,74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3.741" calcext:value-type="float">
            <text:p>3,741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51757361131956" calcext:value-type="float">
            <text:p>1,51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1:45:00" calcext:value-type="date">
            <text:p>04.08.2021 21:45</text:p>
          </table:table-cell>
          <table:table-cell table:style-name="ce3" office:value-type="float" office:value="266263086401.65" calcext:value-type="float">
            <text:p>266.263.086.401,650</text:p>
          </table:table-cell>
          <table:table-cell table:style-name="ce3" office:value-type="float" office:value="231379429.93" calcext:value-type="float">
            <text:p>231.379.429,930</text:p>
          </table:table-cell>
          <table:table-cell table:style-name="ce3" office:value-type="float" office:value="4.207" calcext:value-type="float">
            <text:p>4,20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4.207" calcext:value-type="float">
            <text:p>4,207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51757361131956" calcext:value-type="float">
            <text:p>1,51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2:00:00" calcext:value-type="date">
            <text:p>04.08.2021 22:00</text:p>
          </table:table-cell>
          <table:table-cell table:style-name="ce3" office:value-type="float" office:value="266601645177.13" calcext:value-type="float">
            <text:p>266.601.645.177,130</text:p>
          </table:table-cell>
          <table:table-cell table:style-name="ce3" office:value-type="float" office:value="338558775.48" calcext:value-type="float">
            <text:p>338.558.775,480</text:p>
          </table:table-cell>
          <table:table-cell table:style-name="ce3" office:value-type="float" office:value="9.675" calcext:value-type="float">
            <text:p>9,67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952" calcext:value-type="float">
            <text:p>2,95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6.723" calcext:value-type="float">
            <text:p>6,723</text:p>
          </table:table-cell>
          <table:table-cell table:style-name="ce3" office:value-type="float" office:value="0.704016077503012" calcext:value-type="float">
            <text:p>0,704</text:p>
          </table:table-cell>
          <table:table-cell table:style-name="ce3" office:value-type="float" office:value="3.65476527516799" calcext:value-type="float">
            <text:p>3,655</text:p>
          </table:table-cell>
          <table:table-cell table:style-name="ce3" office:value-type="float" office:value="6.01931725583032" calcext:value-type="float">
            <text:p>6,019</text:p>
          </table:table-cell>
          <table:table-cell table:style-name="ce3" office:value-type="float" office:value="36.291522885614" calcext:value-type="float">
            <text:p>36,29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2:15:00" calcext:value-type="date">
            <text:p>04.08.2021 22:15</text:p>
          </table:table-cell>
          <table:table-cell table:style-name="ce3" office:value-type="float" office:value="267009949906.38" calcext:value-type="float">
            <text:p>267.009.949.906,380</text:p>
          </table:table-cell>
          <table:table-cell table:style-name="ce3" office:value-type="float" office:value="408304729.25" calcext:value-type="float">
            <text:p>408.304.729,250</text:p>
          </table:table-cell>
          <table:table-cell table:style-name="ce3" office:value-type="float" office:value="11.669" calcext:value-type="float">
            <text:p>11,66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856" calcext:value-type="float">
            <text:p>2,85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8.813" calcext:value-type="float">
            <text:p>8,813</text:p>
          </table:table-cell>
          <table:table-cell table:style-name="ce3" office:value-type="float" office:value="0.901168532720894" calcext:value-type="float">
            <text:p>0,901</text:p>
          </table:table-cell>
          <table:table-cell table:style-name="ce3" office:value-type="float" office:value="6.39045546378499" calcext:value-type="float">
            <text:p>6,390</text:p>
          </table:table-cell>
          <table:table-cell table:style-name="ce3" office:value-type="float" office:value="7.91136480061244" calcext:value-type="float">
            <text:p>7,911</text:p>
          </table:table-cell>
          <table:table-cell table:style-name="ce3" office:value-type="float" office:value="37.9726879057441" calcext:value-type="float">
            <text:p>37,973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2:30:00" calcext:value-type="date">
            <text:p>04.08.2021 22:30</text:p>
          </table:table-cell>
          <table:table-cell table:style-name="ce3" office:value-type="float" office:value="267408607355.15" calcext:value-type="float">
            <text:p>267.408.607.355,150</text:p>
          </table:table-cell>
          <table:table-cell table:style-name="ce3" office:value-type="float" office:value="398657448.77" calcext:value-type="float">
            <text:p>398.657.448,770</text:p>
          </table:table-cell>
          <table:table-cell table:style-name="ce3" office:value-type="float" office:value="11.393" calcext:value-type="float">
            <text:p>11,39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295" calcext:value-type="float">
            <text:p>2,29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9.098" calcext:value-type="float">
            <text:p>9,098</text:p>
          </table:table-cell>
          <table:table-cell table:style-name="ce3" office:value-type="float" office:value="0.905105891977729" calcext:value-type="float">
            <text:p>0,905</text:p>
          </table:table-cell>
          <table:table-cell table:style-name="ce3" office:value-type="float" office:value="9.13809835014595" calcext:value-type="float">
            <text:p>9,138</text:p>
          </table:table-cell>
          <table:table-cell table:style-name="ce3" office:value-type="float" office:value="8.1927274413556" calcext:value-type="float">
            <text:p>8,193</text:p>
          </table:table-cell>
          <table:table-cell table:style-name="ce3" office:value-type="float" office:value="39.7136424870322" calcext:value-type="float">
            <text:p>39,714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2:45:00" calcext:value-type="date">
            <text:p>04.08.2021 22:45</text:p>
          </table:table-cell>
          <table:table-cell table:style-name="ce3" office:value-type="float" office:value="267815220806.83" calcext:value-type="float">
            <text:p>267.815.220.806,830</text:p>
          </table:table-cell>
          <table:table-cell table:style-name="ce3" office:value-type="float" office:value="406613451.68" calcext:value-type="float">
            <text:p>406.613.451,680</text:p>
          </table:table-cell>
          <table:table-cell table:style-name="ce3" office:value-type="float" office:value="11.62" calcext:value-type="float">
            <text:p>11,62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37" calcext:value-type="float">
            <text:p>2,37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9.25" calcext:value-type="float">
            <text:p>9,250</text:p>
          </table:table-cell>
          <table:table-cell table:style-name="ce3" office:value-type="float" office:value="0.894535450097979" calcext:value-type="float">
            <text:p>0,895</text:p>
          </table:table-cell>
          <table:table-cell table:style-name="ce3" office:value-type="float" office:value="11.8536523950862" calcext:value-type="float">
            <text:p>11,854</text:p>
          </table:table-cell>
          <table:table-cell table:style-name="ce3" office:value-type="float" office:value="8.35566454990202" calcext:value-type="float">
            <text:p>8,356</text:p>
          </table:table-cell>
          <table:table-cell table:style-name="ce3" office:value-type="float" office:value="41.4892212038863" calcext:value-type="float">
            <text:p>41,48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3:00:00" calcext:value-type="date">
            <text:p>04.08.2021 23:00</text:p>
          </table:table-cell>
          <table:table-cell table:style-name="ce3" office:value-type="float" office:value="268215108805.83" calcext:value-type="float">
            <text:p>268.215.108.805,830</text:p>
          </table:table-cell>
          <table:table-cell table:style-name="ce3" office:value-type="float" office:value="399887999" calcext:value-type="float">
            <text:p>399.887.999,000</text:p>
          </table:table-cell>
          <table:table-cell table:style-name="ce3" office:value-type="float" office:value="11.428" calcext:value-type="float">
            <text:p>11,42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163" calcext:value-type="float">
            <text:p>2,16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9.265" calcext:value-type="float">
            <text:p>9,265</text:p>
          </table:table-cell>
          <table:table-cell table:style-name="ce3" office:value-type="float" office:value="0.870532210539852" calcext:value-type="float">
            <text:p>0,871</text:p>
          </table:table-cell>
          <table:table-cell table:style-name="ce3" office:value-type="float" office:value="14.4963394627965" calcext:value-type="float">
            <text:p>14,496</text:p>
          </table:table-cell>
          <table:table-cell table:style-name="ce3" office:value-type="float" office:value="8.39446778946015" calcext:value-type="float">
            <text:p>8,394</text:p>
          </table:table-cell>
          <table:table-cell table:style-name="ce3" office:value-type="float" office:value="43.2730456091466" calcext:value-type="float">
            <text:p>43,273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3:15:00" calcext:value-type="date">
            <text:p>04.08.2021 23:15</text:p>
          </table:table-cell>
          <table:table-cell table:style-name="ce3" office:value-type="float" office:value="268622560897.91" calcext:value-type="float">
            <text:p>268.622.560.897,910</text:p>
          </table:table-cell>
          <table:table-cell table:style-name="ce3" office:value-type="float" office:value="407452092.08" calcext:value-type="float">
            <text:p>407.452.092,080</text:p>
          </table:table-cell>
          <table:table-cell table:style-name="ce3" office:value-type="float" office:value="11.644" calcext:value-type="float">
            <text:p>11,64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22" calcext:value-type="float">
            <text:p>2,22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9.424" calcext:value-type="float">
            <text:p>9,424</text:p>
          </table:table-cell>
          <table:table-cell table:style-name="ce3" office:value-type="float" office:value="0.859973816910509" calcext:value-type="float">
            <text:p>0,860</text:p>
          </table:table-cell>
          <table:table-cell table:style-name="ce3" office:value-type="float" office:value="17.106974264132" calcext:value-type="float">
            <text:p>17,107</text:p>
          </table:table-cell>
          <table:table-cell table:style-name="ce3" office:value-type="float" office:value="8.56419284975616" calcext:value-type="float">
            <text:p>8,564</text:p>
          </table:table-cell>
          <table:table-cell table:style-name="ce3" office:value-type="float" office:value="45.0929365897198" calcext:value-type="float">
            <text:p>45,093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3:30:00" calcext:value-type="date">
            <text:p>04.08.2021 23:30</text:p>
          </table:table-cell>
          <table:table-cell table:style-name="ce3" office:value-type="float" office:value="269009070308.21" calcext:value-type="float">
            <text:p>269.009.070.308,210</text:p>
          </table:table-cell>
          <table:table-cell table:style-name="ce3" office:value-type="float" office:value="386509410.3" calcext:value-type="float">
            <text:p>386.509.410,300</text:p>
          </table:table-cell>
          <table:table-cell table:style-name="ce3" office:value-type="float" office:value="11.046" calcext:value-type="float">
            <text:p>11,04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237" calcext:value-type="float">
            <text:p>1,23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9.809" calcext:value-type="float">
            <text:p>9,809</text:p>
          </table:table-cell>
          <table:table-cell table:style-name="ce3" office:value-type="float" office:value="0.868386254129773" calcext:value-type="float">
            <text:p>0,868</text:p>
          </table:table-cell>
          <table:table-cell table:style-name="ce3" office:value-type="float" office:value="19.7431468213116" calcext:value-type="float">
            <text:p>19,743</text:p>
          </table:table-cell>
          <table:table-cell table:style-name="ce3" office:value-type="float" office:value="8.94028041253689" calcext:value-type="float">
            <text:p>8,940</text:p>
          </table:table-cell>
          <table:table-cell table:style-name="ce3" office:value-type="float" office:value="46.9927461773839" calcext:value-type="float">
            <text:p>46,993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3:45:00" calcext:value-type="date">
            <text:p>04.08.2021 23:45</text:p>
          </table:table-cell>
          <table:table-cell table:style-name="ce3" office:value-type="float" office:value="269396384533.34" calcext:value-type="float">
            <text:p>269.396.384.533,340</text:p>
          </table:table-cell>
          <table:table-cell table:style-name="ce3" office:value-type="float" office:value="387314225.13" calcext:value-type="float">
            <text:p>387.314.225,130</text:p>
          </table:table-cell>
          <table:table-cell table:style-name="ce3" office:value-type="float" office:value="11.069" calcext:value-type="float">
            <text:p>11,06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357" calcext:value-type="float">
            <text:p>1,35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9.712" calcext:value-type="float">
            <text:p>9,712</text:p>
          </table:table-cell>
          <table:table-cell table:style-name="ce3" office:value-type="float" office:value="0.833621240920233" calcext:value-type="float">
            <text:p>0,834</text:p>
          </table:table-cell>
          <table:table-cell table:style-name="ce3" office:value-type="float" office:value="22.273782731248" calcext:value-type="float">
            <text:p>22,274</text:p>
          </table:table-cell>
          <table:table-cell table:style-name="ce3" office:value-type="float" office:value="8.87804542574644" calcext:value-type="float">
            <text:p>8,878</text:p>
          </table:table-cell>
          <table:table-cell table:style-name="ce3" office:value-type="float" office:value="48.879330830355" calcext:value-type="float">
            <text:p>48,87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" calcext:value-type="date">
            <text:p>05.08.2021 00:00</text:p>
          </table:table-cell>
          <table:table-cell table:style-name="ce3" office:value-type="float" office:value="269797584730.44" calcext:value-type="float">
            <text:p>269.797.584.730,440</text:p>
          </table:table-cell>
          <table:table-cell table:style-name="ce3" office:value-type="float" office:value="401200197.1" calcext:value-type="float">
            <text:p>401.200.197,100</text:p>
          </table:table-cell>
          <table:table-cell table:style-name="ce3" office:value-type="float" office:value="11.466" calcext:value-type="float">
            <text:p>11,46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356" calcext:value-type="float">
            <text:p>1,35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11" calcext:value-type="float">
            <text:p>10,110</text:p>
          </table:table-cell>
          <table:table-cell table:style-name="ce3" office:value-type="float" office:value="0.840818910406915" calcext:value-type="float">
            <text:p>0,841</text:p>
          </table:table-cell>
          <table:table-cell table:style-name="ce3" office:value-type="float" office:value="24.826268709269" calcext:value-type="float">
            <text:p>24,826</text:p>
          </table:table-cell>
          <table:table-cell table:style-name="ce3" office:value-type="float" office:value="9.26868108959309" calcext:value-type="float">
            <text:p>9,269</text:p>
          </table:table-cell>
          <table:table-cell table:style-name="ce3" office:value-type="float" office:value="50.8489255618935" calcext:value-type="float">
            <text:p>50,84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0:15:00" calcext:value-type="date">
            <text:p>05.08.2021 00:15</text:p>
          </table:table-cell>
          <table:table-cell table:style-name="ce3" office:value-type="float" office:value="270189080493.54" calcext:value-type="float">
            <text:p>270.189.080.493,540</text:p>
          </table:table-cell>
          <table:table-cell table:style-name="ce3" office:value-type="float" office:value="391495763.1" calcext:value-type="float">
            <text:p>391.495.763,100</text:p>
          </table:table-cell>
          <table:table-cell table:style-name="ce3" office:value-type="float" office:value="11.188" calcext:value-type="float">
            <text:p>11,18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402" calcext:value-type="float">
            <text:p>0,40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786" calcext:value-type="float">
            <text:p>10,786</text:p>
          </table:table-cell>
          <table:table-cell table:style-name="ce3" office:value-type="float" office:value="0.901561790627974" calcext:value-type="float">
            <text:p>0,902</text:p>
          </table:table-cell>
          <table:table-cell table:style-name="ce3" office:value-type="float" office:value="27.5631527165325" calcext:value-type="float">
            <text:p>27,563</text:p>
          </table:table-cell>
          <table:table-cell table:style-name="ce3" office:value-type="float" office:value="9.8846048760387" calcext:value-type="float">
            <text:p>9,885</text:p>
          </table:table-cell>
          <table:table-cell table:style-name="ce3" office:value-type="float" office:value="52.9494040980518" calcext:value-type="float">
            <text:p>52,94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0:30:00" calcext:value-type="date">
            <text:p>05.08.2021 00:30</text:p>
          </table:table-cell>
          <table:table-cell table:style-name="ce3" office:value-type="float" office:value="270582850733.35" calcext:value-type="float">
            <text:p>270.582.850.733,350</text:p>
          </table:table-cell>
          <table:table-cell table:style-name="ce3" office:value-type="float" office:value="393770239.81" calcext:value-type="float">
            <text:p>393.770.239,810</text:p>
          </table:table-cell>
          <table:table-cell table:style-name="ce3" office:value-type="float" office:value="11.253" calcext:value-type="float">
            <text:p>11,2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412" calcext:value-type="float">
            <text:p>0,41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841" calcext:value-type="float">
            <text:p>10,841</text:p>
          </table:table-cell>
          <table:table-cell table:style-name="ce3" office:value-type="float" office:value="0.90972743530514" calcext:value-type="float">
            <text:p>0,910</text:p>
          </table:table-cell>
          <table:table-cell table:style-name="ce3" office:value-type="float" office:value="30.3248252879945" calcext:value-type="float">
            <text:p>30,325</text:p>
          </table:table-cell>
          <table:table-cell table:style-name="ce3" office:value-type="float" office:value="9.93143923136153" calcext:value-type="float">
            <text:p>9,931</text:p>
          </table:table-cell>
          <table:table-cell table:style-name="ce3" office:value-type="float" office:value="55.0598349347161" calcext:value-type="float">
            <text:p>55,06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0:45:00" calcext:value-type="date">
            <text:p>05.08.2021 00:45</text:p>
          </table:table-cell>
          <table:table-cell table:style-name="ce3" office:value-type="float" office:value="270988133324.56" calcext:value-type="float">
            <text:p>270.988.133.324,560</text:p>
          </table:table-cell>
          <table:table-cell table:style-name="ce3" office:value-type="float" office:value="405282591.21" calcext:value-type="float">
            <text:p>405.282.591,210</text:p>
          </table:table-cell>
          <table:table-cell table:style-name="ce3" office:value-type="float" office:value="11.582" calcext:value-type="float">
            <text:p>11,58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987" calcext:value-type="float">
            <text:p>0,98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595" calcext:value-type="float">
            <text:p>10,595</text:p>
          </table:table-cell>
          <table:table-cell table:style-name="ce3" office:value-type="float" office:value="0.893056060519851" calcext:value-type="float">
            <text:p>0,893</text:p>
          </table:table-cell>
          <table:table-cell table:style-name="ce3" office:value-type="float" office:value="33.0358883288584" calcext:value-type="float">
            <text:p>33,036</text:p>
          </table:table-cell>
          <table:table-cell table:style-name="ce3" office:value-type="float" office:value="9.70211060614682" calcext:value-type="float">
            <text:p>9,702</text:p>
          </table:table-cell>
          <table:table-cell table:style-name="ce3" office:value-type="float" office:value="57.1215334385223" calcext:value-type="float">
            <text:p>57,12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1:00:00" calcext:value-type="date">
            <text:p>05.08.2021 01:00</text:p>
          </table:table-cell>
          <table:table-cell table:style-name="ce3" office:value-type="float" office:value="271388114635.41" calcext:value-type="float">
            <text:p>271.388.114.635,410</text:p>
          </table:table-cell>
          <table:table-cell table:style-name="ce3" office:value-type="float" office:value="399981310.85" calcext:value-type="float">
            <text:p>399.981.310,850</text:p>
          </table:table-cell>
          <table:table-cell table:style-name="ce3" office:value-type="float" office:value="11.431" calcext:value-type="float">
            <text:p>11,43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001" calcext:value-type="float">
            <text:p>1,00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43" calcext:value-type="float">
            <text:p>10,430</text:p>
          </table:table-cell>
          <table:table-cell table:style-name="ce3" office:value-type="float" office:value="0.883919654878034" calcext:value-type="float">
            <text:p>0,884</text:p>
          </table:table-cell>
          <table:table-cell table:style-name="ce3" office:value-type="float" office:value="35.7192158525952" calcext:value-type="float">
            <text:p>35,719</text:p>
          </table:table-cell>
          <table:table-cell table:style-name="ce3" office:value-type="float" office:value="9.54574701178863" calcext:value-type="float">
            <text:p>9,546</text:p>
          </table:table-cell>
          <table:table-cell table:style-name="ce3" office:value-type="float" office:value="59.1500046785274" calcext:value-type="float">
            <text:p>59,15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1:15:00" calcext:value-type="date">
            <text:p>05.08.2021 01:15</text:p>
          </table:table-cell>
          <table:table-cell table:style-name="ce3" office:value-type="float" office:value="271788728134.16" calcext:value-type="float">
            <text:p>271.788.728.134,160</text:p>
          </table:table-cell>
          <table:table-cell table:style-name="ce3" office:value-type="float" office:value="400613498.75" calcext:value-type="float">
            <text:p>400.613.498,750</text:p>
          </table:table-cell>
          <table:table-cell table:style-name="ce3" office:value-type="float" office:value="11.449" calcext:value-type="float">
            <text:p>11,44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995" calcext:value-type="float">
            <text:p>0,99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454" calcext:value-type="float">
            <text:p>10,454</text:p>
          </table:table-cell>
          <table:table-cell table:style-name="ce3" office:value-type="float" office:value="0.89132835549921" calcext:value-type="float">
            <text:p>0,891</text:p>
          </table:table-cell>
          <table:table-cell table:style-name="ce3" office:value-type="float" office:value="38.4250340746464" calcext:value-type="float">
            <text:p>38,425</text:p>
          </table:table-cell>
          <table:table-cell table:style-name="ce3" office:value-type="float" office:value="9.56240497783413" calcext:value-type="float">
            <text:p>9,562</text:p>
          </table:table-cell>
          <table:table-cell table:style-name="ce3" office:value-type="float" office:value="61.1820157363172" calcext:value-type="float">
            <text:p>61,18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1:30:00" calcext:value-type="date">
            <text:p>05.08.2021 01:30</text:p>
          </table:table-cell>
          <table:table-cell table:style-name="ce3" office:value-type="float" office:value="272196941884.34" calcext:value-type="float">
            <text:p>272.196.941.884,340</text:p>
          </table:table-cell>
          <table:table-cell table:style-name="ce3" office:value-type="float" office:value="408213750.18" calcext:value-type="float">
            <text:p>408.213.750,180</text:p>
          </table:table-cell>
          <table:table-cell table:style-name="ce3" office:value-type="float" office:value="11.666" calcext:value-type="float">
            <text:p>11,66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073" calcext:value-type="float">
            <text:p>1,07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593" calcext:value-type="float">
            <text:p>10,593</text:p>
          </table:table-cell>
          <table:table-cell table:style-name="ce3" office:value-type="float" office:value="0.908682568127552" calcext:value-type="float">
            <text:p>0,909</text:p>
          </table:table-cell>
          <table:table-cell table:style-name="ce3" office:value-type="float" office:value="41.1835347278908" calcext:value-type="float">
            <text:p>41,184</text:p>
          </table:table-cell>
          <table:table-cell table:style-name="ce3" office:value-type="float" office:value="9.68425076520578" calcext:value-type="float">
            <text:p>9,684</text:p>
          </table:table-cell>
          <table:table-cell table:style-name="ce3" office:value-type="float" office:value="63.2399190239234" calcext:value-type="float">
            <text:p>63,24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1:45:00" calcext:value-type="date">
            <text:p>05.08.2021 01:45</text:p>
          </table:table-cell>
          <table:table-cell table:style-name="ce3" office:value-type="float" office:value="272608369061.88" calcext:value-type="float">
            <text:p>272.608.369.061,880</text:p>
          </table:table-cell>
          <table:table-cell table:style-name="ce3" office:value-type="float" office:value="411427177.54" calcext:value-type="float">
            <text:p>411.427.177,540</text:p>
          </table:table-cell>
          <table:table-cell table:style-name="ce3" office:value-type="float" office:value="11.758" calcext:value-type="float">
            <text:p>11,75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048" calcext:value-type="float">
            <text:p>1,04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71" calcext:value-type="float">
            <text:p>10,710</text:p>
          </table:table-cell>
          <table:table-cell table:style-name="ce3" office:value-type="float" office:value="0.924107220916211" calcext:value-type="float">
            <text:p>0,924</text:p>
          </table:table-cell>
          <table:table-cell table:style-name="ce3" office:value-type="float" office:value="43.9888602199578" calcext:value-type="float">
            <text:p>43,989</text:p>
          </table:table-cell>
          <table:table-cell table:style-name="ce3" office:value-type="float" office:value="9.78565944575046" calcext:value-type="float">
            <text:p>9,786</text:p>
          </table:table-cell>
          <table:table-cell table:style-name="ce3" office:value-type="float" office:value="65.3193716561454" calcext:value-type="float">
            <text:p>65,31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2:00:00" calcext:value-type="date">
            <text:p>05.08.2021 02:00</text:p>
          </table:table-cell>
          <table:table-cell table:style-name="ce3" office:value-type="float" office:value="273015377922.6" calcext:value-type="float">
            <text:p>273.015.377.922,600</text:p>
          </table:table-cell>
          <table:table-cell table:style-name="ce3" office:value-type="float" office:value="407008860.72" calcext:value-type="float">
            <text:p>407.008.860,720</text:p>
          </table:table-cell>
          <table:table-cell table:style-name="ce3" office:value-type="float" office:value="11.632" calcext:value-type="float">
            <text:p>11,63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915" calcext:value-type="float">
            <text:p>0,91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716" calcext:value-type="float">
            <text:p>10,716</text:p>
          </table:table-cell>
          <table:table-cell table:style-name="ce3" office:value-type="float" office:value="0.930208962188354" calcext:value-type="float">
            <text:p>0,930</text:p>
          </table:table-cell>
          <table:table-cell table:style-name="ce3" office:value-type="float" office:value="46.8127088551725" calcext:value-type="float">
            <text:p>46,813</text:p>
          </table:table-cell>
          <table:table-cell table:style-name="ce3" office:value-type="float" office:value="9.78629103781165" calcext:value-type="float">
            <text:p>9,786</text:p>
          </table:table-cell>
          <table:table-cell table:style-name="ce3" office:value-type="float" office:value="67.3989585016804" calcext:value-type="float">
            <text:p>67,39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2:15:00" calcext:value-type="date">
            <text:p>05.08.2021 02:15</text:p>
          </table:table-cell>
          <table:table-cell table:style-name="ce3" office:value-type="float" office:value="273441054988.38" calcext:value-type="float">
            <text:p>273.441.054.988,380</text:p>
          </table:table-cell>
          <table:table-cell table:style-name="ce3" office:value-type="float" office:value="425677065.78" calcext:value-type="float">
            <text:p>425.677.065,780</text:p>
          </table:table-cell>
          <table:table-cell table:style-name="ce3" office:value-type="float" office:value="12.165" calcext:value-type="float">
            <text:p>12,16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493" calcext:value-type="float">
            <text:p>1,49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672" calcext:value-type="float">
            <text:p>10,672</text:p>
          </table:table-cell>
          <table:table-cell table:style-name="ce3" office:value-type="float" office:value="0.932343835043226" calcext:value-type="float">
            <text:p>0,932</text:p>
          </table:table-cell>
          <table:table-cell table:style-name="ce3" office:value-type="float" office:value="49.6430383544108" calcext:value-type="float">
            <text:p>49,643</text:p>
          </table:table-cell>
          <table:table-cell table:style-name="ce3" office:value-type="float" office:value="9.73965616495677" calcext:value-type="float">
            <text:p>9,740</text:p>
          </table:table-cell>
          <table:table-cell table:style-name="ce3" office:value-type="float" office:value="69.4686354367337" calcext:value-type="float">
            <text:p>69,46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2:30:00" calcext:value-type="date">
            <text:p>05.08.2021 02:30</text:p>
          </table:table-cell>
          <table:table-cell table:style-name="ce3" office:value-type="float" office:value="273844605478.09" calcext:value-type="float">
            <text:p>273.844.605.478,090</text:p>
          </table:table-cell>
          <table:table-cell table:style-name="ce3" office:value-type="float" office:value="403550489.71" calcext:value-type="float">
            <text:p>403.550.489,710</text:p>
          </table:table-cell>
          <table:table-cell table:style-name="ce3" office:value-type="float" office:value="11.533" calcext:value-type="float">
            <text:p>11,53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897" calcext:value-type="float">
            <text:p>0,89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636" calcext:value-type="float">
            <text:p>10,636</text:p>
          </table:table-cell>
          <table:table-cell table:style-name="ce3" office:value-type="float" office:value="0.93582815861945" calcext:value-type="float">
            <text:p>0,936</text:p>
          </table:table-cell>
          <table:table-cell table:style-name="ce3" office:value-type="float" office:value="52.4839452645056" calcext:value-type="float">
            <text:p>52,484</text:p>
          </table:table-cell>
          <table:table-cell table:style-name="ce3" office:value-type="float" office:value="9.69983850804722" calcext:value-type="float">
            <text:p>9,700</text:p>
          </table:table-cell>
          <table:table-cell table:style-name="ce3" office:value-type="float" office:value="71.5298511196937" calcext:value-type="float">
            <text:p>71,53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2:45:00" calcext:value-type="date">
            <text:p>05.08.2021 02:45</text:p>
          </table:table-cell>
          <table:table-cell table:style-name="ce3" office:value-type="float" office:value="274246482186.21" calcext:value-type="float">
            <text:p>274.246.482.186,210</text:p>
          </table:table-cell>
          <table:table-cell table:style-name="ce3" office:value-type="float" office:value="401876708.12" calcext:value-type="float">
            <text:p>401.876.708,120</text:p>
          </table:table-cell>
          <table:table-cell table:style-name="ce3" office:value-type="float" office:value="11.485" calcext:value-type="float">
            <text:p>11,48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937" calcext:value-type="float">
            <text:p>0,93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548" calcext:value-type="float">
            <text:p>10,548</text:p>
          </table:table-cell>
          <table:table-cell table:style-name="ce3" office:value-type="float" office:value="0.935603834422729" calcext:value-type="float">
            <text:p>0,936</text:p>
          </table:table-cell>
          <table:table-cell table:style-name="ce3" office:value-type="float" office:value="55.3241711904317" calcext:value-type="float">
            <text:p>55,324</text:p>
          </table:table-cell>
          <table:table-cell table:style-name="ce3" office:value-type="float" office:value="9.6122294989106" calcext:value-type="float">
            <text:p>9,612</text:p>
          </table:table-cell>
          <table:table-cell table:style-name="ce3" office:value-type="float" office:value="73.5724498882122" calcext:value-type="float">
            <text:p>73,57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3:00:00" calcext:value-type="date">
            <text:p>05.08.2021 03:00</text:p>
          </table:table-cell>
          <table:table-cell table:style-name="ce3" office:value-type="float" office:value="274637849645.5" calcext:value-type="float">
            <text:p>274.637.849.645,500</text:p>
          </table:table-cell>
          <table:table-cell table:style-name="ce3" office:value-type="float" office:value="391367459.29" calcext:value-type="float">
            <text:p>391.367.459,290</text:p>
          </table:table-cell>
          <table:table-cell table:style-name="ce3" office:value-type="float" office:value="11.184" calcext:value-type="float">
            <text:p>11,18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542" calcext:value-type="float">
            <text:p>0,54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642" calcext:value-type="float">
            <text:p>10,642</text:p>
          </table:table-cell>
          <table:table-cell table:style-name="ce3" office:value-type="float" office:value="0.952269865485262" calcext:value-type="float">
            <text:p>0,952</text:p>
          </table:table-cell>
          <table:table-cell table:style-name="ce3" office:value-type="float" office:value="58.2149904249405" calcext:value-type="float">
            <text:p>58,215</text:p>
          </table:table-cell>
          <table:table-cell table:style-name="ce3" office:value-type="float" office:value="9.69023013451474" calcext:value-type="float">
            <text:p>9,690</text:p>
          </table:table-cell>
          <table:table-cell table:style-name="ce3" office:value-type="float" office:value="75.6316237917966" calcext:value-type="float">
            <text:p>75,63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3:15:00" calcext:value-type="date">
            <text:p>05.08.2021 03:15</text:p>
          </table:table-cell>
          <table:table-cell table:style-name="ce3" office:value-type="float" office:value="275041056047.7" calcext:value-type="float">
            <text:p>275.041.056.047,700</text:p>
          </table:table-cell>
          <table:table-cell table:style-name="ce3" office:value-type="float" office:value="403206402.2" calcext:value-type="float">
            <text:p>403.206.402,200</text:p>
          </table:table-cell>
          <table:table-cell table:style-name="ce3" office:value-type="float" office:value="11.523" calcext:value-type="float">
            <text:p>11,52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501" calcext:value-type="float">
            <text:p>1,50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022" calcext:value-type="float">
            <text:p>10,022</text:p>
          </table:table-cell>
          <table:table-cell table:style-name="ce3" office:value-type="float" office:value="0.906885206915063" calcext:value-type="float">
            <text:p>0,907</text:p>
          </table:table-cell>
          <table:table-cell table:style-name="ce3" office:value-type="float" office:value="60.9680348030755" calcext:value-type="float">
            <text:p>60,968</text:p>
          </table:table-cell>
          <table:table-cell table:style-name="ce3" office:value-type="float" office:value="9.11494812641827" calcext:value-type="float">
            <text:p>9,115</text:p>
          </table:table-cell>
          <table:table-cell table:style-name="ce3" office:value-type="float" office:value="77.5685502686605" calcext:value-type="float">
            <text:p>77,56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3:30:00" calcext:value-type="date">
            <text:p>05.08.2021 03:30</text:p>
          </table:table-cell>
          <table:table-cell table:style-name="ce3" office:value-type="float" office:value="275449289626.65" calcext:value-type="float">
            <text:p>275.449.289.626,650</text:p>
          </table:table-cell>
          <table:table-cell table:style-name="ce3" office:value-type="float" office:value="408233578.95" calcext:value-type="float">
            <text:p>408.233.578,950</text:p>
          </table:table-cell>
          <table:table-cell table:style-name="ce3" office:value-type="float" office:value="11.666" calcext:value-type="float">
            <text:p>11,66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112" calcext:value-type="float">
            <text:p>1,11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554" calcext:value-type="float">
            <text:p>10,554</text:p>
          </table:table-cell>
          <table:table-cell table:style-name="ce3" office:value-type="float" office:value="0.967310033480794" calcext:value-type="float">
            <text:p>0,967</text:p>
          </table:table-cell>
          <table:table-cell table:style-name="ce3" office:value-type="float" office:value="63.9045116904279" calcext:value-type="float">
            <text:p>63,905</text:p>
          </table:table-cell>
          <table:table-cell table:style-name="ce3" office:value-type="float" office:value="9.58718996651921" calcext:value-type="float">
            <text:p>9,587</text:p>
          </table:table-cell>
          <table:table-cell table:style-name="ce3" office:value-type="float" office:value="79.6058281365458" calcext:value-type="float">
            <text:p>79,60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3:45:00" calcext:value-type="date">
            <text:p>05.08.2021 03:45</text:p>
          </table:table-cell>
          <table:table-cell table:style-name="ce3" office:value-type="float" office:value="275860135937.83" calcext:value-type="float">
            <text:p>275.860.135.937,830</text:p>
          </table:table-cell>
          <table:table-cell table:style-name="ce3" office:value-type="float" office:value="410846311.18" calcext:value-type="float">
            <text:p>410.846.311,180</text:p>
          </table:table-cell>
          <table:table-cell table:style-name="ce3" office:value-type="float" office:value="11.741" calcext:value-type="float">
            <text:p>11,74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037" calcext:value-type="float">
            <text:p>1,03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0.704" calcext:value-type="float">
            <text:p>10,704</text:p>
          </table:table-cell>
          <table:table-cell table:style-name="ce3" office:value-type="float" office:value="0.99229249026941" calcext:value-type="float">
            <text:p>0,992</text:p>
          </table:table-cell>
          <table:table-cell table:style-name="ce3" office:value-type="float" office:value="66.9168281787458" calcext:value-type="float">
            <text:p>66,917</text:p>
          </table:table-cell>
          <table:table-cell table:style-name="ce3" office:value-type="float" office:value="9.71187417639726" calcext:value-type="float">
            <text:p>9,712</text:p>
          </table:table-cell>
          <table:table-cell table:style-name="ce3" office:value-type="float" office:value="81.6696013990302" calcext:value-type="float">
            <text:p>81,67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4:00:00" calcext:value-type="date">
            <text:p>05.08.2021 04:00</text:p>
          </table:table-cell>
          <table:table-cell table:style-name="ce3" office:value-type="float" office:value="276289649987.51" calcext:value-type="float">
            <text:p>276.289.649.987,510</text:p>
          </table:table-cell>
          <table:table-cell table:style-name="ce3" office:value-type="float" office:value="429514049.68" calcext:value-type="float">
            <text:p>429.514.049,680</text:p>
          </table:table-cell>
          <table:table-cell table:style-name="ce3" office:value-type="float" office:value="12.275" calcext:value-type="float">
            <text:p>12,27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39" calcext:value-type="float">
            <text:p>0,39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1.885" calcext:value-type="float">
            <text:p>11,885</text:p>
          </table:table-cell>
          <table:table-cell table:style-name="ce3" office:value-type="float" office:value="1.1093568990843" calcext:value-type="float">
            <text:p>1,109</text:p>
          </table:table-cell>
          <table:table-cell table:style-name="ce3" office:value-type="float" office:value="70.2845187652517" calcext:value-type="float">
            <text:p>70,285</text:p>
          </table:table-cell>
          <table:table-cell table:style-name="ce3" office:value-type="float" office:value="10.7752972209117" calcext:value-type="float">
            <text:p>10,775</text:p>
          </table:table-cell>
          <table:table-cell table:style-name="ce3" office:value-type="float" office:value="83.9593520584741" calcext:value-type="float">
            <text:p>83,95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4:15:00" calcext:value-type="date">
            <text:p>05.08.2021 04:15</text:p>
          </table:table-cell>
          <table:table-cell table:style-name="ce3" office:value-type="float" office:value="276747327541.04" calcext:value-type="float">
            <text:p>276.747.327.541,040</text:p>
          </table:table-cell>
          <table:table-cell table:style-name="ce3" office:value-type="float" office:value="457677553.53" calcext:value-type="float">
            <text:p>457.677.553,530</text:p>
          </table:table-cell>
          <table:table-cell table:style-name="ce3" office:value-type="float" office:value="13.08" calcext:value-type="float">
            <text:p>13,08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969" calcext:value-type="float">
            <text:p>0,96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2.111" calcext:value-type="float">
            <text:p>12,111</text:p>
          </table:table-cell>
          <table:table-cell table:style-name="ce3" office:value-type="float" office:value="1.13133995144591" calcext:value-type="float">
            <text:p>1,131</text:p>
          </table:table-cell>
          <table:table-cell table:style-name="ce3" office:value-type="float" office:value="73.7189436178553" calcext:value-type="float">
            <text:p>73,719</text:p>
          </table:table-cell>
          <table:table-cell table:style-name="ce3" office:value-type="float" office:value="10.9791703538708" calcext:value-type="float">
            <text:p>10,979</text:p>
          </table:table-cell>
          <table:table-cell table:style-name="ce3" office:value-type="float" office:value="86.2924257586718" calcext:value-type="float">
            <text:p>86,29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4:30:00" calcext:value-type="date">
            <text:p>05.08.2021 04:30</text:p>
          </table:table-cell>
          <table:table-cell table:style-name="ce3" office:value-type="float" office:value="277201610797.71" calcext:value-type="float">
            <text:p>277.201.610.797,710</text:p>
          </table:table-cell>
          <table:table-cell table:style-name="ce3" office:value-type="float" office:value="454283256.67" calcext:value-type="float">
            <text:p>454.283.256,670</text:p>
          </table:table-cell>
          <table:table-cell table:style-name="ce3" office:value-type="float" office:value="12.983" calcext:value-type="float">
            <text:p>12,98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876" calcext:value-type="float">
            <text:p>0,87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2.107" calcext:value-type="float">
            <text:p>12,107</text:p>
          </table:table-cell>
          <table:table-cell table:style-name="ce3" office:value-type="float" office:value="1.13050097413262" calcext:value-type="float">
            <text:p>1,131</text:p>
          </table:table-cell>
          <table:table-cell table:style-name="ce3" office:value-type="float" office:value="77.1508215750436" calcext:value-type="float">
            <text:p>77,151</text:p>
          </table:table-cell>
          <table:table-cell table:style-name="ce3" office:value-type="float" office:value="10.9760072319672" calcext:value-type="float">
            <text:p>10,976</text:p>
          </table:table-cell>
          <table:table-cell table:style-name="ce3" office:value-type="float" office:value="88.6248272954649" calcext:value-type="float">
            <text:p>88,625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4:45:00" calcext:value-type="date">
            <text:p>05.08.2021 04:45</text:p>
          </table:table-cell>
          <table:table-cell table:style-name="ce3" office:value-type="float" office:value="277658619966.12" calcext:value-type="float">
            <text:p>277.658.619.966,120</text:p>
          </table:table-cell>
          <table:table-cell table:style-name="ce3" office:value-type="float" office:value="457009168.41" calcext:value-type="float">
            <text:p>457.009.168,410</text:p>
          </table:table-cell>
          <table:table-cell table:style-name="ce3" office:value-type="float" office:value="13.06" calcext:value-type="float">
            <text:p>13,06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955" calcext:value-type="float">
            <text:p>0,95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2.105" calcext:value-type="float">
            <text:p>12,105</text:p>
          </table:table-cell>
          <table:table-cell table:style-name="ce3" office:value-type="float" office:value="1.12972979124197" calcext:value-type="float">
            <text:p>1,130</text:p>
          </table:table-cell>
          <table:table-cell table:style-name="ce3" office:value-type="float" office:value="80.5803584413139" calcext:value-type="float">
            <text:p>80,580</text:p>
          </table:table-cell>
          <table:table-cell table:style-name="ce3" office:value-type="float" office:value="10.9756801010346" calcext:value-type="float">
            <text:p>10,976</text:p>
          </table:table-cell>
          <table:table-cell table:style-name="ce3" office:value-type="float" office:value="90.9571593169349" calcext:value-type="float">
            <text:p>90,95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5:00:00" calcext:value-type="date">
            <text:p>05.08.2021 05:00</text:p>
          </table:table-cell>
          <table:table-cell table:style-name="ce3" office:value-type="float" office:value="278105749429.74" calcext:value-type="float">
            <text:p>278.105.749.429,740</text:p>
          </table:table-cell>
          <table:table-cell table:style-name="ce3" office:value-type="float" office:value="447129463.62" calcext:value-type="float">
            <text:p>447.129.463,620</text:p>
          </table:table-cell>
          <table:table-cell table:style-name="ce3" office:value-type="float" office:value="12.778" calcext:value-type="float">
            <text:p>12,77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68" calcext:value-type="float">
            <text:p>0,68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2.098" calcext:value-type="float">
            <text:p>12,098</text:p>
          </table:table-cell>
          <table:table-cell table:style-name="ce3" office:value-type="float" office:value="1.127975367257" calcext:value-type="float">
            <text:p>1,128</text:p>
          </table:table-cell>
          <table:table-cell table:style-name="ce3" office:value-type="float" office:value="84.0045693776298" calcext:value-type="float">
            <text:p>84,005</text:p>
          </table:table-cell>
          <table:table-cell table:style-name="ce3" office:value-type="float" office:value="10.9700915683806" calcext:value-type="float">
            <text:p>10,970</text:p>
          </table:table-cell>
          <table:table-cell table:style-name="ce3" office:value-type="float" office:value="93.2883037752159" calcext:value-type="float">
            <text:p>93,288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5:15:00" calcext:value-type="date">
            <text:p>05.08.2021 05:15</text:p>
          </table:table-cell>
          <table:table-cell table:style-name="ce3" office:value-type="float" office:value="278565794383.05" calcext:value-type="float">
            <text:p>278.565.794.383,050</text:p>
          </table:table-cell>
          <table:table-cell table:style-name="ce3" office:value-type="float" office:value="460044953.31" calcext:value-type="float">
            <text:p>460.044.953,310</text:p>
          </table:table-cell>
          <table:table-cell table:style-name="ce3" office:value-type="float" office:value="13.147" calcext:value-type="float">
            <text:p>13,14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061" calcext:value-type="float">
            <text:p>1,06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2.086" calcext:value-type="float">
            <text:p>12,086</text:p>
          </table:table-cell>
          <table:table-cell table:style-name="ce3" office:value-type="float" office:value="1.12488113418253" calcext:value-type="float">
            <text:p>1,125</text:p>
          </table:table-cell>
          <table:table-cell table:style-name="ce3" office:value-type="float" office:value="87.4193871063982" calcext:value-type="float">
            <text:p>87,419</text:p>
          </table:table-cell>
          <table:table-cell table:style-name="ce3" office:value-type="float" office:value="10.9612850502061" calcext:value-type="float">
            <text:p>10,961</text:p>
          </table:table-cell>
          <table:table-cell table:style-name="ce3" office:value-type="float" office:value="95.6175768483848" calcext:value-type="float">
            <text:p>95,618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5:30:00" calcext:value-type="date">
            <text:p>05.08.2021 05:30</text:p>
          </table:table-cell>
          <table:table-cell table:style-name="ce3" office:value-type="float" office:value="279049078034.35" calcext:value-type="float">
            <text:p>279.049.078.034,350</text:p>
          </table:table-cell>
          <table:table-cell table:style-name="ce3" office:value-type="float" office:value="483283651.3" calcext:value-type="float">
            <text:p>483.283.651,300</text:p>
          </table:table-cell>
          <table:table-cell table:style-name="ce3" office:value-type="float" office:value="13.811" calcext:value-type="float">
            <text:p>13,81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749" calcext:value-type="float">
            <text:p>1,74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2.062" calcext:value-type="float">
            <text:p>12,062</text:p>
          </table:table-cell>
          <table:table-cell table:style-name="ce3" office:value-type="float" office:value="1.11759713212373" calcext:value-type="float">
            <text:p>1,118</text:p>
          </table:table-cell>
          <table:table-cell table:style-name="ce3" office:value-type="float" office:value="90.8120926860595" calcext:value-type="float">
            <text:p>90,812</text:p>
          </table:table-cell>
          <table:table-cell table:style-name="ce3" office:value-type="float" office:value="10.9446850837557" calcext:value-type="float">
            <text:p>10,945</text:p>
          </table:table-cell>
          <table:table-cell table:style-name="ce3" office:value-type="float" office:value="97.943322428683" calcext:value-type="float">
            <text:p>97,943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5:45:00" calcext:value-type="date">
            <text:p>05.08.2021 05:45</text:p>
          </table:table-cell>
          <table:table-cell table:style-name="ce3" office:value-type="float" office:value="279138608747.39" calcext:value-type="float">
            <text:p>279.138.608.747,390</text:p>
          </table:table-cell>
          <table:table-cell table:style-name="ce3" office:value-type="float" office:value="89530713.04" calcext:value-type="float">
            <text:p>89.530.713,040</text:p>
          </table:table-cell>
          <table:table-cell table:style-name="ce3" office:value-type="float" office:value="2.559" calcext:value-type="float">
            <text:p>2,55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123" calcext:value-type="float">
            <text:p>1,12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436" calcext:value-type="float">
            <text:p>1,436</text:p>
          </table:table-cell>
          <table:table-cell table:style-name="ce3" office:value-type="float" office:value="1.09149773133148" calcext:value-type="float">
            <text:p>1,091</text:p>
          </table:table-cell>
          <table:table-cell table:style-name="ce3" office:value-type="float" office:value="94.1255679418872" calcext:value-type="float">
            <text:p>94,126</text:p>
          </table:table-cell>
          <table:table-cell table:style-name="ce3" office:value-type="float" office:value="0.344111810829414" calcext:value-type="float">
            <text:p>0,344</text:p>
          </table:table-cell>
          <table:table-cell table:style-name="ce3" office:value-type="float" office:value="98.0164461884843" calcext:value-type="float">
            <text:p>98,01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6:00:00" calcext:value-type="date">
            <text:p>05.08.2021 06:00</text:p>
          </table:table-cell>
          <table:table-cell table:style-name="ce3" office:value-type="float" office:value="279068063363.39" calcext:value-type="float">
            <text:p>279.068.063.363,390</text:p>
          </table:table-cell>
          <table:table-cell table:style-name="ce3" office:value-type="float" office:value="-70545384" calcext:value-type="float">
            <text:p>-70.545.384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283" calcext:value-type="float">
            <text:p>1,28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568" calcext:value-type="float">
            <text:p>1,568</text:p>
          </table:table-cell>
          <table:table-cell table:style-name="ce3" office:value-type="float" office:value="2.851" calcext:value-type="float">
            <text:p>2,85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2.85066666666667" calcext:value-type="float">
            <text:p>-2,851</text:p>
          </table:table-cell>
          <table:table-cell table:style-name="ce3" office:value-type="float" office:value="85.4717584180778" calcext:value-type="float">
            <text:p>85,47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164461884843" calcext:value-type="float">
            <text:p>98,01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6:15:00" calcext:value-type="date">
            <text:p>05.08.2021 06:15</text:p>
          </table:table-cell>
          <table:table-cell table:style-name="ce3" office:value-type="float" office:value="278914506155.39" calcext:value-type="float">
            <text:p>278.914.506.155,390</text:p>
          </table:table-cell>
          <table:table-cell table:style-name="ce3" office:value-type="float" office:value="-153557208" calcext:value-type="float">
            <text:p>-153.557.208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792" calcext:value-type="float">
            <text:p>2,792</text:p>
          </table:table-cell>
          <table:table-cell table:style-name="ce3" office:value-type="float" office:value="0.04" calcext:value-type="float">
            <text:p>0,040</text:p>
          </table:table-cell>
          <table:table-cell table:style-name="ce3" office:value-type="float" office:value="1.333" calcext:value-type="float">
            <text:p>1,333</text:p>
          </table:table-cell>
          <table:table-cell table:style-name="ce3" office:value-type="float" office:value="4.085" calcext:value-type="float">
            <text:p>4,08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4.085" calcext:value-type="float">
            <text:p>-4,085</text:p>
          </table:table-cell>
          <table:table-cell table:style-name="ce3" office:value-type="float" office:value="73.0708655609348" calcext:value-type="float">
            <text:p>73,07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164461884843" calcext:value-type="float">
            <text:p>98,01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6:30:00" calcext:value-type="date">
            <text:p>05.08.2021 06:30</text:p>
          </table:table-cell>
          <table:table-cell table:style-name="ce3" office:value-type="float" office:value="278711825673.89" calcext:value-type="float">
            <text:p>278.711.825.673,890</text:p>
          </table:table-cell>
          <table:table-cell table:style-name="ce3" office:value-type="float" office:value="-202680481.5" calcext:value-type="float">
            <text:p>-202.680.481,5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.685" calcext:value-type="float">
            <text:p>3,685</text:p>
          </table:table-cell>
          <table:table-cell table:style-name="ce3" office:value-type="float" office:value="0.117" calcext:value-type="float">
            <text:p>0,117</text:p>
          </table:table-cell>
          <table:table-cell table:style-name="ce3" office:value-type="float" office:value="1.333" calcext:value-type="float">
            <text:p>1,333</text:p>
          </table:table-cell>
          <table:table-cell table:style-name="ce3" office:value-type="float" office:value="4.901" calcext:value-type="float">
            <text:p>4,90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4.90116666666667" calcext:value-type="float">
            <text:p>-4,901</text:p>
          </table:table-cell>
          <table:table-cell table:style-name="ce3" office:value-type="float" office:value="58.1923238942682" calcext:value-type="float">
            <text:p>58,19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164461884843" calcext:value-type="float">
            <text:p>98,01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6:45:00" calcext:value-type="date">
            <text:p>05.08.2021 06:45</text:p>
          </table:table-cell>
          <table:table-cell table:style-name="ce3" office:value-type="float" office:value="278623937271.89" calcext:value-type="float">
            <text:p>278.623.937.271,890</text:p>
          </table:table-cell>
          <table:table-cell table:style-name="ce3" office:value-type="float" office:value="-87888402" calcext:value-type="float">
            <text:p>-87.888.402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598" calcext:value-type="float">
            <text:p>1,598</text:p>
          </table:table-cell>
          <table:table-cell table:style-name="ce3" office:value-type="float" office:value="0.253" calcext:value-type="float">
            <text:p>0,253</text:p>
          </table:table-cell>
          <table:table-cell table:style-name="ce3" office:value-type="float" office:value="2.333" calcext:value-type="float">
            <text:p>2,333</text:p>
          </table:table-cell>
          <table:table-cell table:style-name="ce3" office:value-type="float" office:value="3.678" calcext:value-type="float">
            <text:p>3,67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3.678" calcext:value-type="float">
            <text:p>-3,678</text:p>
          </table:table-cell>
          <table:table-cell table:style-name="ce3" office:value-type="float" office:value="47.026966751411" calcext:value-type="float">
            <text:p>47,02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164461884843" calcext:value-type="float">
            <text:p>98,01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7:00:00" calcext:value-type="date">
            <text:p>05.08.2021 07:00</text:p>
          </table:table-cell>
          <table:table-cell table:style-name="ce3" office:value-type="float" office:value="278601827673.89" calcext:value-type="float">
            <text:p>278.601.827.673,890</text:p>
          </table:table-cell>
          <table:table-cell table:style-name="ce3" office:value-type="float" office:value="-22109598" calcext:value-type="float">
            <text:p>-22.109.598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402" calcext:value-type="float">
            <text:p>0,402</text:p>
          </table:table-cell>
          <table:table-cell table:style-name="ce3" office:value-type="float" office:value="0.372" calcext:value-type="float">
            <text:p>0,372</text:p>
          </table:table-cell>
          <table:table-cell table:style-name="ce3" office:value-type="float" office:value="4.97" calcext:value-type="float">
            <text:p>4,970</text:p>
          </table:table-cell>
          <table:table-cell table:style-name="ce3" office:value-type="float" office:value="5" calcext:value-type="float">
            <text:p>5,00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5" calcext:value-type="float">
            <text:p>-5,000</text:p>
          </table:table-cell>
          <table:table-cell table:style-name="ce3" office:value-type="float" office:value="31.8483953228396" calcext:value-type="float">
            <text:p>31,84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164461884843" calcext:value-type="float">
            <text:p>98,01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7:15:00" calcext:value-type="date">
            <text:p>05.08.2021 07:15</text:p>
          </table:table-cell>
          <table:table-cell table:style-name="ce3" office:value-type="float" office:value="278502261150.89" calcext:value-type="float">
            <text:p>278.502.261.150,890</text:p>
          </table:table-cell>
          <table:table-cell table:style-name="ce3" office:value-type="float" office:value="-99566523" calcext:value-type="float">
            <text:p>-99.566.523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81" calcext:value-type="float">
            <text:p>1,810</text:p>
          </table:table-cell>
          <table:table-cell table:style-name="ce3" office:value-type="float" office:value="0.365" calcext:value-type="float">
            <text:p>0,365</text:p>
          </table:table-cell>
          <table:table-cell table:style-name="ce3" office:value-type="float" office:value="3.273" calcext:value-type="float">
            <text:p>3,273</text:p>
          </table:table-cell>
          <table:table-cell table:style-name="ce3" office:value-type="float" office:value="4.718" calcext:value-type="float">
            <text:p>4,71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4.71833333333333" calcext:value-type="float">
            <text:p>-4,718</text:p>
          </table:table-cell>
          <table:table-cell table:style-name="ce3" office:value-type="float" office:value="17.5248834180777" calcext:value-type="float">
            <text:p>17,525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164461884843" calcext:value-type="float">
            <text:p>98,01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7:30:00" calcext:value-type="date">
            <text:p>05.08.2021 07:30</text:p>
          </table:table-cell>
          <table:table-cell table:style-name="ce3" office:value-type="float" office:value="278386103262.89" calcext:value-type="float">
            <text:p>278.386.103.262,890</text:p>
          </table:table-cell>
          <table:table-cell table:style-name="ce3" office:value-type="float" office:value="-116157888" calcext:value-type="float">
            <text:p>-116.157.888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112" calcext:value-type="float">
            <text:p>2,112</text:p>
          </table:table-cell>
          <table:table-cell table:style-name="ce3" office:value-type="float" office:value="0.43" calcext:value-type="float">
            <text:p>0,430</text:p>
          </table:table-cell>
          <table:table-cell table:style-name="ce3" office:value-type="float" office:value="2.44" calcext:value-type="float">
            <text:p>2,440</text:p>
          </table:table-cell>
          <table:table-cell table:style-name="ce3" office:value-type="float" office:value="4.122" calcext:value-type="float">
            <text:p>4,12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4.122" calcext:value-type="float">
            <text:p>-4,122</text:p>
          </table:table-cell>
          <table:table-cell table:style-name="ce3" office:value-type="float" office:value="5.01166913236344" calcext:value-type="float">
            <text:p>5,01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164461884843" calcext:value-type="float">
            <text:p>98,01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7:45:00" calcext:value-type="date">
            <text:p>05.08.2021 07:45</text:p>
          </table:table-cell>
          <table:table-cell table:style-name="ce3" office:value-type="float" office:value="278401211169.33" calcext:value-type="float">
            <text:p>278.401.211.169,330</text:p>
          </table:table-cell>
          <table:table-cell table:style-name="ce3" office:value-type="float" office:value="15107906.44" calcext:value-type="float">
            <text:p>15.107.906,440</text:p>
          </table:table-cell>
          <table:table-cell table:style-name="ce3" office:value-type="float" office:value="0.984" calcext:value-type="float">
            <text:p>0,984</text:p>
          </table:table-cell>
          <table:table-cell table:style-name="ce3" office:value-type="float" office:value="0.709" calcext:value-type="float">
            <text:p>0,709</text:p>
          </table:table-cell>
          <table:table-cell table:style-name="ce3" office:value-type="float" office:value="0.458" calcext:value-type="float">
            <text:p>0,458</text:p>
          </table:table-cell>
          <table:table-cell table:style-name="ce3" office:value-type="float" office:value="1.8" calcext:value-type="float">
            <text:p>1,800</text:p>
          </table:table-cell>
          <table:table-cell table:style-name="ce3" office:value-type="float" office:value="1.067" calcext:value-type="float">
            <text:p>1,06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0673" calcext:value-type="float">
            <text:p>-1,067</text:p>
          </table:table-cell>
          <table:table-cell table:style-name="ce3" office:value-type="float" office:value="1.77165127522058" calcext:value-type="float">
            <text:p>1,77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8:00:00" calcext:value-type="date">
            <text:p>05.08.2021 08:00</text:p>
          </table:table-cell>
          <table:table-cell table:style-name="ce3" office:value-type="float" office:value="278437400298.13" calcext:value-type="float">
            <text:p>278.437.400.298,130</text:p>
          </table:table-cell>
          <table:table-cell table:style-name="ce3" office:value-type="float" office:value="36189128.8" calcext:value-type="float">
            <text:p>36.189.128,800</text:p>
          </table:table-cell>
          <table:table-cell table:style-name="ce3" office:value-type="float" office:value="0.658" calcext:value-type="float">
            <text:p>0,65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594" calcext:value-type="float">
            <text:p>0,594</text:p>
          </table:table-cell>
          <table:table-cell table:style-name="ce3" office:value-type="float" office:value="1.252" calcext:value-type="float">
            <text:p>1,252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77165127522058" calcext:value-type="float">
            <text:p>1,77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8:15:00" calcext:value-type="date">
            <text:p>05.08.2021 08:15</text:p>
          </table:table-cell>
          <table:table-cell table:style-name="ce3" office:value-type="float" office:value="278491024007.23" calcext:value-type="float">
            <text:p>278.491.024.007,230</text:p>
          </table:table-cell>
          <table:table-cell table:style-name="ce3" office:value-type="float" office:value="53623709.1" calcext:value-type="float">
            <text:p>53.623.709,100</text:p>
          </table:table-cell>
          <table:table-cell table:style-name="ce3" office:value-type="float" office:value="0.975" calcext:value-type="float">
            <text:p>0,975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868" calcext:value-type="float">
            <text:p>0,868</text:p>
          </table:table-cell>
          <table:table-cell table:style-name="ce3" office:value-type="float" office:value="1.843" calcext:value-type="float">
            <text:p>1,843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77165127522058" calcext:value-type="float">
            <text:p>1,77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8:30:00" calcext:value-type="date">
            <text:p>05.08.2021 08:30</text:p>
          </table:table-cell>
          <table:table-cell table:style-name="ce3" office:value-type="float" office:value="278521493212.62" calcext:value-type="float">
            <text:p>278.521.493.212,620</text:p>
          </table:table-cell>
          <table:table-cell table:style-name="ce3" office:value-type="float" office:value="30469205.39" calcext:value-type="float">
            <text:p>30.469.205,390</text:p>
          </table:table-cell>
          <table:table-cell table:style-name="ce3" office:value-type="float" office:value="0.554" calcext:value-type="float">
            <text:p>0,55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254" calcext:value-type="float">
            <text:p>1,254</text:p>
          </table:table-cell>
          <table:table-cell table:style-name="ce3" office:value-type="float" office:value="1.808" calcext:value-type="float">
            <text:p>1,808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77165127522058" calcext:value-type="float">
            <text:p>1,77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8:45:00" calcext:value-type="date">
            <text:p>05.08.2021 08:45</text:p>
          </table:table-cell>
          <table:table-cell table:style-name="ce3" office:value-type="float" office:value="278524463141.12" calcext:value-type="float">
            <text:p>278.524.463.141,120</text:p>
          </table:table-cell>
          <table:table-cell table:style-name="ce3" office:value-type="float" office:value="2969928.5" calcext:value-type="float">
            <text:p>2.969.928,500</text:p>
          </table:table-cell>
          <table:table-cell table:style-name="ce3" office:value-type="float" office:value="0.054" calcext:value-type="float">
            <text:p>0,05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736" calcext:value-type="float">
            <text:p>1,736</text:p>
          </table:table-cell>
          <table:table-cell table:style-name="ce3" office:value-type="float" office:value="1.79" calcext:value-type="float">
            <text:p>1,79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77165127522058" calcext:value-type="float">
            <text:p>1,77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9:00:00" calcext:value-type="date">
            <text:p>05.08.2021 09:00</text:p>
          </table:table-cell>
          <table:table-cell table:style-name="ce3" office:value-type="float" office:value="278564942166.65" calcext:value-type="float">
            <text:p>278.564.942.166,650</text:p>
          </table:table-cell>
          <table:table-cell table:style-name="ce3" office:value-type="float" office:value="40479025.53" calcext:value-type="float">
            <text:p>40.479.025,530</text:p>
          </table:table-cell>
          <table:table-cell table:style-name="ce3" office:value-type="float" office:value="0.736" calcext:value-type="float">
            <text:p>0,736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236" calcext:value-type="float">
            <text:p>2,236</text:p>
          </table:table-cell>
          <table:table-cell table:style-name="ce3" office:value-type="float" office:value="2.972" calcext:value-type="float">
            <text:p>2,972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77165127522058" calcext:value-type="float">
            <text:p>1,77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9:15:00" calcext:value-type="date">
            <text:p>05.08.2021 09:15</text:p>
          </table:table-cell>
          <table:table-cell table:style-name="ce3" office:value-type="float" office:value="278564942166.65" calcext:value-type="float">
            <text:p>278.564.942.166,65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2.715" calcext:value-type="float">
            <text:p>2,715</text:p>
          </table:table-cell>
          <table:table-cell table:style-name="ce3" office:value-type="float" office:value="0.421" calcext:value-type="float">
            <text:p>0,42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294" calcext:value-type="float">
            <text:p>2,29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294" calcext:value-type="float">
            <text:p>2,294</text:p>
          </table:table-cell>
          <table:table-cell table:style-name="ce3" office:value-type="float" office:value="8.73557984664915" calcext:value-type="float">
            <text:p>8,73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9:30:00" calcext:value-type="date">
            <text:p>05.08.2021 09:30</text:p>
          </table:table-cell>
          <table:table-cell table:style-name="ce3" office:value-type="float" office:value="278564942166.65" calcext:value-type="float">
            <text:p>278.564.942.166,65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3.192" calcext:value-type="float">
            <text:p>3,192</text:p>
          </table:table-cell>
          <table:table-cell table:style-name="ce3" office:value-type="float" office:value="0.792" calcext:value-type="float">
            <text:p>0,79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4" calcext:value-type="float">
            <text:p>2,4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4" calcext:value-type="float">
            <text:p>2,400</text:p>
          </table:table-cell>
          <table:table-cell table:style-name="ce3" office:value-type="float" office:value="16.0212941323634" calcext:value-type="float">
            <text:p>16,02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9:45:00" calcext:value-type="date">
            <text:p>05.08.2021 09:45</text:p>
          </table:table-cell>
          <table:table-cell table:style-name="ce3" office:value-type="float" office:value="278564942166.65" calcext:value-type="float">
            <text:p>278.564.942.166,65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3.674" calcext:value-type="float">
            <text:p>3,674</text:p>
          </table:table-cell>
          <table:table-cell table:style-name="ce3" office:value-type="float" office:value="0.8" calcext:value-type="float">
            <text:p>0,8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874" calcext:value-type="float">
            <text:p>2,87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874" calcext:value-type="float">
            <text:p>2,874</text:p>
          </table:table-cell>
          <table:table-cell table:style-name="ce3" office:value-type="float" office:value="24.7459369895063" calcext:value-type="float">
            <text:p>24,74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0:00:00" calcext:value-type="date">
            <text:p>05.08.2021 10:00</text:p>
          </table:table-cell>
          <table:table-cell table:style-name="ce3" office:value-type="float" office:value="278564942166.65" calcext:value-type="float">
            <text:p>278.564.942.166,65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4.184" calcext:value-type="float">
            <text:p>4,184</text:p>
          </table:table-cell>
          <table:table-cell table:style-name="ce3" office:value-type="float" office:value="0.303" calcext:value-type="float">
            <text:p>0,30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.881" calcext:value-type="float">
            <text:p>3,88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.881" calcext:value-type="float">
            <text:p>3,881</text:p>
          </table:table-cell>
          <table:table-cell table:style-name="ce3" office:value-type="float" office:value="36.5275441323635" calcext:value-type="float">
            <text:p>36,52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0:15:00" calcext:value-type="date">
            <text:p>05.08.2021 10:15</text:p>
          </table:table-cell>
          <table:table-cell table:style-name="ce3" office:value-type="float" office:value="278564942166.65" calcext:value-type="float">
            <text:p>278.564.942.166,65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4.64" calcext:value-type="float">
            <text:p>4,640</text:p>
          </table:table-cell>
          <table:table-cell table:style-name="ce3" office:value-type="float" office:value="0.808" calcext:value-type="float">
            <text:p>0,80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.832" calcext:value-type="float">
            <text:p>3,83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.832" calcext:value-type="float">
            <text:p>3,832</text:p>
          </table:table-cell>
          <table:table-cell table:style-name="ce3" office:value-type="float" office:value="48.1604012752206" calcext:value-type="float">
            <text:p>48,16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0:30:00" calcext:value-type="date">
            <text:p>05.08.2021 10:30</text:p>
          </table:table-cell>
          <table:table-cell table:style-name="ce3" office:value-type="float" office:value="278564942166.65" calcext:value-type="float">
            <text:p>278.564.942.166,65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5.025" calcext:value-type="float">
            <text:p>5,025</text:p>
          </table:table-cell>
          <table:table-cell table:style-name="ce3" office:value-type="float" office:value="1.448" calcext:value-type="float">
            <text:p>1,44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.577" calcext:value-type="float">
            <text:p>3,57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.577" calcext:value-type="float">
            <text:p>3,577</text:p>
          </table:table-cell>
          <table:table-cell table:style-name="ce3" office:value-type="float" office:value="59.0191512752207" calcext:value-type="float">
            <text:p>59,01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0:45:00" calcext:value-type="date">
            <text:p>05.08.2021 10:45</text:p>
          </table:table-cell>
          <table:table-cell table:style-name="ce3" office:value-type="float" office:value="278564942166.65" calcext:value-type="float">
            <text:p>278.564.942.166,65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5.416" calcext:value-type="float">
            <text:p>5,416</text:p>
          </table:table-cell>
          <table:table-cell table:style-name="ce3" office:value-type="float" office:value="1.423" calcext:value-type="float">
            <text:p>1,42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.993" calcext:value-type="float">
            <text:p>3,99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.993" calcext:value-type="float">
            <text:p>3,993</text:p>
          </table:table-cell>
          <table:table-cell table:style-name="ce3" office:value-type="float" office:value="71.1407584180776" calcext:value-type="float">
            <text:p>71,14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1:00:00" calcext:value-type="date">
            <text:p>05.08.2021 11:00</text:p>
          </table:table-cell>
          <table:table-cell table:style-name="ce3" office:value-type="float" office:value="278565212058.65" calcext:value-type="float">
            <text:p>278.565.212.058,650</text:p>
          </table:table-cell>
          <table:table-cell table:style-name="ce3" office:value-type="float" office:value="269892" calcext:value-type="float">
            <text:p>269.892,000</text:p>
          </table:table-cell>
          <table:table-cell table:style-name="ce3" office:value-type="float" office:value="0.018" calcext:value-type="float">
            <text:p>0,01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5.786" calcext:value-type="float">
            <text:p>5,786</text:p>
          </table:table-cell>
          <table:table-cell table:style-name="ce3" office:value-type="float" office:value="0.873" calcext:value-type="float">
            <text:p>0,87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4.931" calcext:value-type="float">
            <text:p>4,93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4.931" calcext:value-type="float">
            <text:p>4,931</text:p>
          </table:table-cell>
          <table:table-cell table:style-name="ce3" office:value-type="float" office:value="86.1098655609348" calcext:value-type="float">
            <text:p>86,11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1:15:00" calcext:value-type="date">
            <text:p>05.08.2021 11:15</text:p>
          </table:table-cell>
          <table:table-cell table:style-name="ce3" office:value-type="float" office:value="278526226926.93" calcext:value-type="float">
            <text:p>278.526.226.926,930</text:p>
          </table:table-cell>
          <table:table-cell table:style-name="ce3" office:value-type="float" office:value="-38985131.72" calcext:value-type="float">
            <text:p>-38.985.131,7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93" calcext:value-type="float">
            <text:p>1,930</text:p>
          </table:table-cell>
          <table:table-cell table:style-name="ce3" office:value-type="float" office:value="6.156" calcext:value-type="float">
            <text:p>6,156</text:p>
          </table:table-cell>
          <table:table-cell table:style-name="ce3" office:value-type="float" office:value="0.893" calcext:value-type="float">
            <text:p>0,89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.333" calcext:value-type="float">
            <text:p>3,33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.33333333333333" calcext:value-type="float">
            <text:p>3,333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1:30:00" calcext:value-type="date">
            <text:p>05.08.2021 11:30</text:p>
          </table:table-cell>
          <table:table-cell table:style-name="ce3" office:value-type="float" office:value="278417146277.11" calcext:value-type="float">
            <text:p>278.417.146.277,110</text:p>
          </table:table-cell>
          <table:table-cell table:style-name="ce3" office:value-type="float" office:value="-109080649.82" calcext:value-type="float">
            <text:p>-109.080.649,8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107" calcext:value-type="float">
            <text:p>6,107</text:p>
          </table:table-cell>
          <table:table-cell table:style-name="ce3" office:value-type="float" office:value="6.447" calcext:value-type="float">
            <text:p>6,447</text:p>
          </table:table-cell>
          <table:table-cell table:style-name="ce3" office:value-type="float" office:value="0.34" calcext:value-type="float">
            <text:p>0,34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1:45:00" calcext:value-type="date">
            <text:p>05.08.2021 11:45</text:p>
          </table:table-cell>
          <table:table-cell table:style-name="ce3" office:value-type="float" office:value="278306230674.51" calcext:value-type="float">
            <text:p>278.306.230.674,510</text:p>
          </table:table-cell>
          <table:table-cell table:style-name="ce3" office:value-type="float" office:value="-110915602.6" calcext:value-type="float">
            <text:p>-110.915.602,6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5.305" calcext:value-type="float">
            <text:p>5,305</text:p>
          </table:table-cell>
          <table:table-cell table:style-name="ce3" office:value-type="float" office:value="6.662" calcext:value-type="float">
            <text:p>6,662</text:p>
          </table:table-cell>
          <table:table-cell table:style-name="ce3" office:value-type="float" office:value="1.357" calcext:value-type="float">
            <text:p>1,357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2:00:00" calcext:value-type="date">
            <text:p>05.08.2021 12:00</text:p>
          </table:table-cell>
          <table:table-cell table:style-name="ce3" office:value-type="float" office:value="278136971454.51" calcext:value-type="float">
            <text:p>278.136.971.454,510</text:p>
          </table:table-cell>
          <table:table-cell table:style-name="ce3" office:value-type="float" office:value="-169259220" calcext:value-type="float">
            <text:p>-169.259.220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156" calcext:value-type="float">
            <text:p>6,156</text:p>
          </table:table-cell>
          <table:table-cell table:style-name="ce3" office:value-type="float" office:value="6.896" calcext:value-type="float">
            <text:p>6,896</text:p>
          </table:table-cell>
          <table:table-cell table:style-name="ce3" office:value-type="float" office:value="0.74" calcext:value-type="float">
            <text:p>0,74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2:15:00" calcext:value-type="date">
            <text:p>05.08.2021 12:15</text:p>
          </table:table-cell>
          <table:table-cell table:style-name="ce3" office:value-type="float" office:value="278009460964.76" calcext:value-type="float">
            <text:p>278.009.460.964,760</text:p>
          </table:table-cell>
          <table:table-cell table:style-name="ce3" office:value-type="float" office:value="-127510489.75" calcext:value-type="float">
            <text:p>-127.510.489,75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5.798" calcext:value-type="float">
            <text:p>5,798</text:p>
          </table:table-cell>
          <table:table-cell table:style-name="ce3" office:value-type="float" office:value="7.022" calcext:value-type="float">
            <text:p>7,022</text:p>
          </table:table-cell>
          <table:table-cell table:style-name="ce3" office:value-type="float" office:value="1.224" calcext:value-type="float">
            <text:p>1,224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2:30:00" calcext:value-type="date">
            <text:p>05.08.2021 12:30</text:p>
          </table:table-cell>
          <table:table-cell table:style-name="ce3" office:value-type="float" office:value="277842043909.76" calcext:value-type="float">
            <text:p>277.842.043.909,760</text:p>
          </table:table-cell>
          <table:table-cell table:style-name="ce3" office:value-type="float" office:value="-167417055" calcext:value-type="float">
            <text:p>-167.417.055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089" calcext:value-type="float">
            <text:p>6,089</text:p>
          </table:table-cell>
          <table:table-cell table:style-name="ce3" office:value-type="float" office:value="7.096" calcext:value-type="float">
            <text:p>7,096</text:p>
          </table:table-cell>
          <table:table-cell table:style-name="ce3" office:value-type="float" office:value="1.007" calcext:value-type="float">
            <text:p>1,007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2:45:00" calcext:value-type="date">
            <text:p>05.08.2021 12:45</text:p>
          </table:table-cell>
          <table:table-cell table:style-name="ce3" office:value-type="float" office:value="277691233122.09" calcext:value-type="float">
            <text:p>277.691.233.122,090</text:p>
          </table:table-cell>
          <table:table-cell table:style-name="ce3" office:value-type="float" office:value="-150810787.67" calcext:value-type="float">
            <text:p>-150.810.787,67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743" calcext:value-type="float">
            <text:p>6,743</text:p>
          </table:table-cell>
          <table:table-cell table:style-name="ce3" office:value-type="float" office:value="7.224" calcext:value-type="float">
            <text:p>7,224</text:p>
          </table:table-cell>
          <table:table-cell table:style-name="ce3" office:value-type="float" office:value="0.481" calcext:value-type="float">
            <text:p>0,481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3:00:00" calcext:value-type="date">
            <text:p>05.08.2021 13:00</text:p>
          </table:table-cell>
          <table:table-cell table:style-name="ce3" office:value-type="float" office:value="277566504955.32" calcext:value-type="float">
            <text:p>277.566.504.955,320</text:p>
          </table:table-cell>
          <table:table-cell table:style-name="ce3" office:value-type="float" office:value="-124728166.77" calcext:value-type="float">
            <text:p>-124.728.166,77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963" calcext:value-type="float">
            <text:p>6,963</text:p>
          </table:table-cell>
          <table:table-cell table:style-name="ce3" office:value-type="float" office:value="7.347" calcext:value-type="float">
            <text:p>7,347</text:p>
          </table:table-cell>
          <table:table-cell table:style-name="ce3" office:value-type="float" office:value="0.384" calcext:value-type="float">
            <text:p>0,384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3:15:00" calcext:value-type="date">
            <text:p>05.08.2021 13:15</text:p>
          </table:table-cell>
          <table:table-cell table:style-name="ce3" office:value-type="float" office:value="277441084915.92" calcext:value-type="float">
            <text:p>277.441.084.915,920</text:p>
          </table:table-cell>
          <table:table-cell table:style-name="ce3" office:value-type="float" office:value="-125420039.4" calcext:value-type="float">
            <text:p>-125.420.039,4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7.131" calcext:value-type="float">
            <text:p>7,131</text:p>
          </table:table-cell>
          <table:table-cell table:style-name="ce3" office:value-type="float" office:value="7.487" calcext:value-type="float">
            <text:p>7,487</text:p>
          </table:table-cell>
          <table:table-cell table:style-name="ce3" office:value-type="float" office:value="0.356" calcext:value-type="float">
            <text:p>0,356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3:30:00" calcext:value-type="date">
            <text:p>05.08.2021 13:30</text:p>
          </table:table-cell>
          <table:table-cell table:style-name="ce3" office:value-type="float" office:value="277322153037.74" calcext:value-type="float">
            <text:p>277.322.153.037,740</text:p>
          </table:table-cell>
          <table:table-cell table:style-name="ce3" office:value-type="float" office:value="-118931878.18" calcext:value-type="float">
            <text:p>-118.931.878,18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838" calcext:value-type="float">
            <text:p>6,838</text:p>
          </table:table-cell>
          <table:table-cell table:style-name="ce3" office:value-type="float" office:value="7.566" calcext:value-type="float">
            <text:p>7,566</text:p>
          </table:table-cell>
          <table:table-cell table:style-name="ce3" office:value-type="float" office:value="0.728" calcext:value-type="float">
            <text:p>0,728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3:45:00" calcext:value-type="date">
            <text:p>05.08.2021 13:45</text:p>
          </table:table-cell>
          <table:table-cell table:style-name="ce3" office:value-type="float" office:value="277197614736.59" calcext:value-type="float">
            <text:p>277.197.614.736,590</text:p>
          </table:table-cell>
          <table:table-cell table:style-name="ce3" office:value-type="float" office:value="-124538301.15" calcext:value-type="float">
            <text:p>-124.538.301,15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381" calcext:value-type="float">
            <text:p>6,381</text:p>
          </table:table-cell>
          <table:table-cell table:style-name="ce3" office:value-type="float" office:value="7.698" calcext:value-type="float">
            <text:p>7,698</text:p>
          </table:table-cell>
          <table:table-cell table:style-name="ce3" office:value-type="float" office:value="1.317" calcext:value-type="float">
            <text:p>1,317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4:00:00" calcext:value-type="date">
            <text:p>05.08.2021 14:00</text:p>
          </table:table-cell>
          <table:table-cell table:style-name="ce3" office:value-type="float" office:value="277075139204.37" calcext:value-type="float">
            <text:p>277.075.139.204,370</text:p>
          </table:table-cell>
          <table:table-cell table:style-name="ce3" office:value-type="float" office:value="-122475532.22" calcext:value-type="float">
            <text:p>-122.475.532,2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754" calcext:value-type="float">
            <text:p>6,754</text:p>
          </table:table-cell>
          <table:table-cell table:style-name="ce3" office:value-type="float" office:value="7.632" calcext:value-type="float">
            <text:p>7,632</text:p>
          </table:table-cell>
          <table:table-cell table:style-name="ce3" office:value-type="float" office:value="0.878" calcext:value-type="float">
            <text:p>0,878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4:15:00" calcext:value-type="date">
            <text:p>05.08.2021 14:15</text:p>
          </table:table-cell>
          <table:table-cell table:style-name="ce3" office:value-type="float" office:value="276962662473.61" calcext:value-type="float">
            <text:p>276.962.662.473,610</text:p>
          </table:table-cell>
          <table:table-cell table:style-name="ce3" office:value-type="float" office:value="-112476730.76" calcext:value-type="float">
            <text:p>-112.476.730,76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292" calcext:value-type="float">
            <text:p>6,292</text:p>
          </table:table-cell>
          <table:table-cell table:style-name="ce3" office:value-type="float" office:value="7.555" calcext:value-type="float">
            <text:p>7,555</text:p>
          </table:table-cell>
          <table:table-cell table:style-name="ce3" office:value-type="float" office:value="1.263" calcext:value-type="float">
            <text:p>1,263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4:30:00" calcext:value-type="date">
            <text:p>05.08.2021 14:30</text:p>
          </table:table-cell>
          <table:table-cell table:style-name="ce3" office:value-type="float" office:value="276853026046.19" calcext:value-type="float">
            <text:p>276.853.026.046,190</text:p>
          </table:table-cell>
          <table:table-cell table:style-name="ce3" office:value-type="float" office:value="-109636427.42" calcext:value-type="float">
            <text:p>-109.636.427,4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534" calcext:value-type="float">
            <text:p>6,534</text:p>
          </table:table-cell>
          <table:table-cell table:style-name="ce3" office:value-type="float" office:value="7.494" calcext:value-type="float">
            <text:p>7,494</text:p>
          </table:table-cell>
          <table:table-cell table:style-name="ce3" office:value-type="float" office:value="0.96" calcext:value-type="float">
            <text:p>0,96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4:45:00" calcext:value-type="date">
            <text:p>05.08.2021 14:45</text:p>
          </table:table-cell>
          <table:table-cell table:style-name="ce3" office:value-type="float" office:value="276740085315.31" calcext:value-type="float">
            <text:p>276.740.085.315,310</text:p>
          </table:table-cell>
          <table:table-cell table:style-name="ce3" office:value-type="float" office:value="-112940730.88" calcext:value-type="float">
            <text:p>-112.940.730,88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553" calcext:value-type="float">
            <text:p>6,553</text:p>
          </table:table-cell>
          <table:table-cell table:style-name="ce3" office:value-type="float" office:value="7.481" calcext:value-type="float">
            <text:p>7,481</text:p>
          </table:table-cell>
          <table:table-cell table:style-name="ce3" office:value-type="float" office:value="0.928" calcext:value-type="float">
            <text:p>0,928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5:00:00" calcext:value-type="date">
            <text:p>05.08.2021 15:00</text:p>
          </table:table-cell>
          <table:table-cell table:style-name="ce3" office:value-type="float" office:value="276631315292.73" calcext:value-type="float">
            <text:p>276.631.315.292,730</text:p>
          </table:table-cell>
          <table:table-cell table:style-name="ce3" office:value-type="float" office:value="-108770022.58" calcext:value-type="float">
            <text:p>-108.770.022,58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439" calcext:value-type="float">
            <text:p>6,439</text:p>
          </table:table-cell>
          <table:table-cell table:style-name="ce3" office:value-type="float" office:value="7.372" calcext:value-type="float">
            <text:p>7,372</text:p>
          </table:table-cell>
          <table:table-cell table:style-name="ce3" office:value-type="float" office:value="0.933" calcext:value-type="float">
            <text:p>0,933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5:15:00" calcext:value-type="date">
            <text:p>05.08.2021 15:15</text:p>
          </table:table-cell>
          <table:table-cell table:style-name="ce3" office:value-type="float" office:value="276504875516.84" calcext:value-type="float">
            <text:p>276.504.875.516,840</text:p>
          </table:table-cell>
          <table:table-cell table:style-name="ce3" office:value-type="float" office:value="-126439775.89" calcext:value-type="float">
            <text:p>-126.439.775,89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315" calcext:value-type="float">
            <text:p>6,315</text:p>
          </table:table-cell>
          <table:table-cell table:style-name="ce3" office:value-type="float" office:value="7.2" calcext:value-type="float">
            <text:p>7,200</text:p>
          </table:table-cell>
          <table:table-cell table:style-name="ce3" office:value-type="float" office:value="0.885" calcext:value-type="float">
            <text:p>0,885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5:30:00" calcext:value-type="date">
            <text:p>05.08.2021 15:30</text:p>
          </table:table-cell>
          <table:table-cell table:style-name="ce3" office:value-type="float" office:value="276398309650.18" calcext:value-type="float">
            <text:p>276.398.309.650,180</text:p>
          </table:table-cell>
          <table:table-cell table:style-name="ce3" office:value-type="float" office:value="-106565866.66" calcext:value-type="float">
            <text:p>-106.565.866,66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6.193" calcext:value-type="float">
            <text:p>6,193</text:p>
          </table:table-cell>
          <table:table-cell table:style-name="ce3" office:value-type="float" office:value="6.951" calcext:value-type="float">
            <text:p>6,951</text:p>
          </table:table-cell>
          <table:table-cell table:style-name="ce3" office:value-type="float" office:value="0.758" calcext:value-type="float">
            <text:p>0,758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5:45:00" calcext:value-type="date">
            <text:p>05.08.2021 15:45</text:p>
          </table:table-cell>
          <table:table-cell table:style-name="ce3" office:value-type="float" office:value="276296573629.73" calcext:value-type="float">
            <text:p>276.296.573.629,730</text:p>
          </table:table-cell>
          <table:table-cell table:style-name="ce3" office:value-type="float" office:value="-101736020.45" calcext:value-type="float">
            <text:p>-101.736.020,45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5.413" calcext:value-type="float">
            <text:p>5,413</text:p>
          </table:table-cell>
          <table:table-cell table:style-name="ce3" office:value-type="float" office:value="6.754" calcext:value-type="float">
            <text:p>6,754</text:p>
          </table:table-cell>
          <table:table-cell table:style-name="ce3" office:value-type="float" office:value="1.341" calcext:value-type="float">
            <text:p>1,341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6:00:00" calcext:value-type="date">
            <text:p>05.08.2021 16:00</text:p>
          </table:table-cell>
          <table:table-cell table:style-name="ce3" office:value-type="float" office:value="276188186816.51" calcext:value-type="float">
            <text:p>276.188.186.816,510</text:p>
          </table:table-cell>
          <table:table-cell table:style-name="ce3" office:value-type="float" office:value="-108386813.22" calcext:value-type="float">
            <text:p>-108.386.813,2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4.769" calcext:value-type="float">
            <text:p>4,769</text:p>
          </table:table-cell>
          <table:table-cell table:style-name="ce3" office:value-type="float" office:value="6.55" calcext:value-type="float">
            <text:p>6,550</text:p>
          </table:table-cell>
          <table:table-cell table:style-name="ce3" office:value-type="float" office:value="1.781" calcext:value-type="float">
            <text:p>1,781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6:15:00" calcext:value-type="date">
            <text:p>05.08.2021 16:15</text:p>
          </table:table-cell>
          <table:table-cell table:style-name="ce3" office:value-type="float" office:value="276126341902.79" calcext:value-type="float">
            <text:p>276.126.341.902,790</text:p>
          </table:table-cell>
          <table:table-cell table:style-name="ce3" office:value-type="float" office:value="-61844913.72" calcext:value-type="float">
            <text:p>-61.844.913,7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916" calcext:value-type="float">
            <text:p>2,916</text:p>
          </table:table-cell>
          <table:table-cell table:style-name="ce3" office:value-type="float" office:value="6.161" calcext:value-type="float">
            <text:p>6,161</text:p>
          </table:table-cell>
          <table:table-cell table:style-name="ce3" office:value-type="float" office:value="3.245" calcext:value-type="float">
            <text:p>3,245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6:30:00" calcext:value-type="date">
            <text:p>05.08.2021 16:30</text:p>
          </table:table-cell>
          <table:table-cell table:style-name="ce3" office:value-type="float" office:value="276116278732.79" calcext:value-type="float">
            <text:p>276.116.278.732,790</text:p>
          </table:table-cell>
          <table:table-cell table:style-name="ce3" office:value-type="float" office:value="-10063170" calcext:value-type="float">
            <text:p>-10.063.170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366" calcext:value-type="float">
            <text:p>0,366</text:p>
          </table:table-cell>
          <table:table-cell table:style-name="ce3" office:value-type="float" office:value="5.857" calcext:value-type="float">
            <text:p>5,857</text:p>
          </table:table-cell>
          <table:table-cell table:style-name="ce3" office:value-type="float" office:value="5.491" calcext:value-type="float">
            <text:p>5,491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6:45:00" calcext:value-type="date">
            <text:p>05.08.2021 16:45</text:p>
          </table:table-cell>
          <table:table-cell table:style-name="ce3" office:value-type="float" office:value="276083037277.79" calcext:value-type="float">
            <text:p>276.083.037.277,790</text:p>
          </table:table-cell>
          <table:table-cell table:style-name="ce3" office:value-type="float" office:value="-33241455" calcext:value-type="float">
            <text:p>-33.241.455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209" calcext:value-type="float">
            <text:p>1,209</text:p>
          </table:table-cell>
          <table:table-cell table:style-name="ce3" office:value-type="float" office:value="5.39" calcext:value-type="float">
            <text:p>5,390</text:p>
          </table:table-cell>
          <table:table-cell table:style-name="ce3" office:value-type="float" office:value="4.181" calcext:value-type="float">
            <text:p>4,181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7:00:00" calcext:value-type="date">
            <text:p>05.08.2021 17:00</text:p>
          </table:table-cell>
          <table:table-cell table:style-name="ce3" office:value-type="float" office:value="276041746717.79" calcext:value-type="float">
            <text:p>276.041.746.717,790</text:p>
          </table:table-cell>
          <table:table-cell table:style-name="ce3" office:value-type="float" office:value="-41290560" calcext:value-type="float">
            <text:p>-41.290.560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18" calcext:value-type="float">
            <text:p>1,180</text:p>
          </table:table-cell>
          <table:table-cell table:style-name="ce3" office:value-type="float" office:value="5.015" calcext:value-type="float">
            <text:p>5,015</text:p>
          </table:table-cell>
          <table:table-cell table:style-name="ce3" office:value-type="float" office:value="3.835" calcext:value-type="float">
            <text:p>3,835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7:15:00" calcext:value-type="date">
            <text:p>05.08.2021 17:15</text:p>
          </table:table-cell>
          <table:table-cell table:style-name="ce3" office:value-type="float" office:value="276009099181.79" calcext:value-type="float">
            <text:p>276.009.099.181,790</text:p>
          </table:table-cell>
          <table:table-cell table:style-name="ce3" office:value-type="float" office:value="-32647536" calcext:value-type="float">
            <text:p>-32.647.536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933" calcext:value-type="float">
            <text:p>0,933</text:p>
          </table:table-cell>
          <table:table-cell table:style-name="ce3" office:value-type="float" office:value="4.709" calcext:value-type="float">
            <text:p>4,709</text:p>
          </table:table-cell>
          <table:table-cell table:style-name="ce3" office:value-type="float" office:value="3.776" calcext:value-type="float">
            <text:p>3,776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7:30:00" calcext:value-type="date">
            <text:p>05.08.2021 17:30</text:p>
          </table:table-cell>
          <table:table-cell table:style-name="ce3" office:value-type="float" office:value="276016358301.35" calcext:value-type="float">
            <text:p>276.016.358.301,350</text:p>
          </table:table-cell>
          <table:table-cell table:style-name="ce3" office:value-type="float" office:value="7259119.56" calcext:value-type="float">
            <text:p>7.259.119,560</text:p>
          </table:table-cell>
          <table:table-cell table:style-name="ce3" office:value-type="float" office:value="0.117" calcext:value-type="float">
            <text:p>0,11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4.345" calcext:value-type="float">
            <text:p>4,345</text:p>
          </table:table-cell>
          <table:table-cell table:style-name="ce3" office:value-type="float" office:value="5.045" calcext:value-type="float">
            <text:p>5,045</text:p>
          </table:table-cell>
          <table:table-cell table:style-name="ce3" office:value-type="float" office:value="0.583" calcext:value-type="float">
            <text:p>0,58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583333333333334" calcext:value-type="float">
            <text:p>-0,583</text:p>
          </table:table-cell>
          <table:table-cell table:style-name="ce3" office:value-type="float" office:value="94.4580798466493" calcext:value-type="float">
            <text:p>94,45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" calcext:value-type="float">
            <text:p>35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7:45:00" calcext:value-type="date">
            <text:p>05.08.2021 17:45</text:p>
          </table:table-cell>
          <table:table-cell table:style-name="ce3" office:value-type="float" office:value="276016358301.35" calcext:value-type="float">
            <text:p>276.016.358.301,35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3.856" calcext:value-type="float">
            <text:p>3,856</text:p>
          </table:table-cell>
          <table:table-cell table:style-name="ce3" office:value-type="float" office:value="3.771" calcext:value-type="float">
            <text:p>3,77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085" calcext:value-type="float">
            <text:p>0,085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0265625" calcext:value-type="float">
            <text:p>0,027</text:p>
          </table:table-cell>
          <table:table-cell table:style-name="ce3" office:value-type="float" office:value="94.5387160073637" calcext:value-type="float">
            <text:p>94,539</text:p>
          </table:table-cell>
          <table:table-cell table:style-name="ce3" office:value-type="float" office:value="0.0584375" calcext:value-type="float">
            <text:p>0,058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8:00:00" calcext:value-type="date">
            <text:p>05.08.2021 18:00</text:p>
          </table:table-cell>
          <table:table-cell table:style-name="ce3" office:value-type="float" office:value="276016358301.35" calcext:value-type="float">
            <text:p>276.016.358.301,35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3.317" calcext:value-type="float">
            <text:p>3,317</text:p>
          </table:table-cell>
          <table:table-cell table:style-name="ce3" office:value-type="float" office:value="3.479" calcext:value-type="float">
            <text:p>3,479</text:p>
          </table:table-cell>
          <table:table-cell table:style-name="ce3" office:value-type="float" office:value="0.162" calcext:value-type="float">
            <text:p>0,16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162" calcext:value-type="float">
            <text:p>-0,162</text:p>
          </table:table-cell>
          <table:table-cell table:style-name="ce3" office:value-type="float" office:value="94.046930293078" calcext:value-type="float">
            <text:p>94,04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8:15:00" calcext:value-type="date">
            <text:p>05.08.2021 18:15</text:p>
          </table:table-cell>
          <table:table-cell table:style-name="ce3" office:value-type="float" office:value="276016358301.35" calcext:value-type="float">
            <text:p>276.016.358.301,35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2.886" calcext:value-type="float">
            <text:p>2,886</text:p>
          </table:table-cell>
          <table:table-cell table:style-name="ce3" office:value-type="float" office:value="3.905" calcext:value-type="float">
            <text:p>3,905</text:p>
          </table:table-cell>
          <table:table-cell table:style-name="ce3" office:value-type="float" office:value="1.019" calcext:value-type="float">
            <text:p>1,01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019" calcext:value-type="float">
            <text:p>-1,019</text:p>
          </table:table-cell>
          <table:table-cell table:style-name="ce3" office:value-type="float" office:value="90.9535374359352" calcext:value-type="float">
            <text:p>90,95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8:30:00" calcext:value-type="date">
            <text:p>05.08.2021 18:30</text:p>
          </table:table-cell>
          <table:table-cell table:style-name="ce3" office:value-type="float" office:value="276016358301.35" calcext:value-type="float">
            <text:p>276.016.358.301,35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2.439" calcext:value-type="float">
            <text:p>2,439</text:p>
          </table:table-cell>
          <table:table-cell table:style-name="ce3" office:value-type="float" office:value="2.697" calcext:value-type="float">
            <text:p>2,697</text:p>
          </table:table-cell>
          <table:table-cell table:style-name="ce3" office:value-type="float" office:value="0.258" calcext:value-type="float">
            <text:p>0,25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258" calcext:value-type="float">
            <text:p>-0,258</text:p>
          </table:table-cell>
          <table:table-cell table:style-name="ce3" office:value-type="float" office:value="90.1703231502208" calcext:value-type="float">
            <text:p>90,17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8:45:00" calcext:value-type="date">
            <text:p>05.08.2021 18:45</text:p>
          </table:table-cell>
          <table:table-cell table:style-name="ce3" office:value-type="float" office:value="276007191801.35" calcext:value-type="float">
            <text:p>276.007.191.801,350</text:p>
          </table:table-cell>
          <table:table-cell table:style-name="ce3" office:value-type="float" office:value="-9166500" calcext:value-type="float">
            <text:p>-9.166.500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167" calcext:value-type="float">
            <text:p>0,167</text:p>
          </table:table-cell>
          <table:table-cell table:style-name="ce3" office:value-type="float" office:value="1.922" calcext:value-type="float">
            <text:p>1,922</text:p>
          </table:table-cell>
          <table:table-cell table:style-name="ce3" office:value-type="float" office:value="3.638" calcext:value-type="float">
            <text:p>3,638</text:p>
          </table:table-cell>
          <table:table-cell table:style-name="ce3" office:value-type="float" office:value="1.883" calcext:value-type="float">
            <text:p>1,88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88266666666667" calcext:value-type="float">
            <text:p>-1,883</text:p>
          </table:table-cell>
          <table:table-cell table:style-name="ce3" office:value-type="float" office:value="84.4550850549826" calcext:value-type="float">
            <text:p>84,455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9:00:00" calcext:value-type="date">
            <text:p>05.08.2021 19:00</text:p>
          </table:table-cell>
          <table:table-cell table:style-name="ce3" office:value-type="float" office:value="275964054252.35" calcext:value-type="float">
            <text:p>275.964.054.252,350</text:p>
          </table:table-cell>
          <table:table-cell table:style-name="ce3" office:value-type="float" office:value="-43137549" calcext:value-type="float">
            <text:p>-43.137.549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784" calcext:value-type="float">
            <text:p>0,784</text:p>
          </table:table-cell>
          <table:table-cell table:style-name="ce3" office:value-type="float" office:value="1.407" calcext:value-type="float">
            <text:p>1,407</text:p>
          </table:table-cell>
          <table:table-cell table:style-name="ce3" office:value-type="float" office:value="5.292" calcext:value-type="float">
            <text:p>5,292</text:p>
          </table:table-cell>
          <table:table-cell table:style-name="ce3" office:value-type="float" office:value="4.669" calcext:value-type="float">
            <text:p>4,66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4.66933333333333" calcext:value-type="float">
            <text:p>-4,669</text:p>
          </table:table-cell>
          <table:table-cell table:style-name="ce3" office:value-type="float" office:value="70.2803231502208" calcext:value-type="float">
            <text:p>70,28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9:15:00" calcext:value-type="date">
            <text:p>05.08.2021 19:15</text:p>
          </table:table-cell>
          <table:table-cell table:style-name="ce3" office:value-type="float" office:value="275912923515.35" calcext:value-type="float">
            <text:p>275.912.923.515,350</text:p>
          </table:table-cell>
          <table:table-cell table:style-name="ce3" office:value-type="float" office:value="-51130737" calcext:value-type="float">
            <text:p>-51.130.737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93" calcext:value-type="float">
            <text:p>0,930</text:p>
          </table:table-cell>
          <table:table-cell table:style-name="ce3" office:value-type="float" office:value="0.926" calcext:value-type="float">
            <text:p>0,926</text:p>
          </table:table-cell>
          <table:table-cell table:style-name="ce3" office:value-type="float" office:value="3.329" calcext:value-type="float">
            <text:p>3,329</text:p>
          </table:table-cell>
          <table:table-cell table:style-name="ce3" office:value-type="float" office:value="3.333" calcext:value-type="float">
            <text:p>3,33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3.33266666666667" calcext:value-type="float">
            <text:p>-3,333</text:p>
          </table:table-cell>
          <table:table-cell table:style-name="ce3" office:value-type="float" office:value="60.1632993406968" calcext:value-type="float">
            <text:p>60,16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9:30:00" calcext:value-type="date">
            <text:p>05.08.2021 19:30</text:p>
          </table:table-cell>
          <table:table-cell table:style-name="ce3" office:value-type="float" office:value="275814218643.35" calcext:value-type="float">
            <text:p>275.814.218.643,350</text:p>
          </table:table-cell>
          <table:table-cell table:style-name="ce3" office:value-type="float" office:value="-98704872" calcext:value-type="float">
            <text:p>-98.704.872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795" calcext:value-type="float">
            <text:p>1,795</text:p>
          </table:table-cell>
          <table:table-cell table:style-name="ce3" office:value-type="float" office:value="0.483" calcext:value-type="float">
            <text:p>0,483</text:p>
          </table:table-cell>
          <table:table-cell table:style-name="ce3" office:value-type="float" office:value="3.07" calcext:value-type="float">
            <text:p>3,070</text:p>
          </table:table-cell>
          <table:table-cell table:style-name="ce3" office:value-type="float" office:value="4.382" calcext:value-type="float">
            <text:p>4,38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4.38166666666667" calcext:value-type="float">
            <text:p>-4,382</text:p>
          </table:table-cell>
          <table:table-cell table:style-name="ce3" office:value-type="float" office:value="46.8618112454588" calcext:value-type="float">
            <text:p>46,86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9:45:00" calcext:value-type="date">
            <text:p>05.08.2021 19:45</text:p>
          </table:table-cell>
          <table:table-cell table:style-name="ce3" office:value-type="float" office:value="275732645959.85" calcext:value-type="float">
            <text:p>275.732.645.959,850</text:p>
          </table:table-cell>
          <table:table-cell table:style-name="ce3" office:value-type="float" office:value="-81572683.5" calcext:value-type="float">
            <text:p>-81.572.683,5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483" calcext:value-type="float">
            <text:p>1,483</text:p>
          </table:table-cell>
          <table:table-cell table:style-name="ce3" office:value-type="float" office:value="0.061" calcext:value-type="float">
            <text:p>0,061</text:p>
          </table:table-cell>
          <table:table-cell table:style-name="ce3" office:value-type="float" office:value="3.19" calcext:value-type="float">
            <text:p>3,190</text:p>
          </table:table-cell>
          <table:table-cell table:style-name="ce3" office:value-type="float" office:value="4.612" calcext:value-type="float">
            <text:p>4,61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4.61216666666667" calcext:value-type="float">
            <text:p>-4,612</text:p>
          </table:table-cell>
          <table:table-cell table:style-name="ce3" office:value-type="float" office:value="32.8605910073635" calcext:value-type="float">
            <text:p>32,86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0:00:00" calcext:value-type="date">
            <text:p>05.08.2021 20:00</text:p>
          </table:table-cell>
          <table:table-cell table:style-name="ce3" office:value-type="float" office:value="275609879025.35" calcext:value-type="float">
            <text:p>275.609.879.025,350</text:p>
          </table:table-cell>
          <table:table-cell table:style-name="ce3" office:value-type="float" office:value="-122766934.5" calcext:value-type="float">
            <text:p>-122.766.934,5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232" calcext:value-type="float">
            <text:p>2,232</text:p>
          </table:table-cell>
          <table:table-cell table:style-name="ce3" office:value-type="float" office:value="0.005" calcext:value-type="float">
            <text:p>0,005</text:p>
          </table:table-cell>
          <table:table-cell table:style-name="ce3" office:value-type="float" office:value="2.096" calcext:value-type="float">
            <text:p>2,096</text:p>
          </table:table-cell>
          <table:table-cell table:style-name="ce3" office:value-type="float" office:value="4.323" calcext:value-type="float">
            <text:p>4,32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4.32316666666667" calcext:value-type="float">
            <text:p>-4,323</text:p>
          </table:table-cell>
          <table:table-cell table:style-name="ce3" office:value-type="float" office:value="19.7366921978397" calcext:value-type="float">
            <text:p>19,7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0:15:00" calcext:value-type="date">
            <text:p>05.08.2021 20:15</text:p>
          </table:table-cell>
          <table:table-cell table:style-name="ce3" office:value-type="float" office:value="275501705158.85" calcext:value-type="float">
            <text:p>275.501.705.158,850</text:p>
          </table:table-cell>
          <table:table-cell table:style-name="ce3" office:value-type="float" office:value="-108173866.5" calcext:value-type="float">
            <text:p>-108.173.866,5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967" calcext:value-type="float">
            <text:p>1,96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2.639" calcext:value-type="float">
            <text:p>2,639</text:p>
          </table:table-cell>
          <table:table-cell table:style-name="ce3" office:value-type="float" office:value="4.606" calcext:value-type="float">
            <text:p>4,60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4.60583333333333" calcext:value-type="float">
            <text:p>-4,606</text:p>
          </table:table-cell>
          <table:table-cell table:style-name="ce3" office:value-type="float" office:value="5.75469815022063" calcext:value-type="float">
            <text:p>5,755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0:30:00" calcext:value-type="date">
            <text:p>05.08.2021 20:30</text:p>
          </table:table-cell>
          <table:table-cell table:style-name="ce3" office:value-type="float" office:value="275640052494.8" calcext:value-type="float">
            <text:p>275.640.052.494,800</text:p>
          </table:table-cell>
          <table:table-cell table:style-name="ce3" office:value-type="float" office:value="138347335.95" calcext:value-type="float">
            <text:p>138.347.335,950</text:p>
          </table:table-cell>
          <table:table-cell table:style-name="ce3" office:value-type="float" office:value="2.705" calcext:value-type="float">
            <text:p>2,705</text:p>
          </table:table-cell>
          <table:table-cell table:style-name="ce3" office:value-type="float" office:value="0.189" calcext:value-type="float">
            <text:p>0,189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.864" calcext:value-type="float">
            <text:p>3,864</text:p>
          </table:table-cell>
          <table:table-cell table:style-name="ce3" office:value-type="float" office:value="1.349" calcext:value-type="float">
            <text:p>1,34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34853333333333" calcext:value-type="float">
            <text:p>-1,349</text:p>
          </table:table-cell>
          <table:table-cell table:style-name="ce3" office:value-type="float" office:value="1.66093624545873" calcext:value-type="float">
            <text:p>1,66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0:45:00" calcext:value-type="date">
            <text:p>05.08.2021 20:45</text:p>
          </table:table-cell>
          <table:table-cell table:style-name="ce3" office:value-type="float" office:value="275802683579.73" calcext:value-type="float">
            <text:p>275.802.683.579,730</text:p>
          </table:table-cell>
          <table:table-cell table:style-name="ce3" office:value-type="float" office:value="162631084.93" calcext:value-type="float">
            <text:p>162.631.084,930</text:p>
          </table:table-cell>
          <table:table-cell table:style-name="ce3" office:value-type="float" office:value="2.957" calcext:value-type="float">
            <text:p>2,95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957" calcext:value-type="float">
            <text:p>2,957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6093624545873" calcext:value-type="float">
            <text:p>1,66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1:00:00" calcext:value-type="date">
            <text:p>05.08.2021 21:00</text:p>
          </table:table-cell>
          <table:table-cell table:style-name="ce3" office:value-type="float" office:value="275966249642.15" calcext:value-type="float">
            <text:p>275.966.249.642,150</text:p>
          </table:table-cell>
          <table:table-cell table:style-name="ce3" office:value-type="float" office:value="163566062.42" calcext:value-type="float">
            <text:p>163.566.062,420</text:p>
          </table:table-cell>
          <table:table-cell table:style-name="ce3" office:value-type="float" office:value="2.974" calcext:value-type="float">
            <text:p>2,97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974" calcext:value-type="float">
            <text:p>2,974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6093624545873" calcext:value-type="float">
            <text:p>1,66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1:15:00" calcext:value-type="date">
            <text:p>05.08.2021 21:15</text:p>
          </table:table-cell>
          <table:table-cell table:style-name="ce3" office:value-type="float" office:value="276177444557.99" calcext:value-type="float">
            <text:p>276.177.444.557,990</text:p>
          </table:table-cell>
          <table:table-cell table:style-name="ce3" office:value-type="float" office:value="211194915.84" calcext:value-type="float">
            <text:p>211.194.915,840</text:p>
          </table:table-cell>
          <table:table-cell table:style-name="ce3" office:value-type="float" office:value="3.84" calcext:value-type="float">
            <text:p>3,84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3.84" calcext:value-type="float">
            <text:p>3,84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6093624545873" calcext:value-type="float">
            <text:p>1,66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1:30:00" calcext:value-type="date">
            <text:p>05.08.2021 21:30</text:p>
          </table:table-cell>
          <table:table-cell table:style-name="ce3" office:value-type="float" office:value="276383194604.9" calcext:value-type="float">
            <text:p>276.383.194.604,900</text:p>
          </table:table-cell>
          <table:table-cell table:style-name="ce3" office:value-type="float" office:value="205750046.91" calcext:value-type="float">
            <text:p>205.750.046,910</text:p>
          </table:table-cell>
          <table:table-cell table:style-name="ce3" office:value-type="float" office:value="3.741" calcext:value-type="float">
            <text:p>3,74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3.741" calcext:value-type="float">
            <text:p>3,741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6093624545873" calcext:value-type="float">
            <text:p>1,66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1:45:00" calcext:value-type="date">
            <text:p>05.08.2021 21:45</text:p>
          </table:table-cell>
          <table:table-cell table:style-name="ce3" office:value-type="float" office:value="276614574034.83" calcext:value-type="float">
            <text:p>276.614.574.034,830</text:p>
          </table:table-cell>
          <table:table-cell table:style-name="ce3" office:value-type="float" office:value="231379429.93" calcext:value-type="float">
            <text:p>231.379.429,930</text:p>
          </table:table-cell>
          <table:table-cell table:style-name="ce3" office:value-type="float" office:value="4.207" calcext:value-type="float">
            <text:p>4,20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4.207" calcext:value-type="float">
            <text:p>4,207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6093624545873" calcext:value-type="float">
            <text:p>1,66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2:00:00" calcext:value-type="date">
            <text:p>05.08.2021 22:00</text:p>
          </table:table-cell>
          <table:table-cell table:style-name="ce3" office:value-type="float" office:value="276932703343.79" calcext:value-type="float">
            <text:p>276.932.703.343,790</text:p>
          </table:table-cell>
          <table:table-cell table:style-name="ce3" office:value-type="float" office:value="318129308.96" calcext:value-type="float">
            <text:p>318.129.308,960</text:p>
          </table:table-cell>
          <table:table-cell table:style-name="ce3" office:value-type="float" office:value="9.092" calcext:value-type="float">
            <text:p>9,09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952" calcext:value-type="float">
            <text:p>2,95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6.14" calcext:value-type="float">
            <text:p>6,140</text:p>
          </table:table-cell>
          <table:table-cell table:style-name="ce3" office:value-type="float" office:value="1.57680331727086" calcext:value-type="float">
            <text:p>1,577</text:p>
          </table:table-cell>
          <table:table-cell table:style-name="ce3" office:value-type="float" office:value="6.44766060145956" calcext:value-type="float">
            <text:p>6,448</text:p>
          </table:table-cell>
          <table:table-cell table:style-name="ce3" office:value-type="float" office:value="4.56269668272914" calcext:value-type="float">
            <text:p>4,563</text:p>
          </table:table-cell>
          <table:table-cell table:style-name="ce3" office:value-type="float" office:value="35.98199101383" calcext:value-type="float">
            <text:p>35,98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2:15:00" calcext:value-type="date">
            <text:p>05.08.2021 22:15</text:p>
          </table:table-cell>
          <table:table-cell table:style-name="ce3" office:value-type="float" office:value="277316407566.14" calcext:value-type="float">
            <text:p>277.316.407.566,140</text:p>
          </table:table-cell>
          <table:table-cell table:style-name="ce3" office:value-type="float" office:value="383704222.35" calcext:value-type="float">
            <text:p>383.704.222,350</text:p>
          </table:table-cell>
          <table:table-cell table:style-name="ce3" office:value-type="float" office:value="10.966" calcext:value-type="float">
            <text:p>10,96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856" calcext:value-type="float">
            <text:p>2,85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8.11" calcext:value-type="float">
            <text:p>8,110</text:p>
          </table:table-cell>
          <table:table-cell table:style-name="ce3" office:value-type="float" office:value="2.19177341460794" calcext:value-type="float">
            <text:p>2,192</text:p>
          </table:table-cell>
          <table:table-cell table:style-name="ce3" office:value-type="float" office:value="13.1012584672337" calcext:value-type="float">
            <text:p>13,101</text:p>
          </table:table-cell>
          <table:table-cell table:style-name="ce3" office:value-type="float" office:value="5.91772658539206" calcext:value-type="float">
            <text:p>5,918</text:p>
          </table:table-cell>
          <table:table-cell table:style-name="ce3" office:value-type="float" office:value="37.2395079132258" calcext:value-type="float">
            <text:p>37,24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2:30:00" calcext:value-type="date">
            <text:p>05.08.2021 22:30</text:p>
          </table:table-cell>
          <table:table-cell table:style-name="ce3" office:value-type="float" office:value="277694145661.09" calcext:value-type="float">
            <text:p>277.694.145.661,090</text:p>
          </table:table-cell>
          <table:table-cell table:style-name="ce3" office:value-type="float" office:value="377738094.95" calcext:value-type="float">
            <text:p>377.738.094,950</text:p>
          </table:table-cell>
          <table:table-cell table:style-name="ce3" office:value-type="float" office:value="10.795" calcext:value-type="float">
            <text:p>10,79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295" calcext:value-type="float">
            <text:p>2,29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8.5" calcext:value-type="float">
            <text:p>8,500</text:p>
          </table:table-cell>
          <table:table-cell table:style-name="ce3" office:value-type="float" office:value="2.41592767746378" calcext:value-type="float">
            <text:p>2,416</text:p>
          </table:table-cell>
          <table:table-cell table:style-name="ce3" office:value-type="float" office:value="20.435324630963" calcext:value-type="float">
            <text:p>20,435</text:p>
          </table:table-cell>
          <table:table-cell table:style-name="ce3" office:value-type="float" office:value="6.08407232253622" calcext:value-type="float">
            <text:p>6,084</text:p>
          </table:table-cell>
          <table:table-cell table:style-name="ce3" office:value-type="float" office:value="38.5323732817647" calcext:value-type="float">
            <text:p>38,53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2:45:00" calcext:value-type="date">
            <text:p>05.08.2021 22:45</text:p>
          </table:table-cell>
          <table:table-cell table:style-name="ce3" office:value-type="float" office:value="278084976577.15" calcext:value-type="float">
            <text:p>278.084.976.577,150</text:p>
          </table:table-cell>
          <table:table-cell table:style-name="ce3" office:value-type="float" office:value="390830916.06" calcext:value-type="float">
            <text:p>390.830.916,060</text:p>
          </table:table-cell>
          <table:table-cell table:style-name="ce3" office:value-type="float" office:value="11.169" calcext:value-type="float">
            <text:p>11,16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37" calcext:value-type="float">
            <text:p>2,37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8.799" calcext:value-type="float">
            <text:p>8,799</text:p>
          </table:table-cell>
          <table:table-cell table:style-name="ce3" office:value-type="float" office:value="2.64725408270502" calcext:value-type="float">
            <text:p>2,647</text:p>
          </table:table-cell>
          <table:table-cell table:style-name="ce3" office:value-type="float" office:value="28.4716316677461" calcext:value-type="float">
            <text:p>28,472</text:p>
          </table:table-cell>
          <table:table-cell table:style-name="ce3" office:value-type="float" office:value="6.15191258396165" calcext:value-type="float">
            <text:p>6,152</text:p>
          </table:table-cell>
          <table:table-cell table:style-name="ce3" office:value-type="float" office:value="39.8396547058566" calcext:value-type="float">
            <text:p>39,84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3:00:00" calcext:value-type="date">
            <text:p>05.08.2021 23:00</text:p>
          </table:table-cell>
          <table:table-cell table:style-name="ce3" office:value-type="float" office:value="278472302466.27" calcext:value-type="float">
            <text:p>278.472.302.466,270</text:p>
          </table:table-cell>
          <table:table-cell table:style-name="ce3" office:value-type="float" office:value="387325889.12" calcext:value-type="float">
            <text:p>387.325.889,120</text:p>
          </table:table-cell>
          <table:table-cell table:style-name="ce3" office:value-type="float" office:value="11.069" calcext:value-type="float">
            <text:p>11,06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163" calcext:value-type="float">
            <text:p>2,16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8.906" calcext:value-type="float">
            <text:p>8,906</text:p>
          </table:table-cell>
          <table:table-cell table:style-name="ce3" office:value-type="float" office:value="2.78004949841056" calcext:value-type="float">
            <text:p>2,780</text:p>
          </table:table-cell>
          <table:table-cell table:style-name="ce3" office:value-type="float" office:value="36.9110676450638" calcext:value-type="float">
            <text:p>36,911</text:p>
          </table:table-cell>
          <table:table-cell table:style-name="ce3" office:value-type="float" office:value="6.12595050158944" calcext:value-type="float">
            <text:p>6,126</text:p>
          </table:table-cell>
          <table:table-cell table:style-name="ce3" office:value-type="float" office:value="41.1414191874443" calcext:value-type="float">
            <text:p>41,141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3:15:00" calcext:value-type="date">
            <text:p>05.08.2021 23:15</text:p>
          </table:table-cell>
          <table:table-cell table:style-name="ce3" office:value-type="float" office:value="278855702258.65" calcext:value-type="float">
            <text:p>278.855.702.258,650</text:p>
          </table:table-cell>
          <table:table-cell table:style-name="ce3" office:value-type="float" office:value="383399792.38" calcext:value-type="float">
            <text:p>383.399.792,380</text:p>
          </table:table-cell>
          <table:table-cell table:style-name="ce3" office:value-type="float" office:value="10.957" calcext:value-type="float">
            <text:p>10,95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22" calcext:value-type="float">
            <text:p>2,22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8.737" calcext:value-type="float">
            <text:p>8,737</text:p>
          </table:table-cell>
          <table:table-cell table:style-name="ce3" office:value-type="float" office:value="2.73025" calcext:value-type="float">
            <text:p>2,730</text:p>
          </table:table-cell>
          <table:table-cell table:style-name="ce3" office:value-type="float" office:value="45.1993265736352" calcext:value-type="float">
            <text:p>45,199</text:p>
          </table:table-cell>
          <table:table-cell table:style-name="ce3" office:value-type="float" office:value="6.00655" calcext:value-type="float">
            <text:p>6,007</text:p>
          </table:table-cell>
          <table:table-cell table:style-name="ce3" office:value-type="float" office:value="42.4178110624443" calcext:value-type="float">
            <text:p>42,418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3:30:00" calcext:value-type="date">
            <text:p>05.08.2021 23:30</text:p>
          </table:table-cell>
          <table:table-cell table:style-name="ce3" office:value-type="float" office:value="279217367384.79" calcext:value-type="float">
            <text:p>279.217.367.384,790</text:p>
          </table:table-cell>
          <table:table-cell table:style-name="ce3" office:value-type="float" office:value="361665126.14" calcext:value-type="float">
            <text:p>361.665.126,140</text:p>
          </table:table-cell>
          <table:table-cell table:style-name="ce3" office:value-type="float" office:value="10.336" calcext:value-type="float">
            <text:p>10,33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237" calcext:value-type="float">
            <text:p>1,23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9.099" calcext:value-type="float">
            <text:p>9,099</text:p>
          </table:table-cell>
          <table:table-cell table:style-name="ce3" office:value-type="float" office:value="2.84333333333333" calcext:value-type="float">
            <text:p>2,843</text:p>
          </table:table-cell>
          <table:table-cell table:style-name="ce3" office:value-type="float" office:value="53.8308741926827" calcext:value-type="float">
            <text:p>53,831</text:p>
          </table:table-cell>
          <table:table-cell table:style-name="ce3" office:value-type="float" office:value="6.25533333333333" calcext:value-type="float">
            <text:p>6,255</text:p>
          </table:table-cell>
          <table:table-cell table:style-name="ce3" office:value-type="float" office:value="43.7470693957776" calcext:value-type="float">
            <text:p>43,74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3:45:00" calcext:value-type="date">
            <text:p>05.08.2021 23:45</text:p>
          </table:table-cell>
          <table:table-cell table:style-name="ce3" table:number-columns-repeated="2"/>
          <table:table-cell table:style-name="ce3" office:value-type="float" office:value="10.372" calcext:value-type="float">
            <text:p>10,37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357" calcext:value-type="float">
            <text:p>1,35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9.015" calcext:value-type="float">
            <text:p>9,015</text:p>
          </table:table-cell>
          <table:table-cell table:style-name="ce3" office:value-type="float" office:value="2.81733333333333" calcext:value-type="float">
            <text:p>2,817</text:p>
          </table:table-cell>
          <table:table-cell table:style-name="ce3" office:value-type="float" office:value="62.3834932403018" calcext:value-type="float">
            <text:p>62,383</text:p>
          </table:table-cell>
          <table:table-cell table:style-name="ce3" office:value-type="float" office:value="6.19813333333333" calcext:value-type="float">
            <text:p>6,198</text:p>
          </table:table-cell>
          <table:table-cell table:style-name="ce3" office:value-type="float" office:value="45.0641727291109" calcext:value-type="float">
            <text:p>45,064</text:p>
          </table:table-cell>
          <table:table-cell table:number-columns-repeated="1009"/>
        </table:table-row>
        <table:table-row table:style-name="ro1" table:number-rows-repeated="10483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rgyMeausurments" table:style-name="ta2">
        <table:table-column table:style-name="co1" table:default-cell-style-name="Default"/>
        <table:table-column table:style-name="co2" table:default-cell-style-name="Default"/>
        <table:table-column table:style-name="co4" table:number-columns-repeated="14" table:default-cell-style-name="Default"/>
        <table:table-column table:style-name="co1" table:number-columns-repeated="100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Wallet[€]</text:p>
          </table:table-cell>
          <table:table-cell table:style-name="ce1" office:value-type="string" calcext:value-type="string">
            <text:p>Price[€]</text:p>
          </table:table-cell>
          <table:table-cell table:style-name="ce1" office:value-type="string" calcext:value-type="string">
            <text:p>Ein[kWh]</text:p>
          </table:table-cell>
          <table:table-cell table:style-name="ce1" office:value-type="string" calcext:value-type="string">
            <text:p>Eout[kWh]</text:p>
          </table:table-cell>
          <table:table-cell table:style-name="ce1" office:value-type="string" calcext:value-type="string">
            <text:p>EdSr[kWh]</text:p>
          </table:table-cell>
          <table:table-cell table:style-name="ce1" office:value-type="string" calcext:value-type="string">
            <text:p>EdLd[kWh]</text:p>
          </table:table-cell>
          <table:table-cell table:style-name="ce1" office:value-type="string" calcext:value-type="string">
            <text:p>EbAvSr[kWh]</text:p>
          </table:table-cell>
          <table:table-cell table:style-name="ce1" office:value-type="string" calcext:value-type="string">
            <text:p>EbAvLd[kWh]</text:p>
          </table:table-cell>
          <table:table-cell table:style-name="ce1" office:value-type="string" calcext:value-type="string">
            <text:p>EbRqLd[kWh]</text:p>
          </table:table-cell>
          <table:table-cell table:style-name="ce1" office:value-type="string" calcext:value-type="string">
            <text:p>Ehsb[kW/h]</text:p>
          </table:table-cell>
          <table:table-cell table:style-name="ce1" office:value-type="string" calcext:value-type="string">
            <text:p>SOChsb[%]</text:p>
          </table:table-cell>
          <table:table-cell table:style-name="ce1" office:value-type="string" calcext:value-type="string">
            <text:p>Ecar1[kWh]</text:p>
          </table:table-cell>
          <table:table-cell table:style-name="ce1" office:value-type="string" calcext:value-type="string">
            <text:p>SOCcar1[%]</text:p>
          </table:table-cell>
          <table:table-cell table:style-name="ce4"/>
          <table:table-cell table:number-columns-repeated="1008"/>
        </table:table-row>
        <table:table-row table:style-name="ro1">
          <table:table-cell/>
          <table:table-cell table:style-name="ce2" office:value-type="date" office:date-value="2021-08-03T16:00:00" calcext:value-type="date">
            <text:p>03.08.2021 16:00</text:p>
          </table:table-cell>
          <table:table-cell table:style-name="ce3" office:value-type="float" office:value="254077848029.76" calcext:value-type="float">
            <text:p>254.077.848.029,76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1.638" calcext:value-type="float">
            <text:p>1,638</text:p>
          </table:table-cell>
          <table:table-cell table:style-name="ce3" office:value-type="float" office:value="0.445" calcext:value-type="float">
            <text:p>0,445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192" calcext:value-type="float">
            <text:p>1,19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19225" calcext:value-type="float">
            <text:p>1,192</text:p>
          </table:table-cell>
          <table:table-cell table:style-name="ce3" office:value-type="float" office:value="14.4773214285714" calcext:value-type="float">
            <text:p>14,47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6:15:00" calcext:value-type="date">
            <text:p>03.08.2021 16:15</text:p>
          </table:table-cell>
          <table:table-cell table:style-name="ce3" office:value-type="float" office:value="254078097929.76" calcext:value-type="float">
            <text:p>254.078.097.929,760</text:p>
          </table:table-cell>
          <table:table-cell table:style-name="ce3" office:value-type="float" office:value="249900" calcext:value-type="float">
            <text:p>249.900,000</text:p>
          </table:table-cell>
          <table:table-cell table:style-name="ce3" office:value-type="float" office:value="0.004" calcext:value-type="float">
            <text:p>0,00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54" calcext:value-type="float">
            <text:p>1,540</text:p>
          </table:table-cell>
          <table:table-cell table:style-name="ce3" office:value-type="float" office:value="0.811" calcext:value-type="float">
            <text:p>0,81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733" calcext:value-type="float">
            <text:p>0,73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733166666666667" calcext:value-type="float">
            <text:p>0,733</text:p>
          </table:table-cell>
          <table:table-cell table:style-name="ce3" office:value-type="float" office:value="23.3800595238095" calcext:value-type="float">
            <text:p>23,38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6:30:00" calcext:value-type="date">
            <text:p>03.08.2021 16:30</text:p>
          </table:table-cell>
          <table:table-cell table:style-name="ce3" office:value-type="float" office:value="254078171120.47" calcext:value-type="float">
            <text:p>254.078.171.120,470</text:p>
          </table:table-cell>
          <table:table-cell table:style-name="ce3" office:value-type="float" office:value="73190.71" calcext:value-type="float">
            <text:p>73.190,710</text:p>
          </table:table-cell>
          <table:table-cell table:style-name="ce3" office:value-type="float" office:value="0.001" calcext:value-type="float">
            <text:p>0,00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464" calcext:value-type="float">
            <text:p>1,464</text:p>
          </table:table-cell>
          <table:table-cell table:style-name="ce3" office:value-type="float" office:value="1.373" calcext:value-type="float">
            <text:p>1,37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092" calcext:value-type="float">
            <text:p>0,09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0923333333333333" calcext:value-type="float">
            <text:p>0,092</text:p>
          </table:table-cell>
          <table:table-cell table:style-name="ce3" office:value-type="float" office:value="24.50125" calcext:value-type="float">
            <text:p>24,50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6:45:00" calcext:value-type="date">
            <text:p>03.08.2021 16:45</text:p>
          </table:table-cell>
          <table:table-cell table:style-name="ce3" office:value-type="float" office:value="254078171120.47" calcext:value-type="float">
            <text:p>254.078.171.120,47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1.348" calcext:value-type="float">
            <text:p>1,348</text:p>
          </table:table-cell>
          <table:table-cell table:style-name="ce3" office:value-type="float" office:value="1.045" calcext:value-type="float">
            <text:p>1,045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302" calcext:value-type="float">
            <text:p>0,30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30225" calcext:value-type="float">
            <text:p>0,302</text:p>
          </table:table-cell>
          <table:table-cell table:style-name="ce3" office:value-type="float" office:value="28.1714285714285" calcext:value-type="float">
            <text:p>28,17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7:00:00" calcext:value-type="date">
            <text:p>03.08.2021 17:00</text:p>
          </table:table-cell>
          <table:table-cell table:style-name="ce3" office:value-type="float" office:value="254078171120.47" calcext:value-type="float">
            <text:p>254.078.171.120,47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1.254" calcext:value-type="float">
            <text:p>1,254</text:p>
          </table:table-cell>
          <table:table-cell table:style-name="ce3" office:value-type="float" office:value="0.959" calcext:value-type="float">
            <text:p>0,959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295" calcext:value-type="float">
            <text:p>0,295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295" calcext:value-type="float">
            <text:p>0,295</text:p>
          </table:table-cell>
          <table:table-cell table:style-name="ce3" office:value-type="float" office:value="31.7535714285713" calcext:value-type="float">
            <text:p>31,75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7:15:00" calcext:value-type="date">
            <text:p>03.08.2021 17:15</text:p>
          </table:table-cell>
          <table:table-cell table:style-name="ce3" office:value-type="float" office:value="254078171120.47" calcext:value-type="float">
            <text:p>254.078.171.120,47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1.177" calcext:value-type="float">
            <text:p>1,177</text:p>
          </table:table-cell>
          <table:table-cell table:style-name="ce3" office:value-type="float" office:value="0.944" calcext:value-type="float">
            <text:p>0,94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233" calcext:value-type="float">
            <text:p>0,23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23325" calcext:value-type="float">
            <text:p>0,233</text:p>
          </table:table-cell>
          <table:table-cell table:style-name="ce3" office:value-type="float" office:value="34.5858928571427" calcext:value-type="float">
            <text:p>34,58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7:30:00" calcext:value-type="date">
            <text:p>03.08.2021 17:30</text:p>
          </table:table-cell>
          <table:table-cell table:style-name="ce3" office:value-type="float" office:value="254033301102.97" calcext:value-type="float">
            <text:p>254.033.301.102,970</text:p>
          </table:table-cell>
          <table:table-cell table:style-name="ce3" office:value-type="float" office:value="-44870017.5" calcext:value-type="float">
            <text:p>-44.870.017,5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204" calcext:value-type="float">
            <text:p>0,204</text:p>
          </table:table-cell>
          <table:table-cell table:style-name="ce3" office:value-type="float" office:value="1.086" calcext:value-type="float">
            <text:p>1,086</text:p>
          </table:table-cell>
          <table:table-cell table:style-name="ce3" office:value-type="float" office:value="1.261" calcext:value-type="float">
            <text:p>1,261</text:p>
          </table:table-cell>
          <table:table-cell table:style-name="ce3" office:value-type="float" office:value="0.379" calcext:value-type="float">
            <text:p>0,37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378958333333333" calcext:value-type="float">
            <text:p>-0,379</text:p>
          </table:table-cell>
          <table:table-cell table:style-name="ce3" office:value-type="float" office:value="29.9842559523808" calcext:value-type="float">
            <text:p>29,98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" calcext:value-type="float">
            <text:p>35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7:45:00" calcext:value-type="date">
            <text:p>03.08.2021 17:45</text:p>
          </table:table-cell>
          <table:table-cell table:style-name="ce3" office:value-type="float" office:value="254033301102.97" calcext:value-type="float">
            <text:p>254.033.301.102,97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0.964" calcext:value-type="float">
            <text:p>0,964</text:p>
          </table:table-cell>
          <table:table-cell table:style-name="ce3" office:value-type="float" office:value="0.943" calcext:value-type="float">
            <text:p>0,94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021" calcext:value-type="float">
            <text:p>0,02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006640625" calcext:value-type="float">
            <text:p>0,007</text:p>
          </table:table-cell>
          <table:table-cell table:style-name="ce3" office:value-type="float" office:value="30.064892113095" calcext:value-type="float">
            <text:p>30,065</text:p>
          </table:table-cell>
          <table:table-cell table:style-name="ce3" office:value-type="float" office:value="0.014609375" calcext:value-type="float">
            <text:p>0,015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8:00:00" calcext:value-type="date">
            <text:p>03.08.2021 18:00</text:p>
          </table:table-cell>
          <table:table-cell table:style-name="ce3" office:value-type="float" office:value="253901395167.97" calcext:value-type="float">
            <text:p>253.901.395.167,970</text:p>
          </table:table-cell>
          <table:table-cell table:style-name="ce3" office:value-type="float" office:value="-131905935" calcext:value-type="float">
            <text:p>-131.905.935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6" calcext:value-type="float">
            <text:p>0,600</text:p>
          </table:table-cell>
          <table:table-cell table:style-name="ce3" office:value-type="float" office:value="0.829" calcext:value-type="float">
            <text:p>0,829</text:p>
          </table:table-cell>
          <table:table-cell table:style-name="ce3" office:value-type="float" office:value="0.87" calcext:value-type="float">
            <text:p>0,870</text:p>
          </table:table-cell>
          <table:table-cell table:style-name="ce3" office:value-type="float" office:value="0.64" calcext:value-type="float">
            <text:p>0,64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640083333333333" calcext:value-type="float">
            <text:p>-0,640</text:p>
          </table:table-cell>
          <table:table-cell table:style-name="ce3" office:value-type="float" office:value="22.2924516369045" calcext:value-type="float">
            <text:p>22,29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8:15:00" calcext:value-type="date">
            <text:p>03.08.2021 18:15</text:p>
          </table:table-cell>
          <table:table-cell table:style-name="ce3" office:value-type="float" office:value="253776428273.47" calcext:value-type="float">
            <text:p>253.776.428.273,470</text:p>
          </table:table-cell>
          <table:table-cell table:style-name="ce3" office:value-type="float" office:value="-124966894.5" calcext:value-type="float">
            <text:p>-124.966.894,5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568" calcext:value-type="float">
            <text:p>0,568</text:p>
          </table:table-cell>
          <table:table-cell table:style-name="ce3" office:value-type="float" office:value="0.722" calcext:value-type="float">
            <text:p>0,722</text:p>
          </table:table-cell>
          <table:table-cell table:style-name="ce3" office:value-type="float" office:value="0.976" calcext:value-type="float">
            <text:p>0,976</text:p>
          </table:table-cell>
          <table:table-cell table:style-name="ce3" office:value-type="float" office:value="0.823" calcext:value-type="float">
            <text:p>0,82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822791666666667" calcext:value-type="float">
            <text:p>-0,823</text:p>
          </table:table-cell>
          <table:table-cell table:style-name="ce3" office:value-type="float" office:value="12.3014099702379" calcext:value-type="float">
            <text:p>12,30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8:30:00" calcext:value-type="date">
            <text:p>03.08.2021 18:30</text:p>
          </table:table-cell>
          <table:table-cell table:style-name="ce3" office:value-type="float" office:value="253726035846.72" calcext:value-type="float">
            <text:p>253.726.035.846,720</text:p>
          </table:table-cell>
          <table:table-cell table:style-name="ce3" office:value-type="float" office:value="-50392426.75" calcext:value-type="float">
            <text:p>-50.392.426,75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375" calcext:value-type="float">
            <text:p>0,375</text:p>
          </table:table-cell>
          <table:table-cell table:style-name="ce3" office:value-type="float" office:value="0.61" calcext:value-type="float">
            <text:p>0,610</text:p>
          </table:table-cell>
          <table:table-cell table:style-name="ce3" office:value-type="float" office:value="0.674" calcext:value-type="float">
            <text:p>0,674</text:p>
          </table:table-cell>
          <table:table-cell table:style-name="ce3" office:value-type="float" office:value="0.439" calcext:value-type="float">
            <text:p>0,43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439333333333333" calcext:value-type="float">
            <text:p>-0,439</text:p>
          </table:table-cell>
          <table:table-cell table:style-name="ce3" office:value-type="float" office:value="6.96664806547597" calcext:value-type="float">
            <text:p>6,96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8:45:00" calcext:value-type="date">
            <text:p>03.08.2021 18:45</text:p>
          </table:table-cell>
          <table:table-cell table:style-name="ce3" office:value-type="float" office:value="253723848404.76" calcext:value-type="float">
            <text:p>253.723.848.404,760</text:p>
          </table:table-cell>
          <table:table-cell table:style-name="ce3" office:value-type="float" office:value="-2187441.96" calcext:value-type="float">
            <text:p>-2.187.441,960</text:p>
          </table:table-cell>
          <table:table-cell table:style-name="ce3" office:value-type="float" office:value="0.243" calcext:value-type="float">
            <text:p>0,243</text:p>
          </table:table-cell>
          <table:table-cell table:style-name="ce3" office:value-type="float" office:value="0.253" calcext:value-type="float">
            <text:p>0,253</text:p>
          </table:table-cell>
          <table:table-cell table:style-name="ce3" office:value-type="float" office:value="0.48" calcext:value-type="float">
            <text:p>0,480</text:p>
          </table:table-cell>
          <table:table-cell table:style-name="ce3" office:value-type="float" office:value="0.91" calcext:value-type="float">
            <text:p>0,910</text:p>
          </table:table-cell>
          <table:table-cell table:style-name="ce3" office:value-type="float" office:value="0.439" calcext:value-type="float">
            <text:p>0,43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438941666666667" calcext:value-type="float">
            <text:p>-0,439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9:00:00" calcext:value-type="date">
            <text:p>03.08.2021 19:00</text:p>
          </table:table-cell>
          <table:table-cell table:style-name="ce3" office:value-type="float" office:value="253937518261.02" calcext:value-type="float">
            <text:p>253.937.518.261,020</text:p>
          </table:table-cell>
          <table:table-cell table:style-name="ce3" office:value-type="float" office:value="213669856.26" calcext:value-type="float">
            <text:p>213.669.856,260</text:p>
          </table:table-cell>
          <table:table-cell table:style-name="ce3" office:value-type="float" office:value="0.971" calcext:value-type="float">
            <text:p>0,97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352" calcext:value-type="float">
            <text:p>0,352</text:p>
          </table:table-cell>
          <table:table-cell table:style-name="ce3" office:value-type="float" office:value="1.323" calcext:value-type="float">
            <text:p>1,323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9:15:00" calcext:value-type="date">
            <text:p>03.08.2021 19:15</text:p>
          </table:table-cell>
          <table:table-cell table:style-name="ce3" office:value-type="float" office:value="254069680079.44" calcext:value-type="float">
            <text:p>254.069.680.079,440</text:p>
          </table:table-cell>
          <table:table-cell table:style-name="ce3" office:value-type="float" office:value="132161818.42" calcext:value-type="float">
            <text:p>132.161.818,420</text:p>
          </table:table-cell>
          <table:table-cell table:style-name="ce3" office:value-type="float" office:value="0.601" calcext:value-type="float">
            <text:p>0,60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232" calcext:value-type="float">
            <text:p>0,232</text:p>
          </table:table-cell>
          <table:table-cell table:style-name="ce3" office:value-type="float" office:value="0.832" calcext:value-type="float">
            <text:p>0,832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9:30:00" calcext:value-type="date">
            <text:p>03.08.2021 19:30</text:p>
          </table:table-cell>
          <table:table-cell table:style-name="ce3" office:value-type="float" office:value="254211961654.25" calcext:value-type="float">
            <text:p>254.211.961.654,250</text:p>
          </table:table-cell>
          <table:table-cell table:style-name="ce3" office:value-type="float" office:value="142281574.81" calcext:value-type="float">
            <text:p>142.281.574,810</text:p>
          </table:table-cell>
          <table:table-cell table:style-name="ce3" office:value-type="float" office:value="0.647" calcext:value-type="float">
            <text:p>0,64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121" calcext:value-type="float">
            <text:p>0,121</text:p>
          </table:table-cell>
          <table:table-cell table:style-name="ce3" office:value-type="float" office:value="0.768" calcext:value-type="float">
            <text:p>0,768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19:45:00" calcext:value-type="date">
            <text:p>03.08.2021 19:45</text:p>
          </table:table-cell>
          <table:table-cell table:style-name="ce3" office:value-type="float" office:value="254384052511.45" calcext:value-type="float">
            <text:p>254.384.052.511,450</text:p>
          </table:table-cell>
          <table:table-cell table:style-name="ce3" office:value-type="float" office:value="172090857.2" calcext:value-type="float">
            <text:p>172.090.857,200</text:p>
          </table:table-cell>
          <table:table-cell table:style-name="ce3" office:value-type="float" office:value="0.782" calcext:value-type="float">
            <text:p>0,78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015" calcext:value-type="float">
            <text:p>0,015</text:p>
          </table:table-cell>
          <table:table-cell table:style-name="ce3" office:value-type="float" office:value="0.798" calcext:value-type="float">
            <text:p>0,798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0:00:00" calcext:value-type="date">
            <text:p>03.08.2021 20:00</text:p>
          </table:table-cell>
          <table:table-cell table:style-name="ce3" office:value-type="float" office:value="254499054742.96" calcext:value-type="float">
            <text:p>254.499.054.742,960</text:p>
          </table:table-cell>
          <table:table-cell table:style-name="ce3" office:value-type="float" office:value="115002231.51" calcext:value-type="float">
            <text:p>115.002.231,510</text:p>
          </table:table-cell>
          <table:table-cell table:style-name="ce3" office:value-type="float" office:value="0.523" calcext:value-type="float">
            <text:p>0,52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001" calcext:value-type="float">
            <text:p>0,001</text:p>
          </table:table-cell>
          <table:table-cell table:style-name="ce3" office:value-type="float" office:value="0.524" calcext:value-type="float">
            <text:p>0,524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0:15:00" calcext:value-type="date">
            <text:p>03.08.2021 20:15</text:p>
          </table:table-cell>
          <table:table-cell table:style-name="ce3" office:value-type="float" office:value="254644196248.92" calcext:value-type="float">
            <text:p>254.644.196.248,920</text:p>
          </table:table-cell>
          <table:table-cell table:style-name="ce3" office:value-type="float" office:value="145141505.96" calcext:value-type="float">
            <text:p>145.141.505,960</text:p>
          </table:table-cell>
          <table:table-cell table:style-name="ce3" office:value-type="float" office:value="0.66" calcext:value-type="float">
            <text:p>0,66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66" calcext:value-type="float">
            <text:p>0,66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0:30:00" calcext:value-type="date">
            <text:p>03.08.2021 20:30</text:p>
          </table:table-cell>
          <table:table-cell table:style-name="ce3" office:value-type="float" office:value="254856711132.98" calcext:value-type="float">
            <text:p>254.856.711.132,980</text:p>
          </table:table-cell>
          <table:table-cell table:style-name="ce3" office:value-type="float" office:value="212514884.06" calcext:value-type="float">
            <text:p>212.514.884,060</text:p>
          </table:table-cell>
          <table:table-cell table:style-name="ce3" office:value-type="float" office:value="0.966" calcext:value-type="float">
            <text:p>0,96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966" calcext:value-type="float">
            <text:p>0,966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0:45:00" calcext:value-type="date">
            <text:p>03.08.2021 20:45</text:p>
          </table:table-cell>
          <table:table-cell table:style-name="ce3" office:value-type="float" office:value="255019342217.91" calcext:value-type="float">
            <text:p>255.019.342.217,910</text:p>
          </table:table-cell>
          <table:table-cell table:style-name="ce3" office:value-type="float" office:value="162631084.93" calcext:value-type="float">
            <text:p>162.631.084,930</text:p>
          </table:table-cell>
          <table:table-cell table:style-name="ce3" office:value-type="float" office:value="0.739" calcext:value-type="float">
            <text:p>0,73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739" calcext:value-type="float">
            <text:p>0,739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1:00:00" calcext:value-type="date">
            <text:p>03.08.2021 21:00</text:p>
          </table:table-cell>
          <table:table-cell table:style-name="ce3" office:value-type="float" office:value="255182908280.33" calcext:value-type="float">
            <text:p>255.182.908.280,330</text:p>
          </table:table-cell>
          <table:table-cell table:style-name="ce3" office:value-type="float" office:value="163566062.42" calcext:value-type="float">
            <text:p>163.566.062,420</text:p>
          </table:table-cell>
          <table:table-cell table:style-name="ce3" office:value-type="float" office:value="0.744" calcext:value-type="float">
            <text:p>0,74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744" calcext:value-type="float">
            <text:p>0,744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1:15:00" calcext:value-type="date">
            <text:p>03.08.2021 21:15</text:p>
          </table:table-cell>
          <table:table-cell table:style-name="ce3" office:value-type="float" office:value="255394103196.17" calcext:value-type="float">
            <text:p>255.394.103.196,170</text:p>
          </table:table-cell>
          <table:table-cell table:style-name="ce3" office:value-type="float" office:value="211194915.84" calcext:value-type="float">
            <text:p>211.194.915,840</text:p>
          </table:table-cell>
          <table:table-cell table:style-name="ce3" office:value-type="float" office:value="0.96" calcext:value-type="float">
            <text:p>0,96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96" calcext:value-type="float">
            <text:p>0,96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1:30:00" calcext:value-type="date">
            <text:p>03.08.2021 21:30</text:p>
          </table:table-cell>
          <table:table-cell table:style-name="ce3" office:value-type="float" office:value="255599853243.08" calcext:value-type="float">
            <text:p>255.599.853.243,080</text:p>
          </table:table-cell>
          <table:table-cell table:style-name="ce3" office:value-type="float" office:value="205750046.91" calcext:value-type="float">
            <text:p>205.750.046,910</text:p>
          </table:table-cell>
          <table:table-cell table:style-name="ce3" office:value-type="float" office:value="0.935" calcext:value-type="float">
            <text:p>0,93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935" calcext:value-type="float">
            <text:p>0,935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1:45:00" calcext:value-type="date">
            <text:p>03.08.2021 21:45</text:p>
          </table:table-cell>
          <table:table-cell table:style-name="ce3" office:value-type="float" office:value="255831232673.01" calcext:value-type="float">
            <text:p>255.831.232.673,010</text:p>
          </table:table-cell>
          <table:table-cell table:style-name="ce3" office:value-type="float" office:value="231379429.93" calcext:value-type="float">
            <text:p>231.379.429,930</text:p>
          </table:table-cell>
          <table:table-cell table:style-name="ce3" office:value-type="float" office:value="1.052" calcext:value-type="float">
            <text:p>1,05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052" calcext:value-type="float">
            <text:p>1,052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3664211309502" calcext:value-type="float">
            <text:p>1,6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2:00:00" calcext:value-type="date">
            <text:p>03.08.2021 22:00</text:p>
          </table:table-cell>
          <table:table-cell table:style-name="ce3" office:value-type="float" office:value="256179315090.75" calcext:value-type="float">
            <text:p>256.179.315.090,750</text:p>
          </table:table-cell>
          <table:table-cell table:style-name="ce3" office:value-type="float" office:value="348082417.74" calcext:value-type="float">
            <text:p>348.082.417,740</text:p>
          </table:table-cell>
          <table:table-cell table:style-name="ce3" office:value-type="float" office:value="2.487" calcext:value-type="float">
            <text:p>2,48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738" calcext:value-type="float">
            <text:p>0,73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749" calcext:value-type="float">
            <text:p>1,749</text:p>
          </table:table-cell>
          <table:table-cell table:style-name="ce3" office:value-type="float" office:value="0.182846213011509" calcext:value-type="float">
            <text:p>0,183</text:p>
          </table:table-cell>
          <table:table-cell table:style-name="ce3" office:value-type="float" office:value="3.8569175568062" calcext:value-type="float">
            <text:p>3,857</text:p>
          </table:table-cell>
          <table:table-cell table:style-name="ce3" office:value-type="float" office:value="1.56602878698849" calcext:value-type="float">
            <text:p>1,566</text:p>
          </table:table-cell>
          <table:table-cell table:style-name="ce3" office:value-type="float" office:value="36.3435424376902" calcext:value-type="float">
            <text:p>36,344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2:15:00" calcext:value-type="date">
            <text:p>03.08.2021 22:15</text:p>
          </table:table-cell>
          <table:table-cell table:style-name="ce3" office:value-type="float" office:value="256587239574.15" calcext:value-type="float">
            <text:p>256.587.239.574,150</text:p>
          </table:table-cell>
          <table:table-cell table:style-name="ce3" office:value-type="float" office:value="407924483.4" calcext:value-type="float">
            <text:p>407.924.483,400</text:p>
          </table:table-cell>
          <table:table-cell table:style-name="ce3" office:value-type="float" office:value="2.914" calcext:value-type="float">
            <text:p>2,91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714" calcext:value-type="float">
            <text:p>0,71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2" calcext:value-type="float">
            <text:p>2,200</text:p>
          </table:table-cell>
          <table:table-cell table:style-name="ce3" office:value-type="float" office:value="0.224574970972814" calcext:value-type="float">
            <text:p>0,225</text:p>
          </table:table-cell>
          <table:table-cell table:style-name="ce3" office:value-type="float" office:value="6.58389934719037" calcext:value-type="float">
            <text:p>6,584</text:p>
          </table:table-cell>
          <table:table-cell table:style-name="ce3" office:value-type="float" office:value="1.97584169569385" calcext:value-type="float">
            <text:p>1,976</text:p>
          </table:table-cell>
          <table:table-cell table:style-name="ce3" office:value-type="float" office:value="38.02300787903" calcext:value-type="float">
            <text:p>38,023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2:30:00" calcext:value-type="date">
            <text:p>03.08.2021 22:30</text:p>
          </table:table-cell>
          <table:table-cell table:style-name="ce3" office:value-type="float" office:value="256985529607.45" calcext:value-type="float">
            <text:p>256.985.529.607,450</text:p>
          </table:table-cell>
          <table:table-cell table:style-name="ce3" office:value-type="float" office:value="398290033.3" calcext:value-type="float">
            <text:p>398.290.033,300</text:p>
          </table:table-cell>
          <table:table-cell table:style-name="ce3" office:value-type="float" office:value="2.846" calcext:value-type="float">
            <text:p>2,84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574" calcext:value-type="float">
            <text:p>0,57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272" calcext:value-type="float">
            <text:p>2,272</text:p>
          </table:table-cell>
          <table:table-cell table:style-name="ce3" office:value-type="float" office:value="0.225578723184619" calcext:value-type="float">
            <text:p>0,226</text:p>
          </table:table-cell>
          <table:table-cell table:style-name="ce3" office:value-type="float" office:value="9.32306955728931" calcext:value-type="float">
            <text:p>9,323</text:p>
          </table:table-cell>
          <table:table-cell table:style-name="ce3" office:value-type="float" office:value="2.04625461014871" calcext:value-type="float">
            <text:p>2,046</text:p>
          </table:table-cell>
          <table:table-cell table:style-name="ce3" office:value-type="float" office:value="39.7623242976564" calcext:value-type="float">
            <text:p>39,76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2:45:00" calcext:value-type="date">
            <text:p>03.08.2021 22:45</text:p>
          </table:table-cell>
          <table:table-cell table:style-name="ce3" office:value-type="float" office:value="257391961100.99" calcext:value-type="float">
            <text:p>257.391.961.100,990</text:p>
          </table:table-cell>
          <table:table-cell table:style-name="ce3" office:value-type="float" office:value="406431493.54" calcext:value-type="float">
            <text:p>406.431.493,540</text:p>
          </table:table-cell>
          <table:table-cell table:style-name="ce3" office:value-type="float" office:value="2.904" calcext:value-type="float">
            <text:p>2,90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592" calcext:value-type="float">
            <text:p>0,59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311" calcext:value-type="float">
            <text:p>2,311</text:p>
          </table:table-cell>
          <table:table-cell table:style-name="ce3" office:value-type="float" office:value="0.223079225852383" calcext:value-type="float">
            <text:p>0,223</text:p>
          </table:table-cell>
          <table:table-cell table:style-name="ce3" office:value-type="float" office:value="12.031888728354" calcext:value-type="float">
            <text:p>12,032</text:p>
          </table:table-cell>
          <table:table-cell table:style-name="ce3" office:value-type="float" office:value="2.08817077414762" calcext:value-type="float">
            <text:p>2,088</text:p>
          </table:table-cell>
          <table:table-cell table:style-name="ce3" office:value-type="float" office:value="41.5372694556819" calcext:value-type="float">
            <text:p>41,53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3:00:00" calcext:value-type="date">
            <text:p>03.08.2021 23:00</text:p>
          </table:table-cell>
          <table:table-cell table:style-name="ce3" office:value-type="float" office:value="257791487516.51" calcext:value-type="float">
            <text:p>257.791.487.516,510</text:p>
          </table:table-cell>
          <table:table-cell table:style-name="ce3" office:value-type="float" office:value="399526415.52" calcext:value-type="float">
            <text:p>399.526.415,520</text:p>
          </table:table-cell>
          <table:table-cell table:style-name="ce3" office:value-type="float" office:value="2.854" calcext:value-type="float">
            <text:p>2,85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541" calcext:value-type="float">
            <text:p>0,54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314" calcext:value-type="float">
            <text:p>2,314</text:p>
          </table:table-cell>
          <table:table-cell table:style-name="ce3" office:value-type="float" office:value="0.216975806589794" calcext:value-type="float">
            <text:p>0,217</text:p>
          </table:table-cell>
          <table:table-cell table:style-name="ce3" office:value-type="float" office:value="14.66659495123" calcext:value-type="float">
            <text:p>14,667</text:p>
          </table:table-cell>
          <table:table-cell table:style-name="ce3" office:value-type="float" office:value="2.09669086007687" calcext:value-type="float">
            <text:p>2,097</text:p>
          </table:table-cell>
          <table:table-cell table:style-name="ce3" office:value-type="float" office:value="43.3194566867472" calcext:value-type="float">
            <text:p>43,31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3:15:00" calcext:value-type="date">
            <text:p>03.08.2021 23:15</text:p>
          </table:table-cell>
          <table:table-cell table:style-name="ce3" office:value-type="float" office:value="258198583857.1" calcext:value-type="float">
            <text:p>258.198.583.857,100</text:p>
          </table:table-cell>
          <table:table-cell table:style-name="ce3" office:value-type="float" office:value="407096340.59" calcext:value-type="float">
            <text:p>407.096.340,590</text:p>
          </table:table-cell>
          <table:table-cell table:style-name="ce3" office:value-type="float" office:value="2.908" calcext:value-type="float">
            <text:p>2,90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555" calcext:value-type="float">
            <text:p>0,55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354" calcext:value-type="float">
            <text:p>2,354</text:p>
          </table:table-cell>
          <table:table-cell table:style-name="ce3" office:value-type="float" office:value="0.21435647345493" calcext:value-type="float">
            <text:p>0,214</text:p>
          </table:table-cell>
          <table:table-cell table:style-name="ce3" office:value-type="float" office:value="17.2694949860399" calcext:value-type="float">
            <text:p>17,269</text:p>
          </table:table-cell>
          <table:table-cell table:style-name="ce3" office:value-type="float" office:value="2.13914352654507" calcext:value-type="float">
            <text:p>2,139</text:p>
          </table:table-cell>
          <table:table-cell table:style-name="ce3" office:value-type="float" office:value="45.1377286843105" calcext:value-type="float">
            <text:p>45,138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3:30:00" calcext:value-type="date">
            <text:p>03.08.2021 23:30</text:p>
          </table:table-cell>
          <table:table-cell table:style-name="ce3" office:value-type="float" office:value="258584702523.96" calcext:value-type="float">
            <text:p>258.584.702.523,960</text:p>
          </table:table-cell>
          <table:table-cell table:style-name="ce3" office:value-type="float" office:value="386118666.86" calcext:value-type="float">
            <text:p>386.118.666,860</text:p>
          </table:table-cell>
          <table:table-cell table:style-name="ce3" office:value-type="float" office:value="2.759" calcext:value-type="float">
            <text:p>2,75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309" calcext:value-type="float">
            <text:p>0,30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449" calcext:value-type="float">
            <text:p>2,449</text:p>
          </table:table-cell>
          <table:table-cell table:style-name="ce3" office:value-type="float" office:value="0.216445259196253" calcext:value-type="float">
            <text:p>0,216</text:p>
          </table:table-cell>
          <table:table-cell table:style-name="ce3" office:value-type="float" office:value="19.8977588477087" calcext:value-type="float">
            <text:p>19,898</text:p>
          </table:table-cell>
          <table:table-cell table:style-name="ce3" office:value-type="float" office:value="2.23292974080375" calcext:value-type="float">
            <text:p>2,233</text:p>
          </table:table-cell>
          <table:table-cell table:style-name="ce3" office:value-type="float" office:value="47.0357189639937" calcext:value-type="float">
            <text:p>47,03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3T23:45:00" calcext:value-type="date">
            <text:p>03.08.2021 23:45</text:p>
          </table:table-cell>
          <table:table-cell table:style-name="ce3" office:value-type="float" office:value="258971684325.57" calcext:value-type="float">
            <text:p>258.971.684.325,570</text:p>
          </table:table-cell>
          <table:table-cell table:style-name="ce3" office:value-type="float" office:value="386981801.61" calcext:value-type="float">
            <text:p>386.981.801,610</text:p>
          </table:table-cell>
          <table:table-cell table:style-name="ce3" office:value-type="float" office:value="2.765" calcext:value-type="float">
            <text:p>2,76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339" calcext:value-type="float">
            <text:p>0,33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426" calcext:value-type="float">
            <text:p>2,426</text:p>
          </table:table-cell>
          <table:table-cell table:style-name="ce3" office:value-type="float" office:value="0.207817965921454" calcext:value-type="float">
            <text:p>0,208</text:p>
          </table:table-cell>
          <table:table-cell table:style-name="ce3" office:value-type="float" office:value="22.421262719612" calcext:value-type="float">
            <text:p>22,421</text:p>
          </table:table-cell>
          <table:table-cell table:style-name="ce3" office:value-type="float" office:value="2.21772370074521" calcext:value-type="float">
            <text:p>2,218</text:p>
          </table:table-cell>
          <table:table-cell table:style-name="ce3" office:value-type="float" office:value="48.9207841096271" calcext:value-type="float">
            <text:p>48,921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" calcext:value-type="date">
            <text:p>04.08.2021 00:00</text:p>
          </table:table-cell>
          <table:table-cell table:style-name="ce3" office:value-type="float" office:value="259372528771.18" calcext:value-type="float">
            <text:p>259.372.528.771,180</text:p>
          </table:table-cell>
          <table:table-cell table:style-name="ce3" office:value-type="float" office:value="400844445.61" calcext:value-type="float">
            <text:p>400.844.445,610</text:p>
          </table:table-cell>
          <table:table-cell table:style-name="ce3" office:value-type="float" office:value="2.864" calcext:value-type="float">
            <text:p>2,86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339" calcext:value-type="float">
            <text:p>0,33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525" calcext:value-type="float">
            <text:p>2,525</text:p>
          </table:table-cell>
          <table:table-cell table:style-name="ce3" office:value-type="float" office:value="0.209610878580997" calcext:value-type="float">
            <text:p>0,210</text:p>
          </table:table-cell>
          <table:table-cell table:style-name="ce3" office:value-type="float" office:value="24.9665376738099" calcext:value-type="float">
            <text:p>24,967</text:p>
          </table:table-cell>
          <table:table-cell table:style-name="ce3" office:value-type="float" office:value="2.31522245475234" calcext:value-type="float">
            <text:p>2,315</text:p>
          </table:table-cell>
          <table:table-cell table:style-name="ce3" office:value-type="float" office:value="50.8887231961667" calcext:value-type="float">
            <text:p>50,88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0:15:00" calcext:value-type="date">
            <text:p>04.08.2021 00:15</text:p>
          </table:table-cell>
          <table:table-cell table:style-name="ce3" office:value-type="float" office:value="259763639622.84" calcext:value-type="float">
            <text:p>259.763.639.622,840</text:p>
          </table:table-cell>
          <table:table-cell table:style-name="ce3" office:value-type="float" office:value="391110851.66" calcext:value-type="float">
            <text:p>391.110.851,660</text:p>
          </table:table-cell>
          <table:table-cell table:style-name="ce3" office:value-type="float" office:value="2.794" calcext:value-type="float">
            <text:p>2,79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1" calcext:value-type="float">
            <text:p>0,10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94" calcext:value-type="float">
            <text:p>2,694</text:p>
          </table:table-cell>
          <table:table-cell table:style-name="ce3" office:value-type="float" office:value="0.224757190368063" calcext:value-type="float">
            <text:p>0,225</text:p>
          </table:table-cell>
          <table:table-cell table:style-name="ce3" office:value-type="float" office:value="27.6957321282792" calcext:value-type="float">
            <text:p>27,696</text:p>
          </table:table-cell>
          <table:table-cell table:style-name="ce3" office:value-type="float" office:value="2.4690344762986" calcext:value-type="float">
            <text:p>2,469</text:p>
          </table:table-cell>
          <table:table-cell table:style-name="ce3" office:value-type="float" office:value="52.9874025010205" calcext:value-type="float">
            <text:p>52,98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0:30:00" calcext:value-type="date">
            <text:p>04.08.2021 00:30</text:p>
          </table:table-cell>
          <table:table-cell table:style-name="ce3" office:value-type="float" office:value="260157019119.22" calcext:value-type="float">
            <text:p>260.157.019.119,220</text:p>
          </table:table-cell>
          <table:table-cell table:style-name="ce3" office:value-type="float" office:value="393379496.38" calcext:value-type="float">
            <text:p>393.379.496,380</text:p>
          </table:table-cell>
          <table:table-cell table:style-name="ce3" office:value-type="float" office:value="2.81" calcext:value-type="float">
            <text:p>2,81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103" calcext:value-type="float">
            <text:p>0,10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708" calcext:value-type="float">
            <text:p>2,708</text:p>
          </table:table-cell>
          <table:table-cell table:style-name="ce3" office:value-type="float" office:value="0.226797899996052" calcext:value-type="float">
            <text:p>0,227</text:p>
          </table:table-cell>
          <table:table-cell table:style-name="ce3" office:value-type="float" office:value="30.4497066282313" calcext:value-type="float">
            <text:p>30,450</text:p>
          </table:table-cell>
          <table:table-cell table:style-name="ce3" office:value-type="float" office:value="2.48070210000395" calcext:value-type="float">
            <text:p>2,481</text:p>
          </table:table-cell>
          <table:table-cell table:style-name="ce3" office:value-type="float" office:value="55.0959992860239" calcext:value-type="float">
            <text:p>55,09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0:45:00" calcext:value-type="date">
            <text:p>04.08.2021 00:45</text:p>
          </table:table-cell>
          <table:table-cell table:style-name="ce3" office:value-type="float" office:value="260561934294.96" calcext:value-type="float">
            <text:p>260.561.934.294,960</text:p>
          </table:table-cell>
          <table:table-cell table:style-name="ce3" office:value-type="float" office:value="404915175.74" calcext:value-type="float">
            <text:p>404.915.175,740</text:p>
          </table:table-cell>
          <table:table-cell table:style-name="ce3" office:value-type="float" office:value="2.893" calcext:value-type="float">
            <text:p>2,89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47" calcext:value-type="float">
            <text:p>0,24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46" calcext:value-type="float">
            <text:p>2,646</text:p>
          </table:table-cell>
          <table:table-cell table:style-name="ce3" office:value-type="float" office:value="0.222657762076863" calcext:value-type="float">
            <text:p>0,223</text:p>
          </table:table-cell>
          <table:table-cell table:style-name="ce3" office:value-type="float" office:value="33.1534080248789" calcext:value-type="float">
            <text:p>33,153</text:p>
          </table:table-cell>
          <table:table-cell table:style-name="ce3" office:value-type="float" office:value="2.4235089045898" calcext:value-type="float">
            <text:p>2,424</text:p>
          </table:table-cell>
          <table:table-cell table:style-name="ce3" office:value-type="float" office:value="57.1559818549252" calcext:value-type="float">
            <text:p>57,15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1:00:00" calcext:value-type="date">
            <text:p>04.08.2021 01:00</text:p>
          </table:table-cell>
          <table:table-cell table:style-name="ce3" office:value-type="float" office:value="260961554022.33" calcext:value-type="float">
            <text:p>260.961.554.022,330</text:p>
          </table:table-cell>
          <table:table-cell table:style-name="ce3" office:value-type="float" office:value="399619727.37" calcext:value-type="float">
            <text:p>399.619.727,370</text:p>
          </table:table-cell>
          <table:table-cell table:style-name="ce3" office:value-type="float" office:value="2.855" calcext:value-type="float">
            <text:p>2,85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5" calcext:value-type="float">
            <text:p>0,25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05" calcext:value-type="float">
            <text:p>2,605</text:p>
          </table:table-cell>
          <table:table-cell table:style-name="ce3" office:value-type="float" office:value="0.220387313856246" calcext:value-type="float">
            <text:p>0,220</text:p>
          </table:table-cell>
          <table:table-cell table:style-name="ce3" office:value-type="float" office:value="35.8295396931333" calcext:value-type="float">
            <text:p>35,830</text:p>
          </table:table-cell>
          <table:table-cell table:style-name="ce3" office:value-type="float" office:value="2.38444601947709" calcext:value-type="float">
            <text:p>2,384</text:p>
          </table:table-cell>
          <table:table-cell table:style-name="ce3" office:value-type="float" office:value="59.1827609714808" calcext:value-type="float">
            <text:p>59,183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1:15:00" calcext:value-type="date">
            <text:p>04.08.2021 01:15</text:p>
          </table:table-cell>
          <table:table-cell table:style-name="ce3" office:value-type="float" office:value="261361797772.81" calcext:value-type="float">
            <text:p>261.361.797.772,810</text:p>
          </table:table-cell>
          <table:table-cell table:style-name="ce3" office:value-type="float" office:value="400243750.48" calcext:value-type="float">
            <text:p>400.243.750,480</text:p>
          </table:table-cell>
          <table:table-cell table:style-name="ce3" office:value-type="float" office:value="2.86" calcext:value-type="float">
            <text:p>2,86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49" calcext:value-type="float">
            <text:p>0,24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11" calcext:value-type="float">
            <text:p>2,611</text:p>
          </table:table-cell>
          <table:table-cell table:style-name="ce3" office:value-type="float" office:value="0.222237958956254" calcext:value-type="float">
            <text:p>0,222</text:p>
          </table:table-cell>
          <table:table-cell table:style-name="ce3" office:value-type="float" office:value="38.5281434804593" calcext:value-type="float">
            <text:p>38,528</text:p>
          </table:table-cell>
          <table:table-cell table:style-name="ce3" office:value-type="float" office:value="2.38855370771041" calcext:value-type="float">
            <text:p>2,389</text:p>
          </table:table-cell>
          <table:table-cell table:style-name="ce3" office:value-type="float" office:value="61.2130316230346" calcext:value-type="float">
            <text:p>61,213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1:30:00" calcext:value-type="date">
            <text:p>04.08.2021 01:30</text:p>
          </table:table-cell>
          <table:table-cell table:style-name="ce3" office:value-type="float" office:value="261769652272.31" calcext:value-type="float">
            <text:p>261.769.652.272,310</text:p>
          </table:table-cell>
          <table:table-cell table:style-name="ce3" office:value-type="float" office:value="407854499.5" calcext:value-type="float">
            <text:p>407.854.499,500</text:p>
          </table:table-cell>
          <table:table-cell table:style-name="ce3" office:value-type="float" office:value="2.914" calcext:value-type="float">
            <text:p>2,91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68" calcext:value-type="float">
            <text:p>0,26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46" calcext:value-type="float">
            <text:p>2,646</text:p>
          </table:table-cell>
          <table:table-cell table:style-name="ce3" office:value-type="float" office:value="0.22658282487157" calcext:value-type="float">
            <text:p>0,227</text:p>
          </table:table-cell>
          <table:table-cell table:style-name="ce3" office:value-type="float" office:value="41.2795063538998" calcext:value-type="float">
            <text:p>41,280</text:p>
          </table:table-cell>
          <table:table-cell table:style-name="ce3" office:value-type="float" office:value="2.4190838417951" calcext:value-type="float">
            <text:p>2,419</text:p>
          </table:table-cell>
          <table:table-cell table:style-name="ce3" office:value-type="float" office:value="63.2692528885604" calcext:value-type="float">
            <text:p>63,26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1:45:00" calcext:value-type="date">
            <text:p>04.08.2021 01:45</text:p>
          </table:table-cell>
          <table:table-cell table:style-name="ce3" office:value-type="float" office:value="262180679375.23" calcext:value-type="float">
            <text:p>262.180.679.375,230</text:p>
          </table:table-cell>
          <table:table-cell table:style-name="ce3" office:value-type="float" office:value="411027102.92" calcext:value-type="float">
            <text:p>411.027.102,920</text:p>
          </table:table-cell>
          <table:table-cell table:style-name="ce3" office:value-type="float" office:value="2.937" calcext:value-type="float">
            <text:p>2,93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62" calcext:value-type="float">
            <text:p>0,26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75" calcext:value-type="float">
            <text:p>2,675</text:p>
          </table:table-cell>
          <table:table-cell table:style-name="ce3" office:value-type="float" office:value="0.230415803372467" calcext:value-type="float">
            <text:p>0,230</text:p>
          </table:table-cell>
          <table:table-cell table:style-name="ce3" office:value-type="float" office:value="44.0774125377083" calcext:value-type="float">
            <text:p>44,077</text:p>
          </table:table-cell>
          <table:table-cell table:style-name="ce3" office:value-type="float" office:value="2.44416752996087" calcext:value-type="float">
            <text:p>2,444</text:p>
          </table:table-cell>
          <table:table-cell table:style-name="ce3" office:value-type="float" office:value="65.3467952890271" calcext:value-type="float">
            <text:p>65,34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2:00:00" calcext:value-type="date">
            <text:p>04.08.2021 02:00</text:p>
          </table:table-cell>
          <table:table-cell table:style-name="ce3" office:value-type="float" office:value="262587303324.5" calcext:value-type="float">
            <text:p>262.587.303.324,500</text:p>
          </table:table-cell>
          <table:table-cell table:style-name="ce3" office:value-type="float" office:value="406623949.27" calcext:value-type="float">
            <text:p>406.623.949,270</text:p>
          </table:table-cell>
          <table:table-cell table:style-name="ce3" office:value-type="float" office:value="2.905" calcext:value-type="float">
            <text:p>2,90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29" calcext:value-type="float">
            <text:p>0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76" calcext:value-type="float">
            <text:p>2,676</text:p>
          </table:table-cell>
          <table:table-cell table:style-name="ce3" office:value-type="float" office:value="0.2319572776974" calcext:value-type="float">
            <text:p>0,232</text:p>
          </table:table-cell>
          <table:table-cell table:style-name="ce3" office:value-type="float" office:value="46.8940366240339" calcext:value-type="float">
            <text:p>46,894</text:p>
          </table:table-cell>
          <table:table-cell table:style-name="ce3" office:value-type="float" office:value="2.4444177223026" calcext:value-type="float">
            <text:p>2,444</text:p>
          </table:table-cell>
          <table:table-cell table:style-name="ce3" office:value-type="float" office:value="67.4245503529844" calcext:value-type="float">
            <text:p>67,425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2:15:00" calcext:value-type="date">
            <text:p>04.08.2021 02:15</text:p>
          </table:table-cell>
          <table:table-cell table:style-name="ce3" office:value-type="float" office:value="263012595478.83" calcext:value-type="float">
            <text:p>263.012.595.478,830</text:p>
          </table:table-cell>
          <table:table-cell table:style-name="ce3" office:value-type="float" office:value="425292154.33" calcext:value-type="float">
            <text:p>425.292.154,330</text:p>
          </table:table-cell>
          <table:table-cell table:style-name="ce3" office:value-type="float" office:value="3.038" calcext:value-type="float">
            <text:p>3,03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373" calcext:value-type="float">
            <text:p>0,37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65" calcext:value-type="float">
            <text:p>2,665</text:p>
          </table:table-cell>
          <table:table-cell table:style-name="ce3" office:value-type="float" office:value="0.232499650308886" calcext:value-type="float">
            <text:p>0,232</text:p>
          </table:table-cell>
          <table:table-cell table:style-name="ce3" office:value-type="float" office:value="49.7172466634989" calcext:value-type="float">
            <text:p>49,717</text:p>
          </table:table-cell>
          <table:table-cell table:style-name="ce3" office:value-type="float" office:value="2.43275034969111" calcext:value-type="float">
            <text:p>2,433</text:p>
          </table:table-cell>
          <table:table-cell table:style-name="ce3" office:value-type="float" office:value="69.4923881502218" calcext:value-type="float">
            <text:p>69,49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2:30:00" calcext:value-type="date">
            <text:p>04.08.2021 02:30</text:p>
          </table:table-cell>
          <table:table-cell table:style-name="ce3" office:value-type="float" office:value="263415766889.09" calcext:value-type="float">
            <text:p>263.415.766.889,090</text:p>
          </table:table-cell>
          <table:table-cell table:style-name="ce3" office:value-type="float" office:value="403171410.26" calcext:value-type="float">
            <text:p>403.171.410,260</text:p>
          </table:table-cell>
          <table:table-cell table:style-name="ce3" office:value-type="float" office:value="2.88" calcext:value-type="float">
            <text:p>2,88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24" calcext:value-type="float">
            <text:p>0,22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56" calcext:value-type="float">
            <text:p>2,656</text:p>
          </table:table-cell>
          <table:table-cell table:style-name="ce3" office:value-type="float" office:value="0.233383140194376" calcext:value-type="float">
            <text:p>0,233</text:p>
          </table:table-cell>
          <table:table-cell table:style-name="ce3" office:value-type="float" office:value="52.5511847944306" calcext:value-type="float">
            <text:p>52,551</text:p>
          </table:table-cell>
          <table:table-cell table:style-name="ce3" office:value-type="float" office:value="2.42282519313896" calcext:value-type="float">
            <text:p>2,423</text:p>
          </table:table-cell>
          <table:table-cell table:style-name="ce3" office:value-type="float" office:value="71.5517895643899" calcext:value-type="float">
            <text:p>71,55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2:45:00" calcext:value-type="date">
            <text:p>04.08.2021 02:45</text:p>
          </table:table-cell>
          <table:table-cell table:style-name="ce3" office:value-type="float" office:value="263817235357.8" calcext:value-type="float">
            <text:p>263.817.235.357,800</text:p>
          </table:table-cell>
          <table:table-cell table:style-name="ce3" office:value-type="float" office:value="401468468.71" calcext:value-type="float">
            <text:p>401.468.468,710</text:p>
          </table:table-cell>
          <table:table-cell table:style-name="ce3" office:value-type="float" office:value="2.868" calcext:value-type="float">
            <text:p>2,86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34" calcext:value-type="float">
            <text:p>0,23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34" calcext:value-type="float">
            <text:p>2,634</text:p>
          </table:table-cell>
          <table:table-cell table:style-name="ce3" office:value-type="float" office:value="0.233319880265505" calcext:value-type="float">
            <text:p>0,233</text:p>
          </table:table-cell>
          <table:table-cell table:style-name="ce3" office:value-type="float" office:value="55.3843547690832" calcext:value-type="float">
            <text:p>55,384</text:p>
          </table:table-cell>
          <table:table-cell table:style-name="ce3" office:value-type="float" office:value="2.40072178640116" calcext:value-type="float">
            <text:p>2,401</text:p>
          </table:table-cell>
          <table:table-cell table:style-name="ce3" office:value-type="float" office:value="73.5924030828309" calcext:value-type="float">
            <text:p>73,59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3:00:00" calcext:value-type="date">
            <text:p>04.08.2021 03:00</text:p>
          </table:table-cell>
          <table:table-cell table:style-name="ce3" office:value-type="float" office:value="264208200409.67" calcext:value-type="float">
            <text:p>264.208.200.409,670</text:p>
          </table:table-cell>
          <table:table-cell table:style-name="ce3" office:value-type="float" office:value="390965051.87" calcext:value-type="float">
            <text:p>390.965.051,870</text:p>
          </table:table-cell>
          <table:table-cell table:style-name="ce3" office:value-type="float" office:value="2.793" calcext:value-type="float">
            <text:p>2,79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136" calcext:value-type="float">
            <text:p>0,13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58" calcext:value-type="float">
            <text:p>2,658</text:p>
          </table:table-cell>
          <table:table-cell table:style-name="ce3" office:value-type="float" office:value="0.237497043559015" calcext:value-type="float">
            <text:p>0,237</text:p>
          </table:table-cell>
          <table:table-cell table:style-name="ce3" office:value-type="float" office:value="58.2682474408713" calcext:value-type="float">
            <text:p>58,268</text:p>
          </table:table-cell>
          <table:table-cell table:style-name="ce3" office:value-type="float" office:value="2.42025295644098" calcext:value-type="float">
            <text:p>2,420</text:p>
          </table:table-cell>
          <table:table-cell table:style-name="ce3" office:value-type="float" office:value="75.6496180958057" calcext:value-type="float">
            <text:p>75,65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3:15:00" calcext:value-type="date">
            <text:p>04.08.2021 03:15</text:p>
          </table:table-cell>
          <table:table-cell table:style-name="ce3" office:value-type="float" office:value="264611039396.4" calcext:value-type="float">
            <text:p>264.611.039.396,400</text:p>
          </table:table-cell>
          <table:table-cell table:style-name="ce3" office:value-type="float" office:value="402838986.73" calcext:value-type="float">
            <text:p>402.838.986,730</text:p>
          </table:table-cell>
          <table:table-cell table:style-name="ce3" office:value-type="float" office:value="2.878" calcext:value-type="float">
            <text:p>2,87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375" calcext:value-type="float">
            <text:p>0,37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503" calcext:value-type="float">
            <text:p>2,503</text:p>
          </table:table-cell>
          <table:table-cell table:style-name="ce3" office:value-type="float" office:value="0.226200254112346" calcext:value-type="float">
            <text:p>0,226</text:p>
          </table:table-cell>
          <table:table-cell table:style-name="ce3" office:value-type="float" office:value="61.0149648122355" calcext:value-type="float">
            <text:p>61,015</text:p>
          </table:table-cell>
          <table:table-cell table:style-name="ce3" office:value-type="float" office:value="2.27663307922099" calcext:value-type="float">
            <text:p>2,277</text:p>
          </table:table-cell>
          <table:table-cell table:style-name="ce3" office:value-type="float" office:value="77.5847562131435" calcext:value-type="float">
            <text:p>77,585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3:30:00" calcext:value-type="date">
            <text:p>04.08.2021 03:30</text:p>
          </table:table-cell>
          <table:table-cell table:style-name="ce3" office:value-type="float" office:value="265018864735.94" calcext:value-type="float">
            <text:p>265.018.864.735,940</text:p>
          </table:table-cell>
          <table:table-cell table:style-name="ce3" office:value-type="float" office:value="407825339.54" calcext:value-type="float">
            <text:p>407.825.339,540</text:p>
          </table:table-cell>
          <table:table-cell table:style-name="ce3" office:value-type="float" office:value="2.914" calcext:value-type="float">
            <text:p>2,91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78" calcext:value-type="float">
            <text:p>0,27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36" calcext:value-type="float">
            <text:p>2,636</text:p>
          </table:table-cell>
          <table:table-cell table:style-name="ce3" office:value-type="float" office:value="0.241275242262852" calcext:value-type="float">
            <text:p>0,241</text:p>
          </table:table-cell>
          <table:table-cell table:style-name="ce3" office:value-type="float" office:value="63.9447356111415" calcext:value-type="float">
            <text:p>63,945</text:p>
          </table:table-cell>
          <table:table-cell table:style-name="ce3" office:value-type="float" office:value="2.39443309107048" calcext:value-type="float">
            <text:p>2,394</text:p>
          </table:table-cell>
          <table:table-cell table:style-name="ce3" office:value-type="float" office:value="79.6200243405534" calcext:value-type="float">
            <text:p>79,62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3:45:00" calcext:value-type="date">
            <text:p>04.08.2021 03:45</text:p>
          </table:table-cell>
          <table:table-cell table:style-name="ce3" office:value-type="float" office:value="265429314471.69" calcext:value-type="float">
            <text:p>265.429.314.471,690</text:p>
          </table:table-cell>
          <table:table-cell table:style-name="ce3" office:value-type="float" office:value="410449735.75" calcext:value-type="float">
            <text:p>410.449.735,750</text:p>
          </table:table-cell>
          <table:table-cell table:style-name="ce3" office:value-type="float" office:value="2.932" calcext:value-type="float">
            <text:p>2,93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59" calcext:value-type="float">
            <text:p>0,25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73" calcext:value-type="float">
            <text:p>2,673</text:p>
          </table:table-cell>
          <table:table-cell table:style-name="ce3" office:value-type="float" office:value="0.247538630455301" calcext:value-type="float">
            <text:p>0,248</text:p>
          </table:table-cell>
          <table:table-cell table:style-name="ce3" office:value-type="float" office:value="66.9505618380988" calcext:value-type="float">
            <text:p>66,951</text:p>
          </table:table-cell>
          <table:table-cell table:style-name="ce3" office:value-type="float" office:value="2.42566970287803" calcext:value-type="float">
            <text:p>2,426</text:p>
          </table:table-cell>
          <table:table-cell table:style-name="ce3" office:value-type="float" office:value="81.6818435879998" calcext:value-type="float">
            <text:p>81,68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4:00:00" calcext:value-type="date">
            <text:p>04.08.2021 04:00</text:p>
          </table:table-cell>
          <table:table-cell table:style-name="ce3" office:value-type="float" office:value="265826922161.97" calcext:value-type="float">
            <text:p>265.826.922.161,970</text:p>
          </table:table-cell>
          <table:table-cell table:style-name="ce3" office:value-type="float" office:value="397607690.28" calcext:value-type="float">
            <text:p>397.607.690,280</text:p>
          </table:table-cell>
          <table:table-cell table:style-name="ce3" office:value-type="float" office:value="2.841" calcext:value-type="float">
            <text:p>2,84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098" calcext:value-type="float">
            <text:p>0,09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743" calcext:value-type="float">
            <text:p>2,743</text:p>
          </table:table-cell>
          <table:table-cell table:style-name="ce3" office:value-type="float" office:value="0.256835530242299" calcext:value-type="float">
            <text:p>0,257</text:p>
          </table:table-cell>
          <table:table-cell table:style-name="ce3" office:value-type="float" office:value="70.069278991041" calcext:value-type="float">
            <text:p>70,069</text:p>
          </table:table-cell>
          <table:table-cell table:style-name="ce3" office:value-type="float" office:value="2.48637280309103" calcext:value-type="float">
            <text:p>2,486</text:p>
          </table:table-cell>
          <table:table-cell table:style-name="ce3" office:value-type="float" office:value="83.7952604706272" calcext:value-type="float">
            <text:p>83,795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4:15:00" calcext:value-type="date">
            <text:p>04.08.2021 04:15</text:p>
          </table:table-cell>
          <table:table-cell table:style-name="ce3" office:value-type="float" office:value="266256196711.2" calcext:value-type="float">
            <text:p>266.256.196.711,200</text:p>
          </table:table-cell>
          <table:table-cell table:style-name="ce3" office:value-type="float" office:value="429274549.23" calcext:value-type="float">
            <text:p>429.274.549,230</text:p>
          </table:table-cell>
          <table:table-cell table:style-name="ce3" office:value-type="float" office:value="3.067" calcext:value-type="float">
            <text:p>3,06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42" calcext:value-type="float">
            <text:p>0,24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825" calcext:value-type="float">
            <text:p>2,825</text:p>
          </table:table-cell>
          <table:table-cell table:style-name="ce3" office:value-type="float" office:value="0.266996951378789" calcext:value-type="float">
            <text:p>0,267</text:p>
          </table:table-cell>
          <table:table-cell table:style-name="ce3" office:value-type="float" office:value="73.311384829212" calcext:value-type="float">
            <text:p>73,311</text:p>
          </table:table-cell>
          <table:table-cell table:style-name="ce3" office:value-type="float" office:value="2.55770551005054" calcext:value-type="float">
            <text:p>2,558</text:p>
          </table:table-cell>
          <table:table-cell table:style-name="ce3" office:value-type="float" office:value="85.9693101541702" calcext:value-type="float">
            <text:p>85,96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4:30:00" calcext:value-type="date">
            <text:p>04.08.2021 04:30</text:p>
          </table:table-cell>
          <table:table-cell table:style-name="ce3" office:value-type="float" office:value="266711321018.81" calcext:value-type="float">
            <text:p>266.711.321.018,810</text:p>
          </table:table-cell>
          <table:table-cell table:style-name="ce3" office:value-type="float" office:value="455124307.61" calcext:value-type="float">
            <text:p>455.124.307,610</text:p>
          </table:table-cell>
          <table:table-cell table:style-name="ce3" office:value-type="float" office:value="3.252" calcext:value-type="float">
            <text:p>3,25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19" calcext:value-type="float">
            <text:p>0,21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3.033" calcext:value-type="float">
            <text:p>3,033</text:p>
          </table:table-cell>
          <table:table-cell table:style-name="ce3" office:value-type="float" office:value="0.287868889382048" calcext:value-type="float">
            <text:p>0,288</text:p>
          </table:table-cell>
          <table:table-cell table:style-name="ce3" office:value-type="float" office:value="76.8069356288511" calcext:value-type="float">
            <text:p>76,807</text:p>
          </table:table-cell>
          <table:table-cell table:style-name="ce3" office:value-type="float" office:value="2.74476712130814" calcext:value-type="float">
            <text:p>2,745</text:p>
          </table:table-cell>
          <table:table-cell table:style-name="ce3" office:value-type="float" office:value="88.3023622072822" calcext:value-type="float">
            <text:p>88,30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4:45:00" calcext:value-type="date">
            <text:p>04.08.2021 04:45</text:p>
          </table:table-cell>
          <table:table-cell table:style-name="ce3" office:value-type="float" office:value="267169033447.65" calcext:value-type="float">
            <text:p>267.169.033.447,650</text:p>
          </table:table-cell>
          <table:table-cell table:style-name="ce3" office:value-type="float" office:value="457712428.84" calcext:value-type="float">
            <text:p>457.712.428,840</text:p>
          </table:table-cell>
          <table:table-cell table:style-name="ce3" office:value-type="float" office:value="3.27" calcext:value-type="float">
            <text:p>3,27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39" calcext:value-type="float">
            <text:p>0,23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3.031" calcext:value-type="float">
            <text:p>3,031</text:p>
          </table:table-cell>
          <table:table-cell table:style-name="ce3" office:value-type="float" office:value="0.287574040765318" calcext:value-type="float">
            <text:p>0,288</text:p>
          </table:table-cell>
          <table:table-cell table:style-name="ce3" office:value-type="float" office:value="80.2989061238586" calcext:value-type="float">
            <text:p>80,299</text:p>
          </table:table-cell>
          <table:table-cell table:style-name="ce3" office:value-type="float" office:value="2.74380282661105" calcext:value-type="float">
            <text:p>2,744</text:p>
          </table:table-cell>
          <table:table-cell table:style-name="ce3" office:value-type="float" office:value="90.6345946099017" calcext:value-type="float">
            <text:p>90,635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5:00:00" calcext:value-type="date">
            <text:p>04.08.2021 05:00</text:p>
          </table:table-cell>
          <table:table-cell table:style-name="ce3" office:value-type="float" office:value="267616863333.46" calcext:value-type="float">
            <text:p>267.616.863.333,460</text:p>
          </table:table-cell>
          <table:table-cell table:style-name="ce3" office:value-type="float" office:value="447829885.81" calcext:value-type="float">
            <text:p>447.829.885,810</text:p>
          </table:table-cell>
          <table:table-cell table:style-name="ce3" office:value-type="float" office:value="3.2" calcext:value-type="float">
            <text:p>3,20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17" calcext:value-type="float">
            <text:p>0,17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3.03" calcext:value-type="float">
            <text:p>3,030</text:p>
          </table:table-cell>
          <table:table-cell table:style-name="ce3" office:value-type="float" office:value="0.287128940592123" calcext:value-type="float">
            <text:p>0,287</text:p>
          </table:table-cell>
          <table:table-cell table:style-name="ce3" office:value-type="float" office:value="83.7854718310486" calcext:value-type="float">
            <text:p>83,785</text:p>
          </table:table-cell>
          <table:table-cell table:style-name="ce3" office:value-type="float" office:value="2.74239215060171" calcext:value-type="float">
            <text:p>2,742</text:p>
          </table:table-cell>
          <table:table-cell table:style-name="ce3" office:value-type="float" office:value="92.9656279379133" calcext:value-type="float">
            <text:p>92,96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5:15:00" calcext:value-type="date">
            <text:p>04.08.2021 05:15</text:p>
          </table:table-cell>
          <table:table-cell table:style-name="ce3" office:value-type="float" office:value="268077603887.85" calcext:value-type="float">
            <text:p>268.077.603.887,850</text:p>
          </table:table-cell>
          <table:table-cell table:style-name="ce3" office:value-type="float" office:value="460740554.39" calcext:value-type="float">
            <text:p>460.740.554,390</text:p>
          </table:table-cell>
          <table:table-cell table:style-name="ce3" office:value-type="float" office:value="3.292" calcext:value-type="float">
            <text:p>3,29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65" calcext:value-type="float">
            <text:p>0,26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3.027" calcext:value-type="float">
            <text:p>3,027</text:p>
          </table:table-cell>
          <table:table-cell table:style-name="ce3" office:value-type="float" office:value="0.286343234428637" calcext:value-type="float">
            <text:p>0,286</text:p>
          </table:table-cell>
          <table:table-cell table:style-name="ce3" office:value-type="float" office:value="87.2624968205392" calcext:value-type="float">
            <text:p>87,262</text:p>
          </table:table-cell>
          <table:table-cell table:style-name="ce3" office:value-type="float" office:value="2.74016793296934" calcext:value-type="float">
            <text:p>2,740</text:p>
          </table:table-cell>
          <table:table-cell table:style-name="ce3" office:value-type="float" office:value="95.2947706809374" calcext:value-type="float">
            <text:p>95,295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5:30:00" calcext:value-type="date">
            <text:p>04.08.2021 05:30</text:p>
          </table:table-cell>
          <table:table-cell table:style-name="ce3" office:value-type="float" office:value="268561567043.93" calcext:value-type="float">
            <text:p>268.561.567.043,930</text:p>
          </table:table-cell>
          <table:table-cell table:style-name="ce3" office:value-type="float" office:value="483963156.08" calcext:value-type="float">
            <text:p>483.963.156,080</text:p>
          </table:table-cell>
          <table:table-cell table:style-name="ce3" office:value-type="float" office:value="3.458" calcext:value-type="float">
            <text:p>3,45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437" calcext:value-type="float">
            <text:p>0,43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3.02" calcext:value-type="float">
            <text:p>3,020</text:p>
          </table:table-cell>
          <table:table-cell table:style-name="ce3" office:value-type="float" office:value="0.284488941258948" calcext:value-type="float">
            <text:p>0,284</text:p>
          </table:table-cell>
          <table:table-cell table:style-name="ce3" office:value-type="float" office:value="90.7170053929693" calcext:value-type="float">
            <text:p>90,717</text:p>
          </table:table-cell>
          <table:table-cell table:style-name="ce3" office:value-type="float" office:value="2.7359362304764" calcext:value-type="float">
            <text:p>2,736</text:p>
          </table:table-cell>
          <table:table-cell table:style-name="ce3" office:value-type="float" office:value="97.6203164768424" calcext:value-type="float">
            <text:p>97,62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5:45:00" calcext:value-type="date">
            <text:p>04.08.2021 05:45</text:p>
          </table:table-cell>
          <table:table-cell table:style-name="ce3" office:value-type="float" office:value="268713077441.94" calcext:value-type="float">
            <text:p>268.713.077.441,940</text:p>
          </table:table-cell>
          <table:table-cell table:style-name="ce3" office:value-type="float" office:value="151510398.01" calcext:value-type="float">
            <text:p>151.510.398,010</text:p>
          </table:table-cell>
          <table:table-cell table:style-name="ce3" office:value-type="float" office:value="1.082" calcext:value-type="float">
            <text:p>1,08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81" calcext:value-type="float">
            <text:p>0,28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802" calcext:value-type="float">
            <text:p>0,802</text:p>
          </table:table-cell>
          <table:table-cell table:style-name="ce3" office:value-type="float" office:value="0.27672381651119" calcext:value-type="float">
            <text:p>0,277</text:p>
          </table:table-cell>
          <table:table-cell table:style-name="ce3" office:value-type="float" office:value="94.0772231648909" calcext:value-type="float">
            <text:p>94,077</text:p>
          </table:table-cell>
          <table:table-cell table:style-name="ce3" office:value-type="float" office:value="0.52499237075933" calcext:value-type="float">
            <text:p>0,525</text:p>
          </table:table-cell>
          <table:table-cell table:style-name="ce3" office:value-type="float" office:value="98.0665599919878" calcext:value-type="float">
            <text:p>98,06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6:00:00" calcext:value-type="date">
            <text:p>04.08.2021 06:00</text:p>
          </table:table-cell>
          <table:table-cell table:style-name="ce3" office:value-type="float" office:value="268624895711.94" calcext:value-type="float">
            <text:p>268.624.895.711,940</text:p>
          </table:table-cell>
          <table:table-cell table:style-name="ce3" office:value-type="float" office:value="-88181730" calcext:value-type="float">
            <text:p>-88.181.730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401" calcext:value-type="float">
            <text:p>0,40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392" calcext:value-type="float">
            <text:p>0,392</text:p>
          </table:table-cell>
          <table:table-cell table:style-name="ce3" office:value-type="float" office:value="0.793" calcext:value-type="float">
            <text:p>0,79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792833333333333" calcext:value-type="float">
            <text:p>-0,793</text:p>
          </table:table-cell>
          <table:table-cell table:style-name="ce3" office:value-type="float" office:value="84.4499612601291" calcext:value-type="float">
            <text:p>84,45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665599919878" calcext:value-type="float">
            <text:p>98,06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6:15:00" calcext:value-type="date">
            <text:p>04.08.2021 06:15</text:p>
          </table:table-cell>
          <table:table-cell table:style-name="ce3" office:value-type="float" office:value="268437358288.44" calcext:value-type="float">
            <text:p>268.437.358.288,440</text:p>
          </table:table-cell>
          <table:table-cell table:style-name="ce3" office:value-type="float" office:value="-187537423.5" calcext:value-type="float">
            <text:p>-187.537.423,5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852" calcext:value-type="float">
            <text:p>0,852</text:p>
          </table:table-cell>
          <table:table-cell table:style-name="ce3" office:value-type="float" office:value="0.01" calcext:value-type="float">
            <text:p>0,010</text:p>
          </table:table-cell>
          <table:table-cell table:style-name="ce3" office:value-type="float" office:value="0.333" calcext:value-type="float">
            <text:p>0,333</text:p>
          </table:table-cell>
          <table:table-cell table:style-name="ce3" office:value-type="float" office:value="1.176" calcext:value-type="float">
            <text:p>1,17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17570833333333" calcext:value-type="float">
            <text:p>-1,176</text:p>
          </table:table-cell>
          <table:table-cell table:style-name="ce3" office:value-type="float" office:value="70.1735029267957" calcext:value-type="float">
            <text:p>70,17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665599919878" calcext:value-type="float">
            <text:p>98,06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6:30:00" calcext:value-type="date">
            <text:p>04.08.2021 06:30</text:p>
          </table:table-cell>
          <table:table-cell table:style-name="ce3" office:value-type="float" office:value="268309358697.02" calcext:value-type="float">
            <text:p>268.309.358.697,020</text:p>
          </table:table-cell>
          <table:table-cell table:style-name="ce3" office:value-type="float" office:value="-127999591.42" calcext:value-type="float">
            <text:p>-127.999.591,4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916" calcext:value-type="float">
            <text:p>0,916</text:p>
          </table:table-cell>
          <table:table-cell table:style-name="ce3" office:value-type="float" office:value="0.029" calcext:value-type="float">
            <text:p>0,029</text:p>
          </table:table-cell>
          <table:table-cell table:style-name="ce3" office:value-type="float" office:value="0.333" calcext:value-type="float">
            <text:p>0,333</text:p>
          </table:table-cell>
          <table:table-cell table:style-name="ce3" office:value-type="float" office:value="1.22" calcext:value-type="float">
            <text:p>1,22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21991666666667" calcext:value-type="float">
            <text:p>-1,220</text:p>
          </table:table-cell>
          <table:table-cell table:style-name="ce3" office:value-type="float" office:value="55.3602291172719" calcext:value-type="float">
            <text:p>55,36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665599919878" calcext:value-type="float">
            <text:p>98,06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6:45:00" calcext:value-type="date">
            <text:p>04.08.2021 06:45</text:p>
          </table:table-cell>
          <table:table-cell table:style-name="ce3" office:value-type="float" office:value="268244425186.86" calcext:value-type="float">
            <text:p>268.244.425.186,860</text:p>
          </table:table-cell>
          <table:table-cell table:style-name="ce3" office:value-type="float" office:value="-64933510.16" calcext:value-type="float">
            <text:p>-64.933.510,16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469" calcext:value-type="float">
            <text:p>0,469</text:p>
          </table:table-cell>
          <table:table-cell table:style-name="ce3" office:value-type="float" office:value="0.063" calcext:value-type="float">
            <text:p>0,063</text:p>
          </table:table-cell>
          <table:table-cell table:style-name="ce3" office:value-type="float" office:value="0.583" calcext:value-type="float">
            <text:p>0,583</text:p>
          </table:table-cell>
          <table:table-cell table:style-name="ce3" office:value-type="float" office:value="0.989" calcext:value-type="float">
            <text:p>0,98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988958333333333" calcext:value-type="float">
            <text:p>-0,989</text:p>
          </table:table-cell>
          <table:table-cell table:style-name="ce3" office:value-type="float" office:value="43.3514493553671" calcext:value-type="float">
            <text:p>43,35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665599919878" calcext:value-type="float">
            <text:p>98,06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7:00:00" calcext:value-type="date">
            <text:p>04.08.2021 07:00</text:p>
          </table:table-cell>
          <table:table-cell table:style-name="ce3" office:value-type="float" office:value="268222315588.86" calcext:value-type="float">
            <text:p>268.222.315.588,860</text:p>
          </table:table-cell>
          <table:table-cell table:style-name="ce3" office:value-type="float" office:value="-22109598" calcext:value-type="float">
            <text:p>-22.109.598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1" calcext:value-type="float">
            <text:p>0,100</text:p>
          </table:table-cell>
          <table:table-cell table:style-name="ce3" office:value-type="float" office:value="0.093" calcext:value-type="float">
            <text:p>0,093</text:p>
          </table:table-cell>
          <table:table-cell table:style-name="ce3" office:value-type="float" office:value="1.242" calcext:value-type="float">
            <text:p>1,242</text:p>
          </table:table-cell>
          <table:table-cell table:style-name="ce3" office:value-type="float" office:value="1.25" calcext:value-type="float">
            <text:p>1,25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25" calcext:value-type="float">
            <text:p>-1,250</text:p>
          </table:table-cell>
          <table:table-cell table:style-name="ce3" office:value-type="float" office:value="28.1728779267957" calcext:value-type="float">
            <text:p>28,17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665599919878" calcext:value-type="float">
            <text:p>98,06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7:15:00" calcext:value-type="date">
            <text:p>04.08.2021 07:15</text:p>
          </table:table-cell>
          <table:table-cell table:style-name="ce3" office:value-type="float" office:value="268122749065.86" calcext:value-type="float">
            <text:p>268.122.749.065,860</text:p>
          </table:table-cell>
          <table:table-cell table:style-name="ce3" office:value-type="float" office:value="-99566523" calcext:value-type="float">
            <text:p>-99.566.523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453" calcext:value-type="float">
            <text:p>0,453</text:p>
          </table:table-cell>
          <table:table-cell table:style-name="ce3" office:value-type="float" office:value="0.091" calcext:value-type="float">
            <text:p>0,091</text:p>
          </table:table-cell>
          <table:table-cell table:style-name="ce3" office:value-type="float" office:value="0.818" calcext:value-type="float">
            <text:p>0,818</text:p>
          </table:table-cell>
          <table:table-cell table:style-name="ce3" office:value-type="float" office:value="1.18" calcext:value-type="float">
            <text:p>1,18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17958333333333" calcext:value-type="float">
            <text:p>-1,180</text:p>
          </table:table-cell>
          <table:table-cell table:style-name="ce3" office:value-type="float" office:value="13.8493660220337" calcext:value-type="float">
            <text:p>13,849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665599919878" calcext:value-type="float">
            <text:p>98,06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7:30:00" calcext:value-type="date">
            <text:p>04.08.2021 07:30</text:p>
          </table:table-cell>
          <table:table-cell table:style-name="ce3" office:value-type="float" office:value="268016481744.52" calcext:value-type="float">
            <text:p>268.016.481.744,520</text:p>
          </table:table-cell>
          <table:table-cell table:style-name="ce3" office:value-type="float" office:value="-106267321.34" calcext:value-type="float">
            <text:p>-106.267.321,340</text:p>
          </table:table-cell>
          <table:table-cell table:style-name="ce3" office:value-type="float" office:value="0.067" calcext:value-type="float">
            <text:p>0,067</text:p>
          </table:table-cell>
          <table:table-cell table:style-name="ce3" office:value-type="float" office:value="0.55" calcext:value-type="float">
            <text:p>0,550</text:p>
          </table:table-cell>
          <table:table-cell table:style-name="ce3" office:value-type="float" office:value="0.108" calcext:value-type="float">
            <text:p>0,108</text:p>
          </table:table-cell>
          <table:table-cell table:style-name="ce3" office:value-type="float" office:value="0.61" calcext:value-type="float">
            <text:p>0,610</text:p>
          </table:table-cell>
          <table:table-cell table:style-name="ce3" office:value-type="float" office:value="0.986" calcext:value-type="float">
            <text:p>0,98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985541666666667" calcext:value-type="float">
            <text:p>-0,986</text:p>
          </table:table-cell>
          <table:table-cell table:style-name="ce3" office:value-type="float" office:value="1.88207435536707" calcext:value-type="float">
            <text:p>1,88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665599919878" calcext:value-type="float">
            <text:p>98,06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7:45:00" calcext:value-type="date">
            <text:p>04.08.2021 07:45</text:p>
          </table:table-cell>
          <table:table-cell table:style-name="ce3" office:value-type="float" office:value="268090289967.71" calcext:value-type="float">
            <text:p>268.090.289.967,710</text:p>
          </table:table-cell>
          <table:table-cell table:style-name="ce3" office:value-type="float" office:value="73808223.19" calcext:value-type="float">
            <text:p>73.808.223,190</text:p>
          </table:table-cell>
          <table:table-cell table:style-name="ce3" office:value-type="float" office:value="0.336" calcext:value-type="float">
            <text:p>0,336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114" calcext:value-type="float">
            <text:p>0,114</text:p>
          </table:table-cell>
          <table:table-cell table:style-name="ce3" office:value-type="float" office:value="0.45" calcext:value-type="float">
            <text:p>0,45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88207435536707" calcext:value-type="float">
            <text:p>1,88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8:00:00" calcext:value-type="date">
            <text:p>04.08.2021 08:00</text:p>
          </table:table-cell>
          <table:table-cell table:style-name="ce3" office:value-type="float" office:value="268126479096.51" calcext:value-type="float">
            <text:p>268.126.479.096,510</text:p>
          </table:table-cell>
          <table:table-cell table:style-name="ce3" office:value-type="float" office:value="36189128.8" calcext:value-type="float">
            <text:p>36.189.128,800</text:p>
          </table:table-cell>
          <table:table-cell table:style-name="ce3" office:value-type="float" office:value="0.164" calcext:value-type="float">
            <text:p>0,16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148" calcext:value-type="float">
            <text:p>0,148</text:p>
          </table:table-cell>
          <table:table-cell table:style-name="ce3" office:value-type="float" office:value="0.313" calcext:value-type="float">
            <text:p>0,313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88207435536707" calcext:value-type="float">
            <text:p>1,88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8:15:00" calcext:value-type="date">
            <text:p>04.08.2021 08:15</text:p>
          </table:table-cell>
          <table:table-cell table:style-name="ce3" office:value-type="float" office:value="268180102805.61" calcext:value-type="float">
            <text:p>268.180.102.805,610</text:p>
          </table:table-cell>
          <table:table-cell table:style-name="ce3" office:value-type="float" office:value="53623709.1" calcext:value-type="float">
            <text:p>53.623.709,100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217" calcext:value-type="float">
            <text:p>0,217</text:p>
          </table:table-cell>
          <table:table-cell table:style-name="ce3" office:value-type="float" office:value="0.461" calcext:value-type="float">
            <text:p>0,461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88207435536707" calcext:value-type="float">
            <text:p>1,88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8:30:00" calcext:value-type="date">
            <text:p>04.08.2021 08:30</text:p>
          </table:table-cell>
          <table:table-cell table:style-name="ce3" office:value-type="float" office:value="268210572011" calcext:value-type="float">
            <text:p>268.210.572.011,000</text:p>
          </table:table-cell>
          <table:table-cell table:style-name="ce3" office:value-type="float" office:value="30469205.39" calcext:value-type="float">
            <text:p>30.469.205,390</text:p>
          </table:table-cell>
          <table:table-cell table:style-name="ce3" office:value-type="float" office:value="0.138" calcext:value-type="float">
            <text:p>0,13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314" calcext:value-type="float">
            <text:p>0,314</text:p>
          </table:table-cell>
          <table:table-cell table:style-name="ce3" office:value-type="float" office:value="0.452" calcext:value-type="float">
            <text:p>0,452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88207435536707" calcext:value-type="float">
            <text:p>1,88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8:45:00" calcext:value-type="date">
            <text:p>04.08.2021 08:45</text:p>
          </table:table-cell>
          <table:table-cell table:style-name="ce3" office:value-type="float" office:value="268213541939.5" calcext:value-type="float">
            <text:p>268.213.541.939,500</text:p>
          </table:table-cell>
          <table:table-cell table:style-name="ce3" office:value-type="float" office:value="2969928.5" calcext:value-type="float">
            <text:p>2.969.928,500</text:p>
          </table:table-cell>
          <table:table-cell table:style-name="ce3" office:value-type="float" office:value="0.014" calcext:value-type="float">
            <text:p>0,01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434" calcext:value-type="float">
            <text:p>0,434</text:p>
          </table:table-cell>
          <table:table-cell table:style-name="ce3" office:value-type="float" office:value="0.448" calcext:value-type="float">
            <text:p>0,448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88207435536707" calcext:value-type="float">
            <text:p>1,88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9:00:00" calcext:value-type="date">
            <text:p>04.08.2021 09:00</text:p>
          </table:table-cell>
          <table:table-cell table:style-name="ce3" office:value-type="float" office:value="268254020965.03" calcext:value-type="float">
            <text:p>268.254.020.965,030</text:p>
          </table:table-cell>
          <table:table-cell table:style-name="ce3" office:value-type="float" office:value="40479025.53" calcext:value-type="float">
            <text:p>40.479.025,530</text:p>
          </table:table-cell>
          <table:table-cell table:style-name="ce3" office:value-type="float" office:value="0.184" calcext:value-type="float">
            <text:p>0,18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559" calcext:value-type="float">
            <text:p>0,559</text:p>
          </table:table-cell>
          <table:table-cell table:style-name="ce3" office:value-type="float" office:value="0.743" calcext:value-type="float">
            <text:p>0,743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88207435536707" calcext:value-type="float">
            <text:p>1,88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9:15:00" calcext:value-type="date">
            <text:p>04.08.2021 09:15</text:p>
          </table:table-cell>
          <table:table-cell table:style-name="ce3" office:value-type="float" office:value="268254020965.03" calcext:value-type="float">
            <text:p>268.254.020.965,03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0.679" calcext:value-type="float">
            <text:p>0,679</text:p>
          </table:table-cell>
          <table:table-cell table:style-name="ce3" office:value-type="float" office:value="0.105" calcext:value-type="float">
            <text:p>0,105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574" calcext:value-type="float">
            <text:p>0,57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5735" calcext:value-type="float">
            <text:p>0,574</text:p>
          </table:table-cell>
          <table:table-cell table:style-name="ce3" office:value-type="float" office:value="8.84600292679563" calcext:value-type="float">
            <text:p>8,84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9:30:00" calcext:value-type="date">
            <text:p>04.08.2021 09:30</text:p>
          </table:table-cell>
          <table:table-cell table:style-name="ce3" office:value-type="float" office:value="268254020965.03" calcext:value-type="float">
            <text:p>268.254.020.965,03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0.798" calcext:value-type="float">
            <text:p>0,798</text:p>
          </table:table-cell>
          <table:table-cell table:style-name="ce3" office:value-type="float" office:value="0.198" calcext:value-type="float">
            <text:p>0,19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6" calcext:value-type="float">
            <text:p>0,6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6" calcext:value-type="float">
            <text:p>0,600</text:p>
          </table:table-cell>
          <table:table-cell table:style-name="ce3" office:value-type="float" office:value="16.1317172125099" calcext:value-type="float">
            <text:p>16,13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09:45:00" calcext:value-type="date">
            <text:p>04.08.2021 09:45</text:p>
          </table:table-cell>
          <table:table-cell table:style-name="ce3" office:value-type="float" office:value="268254020965.03" calcext:value-type="float">
            <text:p>268.254.020.965,03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0.918" calcext:value-type="float">
            <text:p>0,918</text:p>
          </table:table-cell>
          <table:table-cell table:style-name="ce3" office:value-type="float" office:value="0.2" calcext:value-type="float">
            <text:p>0,2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718" calcext:value-type="float">
            <text:p>0,71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7185" calcext:value-type="float">
            <text:p>0,719</text:p>
          </table:table-cell>
          <table:table-cell table:style-name="ce3" office:value-type="float" office:value="24.8563600696528" calcext:value-type="float">
            <text:p>24,85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0:00:00" calcext:value-type="date">
            <text:p>04.08.2021 10:00</text:p>
          </table:table-cell>
          <table:table-cell table:style-name="ce3" office:value-type="float" office:value="268254020965.03" calcext:value-type="float">
            <text:p>268.254.020.965,03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1.046" calcext:value-type="float">
            <text:p>1,046</text:p>
          </table:table-cell>
          <table:table-cell table:style-name="ce3" office:value-type="float" office:value="0.076" calcext:value-type="float">
            <text:p>0,076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97" calcext:value-type="float">
            <text:p>0,97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97025" calcext:value-type="float">
            <text:p>0,970</text:p>
          </table:table-cell>
          <table:table-cell table:style-name="ce3" office:value-type="float" office:value="36.6379672125099" calcext:value-type="float">
            <text:p>36,63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0:15:00" calcext:value-type="date">
            <text:p>04.08.2021 10:15</text:p>
          </table:table-cell>
          <table:table-cell table:style-name="ce3" office:value-type="float" office:value="268254020965.03" calcext:value-type="float">
            <text:p>268.254.020.965,03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1.16" calcext:value-type="float">
            <text:p>1,160</text:p>
          </table:table-cell>
          <table:table-cell table:style-name="ce3" office:value-type="float" office:value="0.202" calcext:value-type="float">
            <text:p>0,20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958" calcext:value-type="float">
            <text:p>0,95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958" calcext:value-type="float">
            <text:p>0,958</text:p>
          </table:table-cell>
          <table:table-cell table:style-name="ce3" office:value-type="float" office:value="48.2708243553671" calcext:value-type="float">
            <text:p>48,27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0:30:00" calcext:value-type="date">
            <text:p>04.08.2021 10:30</text:p>
          </table:table-cell>
          <table:table-cell table:style-name="ce3" office:value-type="float" office:value="268254020965.03" calcext:value-type="float">
            <text:p>268.254.020.965,03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1.256" calcext:value-type="float">
            <text:p>1,256</text:p>
          </table:table-cell>
          <table:table-cell table:style-name="ce3" office:value-type="float" office:value="0.362" calcext:value-type="float">
            <text:p>0,36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894" calcext:value-type="float">
            <text:p>0,89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89425" calcext:value-type="float">
            <text:p>0,894</text:p>
          </table:table-cell>
          <table:table-cell table:style-name="ce3" office:value-type="float" office:value="59.1295743553671" calcext:value-type="float">
            <text:p>59,13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0:45:00" calcext:value-type="date">
            <text:p>04.08.2021 10:45</text:p>
          </table:table-cell>
          <table:table-cell table:style-name="ce3" office:value-type="float" office:value="268254020965.03" calcext:value-type="float">
            <text:p>268.254.020.965,03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1.354" calcext:value-type="float">
            <text:p>1,354</text:p>
          </table:table-cell>
          <table:table-cell table:style-name="ce3" office:value-type="float" office:value="0.356" calcext:value-type="float">
            <text:p>0,356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998" calcext:value-type="float">
            <text:p>0,99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99825" calcext:value-type="float">
            <text:p>0,998</text:p>
          </table:table-cell>
          <table:table-cell table:style-name="ce3" office:value-type="float" office:value="71.2511814982241" calcext:value-type="float">
            <text:p>71,25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1:00:00" calcext:value-type="date">
            <text:p>04.08.2021 11:00</text:p>
          </table:table-cell>
          <table:table-cell table:style-name="ce3" office:value-type="float" office:value="268254358330.03" calcext:value-type="float">
            <text:p>268.254.358.330,030</text:p>
          </table:table-cell>
          <table:table-cell table:style-name="ce3" office:value-type="float" office:value="337365" calcext:value-type="float">
            <text:p>337.365,000</text:p>
          </table:table-cell>
          <table:table-cell table:style-name="ce3" office:value-type="float" office:value="0.006" calcext:value-type="float">
            <text:p>0,006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446" calcext:value-type="float">
            <text:p>1,446</text:p>
          </table:table-cell>
          <table:table-cell table:style-name="ce3" office:value-type="float" office:value="0.218" calcext:value-type="float">
            <text:p>0,21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234" calcext:value-type="float">
            <text:p>1,23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233875" calcext:value-type="float">
            <text:p>1,234</text:p>
          </table:table-cell>
          <table:table-cell table:style-name="ce3" office:value-type="float" office:value="86.233949355367" calcext:value-type="float">
            <text:p>86,23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1:15:00" calcext:value-type="date">
            <text:p>04.08.2021 11:15</text:p>
          </table:table-cell>
          <table:table-cell table:style-name="ce3" office:value-type="float" office:value="268215373198.31" calcext:value-type="float">
            <text:p>268.215.373.198,310</text:p>
          </table:table-cell>
          <table:table-cell table:style-name="ce3" office:value-type="float" office:value="-38985131.72" calcext:value-type="float">
            <text:p>-38.985.131,7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482" calcext:value-type="float">
            <text:p>0,482</text:p>
          </table:table-cell>
          <table:table-cell table:style-name="ce3" office:value-type="float" office:value="1.539" calcext:value-type="float">
            <text:p>1,539</text:p>
          </table:table-cell>
          <table:table-cell table:style-name="ce3" office:value-type="float" office:value="0.223" calcext:value-type="float">
            <text:p>0,22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833" calcext:value-type="float">
            <text:p>0,83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833333333333333" calcext:value-type="float">
            <text:p>0,833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1:30:00" calcext:value-type="date">
            <text:p>04.08.2021 11:30</text:p>
          </table:table-cell>
          <table:table-cell table:style-name="ce3" office:value-type="float" office:value="268106292548.49" calcext:value-type="float">
            <text:p>268.106.292.548,490</text:p>
          </table:table-cell>
          <table:table-cell table:style-name="ce3" office:value-type="float" office:value="-109080649.82" calcext:value-type="float">
            <text:p>-109.080.649,8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527" calcext:value-type="float">
            <text:p>1,527</text:p>
          </table:table-cell>
          <table:table-cell table:style-name="ce3" office:value-type="float" office:value="1.612" calcext:value-type="float">
            <text:p>1,612</text:p>
          </table:table-cell>
          <table:table-cell table:style-name="ce3" office:value-type="float" office:value="0.085" calcext:value-type="float">
            <text:p>0,085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1:45:00" calcext:value-type="date">
            <text:p>04.08.2021 11:45</text:p>
          </table:table-cell>
          <table:table-cell table:style-name="ce3" office:value-type="float" office:value="267960431573.49" calcext:value-type="float">
            <text:p>267.960.431.573,490</text:p>
          </table:table-cell>
          <table:table-cell table:style-name="ce3" office:value-type="float" office:value="-145860975" calcext:value-type="float">
            <text:p>-145.860.975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326" calcext:value-type="float">
            <text:p>1,326</text:p>
          </table:table-cell>
          <table:table-cell table:style-name="ce3" office:value-type="float" office:value="1.666" calcext:value-type="float">
            <text:p>1,666</text:p>
          </table:table-cell>
          <table:table-cell table:style-name="ce3" office:value-type="float" office:value="0.339" calcext:value-type="float">
            <text:p>0,339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2:00:00" calcext:value-type="date">
            <text:p>04.08.2021 12:00</text:p>
          </table:table-cell>
          <table:table-cell table:style-name="ce3" office:value-type="float" office:value="267791172353.49" calcext:value-type="float">
            <text:p>267.791.172.353,490</text:p>
          </table:table-cell>
          <table:table-cell table:style-name="ce3" office:value-type="float" office:value="-169259220" calcext:value-type="float">
            <text:p>-169.259.220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539" calcext:value-type="float">
            <text:p>1,539</text:p>
          </table:table-cell>
          <table:table-cell table:style-name="ce3" office:value-type="float" office:value="1.724" calcext:value-type="float">
            <text:p>1,724</text:p>
          </table:table-cell>
          <table:table-cell table:style-name="ce3" office:value-type="float" office:value="0.185" calcext:value-type="float">
            <text:p>0,185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2:15:00" calcext:value-type="date">
            <text:p>04.08.2021 12:15</text:p>
          </table:table-cell>
          <table:table-cell table:style-name="ce3" office:value-type="float" office:value="267663661863.74" calcext:value-type="float">
            <text:p>267.663.661.863,740</text:p>
          </table:table-cell>
          <table:table-cell table:style-name="ce3" office:value-type="float" office:value="-127510489.75" calcext:value-type="float">
            <text:p>-127.510.489,75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45" calcext:value-type="float">
            <text:p>1,450</text:p>
          </table:table-cell>
          <table:table-cell table:style-name="ce3" office:value-type="float" office:value="1.756" calcext:value-type="float">
            <text:p>1,756</text:p>
          </table:table-cell>
          <table:table-cell table:style-name="ce3" office:value-type="float" office:value="0.306" calcext:value-type="float">
            <text:p>0,306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2:30:00" calcext:value-type="date">
            <text:p>04.08.2021 12:30</text:p>
          </table:table-cell>
          <table:table-cell table:style-name="ce3" office:value-type="float" office:value="267496244808.74" calcext:value-type="float">
            <text:p>267.496.244.808,740</text:p>
          </table:table-cell>
          <table:table-cell table:style-name="ce3" office:value-type="float" office:value="-167417055" calcext:value-type="float">
            <text:p>-167.417.055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522" calcext:value-type="float">
            <text:p>1,522</text:p>
          </table:table-cell>
          <table:table-cell table:style-name="ce3" office:value-type="float" office:value="1.774" calcext:value-type="float">
            <text:p>1,774</text:p>
          </table:table-cell>
          <table:table-cell table:style-name="ce3" office:value-type="float" office:value="0.252" calcext:value-type="float">
            <text:p>0,252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2:45:00" calcext:value-type="date">
            <text:p>04.08.2021 12:45</text:p>
          </table:table-cell>
          <table:table-cell table:style-name="ce3" office:value-type="float" office:value="267345434021.07" calcext:value-type="float">
            <text:p>267.345.434.021,070</text:p>
          </table:table-cell>
          <table:table-cell table:style-name="ce3" office:value-type="float" office:value="-150810787.67" calcext:value-type="float">
            <text:p>-150.810.787,67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686" calcext:value-type="float">
            <text:p>1,686</text:p>
          </table:table-cell>
          <table:table-cell table:style-name="ce3" office:value-type="float" office:value="1.806" calcext:value-type="float">
            <text:p>1,806</text:p>
          </table:table-cell>
          <table:table-cell table:style-name="ce3" office:value-type="float" office:value="0.12" calcext:value-type="float">
            <text:p>0,12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3:00:00" calcext:value-type="date">
            <text:p>04.08.2021 13:00</text:p>
          </table:table-cell>
          <table:table-cell table:style-name="ce3" office:value-type="float" office:value="267220705854.3" calcext:value-type="float">
            <text:p>267.220.705.854,300</text:p>
          </table:table-cell>
          <table:table-cell table:style-name="ce3" office:value-type="float" office:value="-124728166.77" calcext:value-type="float">
            <text:p>-124.728.166,77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741" calcext:value-type="float">
            <text:p>1,741</text:p>
          </table:table-cell>
          <table:table-cell table:style-name="ce3" office:value-type="float" office:value="1.837" calcext:value-type="float">
            <text:p>1,837</text:p>
          </table:table-cell>
          <table:table-cell table:style-name="ce3" office:value-type="float" office:value="0.096" calcext:value-type="float">
            <text:p>0,096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3:15:00" calcext:value-type="date">
            <text:p>04.08.2021 13:15</text:p>
          </table:table-cell>
          <table:table-cell table:style-name="ce3" office:value-type="float" office:value="267095285814.9" calcext:value-type="float">
            <text:p>267.095.285.814,900</text:p>
          </table:table-cell>
          <table:table-cell table:style-name="ce3" office:value-type="float" office:value="-125420039.4" calcext:value-type="float">
            <text:p>-125.420.039,4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783" calcext:value-type="float">
            <text:p>1,783</text:p>
          </table:table-cell>
          <table:table-cell table:style-name="ce3" office:value-type="float" office:value="1.872" calcext:value-type="float">
            <text:p>1,872</text:p>
          </table:table-cell>
          <table:table-cell table:style-name="ce3" office:value-type="float" office:value="0.089" calcext:value-type="float">
            <text:p>0,089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3:30:00" calcext:value-type="date">
            <text:p>04.08.2021 13:30</text:p>
          </table:table-cell>
          <table:table-cell table:style-name="ce3" office:value-type="float" office:value="266976353936.72" calcext:value-type="float">
            <text:p>266.976.353.936,720</text:p>
          </table:table-cell>
          <table:table-cell table:style-name="ce3" office:value-type="float" office:value="-118931878.18" calcext:value-type="float">
            <text:p>-118.931.878,18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71" calcext:value-type="float">
            <text:p>1,710</text:p>
          </table:table-cell>
          <table:table-cell table:style-name="ce3" office:value-type="float" office:value="1.892" calcext:value-type="float">
            <text:p>1,892</text:p>
          </table:table-cell>
          <table:table-cell table:style-name="ce3" office:value-type="float" office:value="0.182" calcext:value-type="float">
            <text:p>0,182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3:45:00" calcext:value-type="date">
            <text:p>04.08.2021 13:45</text:p>
          </table:table-cell>
          <table:table-cell table:style-name="ce3" office:value-type="float" office:value="266851815635.57" calcext:value-type="float">
            <text:p>266.851.815.635,570</text:p>
          </table:table-cell>
          <table:table-cell table:style-name="ce3" office:value-type="float" office:value="-124538301.15" calcext:value-type="float">
            <text:p>-124.538.301,15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595" calcext:value-type="float">
            <text:p>1,595</text:p>
          </table:table-cell>
          <table:table-cell table:style-name="ce3" office:value-type="float" office:value="1.924" calcext:value-type="float">
            <text:p>1,924</text:p>
          </table:table-cell>
          <table:table-cell table:style-name="ce3" office:value-type="float" office:value="0.329" calcext:value-type="float">
            <text:p>0,329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4:00:00" calcext:value-type="date">
            <text:p>04.08.2021 14:00</text:p>
          </table:table-cell>
          <table:table-cell table:style-name="ce3" office:value-type="float" office:value="266729340103.35" calcext:value-type="float">
            <text:p>266.729.340.103,350</text:p>
          </table:table-cell>
          <table:table-cell table:style-name="ce3" office:value-type="float" office:value="-122475532.22" calcext:value-type="float">
            <text:p>-122.475.532,2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688" calcext:value-type="float">
            <text:p>1,688</text:p>
          </table:table-cell>
          <table:table-cell table:style-name="ce3" office:value-type="float" office:value="1.908" calcext:value-type="float">
            <text:p>1,908</text:p>
          </table:table-cell>
          <table:table-cell table:style-name="ce3" office:value-type="float" office:value="0.22" calcext:value-type="float">
            <text:p>0,22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4:15:00" calcext:value-type="date">
            <text:p>04.08.2021 14:15</text:p>
          </table:table-cell>
          <table:table-cell table:style-name="ce3" office:value-type="float" office:value="266616863372.59" calcext:value-type="float">
            <text:p>266.616.863.372,590</text:p>
          </table:table-cell>
          <table:table-cell table:style-name="ce3" office:value-type="float" office:value="-112476730.76" calcext:value-type="float">
            <text:p>-112.476.730,76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573" calcext:value-type="float">
            <text:p>1,573</text:p>
          </table:table-cell>
          <table:table-cell table:style-name="ce3" office:value-type="float" office:value="1.889" calcext:value-type="float">
            <text:p>1,889</text:p>
          </table:table-cell>
          <table:table-cell table:style-name="ce3" office:value-type="float" office:value="0.316" calcext:value-type="float">
            <text:p>0,316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4:30:00" calcext:value-type="date">
            <text:p>04.08.2021 14:30</text:p>
          </table:table-cell>
          <table:table-cell table:style-name="ce3" office:value-type="float" office:value="266507226945.17" calcext:value-type="float">
            <text:p>266.507.226.945,170</text:p>
          </table:table-cell>
          <table:table-cell table:style-name="ce3" office:value-type="float" office:value="-109636427.42" calcext:value-type="float">
            <text:p>-109.636.427,4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634" calcext:value-type="float">
            <text:p>1,634</text:p>
          </table:table-cell>
          <table:table-cell table:style-name="ce3" office:value-type="float" office:value="1.874" calcext:value-type="float">
            <text:p>1,874</text:p>
          </table:table-cell>
          <table:table-cell table:style-name="ce3" office:value-type="float" office:value="0.24" calcext:value-type="float">
            <text:p>0,24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4:45:00" calcext:value-type="date">
            <text:p>04.08.2021 14:45</text:p>
          </table:table-cell>
          <table:table-cell table:style-name="ce3" office:value-type="float" office:value="266394286214.29" calcext:value-type="float">
            <text:p>266.394.286.214,290</text:p>
          </table:table-cell>
          <table:table-cell table:style-name="ce3" office:value-type="float" office:value="-112940730.88" calcext:value-type="float">
            <text:p>-112.940.730,88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638" calcext:value-type="float">
            <text:p>1,638</text:p>
          </table:table-cell>
          <table:table-cell table:style-name="ce3" office:value-type="float" office:value="1.87" calcext:value-type="float">
            <text:p>1,870</text:p>
          </table:table-cell>
          <table:table-cell table:style-name="ce3" office:value-type="float" office:value="0.232" calcext:value-type="float">
            <text:p>0,232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5:00:00" calcext:value-type="date">
            <text:p>04.08.2021 15:00</text:p>
          </table:table-cell>
          <table:table-cell table:style-name="ce3" office:value-type="float" office:value="266285516191.71" calcext:value-type="float">
            <text:p>266.285.516.191,710</text:p>
          </table:table-cell>
          <table:table-cell table:style-name="ce3" office:value-type="float" office:value="-108770022.58" calcext:value-type="float">
            <text:p>-108.770.022,58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61" calcext:value-type="float">
            <text:p>1,610</text:p>
          </table:table-cell>
          <table:table-cell table:style-name="ce3" office:value-type="float" office:value="1.843" calcext:value-type="float">
            <text:p>1,843</text:p>
          </table:table-cell>
          <table:table-cell table:style-name="ce3" office:value-type="float" office:value="0.233" calcext:value-type="float">
            <text:p>0,233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5:15:00" calcext:value-type="date">
            <text:p>04.08.2021 15:15</text:p>
          </table:table-cell>
          <table:table-cell table:style-name="ce3" office:value-type="float" office:value="266159076415.82" calcext:value-type="float">
            <text:p>266.159.076.415,820</text:p>
          </table:table-cell>
          <table:table-cell table:style-name="ce3" office:value-type="float" office:value="-126439775.89" calcext:value-type="float">
            <text:p>-126.439.775,89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579" calcext:value-type="float">
            <text:p>1,579</text:p>
          </table:table-cell>
          <table:table-cell table:style-name="ce3" office:value-type="float" office:value="1.8" calcext:value-type="float">
            <text:p>1,800</text:p>
          </table:table-cell>
          <table:table-cell table:style-name="ce3" office:value-type="float" office:value="0.221" calcext:value-type="float">
            <text:p>0,221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5:30:00" calcext:value-type="date">
            <text:p>04.08.2021 15:30</text:p>
          </table:table-cell>
          <table:table-cell table:style-name="ce3" office:value-type="float" office:value="266052510549.16" calcext:value-type="float">
            <text:p>266.052.510.549,160</text:p>
          </table:table-cell>
          <table:table-cell table:style-name="ce3" office:value-type="float" office:value="-106565866.66" calcext:value-type="float">
            <text:p>-106.565.866,66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548" calcext:value-type="float">
            <text:p>1,548</text:p>
          </table:table-cell>
          <table:table-cell table:style-name="ce3" office:value-type="float" office:value="1.738" calcext:value-type="float">
            <text:p>1,738</text:p>
          </table:table-cell>
          <table:table-cell table:style-name="ce3" office:value-type="float" office:value="0.19" calcext:value-type="float">
            <text:p>0,19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5:45:00" calcext:value-type="date">
            <text:p>04.08.2021 15:45</text:p>
          </table:table-cell>
          <table:table-cell table:style-name="ce3" office:value-type="float" office:value="265950774528.71" calcext:value-type="float">
            <text:p>265.950.774.528,710</text:p>
          </table:table-cell>
          <table:table-cell table:style-name="ce3" office:value-type="float" office:value="-101736020.45" calcext:value-type="float">
            <text:p>-101.736.020,45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353" calcext:value-type="float">
            <text:p>1,353</text:p>
          </table:table-cell>
          <table:table-cell table:style-name="ce3" office:value-type="float" office:value="1.688" calcext:value-type="float">
            <text:p>1,688</text:p>
          </table:table-cell>
          <table:table-cell table:style-name="ce3" office:value-type="float" office:value="0.335" calcext:value-type="float">
            <text:p>0,335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6:00:00" calcext:value-type="date">
            <text:p>04.08.2021 16:00</text:p>
          </table:table-cell>
          <table:table-cell table:style-name="ce3" office:value-type="float" office:value="265842387715.49" calcext:value-type="float">
            <text:p>265.842.387.715,490</text:p>
          </table:table-cell>
          <table:table-cell table:style-name="ce3" office:value-type="float" office:value="-108386813.22" calcext:value-type="float">
            <text:p>-108.386.813,2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192" calcext:value-type="float">
            <text:p>1,192</text:p>
          </table:table-cell>
          <table:table-cell table:style-name="ce3" office:value-type="float" office:value="1.638" calcext:value-type="float">
            <text:p>1,638</text:p>
          </table:table-cell>
          <table:table-cell table:style-name="ce3" office:value-type="float" office:value="0.445" calcext:value-type="float">
            <text:p>0,445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6:15:00" calcext:value-type="date">
            <text:p>04.08.2021 16:15</text:p>
          </table:table-cell>
          <table:table-cell table:style-name="ce3" office:value-type="float" office:value="265780542801.77" calcext:value-type="float">
            <text:p>265.780.542.801,770</text:p>
          </table:table-cell>
          <table:table-cell table:style-name="ce3" office:value-type="float" office:value="-61844913.72" calcext:value-type="float">
            <text:p>-61.844.913,7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729" calcext:value-type="float">
            <text:p>0,729</text:p>
          </table:table-cell>
          <table:table-cell table:style-name="ce3" office:value-type="float" office:value="1.54" calcext:value-type="float">
            <text:p>1,540</text:p>
          </table:table-cell>
          <table:table-cell table:style-name="ce3" office:value-type="float" office:value="0.811" calcext:value-type="float">
            <text:p>0,811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6:30:00" calcext:value-type="date">
            <text:p>04.08.2021 16:30</text:p>
          </table:table-cell>
          <table:table-cell table:style-name="ce3" office:value-type="float" office:value="265770479631.77" calcext:value-type="float">
            <text:p>265.770.479.631,770</text:p>
          </table:table-cell>
          <table:table-cell table:style-name="ce3" office:value-type="float" office:value="-10063170" calcext:value-type="float">
            <text:p>-10.063.170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092" calcext:value-type="float">
            <text:p>0,092</text:p>
          </table:table-cell>
          <table:table-cell table:style-name="ce3" office:value-type="float" office:value="1.464" calcext:value-type="float">
            <text:p>1,464</text:p>
          </table:table-cell>
          <table:table-cell table:style-name="ce3" office:value-type="float" office:value="1.373" calcext:value-type="float">
            <text:p>1,373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6:45:00" calcext:value-type="date">
            <text:p>04.08.2021 16:45</text:p>
          </table:table-cell>
          <table:table-cell table:style-name="ce3" office:value-type="float" office:value="265737238176.77" calcext:value-type="float">
            <text:p>265.737.238.176,770</text:p>
          </table:table-cell>
          <table:table-cell table:style-name="ce3" office:value-type="float" office:value="-33241455" calcext:value-type="float">
            <text:p>-33.241.455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302" calcext:value-type="float">
            <text:p>0,302</text:p>
          </table:table-cell>
          <table:table-cell table:style-name="ce3" office:value-type="float" office:value="1.348" calcext:value-type="float">
            <text:p>1,348</text:p>
          </table:table-cell>
          <table:table-cell table:style-name="ce3" office:value-type="float" office:value="1.045" calcext:value-type="float">
            <text:p>1,045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7:00:00" calcext:value-type="date">
            <text:p>04.08.2021 17:00</text:p>
          </table:table-cell>
          <table:table-cell table:style-name="ce3" office:value-type="float" office:value="265695947616.77" calcext:value-type="float">
            <text:p>265.695.947.616,770</text:p>
          </table:table-cell>
          <table:table-cell table:style-name="ce3" office:value-type="float" office:value="-41290560" calcext:value-type="float">
            <text:p>-41.290.560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295" calcext:value-type="float">
            <text:p>0,295</text:p>
          </table:table-cell>
          <table:table-cell table:style-name="ce3" office:value-type="float" office:value="1.254" calcext:value-type="float">
            <text:p>1,254</text:p>
          </table:table-cell>
          <table:table-cell table:style-name="ce3" office:value-type="float" office:value="0.959" calcext:value-type="float">
            <text:p>0,959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7:15:00" calcext:value-type="date">
            <text:p>04.08.2021 17:15</text:p>
          </table:table-cell>
          <table:table-cell table:style-name="ce3" office:value-type="float" office:value="265663300080.77" calcext:value-type="float">
            <text:p>265.663.300.080,770</text:p>
          </table:table-cell>
          <table:table-cell table:style-name="ce3" office:value-type="float" office:value="-32647536" calcext:value-type="float">
            <text:p>-32.647.536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233" calcext:value-type="float">
            <text:p>0,233</text:p>
          </table:table-cell>
          <table:table-cell table:style-name="ce3" office:value-type="float" office:value="1.177" calcext:value-type="float">
            <text:p>1,177</text:p>
          </table:table-cell>
          <table:table-cell table:style-name="ce3" office:value-type="float" office:value="0.944" calcext:value-type="float">
            <text:p>0,944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3529969744147" calcext:value-type="float">
            <text:p>96,3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7:30:00" calcext:value-type="date">
            <text:p>04.08.2021 17:30</text:p>
          </table:table-cell>
          <table:table-cell table:style-name="ce3" office:value-type="float" office:value="265663300080.77" calcext:value-type="float">
            <text:p>265.663.300.080,77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1.086" calcext:value-type="float">
            <text:p>1,086</text:p>
          </table:table-cell>
          <table:table-cell table:style-name="ce3" office:value-type="float" office:value="1.261" calcext:value-type="float">
            <text:p>1,261</text:p>
          </table:table-cell>
          <table:table-cell table:style-name="ce3" office:value-type="float" office:value="0.175" calcext:value-type="float">
            <text:p>0,17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175" calcext:value-type="float">
            <text:p>-0,175</text:p>
          </table:table-cell>
          <table:table-cell table:style-name="ce3" office:value-type="float" office:value="94.2279969744149" calcext:value-type="float">
            <text:p>94,22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" calcext:value-type="float">
            <text:p>35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7:45:00" calcext:value-type="date">
            <text:p>04.08.2021 17:45</text:p>
          </table:table-cell>
          <table:table-cell table:style-name="ce3" office:value-type="float" office:value="265663300080.77" calcext:value-type="float">
            <text:p>265.663.300.080,77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0.964" calcext:value-type="float">
            <text:p>0,964</text:p>
          </table:table-cell>
          <table:table-cell table:style-name="ce3" office:value-type="float" office:value="0.943" calcext:value-type="float">
            <text:p>0,94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021" calcext:value-type="float">
            <text:p>0,02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006640625" calcext:value-type="float">
            <text:p>0,007</text:p>
          </table:table-cell>
          <table:table-cell table:style-name="ce3" office:value-type="float" office:value="94.3086331351293" calcext:value-type="float">
            <text:p>94,309</text:p>
          </table:table-cell>
          <table:table-cell table:style-name="ce3" office:value-type="float" office:value="0.014609375" calcext:value-type="float">
            <text:p>0,015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8:00:00" calcext:value-type="date">
            <text:p>04.08.2021 18:00</text:p>
          </table:table-cell>
          <table:table-cell table:style-name="ce3" office:value-type="float" office:value="265663300080.77" calcext:value-type="float">
            <text:p>265.663.300.080,77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0.829" calcext:value-type="float">
            <text:p>0,829</text:p>
          </table:table-cell>
          <table:table-cell table:style-name="ce3" office:value-type="float" office:value="0.87" calcext:value-type="float">
            <text:p>0,870</text:p>
          </table:table-cell>
          <table:table-cell table:style-name="ce3" office:value-type="float" office:value="0.04" calcext:value-type="float">
            <text:p>0,04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0405" calcext:value-type="float">
            <text:p>-0,041</text:p>
          </table:table-cell>
          <table:table-cell table:style-name="ce3" office:value-type="float" office:value="93.8168474208436" calcext:value-type="float">
            <text:p>93,81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8:15:00" calcext:value-type="date">
            <text:p>04.08.2021 18:15</text:p>
          </table:table-cell>
          <table:table-cell table:style-name="ce3" office:value-type="float" office:value="265663300080.77" calcext:value-type="float">
            <text:p>265.663.300.080,77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0.722" calcext:value-type="float">
            <text:p>0,722</text:p>
          </table:table-cell>
          <table:table-cell table:style-name="ce3" office:value-type="float" office:value="0.976" calcext:value-type="float">
            <text:p>0,976</text:p>
          </table:table-cell>
          <table:table-cell table:style-name="ce3" office:value-type="float" office:value="0.255" calcext:value-type="float">
            <text:p>0,25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25475" calcext:value-type="float">
            <text:p>-0,255</text:p>
          </table:table-cell>
          <table:table-cell table:style-name="ce3" office:value-type="float" office:value="90.7234545637008" calcext:value-type="float">
            <text:p>90,72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8:30:00" calcext:value-type="date">
            <text:p>04.08.2021 18:30</text:p>
          </table:table-cell>
          <table:table-cell table:style-name="ce3" office:value-type="float" office:value="265663300080.77" calcext:value-type="float">
            <text:p>265.663.300.080,77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0.61" calcext:value-type="float">
            <text:p>0,610</text:p>
          </table:table-cell>
          <table:table-cell table:style-name="ce3" office:value-type="float" office:value="0.674" calcext:value-type="float">
            <text:p>0,674</text:p>
          </table:table-cell>
          <table:table-cell table:style-name="ce3" office:value-type="float" office:value="0.064" calcext:value-type="float">
            <text:p>0,06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0645" calcext:value-type="float">
            <text:p>-0,065</text:p>
          </table:table-cell>
          <table:table-cell table:style-name="ce3" office:value-type="float" office:value="89.9402402779863" calcext:value-type="float">
            <text:p>89,94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8:45:00" calcext:value-type="date">
            <text:p>04.08.2021 18:45</text:p>
          </table:table-cell>
          <table:table-cell table:style-name="ce3" office:value-type="float" office:value="265651841955.77" calcext:value-type="float">
            <text:p>265.651.841.955,770</text:p>
          </table:table-cell>
          <table:table-cell table:style-name="ce3" office:value-type="float" office:value="-11458125" calcext:value-type="float">
            <text:p>-11.458.125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052" calcext:value-type="float">
            <text:p>0,052</text:p>
          </table:table-cell>
          <table:table-cell table:style-name="ce3" office:value-type="float" office:value="0.48" calcext:value-type="float">
            <text:p>0,480</text:p>
          </table:table-cell>
          <table:table-cell table:style-name="ce3" office:value-type="float" office:value="0.91" calcext:value-type="float">
            <text:p>0,910</text:p>
          </table:table-cell>
          <table:table-cell table:style-name="ce3" office:value-type="float" office:value="0.481" calcext:value-type="float">
            <text:p>0,48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481083333333333" calcext:value-type="float">
            <text:p>-0,481</text:p>
          </table:table-cell>
          <table:table-cell table:style-name="ce3" office:value-type="float" office:value="84.09851408751" calcext:value-type="float">
            <text:p>84,099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9:00:00" calcext:value-type="date">
            <text:p>04.08.2021 19:00</text:p>
          </table:table-cell>
          <table:table-cell table:style-name="ce3" office:value-type="float" office:value="265598492925.77" calcext:value-type="float">
            <text:p>265.598.492.925,770</text:p>
          </table:table-cell>
          <table:table-cell table:style-name="ce3" office:value-type="float" office:value="-53349030" calcext:value-type="float">
            <text:p>-53.349.030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242" calcext:value-type="float">
            <text:p>0,242</text:p>
          </table:table-cell>
          <table:table-cell table:style-name="ce3" office:value-type="float" office:value="0.352" calcext:value-type="float">
            <text:p>0,352</text:p>
          </table:table-cell>
          <table:table-cell table:style-name="ce3" office:value-type="float" office:value="1.323" calcext:value-type="float">
            <text:p>1,323</text:p>
          </table:table-cell>
          <table:table-cell table:style-name="ce3" office:value-type="float" office:value="1.214" calcext:value-type="float">
            <text:p>1,21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21375" calcext:value-type="float">
            <text:p>-1,214</text:p>
          </table:table-cell>
          <table:table-cell table:style-name="ce3" office:value-type="float" office:value="69.3601212303673" calcext:value-type="float">
            <text:p>69,36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9:15:00" calcext:value-type="date">
            <text:p>04.08.2021 19:15</text:p>
          </table:table-cell>
          <table:table-cell table:style-name="ce3" office:value-type="float" office:value="265537132374.77" calcext:value-type="float">
            <text:p>265.537.132.374,770</text:p>
          </table:table-cell>
          <table:table-cell table:style-name="ce3" office:value-type="float" office:value="-61360551" calcext:value-type="float">
            <text:p>-61.360.551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279" calcext:value-type="float">
            <text:p>0,279</text:p>
          </table:table-cell>
          <table:table-cell table:style-name="ce3" office:value-type="float" office:value="0.232" calcext:value-type="float">
            <text:p>0,232</text:p>
          </table:table-cell>
          <table:table-cell table:style-name="ce3" office:value-type="float" office:value="0.832" calcext:value-type="float">
            <text:p>0,832</text:p>
          </table:table-cell>
          <table:table-cell table:style-name="ce3" office:value-type="float" office:value="0.88" calcext:value-type="float">
            <text:p>0,88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879666666666667" calcext:value-type="float">
            <text:p>-0,880</text:p>
          </table:table-cell>
          <table:table-cell table:style-name="ce3" office:value-type="float" office:value="58.6784545637004" calcext:value-type="float">
            <text:p>58,67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9:30:00" calcext:value-type="date">
            <text:p>04.08.2021 19:30</text:p>
          </table:table-cell>
          <table:table-cell table:style-name="ce3" office:value-type="float" office:value="265416308738.27" calcext:value-type="float">
            <text:p>265.416.308.738,270</text:p>
          </table:table-cell>
          <table:table-cell table:style-name="ce3" office:value-type="float" office:value="-120823636.5" calcext:value-type="float">
            <text:p>-120.823.636,5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549" calcext:value-type="float">
            <text:p>0,549</text:p>
          </table:table-cell>
          <table:table-cell table:style-name="ce3" office:value-type="float" office:value="0.121" calcext:value-type="float">
            <text:p>0,121</text:p>
          </table:table-cell>
          <table:table-cell table:style-name="ce3" office:value-type="float" office:value="0.768" calcext:value-type="float">
            <text:p>0,768</text:p>
          </table:table-cell>
          <table:table-cell table:style-name="ce3" office:value-type="float" office:value="1.196" calcext:value-type="float">
            <text:p>1,19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19595833333333" calcext:value-type="float">
            <text:p>-1,196</text:p>
          </table:table-cell>
          <table:table-cell table:style-name="ce3" office:value-type="float" office:value="44.1561033732243" calcext:value-type="float">
            <text:p>44,156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19:45:00" calcext:value-type="date">
            <text:p>04.08.2021 19:45</text:p>
          </table:table-cell>
          <table:table-cell table:style-name="ce3" office:value-type="float" office:value="265318630514.27" calcext:value-type="float">
            <text:p>265.318.630.514,270</text:p>
          </table:table-cell>
          <table:table-cell table:style-name="ce3" office:value-type="float" office:value="-97678224" calcext:value-type="float">
            <text:p>-97.678.224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444" calcext:value-type="float">
            <text:p>0,444</text:p>
          </table:table-cell>
          <table:table-cell table:style-name="ce3" office:value-type="float" office:value="0.015" calcext:value-type="float">
            <text:p>0,015</text:p>
          </table:table-cell>
          <table:table-cell table:style-name="ce3" office:value-type="float" office:value="0.798" calcext:value-type="float">
            <text:p>0,798</text:p>
          </table:table-cell>
          <table:table-cell table:style-name="ce3" office:value-type="float" office:value="1.226" calcext:value-type="float">
            <text:p>1,22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22625" calcext:value-type="float">
            <text:p>-1,226</text:p>
          </table:table-cell>
          <table:table-cell table:style-name="ce3" office:value-type="float" office:value="29.2659248017958" calcext:value-type="float">
            <text:p>29,266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0:00:00" calcext:value-type="date">
            <text:p>04.08.2021 20:00</text:p>
          </table:table-cell>
          <table:table-cell table:style-name="ce3" office:value-type="float" office:value="265169198231.27" calcext:value-type="float">
            <text:p>265.169.198.231,270</text:p>
          </table:table-cell>
          <table:table-cell table:style-name="ce3" office:value-type="float" office:value="-149432283" calcext:value-type="float">
            <text:p>-149.432.283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679" calcext:value-type="float">
            <text:p>0,679</text:p>
          </table:table-cell>
          <table:table-cell table:style-name="ce3" office:value-type="float" office:value="0.001" calcext:value-type="float">
            <text:p>0,001</text:p>
          </table:table-cell>
          <table:table-cell table:style-name="ce3" office:value-type="float" office:value="0.524" calcext:value-type="float">
            <text:p>0,524</text:p>
          </table:table-cell>
          <table:table-cell table:style-name="ce3" office:value-type="float" office:value="1.202" calcext:value-type="float">
            <text:p>1,20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202" calcext:value-type="float">
            <text:p>-1,202</text:p>
          </table:table-cell>
          <table:table-cell table:style-name="ce3" office:value-type="float" office:value="14.6702105160815" calcext:value-type="float">
            <text:p>14,67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0:15:00" calcext:value-type="date">
            <text:p>04.08.2021 20:15</text:p>
          </table:table-cell>
          <table:table-cell table:style-name="ce3" office:value-type="float" office:value="265076049977.56" calcext:value-type="float">
            <text:p>265.076.049.977,560</text:p>
          </table:table-cell>
          <table:table-cell table:style-name="ce3" office:value-type="float" office:value="-93148253.71" calcext:value-type="float">
            <text:p>-93.148.253,710</text:p>
          </table:table-cell>
          <table:table-cell table:style-name="ce3" office:value-type="float" office:value="0.088" calcext:value-type="float">
            <text:p>0,088</text:p>
          </table:table-cell>
          <table:table-cell table:style-name="ce3" office:value-type="float" office:value="0.511" calcext:value-type="float">
            <text:p>0,51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66" calcext:value-type="float">
            <text:p>0,660</text:p>
          </table:table-cell>
          <table:table-cell table:style-name="ce3" office:value-type="float" office:value="1.083" calcext:value-type="float">
            <text:p>1,08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08315833333333" calcext:value-type="float">
            <text:p>-1,083</text:p>
          </table:table-cell>
          <table:table-cell table:style-name="ce3" office:value-type="float" office:value="1.51757361131956" calcext:value-type="float">
            <text:p>1,51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0:30:00" calcext:value-type="date">
            <text:p>04.08.2021 20:30</text:p>
          </table:table-cell>
          <table:table-cell table:style-name="ce3" office:value-type="float" office:value="265288564861.62" calcext:value-type="float">
            <text:p>265.288.564.861,620</text:p>
          </table:table-cell>
          <table:table-cell table:style-name="ce3" office:value-type="float" office:value="212514884.06" calcext:value-type="float">
            <text:p>212.514.884,060</text:p>
          </table:table-cell>
          <table:table-cell table:style-name="ce3" office:value-type="float" office:value="0.966" calcext:value-type="float">
            <text:p>0,96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966" calcext:value-type="float">
            <text:p>0,966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51757361131956" calcext:value-type="float">
            <text:p>1,51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0:45:00" calcext:value-type="date">
            <text:p>04.08.2021 20:45</text:p>
          </table:table-cell>
          <table:table-cell table:style-name="ce3" office:value-type="float" office:value="265451195946.55" calcext:value-type="float">
            <text:p>265.451.195.946,550</text:p>
          </table:table-cell>
          <table:table-cell table:style-name="ce3" office:value-type="float" office:value="162631084.93" calcext:value-type="float">
            <text:p>162.631.084,930</text:p>
          </table:table-cell>
          <table:table-cell table:style-name="ce3" office:value-type="float" office:value="0.739" calcext:value-type="float">
            <text:p>0,73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739" calcext:value-type="float">
            <text:p>0,739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51757361131956" calcext:value-type="float">
            <text:p>1,51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1:00:00" calcext:value-type="date">
            <text:p>04.08.2021 21:00</text:p>
          </table:table-cell>
          <table:table-cell table:style-name="ce3" office:value-type="float" office:value="265614762008.97" calcext:value-type="float">
            <text:p>265.614.762.008,970</text:p>
          </table:table-cell>
          <table:table-cell table:style-name="ce3" office:value-type="float" office:value="163566062.42" calcext:value-type="float">
            <text:p>163.566.062,420</text:p>
          </table:table-cell>
          <table:table-cell table:style-name="ce3" office:value-type="float" office:value="0.744" calcext:value-type="float">
            <text:p>0,74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744" calcext:value-type="float">
            <text:p>0,744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51757361131956" calcext:value-type="float">
            <text:p>1,51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1:15:00" calcext:value-type="date">
            <text:p>04.08.2021 21:15</text:p>
          </table:table-cell>
          <table:table-cell table:style-name="ce3" office:value-type="float" office:value="265825956924.81" calcext:value-type="float">
            <text:p>265.825.956.924,810</text:p>
          </table:table-cell>
          <table:table-cell table:style-name="ce3" office:value-type="float" office:value="211194915.84" calcext:value-type="float">
            <text:p>211.194.915,840</text:p>
          </table:table-cell>
          <table:table-cell table:style-name="ce3" office:value-type="float" office:value="0.96" calcext:value-type="float">
            <text:p>0,96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96" calcext:value-type="float">
            <text:p>0,96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51757361131956" calcext:value-type="float">
            <text:p>1,51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1:30:00" calcext:value-type="date">
            <text:p>04.08.2021 21:30</text:p>
          </table:table-cell>
          <table:table-cell table:style-name="ce3" office:value-type="float" office:value="266031706971.72" calcext:value-type="float">
            <text:p>266.031.706.971,720</text:p>
          </table:table-cell>
          <table:table-cell table:style-name="ce3" office:value-type="float" office:value="205750046.91" calcext:value-type="float">
            <text:p>205.750.046,910</text:p>
          </table:table-cell>
          <table:table-cell table:style-name="ce3" office:value-type="float" office:value="0.935" calcext:value-type="float">
            <text:p>0,93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935" calcext:value-type="float">
            <text:p>0,935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51757361131956" calcext:value-type="float">
            <text:p>1,51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1:45:00" calcext:value-type="date">
            <text:p>04.08.2021 21:45</text:p>
          </table:table-cell>
          <table:table-cell table:style-name="ce3" office:value-type="float" office:value="266263086401.65" calcext:value-type="float">
            <text:p>266.263.086.401,650</text:p>
          </table:table-cell>
          <table:table-cell table:style-name="ce3" office:value-type="float" office:value="231379429.93" calcext:value-type="float">
            <text:p>231.379.429,930</text:p>
          </table:table-cell>
          <table:table-cell table:style-name="ce3" office:value-type="float" office:value="1.052" calcext:value-type="float">
            <text:p>1,05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052" calcext:value-type="float">
            <text:p>1,052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51757361131956" calcext:value-type="float">
            <text:p>1,51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2:00:00" calcext:value-type="date">
            <text:p>04.08.2021 22:00</text:p>
          </table:table-cell>
          <table:table-cell table:style-name="ce3" office:value-type="float" office:value="266601645177.13" calcext:value-type="float">
            <text:p>266.601.645.177,130</text:p>
          </table:table-cell>
          <table:table-cell table:style-name="ce3" office:value-type="float" office:value="338558775.48" calcext:value-type="float">
            <text:p>338.558.775,480</text:p>
          </table:table-cell>
          <table:table-cell table:style-name="ce3" office:value-type="float" office:value="2.419" calcext:value-type="float">
            <text:p>2,41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738" calcext:value-type="float">
            <text:p>0,73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681" calcext:value-type="float">
            <text:p>1,681</text:p>
          </table:table-cell>
          <table:table-cell table:style-name="ce3" office:value-type="float" office:value="0.176004019375753" calcext:value-type="float">
            <text:p>0,176</text:p>
          </table:table-cell>
          <table:table-cell table:style-name="ce3" office:value-type="float" office:value="3.65476527516799" calcext:value-type="float">
            <text:p>3,655</text:p>
          </table:table-cell>
          <table:table-cell table:style-name="ce3" office:value-type="float" office:value="1.50482931395758" calcext:value-type="float">
            <text:p>1,505</text:p>
          </table:table-cell>
          <table:table-cell table:style-name="ce3" office:value-type="float" office:value="36.291522885614" calcext:value-type="float">
            <text:p>36,29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2:15:00" calcext:value-type="date">
            <text:p>04.08.2021 22:15</text:p>
          </table:table-cell>
          <table:table-cell table:style-name="ce3" office:value-type="float" office:value="267009949906.38" calcext:value-type="float">
            <text:p>267.009.949.906,380</text:p>
          </table:table-cell>
          <table:table-cell table:style-name="ce3" office:value-type="float" office:value="408304729.25" calcext:value-type="float">
            <text:p>408.304.729,250</text:p>
          </table:table-cell>
          <table:table-cell table:style-name="ce3" office:value-type="float" office:value="2.917" calcext:value-type="float">
            <text:p>2,91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714" calcext:value-type="float">
            <text:p>0,71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203" calcext:value-type="float">
            <text:p>2,203</text:p>
          </table:table-cell>
          <table:table-cell table:style-name="ce3" office:value-type="float" office:value="0.225292133180224" calcext:value-type="float">
            <text:p>0,225</text:p>
          </table:table-cell>
          <table:table-cell table:style-name="ce3" office:value-type="float" office:value="6.39045546378499" calcext:value-type="float">
            <text:p>6,390</text:p>
          </table:table-cell>
          <table:table-cell table:style-name="ce3" office:value-type="float" office:value="1.97784120015311" calcext:value-type="float">
            <text:p>1,978</text:p>
          </table:table-cell>
          <table:table-cell table:style-name="ce3" office:value-type="float" office:value="37.9726879057441" calcext:value-type="float">
            <text:p>37,973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2:30:00" calcext:value-type="date">
            <text:p>04.08.2021 22:30</text:p>
          </table:table-cell>
          <table:table-cell table:style-name="ce3" office:value-type="float" office:value="267408607355.15" calcext:value-type="float">
            <text:p>267.408.607.355,150</text:p>
          </table:table-cell>
          <table:table-cell table:style-name="ce3" office:value-type="float" office:value="398657448.77" calcext:value-type="float">
            <text:p>398.657.448,770</text:p>
          </table:table-cell>
          <table:table-cell table:style-name="ce3" office:value-type="float" office:value="2.848" calcext:value-type="float">
            <text:p>2,84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574" calcext:value-type="float">
            <text:p>0,57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274" calcext:value-type="float">
            <text:p>2,274</text:p>
          </table:table-cell>
          <table:table-cell table:style-name="ce3" office:value-type="float" office:value="0.226276472994432" calcext:value-type="float">
            <text:p>0,226</text:p>
          </table:table-cell>
          <table:table-cell table:style-name="ce3" office:value-type="float" office:value="9.13809835014595" calcext:value-type="float">
            <text:p>9,138</text:p>
          </table:table-cell>
          <table:table-cell table:style-name="ce3" office:value-type="float" office:value="2.0481818603389" calcext:value-type="float">
            <text:p>2,048</text:p>
          </table:table-cell>
          <table:table-cell table:style-name="ce3" office:value-type="float" office:value="39.7136424870322" calcext:value-type="float">
            <text:p>39,714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2:45:00" calcext:value-type="date">
            <text:p>04.08.2021 22:45</text:p>
          </table:table-cell>
          <table:table-cell table:style-name="ce3" office:value-type="float" office:value="267815220806.83" calcext:value-type="float">
            <text:p>267.815.220.806,830</text:p>
          </table:table-cell>
          <table:table-cell table:style-name="ce3" office:value-type="float" office:value="406613451.68" calcext:value-type="float">
            <text:p>406.613.451,680</text:p>
          </table:table-cell>
          <table:table-cell table:style-name="ce3" office:value-type="float" office:value="2.905" calcext:value-type="float">
            <text:p>2,90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592" calcext:value-type="float">
            <text:p>0,59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313" calcext:value-type="float">
            <text:p>2,313</text:p>
          </table:table-cell>
          <table:table-cell table:style-name="ce3" office:value-type="float" office:value="0.223633862524495" calcext:value-type="float">
            <text:p>0,224</text:p>
          </table:table-cell>
          <table:table-cell table:style-name="ce3" office:value-type="float" office:value="11.8536523950862" calcext:value-type="float">
            <text:p>11,854</text:p>
          </table:table-cell>
          <table:table-cell table:style-name="ce3" office:value-type="float" office:value="2.0889161374755" calcext:value-type="float">
            <text:p>2,089</text:p>
          </table:table-cell>
          <table:table-cell table:style-name="ce3" office:value-type="float" office:value="41.4892212038863" calcext:value-type="float">
            <text:p>41,48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3:00:00" calcext:value-type="date">
            <text:p>04.08.2021 23:00</text:p>
          </table:table-cell>
          <table:table-cell table:style-name="ce3" office:value-type="float" office:value="268215108805.83" calcext:value-type="float">
            <text:p>268.215.108.805,830</text:p>
          </table:table-cell>
          <table:table-cell table:style-name="ce3" office:value-type="float" office:value="399887999" calcext:value-type="float">
            <text:p>399.887.999,000</text:p>
          </table:table-cell>
          <table:table-cell table:style-name="ce3" office:value-type="float" office:value="2.857" calcext:value-type="float">
            <text:p>2,85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541" calcext:value-type="float">
            <text:p>0,54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316" calcext:value-type="float">
            <text:p>2,316</text:p>
          </table:table-cell>
          <table:table-cell table:style-name="ce3" office:value-type="float" office:value="0.217633052634963" calcext:value-type="float">
            <text:p>0,218</text:p>
          </table:table-cell>
          <table:table-cell table:style-name="ce3" office:value-type="float" office:value="14.4963394627965" calcext:value-type="float">
            <text:p>14,496</text:p>
          </table:table-cell>
          <table:table-cell table:style-name="ce3" office:value-type="float" office:value="2.09861694736504" calcext:value-type="float">
            <text:p>2,099</text:p>
          </table:table-cell>
          <table:table-cell table:style-name="ce3" office:value-type="float" office:value="43.2730456091466" calcext:value-type="float">
            <text:p>43,273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3:15:00" calcext:value-type="date">
            <text:p>04.08.2021 23:15</text:p>
          </table:table-cell>
          <table:table-cell table:style-name="ce3" office:value-type="float" office:value="268622560897.91" calcext:value-type="float">
            <text:p>268.622.560.897,910</text:p>
          </table:table-cell>
          <table:table-cell table:style-name="ce3" office:value-type="float" office:value="407452092.08" calcext:value-type="float">
            <text:p>407.452.092,080</text:p>
          </table:table-cell>
          <table:table-cell table:style-name="ce3" office:value-type="float" office:value="2.911" calcext:value-type="float">
            <text:p>2,91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555" calcext:value-type="float">
            <text:p>0,55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356" calcext:value-type="float">
            <text:p>2,356</text:p>
          </table:table-cell>
          <table:table-cell table:style-name="ce3" office:value-type="float" office:value="0.214993454227627" calcext:value-type="float">
            <text:p>0,215</text:p>
          </table:table-cell>
          <table:table-cell table:style-name="ce3" office:value-type="float" office:value="17.106974264132" calcext:value-type="float">
            <text:p>17,107</text:p>
          </table:table-cell>
          <table:table-cell table:style-name="ce3" office:value-type="float" office:value="2.14104821243904" calcext:value-type="float">
            <text:p>2,141</text:p>
          </table:table-cell>
          <table:table-cell table:style-name="ce3" office:value-type="float" office:value="45.0929365897198" calcext:value-type="float">
            <text:p>45,093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3:30:00" calcext:value-type="date">
            <text:p>04.08.2021 23:30</text:p>
          </table:table-cell>
          <table:table-cell table:style-name="ce3" office:value-type="float" office:value="269009070308.21" calcext:value-type="float">
            <text:p>269.009.070.308,210</text:p>
          </table:table-cell>
          <table:table-cell table:style-name="ce3" office:value-type="float" office:value="386509410.3" calcext:value-type="float">
            <text:p>386.509.410,300</text:p>
          </table:table-cell>
          <table:table-cell table:style-name="ce3" office:value-type="float" office:value="2.761" calcext:value-type="float">
            <text:p>2,76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309" calcext:value-type="float">
            <text:p>0,30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452" calcext:value-type="float">
            <text:p>2,452</text:p>
          </table:table-cell>
          <table:table-cell table:style-name="ce3" office:value-type="float" office:value="0.217096563532443" calcext:value-type="float">
            <text:p>0,217</text:p>
          </table:table-cell>
          <table:table-cell table:style-name="ce3" office:value-type="float" office:value="19.7431468213116" calcext:value-type="float">
            <text:p>19,743</text:p>
          </table:table-cell>
          <table:table-cell table:style-name="ce3" office:value-type="float" office:value="2.23507010313422" calcext:value-type="float">
            <text:p>2,235</text:p>
          </table:table-cell>
          <table:table-cell table:style-name="ce3" office:value-type="float" office:value="46.9927461773839" calcext:value-type="float">
            <text:p>46,993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4T23:45:00" calcext:value-type="date">
            <text:p>04.08.2021 23:45</text:p>
          </table:table-cell>
          <table:table-cell table:style-name="ce3" office:value-type="float" office:value="269396384533.34" calcext:value-type="float">
            <text:p>269.396.384.533,340</text:p>
          </table:table-cell>
          <table:table-cell table:style-name="ce3" office:value-type="float" office:value="387314225.13" calcext:value-type="float">
            <text:p>387.314.225,130</text:p>
          </table:table-cell>
          <table:table-cell table:style-name="ce3" office:value-type="float" office:value="2.767" calcext:value-type="float">
            <text:p>2,76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339" calcext:value-type="float">
            <text:p>0,33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428" calcext:value-type="float">
            <text:p>2,428</text:p>
          </table:table-cell>
          <table:table-cell table:style-name="ce3" office:value-type="float" office:value="0.208405310230058" calcext:value-type="float">
            <text:p>0,208</text:p>
          </table:table-cell>
          <table:table-cell table:style-name="ce3" office:value-type="float" office:value="22.273782731248" calcext:value-type="float">
            <text:p>22,274</text:p>
          </table:table-cell>
          <table:table-cell table:style-name="ce3" office:value-type="float" office:value="2.21951135643661" calcext:value-type="float">
            <text:p>2,220</text:p>
          </table:table-cell>
          <table:table-cell table:style-name="ce3" office:value-type="float" office:value="48.879330830355" calcext:value-type="float">
            <text:p>48,87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" calcext:value-type="date">
            <text:p>05.08.2021 00:00</text:p>
          </table:table-cell>
          <table:table-cell table:style-name="ce3" office:value-type="float" office:value="269797584730.44" calcext:value-type="float">
            <text:p>269.797.584.730,440</text:p>
          </table:table-cell>
          <table:table-cell table:style-name="ce3" office:value-type="float" office:value="401200197.1" calcext:value-type="float">
            <text:p>401.200.197,100</text:p>
          </table:table-cell>
          <table:table-cell table:style-name="ce3" office:value-type="float" office:value="2.866" calcext:value-type="float">
            <text:p>2,86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339" calcext:value-type="float">
            <text:p>0,33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527" calcext:value-type="float">
            <text:p>2,527</text:p>
          </table:table-cell>
          <table:table-cell table:style-name="ce3" office:value-type="float" office:value="0.210204727601729" calcext:value-type="float">
            <text:p>0,210</text:p>
          </table:table-cell>
          <table:table-cell table:style-name="ce3" office:value-type="float" office:value="24.826268709269" calcext:value-type="float">
            <text:p>24,826</text:p>
          </table:table-cell>
          <table:table-cell table:style-name="ce3" office:value-type="float" office:value="2.31717027239827" calcext:value-type="float">
            <text:p>2,317</text:p>
          </table:table-cell>
          <table:table-cell table:style-name="ce3" office:value-type="float" office:value="50.8489255618935" calcext:value-type="float">
            <text:p>50,84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0:15:00" calcext:value-type="date">
            <text:p>05.08.2021 00:15</text:p>
          </table:table-cell>
          <table:table-cell table:style-name="ce3" office:value-type="float" office:value="270189080493.54" calcext:value-type="float">
            <text:p>270.189.080.493,540</text:p>
          </table:table-cell>
          <table:table-cell table:style-name="ce3" office:value-type="float" office:value="391495763.1" calcext:value-type="float">
            <text:p>391.495.763,100</text:p>
          </table:table-cell>
          <table:table-cell table:style-name="ce3" office:value-type="float" office:value="2.797" calcext:value-type="float">
            <text:p>2,79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1" calcext:value-type="float">
            <text:p>0,10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97" calcext:value-type="float">
            <text:p>2,697</text:p>
          </table:table-cell>
          <table:table-cell table:style-name="ce3" office:value-type="float" office:value="0.225390447656994" calcext:value-type="float">
            <text:p>0,225</text:p>
          </table:table-cell>
          <table:table-cell table:style-name="ce3" office:value-type="float" office:value="27.5631527165325" calcext:value-type="float">
            <text:p>27,563</text:p>
          </table:table-cell>
          <table:table-cell table:style-name="ce3" office:value-type="float" office:value="2.47115121900967" calcext:value-type="float">
            <text:p>2,471</text:p>
          </table:table-cell>
          <table:table-cell table:style-name="ce3" office:value-type="float" office:value="52.9494040980518" calcext:value-type="float">
            <text:p>52,94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0:30:00" calcext:value-type="date">
            <text:p>05.08.2021 00:30</text:p>
          </table:table-cell>
          <table:table-cell table:style-name="ce3" office:value-type="float" office:value="270582850733.35" calcext:value-type="float">
            <text:p>270.582.850.733,350</text:p>
          </table:table-cell>
          <table:table-cell table:style-name="ce3" office:value-type="float" office:value="393770239.81" calcext:value-type="float">
            <text:p>393.770.239,810</text:p>
          </table:table-cell>
          <table:table-cell table:style-name="ce3" office:value-type="float" office:value="2.813" calcext:value-type="float">
            <text:p>2,81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103" calcext:value-type="float">
            <text:p>0,10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71" calcext:value-type="float">
            <text:p>2,710</text:p>
          </table:table-cell>
          <table:table-cell table:style-name="ce3" office:value-type="float" office:value="0.227431858826285" calcext:value-type="float">
            <text:p>0,227</text:p>
          </table:table-cell>
          <table:table-cell table:style-name="ce3" office:value-type="float" office:value="30.3248252879945" calcext:value-type="float">
            <text:p>30,325</text:p>
          </table:table-cell>
          <table:table-cell table:style-name="ce3" office:value-type="float" office:value="2.48285980784038" calcext:value-type="float">
            <text:p>2,483</text:p>
          </table:table-cell>
          <table:table-cell table:style-name="ce3" office:value-type="float" office:value="55.0598349347161" calcext:value-type="float">
            <text:p>55,06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0:45:00" calcext:value-type="date">
            <text:p>05.08.2021 00:45</text:p>
          </table:table-cell>
          <table:table-cell table:style-name="ce3" office:value-type="float" office:value="270988133324.56" calcext:value-type="float">
            <text:p>270.988.133.324,560</text:p>
          </table:table-cell>
          <table:table-cell table:style-name="ce3" office:value-type="float" office:value="405282591.21" calcext:value-type="float">
            <text:p>405.282.591,210</text:p>
          </table:table-cell>
          <table:table-cell table:style-name="ce3" office:value-type="float" office:value="2.896" calcext:value-type="float">
            <text:p>2,89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47" calcext:value-type="float">
            <text:p>0,24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49" calcext:value-type="float">
            <text:p>2,649</text:p>
          </table:table-cell>
          <table:table-cell table:style-name="ce3" office:value-type="float" office:value="0.223264015129963" calcext:value-type="float">
            <text:p>0,223</text:p>
          </table:table-cell>
          <table:table-cell table:style-name="ce3" office:value-type="float" office:value="33.0358883288584" calcext:value-type="float">
            <text:p>33,036</text:p>
          </table:table-cell>
          <table:table-cell table:style-name="ce3" office:value-type="float" office:value="2.4255276515367" calcext:value-type="float">
            <text:p>2,426</text:p>
          </table:table-cell>
          <table:table-cell table:style-name="ce3" office:value-type="float" office:value="57.1215334385223" calcext:value-type="float">
            <text:p>57,12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1:00:00" calcext:value-type="date">
            <text:p>05.08.2021 01:00</text:p>
          </table:table-cell>
          <table:table-cell table:style-name="ce3" office:value-type="float" office:value="271388114635.41" calcext:value-type="float">
            <text:p>271.388.114.635,410</text:p>
          </table:table-cell>
          <table:table-cell table:style-name="ce3" office:value-type="float" office:value="399981310.85" calcext:value-type="float">
            <text:p>399.981.310,850</text:p>
          </table:table-cell>
          <table:table-cell table:style-name="ce3" office:value-type="float" office:value="2.858" calcext:value-type="float">
            <text:p>2,85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5" calcext:value-type="float">
            <text:p>0,25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07" calcext:value-type="float">
            <text:p>2,607</text:p>
          </table:table-cell>
          <table:table-cell table:style-name="ce3" office:value-type="float" office:value="0.220979913719508" calcext:value-type="float">
            <text:p>0,221</text:p>
          </table:table-cell>
          <table:table-cell table:style-name="ce3" office:value-type="float" office:value="35.7192158525952" calcext:value-type="float">
            <text:p>35,719</text:p>
          </table:table-cell>
          <table:table-cell table:style-name="ce3" office:value-type="float" office:value="2.38643675294716" calcext:value-type="float">
            <text:p>2,386</text:p>
          </table:table-cell>
          <table:table-cell table:style-name="ce3" office:value-type="float" office:value="59.1500046785274" calcext:value-type="float">
            <text:p>59,15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1:15:00" calcext:value-type="date">
            <text:p>05.08.2021 01:15</text:p>
          </table:table-cell>
          <table:table-cell table:style-name="ce3" office:value-type="float" office:value="271788728134.16" calcext:value-type="float">
            <text:p>271.788.728.134,160</text:p>
          </table:table-cell>
          <table:table-cell table:style-name="ce3" office:value-type="float" office:value="400613498.75" calcext:value-type="float">
            <text:p>400.613.498,750</text:p>
          </table:table-cell>
          <table:table-cell table:style-name="ce3" office:value-type="float" office:value="2.862" calcext:value-type="float">
            <text:p>2,86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49" calcext:value-type="float">
            <text:p>0,24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13" calcext:value-type="float">
            <text:p>2,613</text:p>
          </table:table-cell>
          <table:table-cell table:style-name="ce3" office:value-type="float" office:value="0.222832088874803" calcext:value-type="float">
            <text:p>0,223</text:p>
          </table:table-cell>
          <table:table-cell table:style-name="ce3" office:value-type="float" office:value="38.4250340746464" calcext:value-type="float">
            <text:p>38,425</text:p>
          </table:table-cell>
          <table:table-cell table:style-name="ce3" office:value-type="float" office:value="2.39060124445853" calcext:value-type="float">
            <text:p>2,391</text:p>
          </table:table-cell>
          <table:table-cell table:style-name="ce3" office:value-type="float" office:value="61.1820157363172" calcext:value-type="float">
            <text:p>61,18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1:30:00" calcext:value-type="date">
            <text:p>05.08.2021 01:30</text:p>
          </table:table-cell>
          <table:table-cell table:style-name="ce3" office:value-type="float" office:value="272196941884.34" calcext:value-type="float">
            <text:p>272.196.941.884,340</text:p>
          </table:table-cell>
          <table:table-cell table:style-name="ce3" office:value-type="float" office:value="408213750.18" calcext:value-type="float">
            <text:p>408.213.750,180</text:p>
          </table:table-cell>
          <table:table-cell table:style-name="ce3" office:value-type="float" office:value="2.916" calcext:value-type="float">
            <text:p>2,91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68" calcext:value-type="float">
            <text:p>0,26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48" calcext:value-type="float">
            <text:p>2,648</text:p>
          </table:table-cell>
          <table:table-cell table:style-name="ce3" office:value-type="float" office:value="0.227170642031888" calcext:value-type="float">
            <text:p>0,227</text:p>
          </table:table-cell>
          <table:table-cell table:style-name="ce3" office:value-type="float" office:value="41.1835347278908" calcext:value-type="float">
            <text:p>41,184</text:p>
          </table:table-cell>
          <table:table-cell table:style-name="ce3" office:value-type="float" office:value="2.42106269130145" calcext:value-type="float">
            <text:p>2,421</text:p>
          </table:table-cell>
          <table:table-cell table:style-name="ce3" office:value-type="float" office:value="63.2399190239234" calcext:value-type="float">
            <text:p>63,24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1:45:00" calcext:value-type="date">
            <text:p>05.08.2021 01:45</text:p>
          </table:table-cell>
          <table:table-cell table:style-name="ce3" office:value-type="float" office:value="272608369061.88" calcext:value-type="float">
            <text:p>272.608.369.061,880</text:p>
          </table:table-cell>
          <table:table-cell table:style-name="ce3" office:value-type="float" office:value="411427177.54" calcext:value-type="float">
            <text:p>411.427.177,540</text:p>
          </table:table-cell>
          <table:table-cell table:style-name="ce3" office:value-type="float" office:value="2.939" calcext:value-type="float">
            <text:p>2,93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62" calcext:value-type="float">
            <text:p>0,26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77" calcext:value-type="float">
            <text:p>2,677</text:p>
          </table:table-cell>
          <table:table-cell table:style-name="ce3" office:value-type="float" office:value="0.231026805229053" calcext:value-type="float">
            <text:p>0,231</text:p>
          </table:table-cell>
          <table:table-cell table:style-name="ce3" office:value-type="float" office:value="43.9888602199578" calcext:value-type="float">
            <text:p>43,989</text:p>
          </table:table-cell>
          <table:table-cell table:style-name="ce3" office:value-type="float" office:value="2.44641486143761" calcext:value-type="float">
            <text:p>2,446</text:p>
          </table:table-cell>
          <table:table-cell table:style-name="ce3" office:value-type="float" office:value="65.3193716561454" calcext:value-type="float">
            <text:p>65,31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2:00:00" calcext:value-type="date">
            <text:p>05.08.2021 02:00</text:p>
          </table:table-cell>
          <table:table-cell table:style-name="ce3" office:value-type="float" office:value="273015377922.6" calcext:value-type="float">
            <text:p>273.015.377.922,600</text:p>
          </table:table-cell>
          <table:table-cell table:style-name="ce3" office:value-type="float" office:value="407008860.72" calcext:value-type="float">
            <text:p>407.008.860,720</text:p>
          </table:table-cell>
          <table:table-cell table:style-name="ce3" office:value-type="float" office:value="2.908" calcext:value-type="float">
            <text:p>2,90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29" calcext:value-type="float">
            <text:p>0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79" calcext:value-type="float">
            <text:p>2,679</text:p>
          </table:table-cell>
          <table:table-cell table:style-name="ce3" office:value-type="float" office:value="0.232552240547088" calcext:value-type="float">
            <text:p>0,233</text:p>
          </table:table-cell>
          <table:table-cell table:style-name="ce3" office:value-type="float" office:value="46.8127088551725" calcext:value-type="float">
            <text:p>46,813</text:p>
          </table:table-cell>
          <table:table-cell table:style-name="ce3" office:value-type="float" office:value="2.44657275945291" calcext:value-type="float">
            <text:p>2,447</text:p>
          </table:table-cell>
          <table:table-cell table:style-name="ce3" office:value-type="float" office:value="67.3989585016804" calcext:value-type="float">
            <text:p>67,39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2:15:00" calcext:value-type="date">
            <text:p>05.08.2021 02:15</text:p>
          </table:table-cell>
          <table:table-cell table:style-name="ce3" office:value-type="float" office:value="273441054988.38" calcext:value-type="float">
            <text:p>273.441.054.988,380</text:p>
          </table:table-cell>
          <table:table-cell table:style-name="ce3" office:value-type="float" office:value="425677065.78" calcext:value-type="float">
            <text:p>425.677.065,780</text:p>
          </table:table-cell>
          <table:table-cell table:style-name="ce3" office:value-type="float" office:value="3.041" calcext:value-type="float">
            <text:p>3,04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373" calcext:value-type="float">
            <text:p>0,37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68" calcext:value-type="float">
            <text:p>2,668</text:p>
          </table:table-cell>
          <table:table-cell table:style-name="ce3" office:value-type="float" office:value="0.233085958760806" calcext:value-type="float">
            <text:p>0,233</text:p>
          </table:table-cell>
          <table:table-cell table:style-name="ce3" office:value-type="float" office:value="49.6430383544108" calcext:value-type="float">
            <text:p>49,643</text:p>
          </table:table-cell>
          <table:table-cell table:style-name="ce3" office:value-type="float" office:value="2.43491404123919" calcext:value-type="float">
            <text:p>2,435</text:p>
          </table:table-cell>
          <table:table-cell table:style-name="ce3" office:value-type="float" office:value="69.4686354367337" calcext:value-type="float">
            <text:p>69,46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2:30:00" calcext:value-type="date">
            <text:p>05.08.2021 02:30</text:p>
          </table:table-cell>
          <table:table-cell table:style-name="ce3" office:value-type="float" office:value="273844605478.09" calcext:value-type="float">
            <text:p>273.844.605.478,090</text:p>
          </table:table-cell>
          <table:table-cell table:style-name="ce3" office:value-type="float" office:value="403550489.71" calcext:value-type="float">
            <text:p>403.550.489,710</text:p>
          </table:table-cell>
          <table:table-cell table:style-name="ce3" office:value-type="float" office:value="2.883" calcext:value-type="float">
            <text:p>2,88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24" calcext:value-type="float">
            <text:p>0,22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59" calcext:value-type="float">
            <text:p>2,659</text:p>
          </table:table-cell>
          <table:table-cell table:style-name="ce3" office:value-type="float" office:value="0.233957039654863" calcext:value-type="float">
            <text:p>0,234</text:p>
          </table:table-cell>
          <table:table-cell table:style-name="ce3" office:value-type="float" office:value="52.4839452645056" calcext:value-type="float">
            <text:p>52,484</text:p>
          </table:table-cell>
          <table:table-cell table:style-name="ce3" office:value-type="float" office:value="2.4249596270118" calcext:value-type="float">
            <text:p>2,425</text:p>
          </table:table-cell>
          <table:table-cell table:style-name="ce3" office:value-type="float" office:value="71.5298511196937" calcext:value-type="float">
            <text:p>71,53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2:45:00" calcext:value-type="date">
            <text:p>05.08.2021 02:45</text:p>
          </table:table-cell>
          <table:table-cell table:style-name="ce3" office:value-type="float" office:value="274246482186.21" calcext:value-type="float">
            <text:p>274.246.482.186,210</text:p>
          </table:table-cell>
          <table:table-cell table:style-name="ce3" office:value-type="float" office:value="401876708.12" calcext:value-type="float">
            <text:p>401.876.708,120</text:p>
          </table:table-cell>
          <table:table-cell table:style-name="ce3" office:value-type="float" office:value="2.871" calcext:value-type="float">
            <text:p>2,87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34" calcext:value-type="float">
            <text:p>0,23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37" calcext:value-type="float">
            <text:p>2,637</text:p>
          </table:table-cell>
          <table:table-cell table:style-name="ce3" office:value-type="float" office:value="0.233900958605682" calcext:value-type="float">
            <text:p>0,234</text:p>
          </table:table-cell>
          <table:table-cell table:style-name="ce3" office:value-type="float" office:value="55.3241711904317" calcext:value-type="float">
            <text:p>55,324</text:p>
          </table:table-cell>
          <table:table-cell table:style-name="ce3" office:value-type="float" office:value="2.40305737472765" calcext:value-type="float">
            <text:p>2,403</text:p>
          </table:table-cell>
          <table:table-cell table:style-name="ce3" office:value-type="float" office:value="73.5724498882122" calcext:value-type="float">
            <text:p>73,57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3:00:00" calcext:value-type="date">
            <text:p>05.08.2021 03:00</text:p>
          </table:table-cell>
          <table:table-cell table:style-name="ce3" office:value-type="float" office:value="274637849645.5" calcext:value-type="float">
            <text:p>274.637.849.645,500</text:p>
          </table:table-cell>
          <table:table-cell table:style-name="ce3" office:value-type="float" office:value="391367459.29" calcext:value-type="float">
            <text:p>391.367.459,290</text:p>
          </table:table-cell>
          <table:table-cell table:style-name="ce3" office:value-type="float" office:value="2.796" calcext:value-type="float">
            <text:p>2,79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136" calcext:value-type="float">
            <text:p>0,13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61" calcext:value-type="float">
            <text:p>2,661</text:p>
          </table:table-cell>
          <table:table-cell table:style-name="ce3" office:value-type="float" office:value="0.238067466371316" calcext:value-type="float">
            <text:p>0,238</text:p>
          </table:table-cell>
          <table:table-cell table:style-name="ce3" office:value-type="float" office:value="58.2149904249405" calcext:value-type="float">
            <text:p>58,215</text:p>
          </table:table-cell>
          <table:table-cell table:style-name="ce3" office:value-type="float" office:value="2.42255753362868" calcext:value-type="float">
            <text:p>2,423</text:p>
          </table:table-cell>
          <table:table-cell table:style-name="ce3" office:value-type="float" office:value="75.6316237917966" calcext:value-type="float">
            <text:p>75,63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3:15:00" calcext:value-type="date">
            <text:p>05.08.2021 03:15</text:p>
          </table:table-cell>
          <table:table-cell table:style-name="ce3" office:value-type="float" office:value="275041056047.7" calcext:value-type="float">
            <text:p>275.041.056.047,700</text:p>
          </table:table-cell>
          <table:table-cell table:style-name="ce3" office:value-type="float" office:value="403206402.2" calcext:value-type="float">
            <text:p>403.206.402,200</text:p>
          </table:table-cell>
          <table:table-cell table:style-name="ce3" office:value-type="float" office:value="2.881" calcext:value-type="float">
            <text:p>2,88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375" calcext:value-type="float">
            <text:p>0,37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505" calcext:value-type="float">
            <text:p>2,505</text:p>
          </table:table-cell>
          <table:table-cell table:style-name="ce3" office:value-type="float" office:value="0.226721301728766" calcext:value-type="float">
            <text:p>0,227</text:p>
          </table:table-cell>
          <table:table-cell table:style-name="ce3" office:value-type="float" office:value="60.9680348030755" calcext:value-type="float">
            <text:p>60,968</text:p>
          </table:table-cell>
          <table:table-cell table:style-name="ce3" office:value-type="float" office:value="2.27873703160457" calcext:value-type="float">
            <text:p>2,279</text:p>
          </table:table-cell>
          <table:table-cell table:style-name="ce3" office:value-type="float" office:value="77.5685502686605" calcext:value-type="float">
            <text:p>77,56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3:30:00" calcext:value-type="date">
            <text:p>05.08.2021 03:30</text:p>
          </table:table-cell>
          <table:table-cell table:style-name="ce3" office:value-type="float" office:value="275449289626.65" calcext:value-type="float">
            <text:p>275.449.289.626,650</text:p>
          </table:table-cell>
          <table:table-cell table:style-name="ce3" office:value-type="float" office:value="408233578.95" calcext:value-type="float">
            <text:p>408.233.578,950</text:p>
          </table:table-cell>
          <table:table-cell table:style-name="ce3" office:value-type="float" office:value="2.917" calcext:value-type="float">
            <text:p>2,91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78" calcext:value-type="float">
            <text:p>0,27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39" calcext:value-type="float">
            <text:p>2,639</text:p>
          </table:table-cell>
          <table:table-cell table:style-name="ce3" office:value-type="float" office:value="0.241827508370198" calcext:value-type="float">
            <text:p>0,242</text:p>
          </table:table-cell>
          <table:table-cell table:style-name="ce3" office:value-type="float" office:value="63.9045116904279" calcext:value-type="float">
            <text:p>63,905</text:p>
          </table:table-cell>
          <table:table-cell table:style-name="ce3" office:value-type="float" office:value="2.3967974916298" calcext:value-type="float">
            <text:p>2,397</text:p>
          </table:table-cell>
          <table:table-cell table:style-name="ce3" office:value-type="float" office:value="79.6058281365458" calcext:value-type="float">
            <text:p>79,60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3:45:00" calcext:value-type="date">
            <text:p>05.08.2021 03:45</text:p>
          </table:table-cell>
          <table:table-cell table:style-name="ce3" office:value-type="float" office:value="275860135937.83" calcext:value-type="float">
            <text:p>275.860.135.937,830</text:p>
          </table:table-cell>
          <table:table-cell table:style-name="ce3" office:value-type="float" office:value="410846311.18" calcext:value-type="float">
            <text:p>410.846.311,180</text:p>
          </table:table-cell>
          <table:table-cell table:style-name="ce3" office:value-type="float" office:value="2.935" calcext:value-type="float">
            <text:p>2,93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59" calcext:value-type="float">
            <text:p>0,25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676" calcext:value-type="float">
            <text:p>2,676</text:p>
          </table:table-cell>
          <table:table-cell table:style-name="ce3" office:value-type="float" office:value="0.248073122567353" calcext:value-type="float">
            <text:p>0,248</text:p>
          </table:table-cell>
          <table:table-cell table:style-name="ce3" office:value-type="float" office:value="66.9168281787458" calcext:value-type="float">
            <text:p>66,917</text:p>
          </table:table-cell>
          <table:table-cell table:style-name="ce3" office:value-type="float" office:value="2.42796854409931" calcext:value-type="float">
            <text:p>2,428</text:p>
          </table:table-cell>
          <table:table-cell table:style-name="ce3" office:value-type="float" office:value="81.6696013990302" calcext:value-type="float">
            <text:p>81,67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4:00:00" calcext:value-type="date">
            <text:p>05.08.2021 04:00</text:p>
          </table:table-cell>
          <table:table-cell table:style-name="ce3" office:value-type="float" office:value="276289649987.51" calcext:value-type="float">
            <text:p>276.289.649.987,510</text:p>
          </table:table-cell>
          <table:table-cell table:style-name="ce3" office:value-type="float" office:value="429514049.68" calcext:value-type="float">
            <text:p>429.514.049,680</text:p>
          </table:table-cell>
          <table:table-cell table:style-name="ce3" office:value-type="float" office:value="3.069" calcext:value-type="float">
            <text:p>3,06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098" calcext:value-type="float">
            <text:p>0,09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971" calcext:value-type="float">
            <text:p>2,971</text:p>
          </table:table-cell>
          <table:table-cell table:style-name="ce3" office:value-type="float" office:value="0.277339224771076" calcext:value-type="float">
            <text:p>0,277</text:p>
          </table:table-cell>
          <table:table-cell table:style-name="ce3" office:value-type="float" office:value="70.2845187652517" calcext:value-type="float">
            <text:p>70,285</text:p>
          </table:table-cell>
          <table:table-cell table:style-name="ce3" office:value-type="float" office:value="2.69382430522791" calcext:value-type="float">
            <text:p>2,694</text:p>
          </table:table-cell>
          <table:table-cell table:style-name="ce3" office:value-type="float" office:value="83.9593520584741" calcext:value-type="float">
            <text:p>83,959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4:15:00" calcext:value-type="date">
            <text:p>05.08.2021 04:15</text:p>
          </table:table-cell>
          <table:table-cell table:style-name="ce3" office:value-type="float" office:value="276747327541.04" calcext:value-type="float">
            <text:p>276.747.327.541,040</text:p>
          </table:table-cell>
          <table:table-cell table:style-name="ce3" office:value-type="float" office:value="457677553.53" calcext:value-type="float">
            <text:p>457.677.553,530</text:p>
          </table:table-cell>
          <table:table-cell table:style-name="ce3" office:value-type="float" office:value="3.27" calcext:value-type="float">
            <text:p>3,27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42" calcext:value-type="float">
            <text:p>0,24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3.028" calcext:value-type="float">
            <text:p>3,028</text:p>
          </table:table-cell>
          <table:table-cell table:style-name="ce3" office:value-type="float" office:value="0.282834987861478" calcext:value-type="float">
            <text:p>0,283</text:p>
          </table:table-cell>
          <table:table-cell table:style-name="ce3" office:value-type="float" office:value="73.7189436178553" calcext:value-type="float">
            <text:p>73,719</text:p>
          </table:table-cell>
          <table:table-cell table:style-name="ce3" office:value-type="float" office:value="2.74479258846769" calcext:value-type="float">
            <text:p>2,745</text:p>
          </table:table-cell>
          <table:table-cell table:style-name="ce3" office:value-type="float" office:value="86.2924257586718" calcext:value-type="float">
            <text:p>86,29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4:30:00" calcext:value-type="date">
            <text:p>05.08.2021 04:30</text:p>
          </table:table-cell>
          <table:table-cell table:style-name="ce3" office:value-type="float" office:value="277201610797.71" calcext:value-type="float">
            <text:p>277.201.610.797,710</text:p>
          </table:table-cell>
          <table:table-cell table:style-name="ce3" office:value-type="float" office:value="454283256.67" calcext:value-type="float">
            <text:p>454.283.256,670</text:p>
          </table:table-cell>
          <table:table-cell table:style-name="ce3" office:value-type="float" office:value="3.246" calcext:value-type="float">
            <text:p>3,24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19" calcext:value-type="float">
            <text:p>0,21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3.027" calcext:value-type="float">
            <text:p>3,027</text:p>
          </table:table-cell>
          <table:table-cell table:style-name="ce3" office:value-type="float" office:value="0.282625243533155" calcext:value-type="float">
            <text:p>0,283</text:p>
          </table:table-cell>
          <table:table-cell table:style-name="ce3" office:value-type="float" office:value="77.1508215750436" calcext:value-type="float">
            <text:p>77,151</text:p>
          </table:table-cell>
          <table:table-cell table:style-name="ce3" office:value-type="float" office:value="2.7440018079918" calcext:value-type="float">
            <text:p>2,744</text:p>
          </table:table-cell>
          <table:table-cell table:style-name="ce3" office:value-type="float" office:value="88.6248272954649" calcext:value-type="float">
            <text:p>88,625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4:45:00" calcext:value-type="date">
            <text:p>05.08.2021 04:45</text:p>
          </table:table-cell>
          <table:table-cell table:style-name="ce3" office:value-type="float" office:value="277658619966.12" calcext:value-type="float">
            <text:p>277.658.619.966,120</text:p>
          </table:table-cell>
          <table:table-cell table:style-name="ce3" office:value-type="float" office:value="457009168.41" calcext:value-type="float">
            <text:p>457.009.168,410</text:p>
          </table:table-cell>
          <table:table-cell table:style-name="ce3" office:value-type="float" office:value="3.265" calcext:value-type="float">
            <text:p>3,26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39" calcext:value-type="float">
            <text:p>0,23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3.026" calcext:value-type="float">
            <text:p>3,026</text:p>
          </table:table-cell>
          <table:table-cell table:style-name="ce3" office:value-type="float" office:value="0.282432447810491" calcext:value-type="float">
            <text:p>0,282</text:p>
          </table:table-cell>
          <table:table-cell table:style-name="ce3" office:value-type="float" office:value="80.5803584413139" calcext:value-type="float">
            <text:p>80,580</text:p>
          </table:table-cell>
          <table:table-cell table:style-name="ce3" office:value-type="float" office:value="2.74392002525866" calcext:value-type="float">
            <text:p>2,744</text:p>
          </table:table-cell>
          <table:table-cell table:style-name="ce3" office:value-type="float" office:value="90.9571593169349" calcext:value-type="float">
            <text:p>90,95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5:00:00" calcext:value-type="date">
            <text:p>05.08.2021 05:00</text:p>
          </table:table-cell>
          <table:table-cell table:style-name="ce3" office:value-type="float" office:value="278105749429.74" calcext:value-type="float">
            <text:p>278.105.749.429,740</text:p>
          </table:table-cell>
          <table:table-cell table:style-name="ce3" office:value-type="float" office:value="447129463.62" calcext:value-type="float">
            <text:p>447.129.463,620</text:p>
          </table:table-cell>
          <table:table-cell table:style-name="ce3" office:value-type="float" office:value="3.195" calcext:value-type="float">
            <text:p>3,19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17" calcext:value-type="float">
            <text:p>0,17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3.025" calcext:value-type="float">
            <text:p>3,025</text:p>
          </table:table-cell>
          <table:table-cell table:style-name="ce3" office:value-type="float" office:value="0.28199384181425" calcext:value-type="float">
            <text:p>0,282</text:p>
          </table:table-cell>
          <table:table-cell table:style-name="ce3" office:value-type="float" office:value="84.0045693776298" calcext:value-type="float">
            <text:p>84,005</text:p>
          </table:table-cell>
          <table:table-cell table:style-name="ce3" office:value-type="float" office:value="2.74252289209516" calcext:value-type="float">
            <text:p>2,743</text:p>
          </table:table-cell>
          <table:table-cell table:style-name="ce3" office:value-type="float" office:value="93.2883037752159" calcext:value-type="float">
            <text:p>93,288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5:15:00" calcext:value-type="date">
            <text:p>05.08.2021 05:15</text:p>
          </table:table-cell>
          <table:table-cell table:style-name="ce3" office:value-type="float" office:value="278565794383.05" calcext:value-type="float">
            <text:p>278.565.794.383,050</text:p>
          </table:table-cell>
          <table:table-cell table:style-name="ce3" office:value-type="float" office:value="460044953.31" calcext:value-type="float">
            <text:p>460.044.953,310</text:p>
          </table:table-cell>
          <table:table-cell table:style-name="ce3" office:value-type="float" office:value="3.287" calcext:value-type="float">
            <text:p>3,28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65" calcext:value-type="float">
            <text:p>0,26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3.022" calcext:value-type="float">
            <text:p>3,022</text:p>
          </table:table-cell>
          <table:table-cell table:style-name="ce3" office:value-type="float" office:value="0.281220283545632" calcext:value-type="float">
            <text:p>0,281</text:p>
          </table:table-cell>
          <table:table-cell table:style-name="ce3" office:value-type="float" office:value="87.4193871063982" calcext:value-type="float">
            <text:p>87,419</text:p>
          </table:table-cell>
          <table:table-cell table:style-name="ce3" office:value-type="float" office:value="2.74032126255153" calcext:value-type="float">
            <text:p>2,740</text:p>
          </table:table-cell>
          <table:table-cell table:style-name="ce3" office:value-type="float" office:value="95.6175768483848" calcext:value-type="float">
            <text:p>95,618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5:30:00" calcext:value-type="date">
            <text:p>05.08.2021 05:30</text:p>
          </table:table-cell>
          <table:table-cell table:style-name="ce3" office:value-type="float" office:value="279049078034.35" calcext:value-type="float">
            <text:p>279.049.078.034,350</text:p>
          </table:table-cell>
          <table:table-cell table:style-name="ce3" office:value-type="float" office:value="483283651.3" calcext:value-type="float">
            <text:p>483.283.651,300</text:p>
          </table:table-cell>
          <table:table-cell table:style-name="ce3" office:value-type="float" office:value="3.453" calcext:value-type="float">
            <text:p>3,4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437" calcext:value-type="float">
            <text:p>0,43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3.016" calcext:value-type="float">
            <text:p>3,016</text:p>
          </table:table-cell>
          <table:table-cell table:style-name="ce3" office:value-type="float" office:value="0.279399283030932" calcext:value-type="float">
            <text:p>0,279</text:p>
          </table:table-cell>
          <table:table-cell table:style-name="ce3" office:value-type="float" office:value="90.8120926860595" calcext:value-type="float">
            <text:p>90,812</text:p>
          </table:table-cell>
          <table:table-cell table:style-name="ce3" office:value-type="float" office:value="2.73617127093891" calcext:value-type="float">
            <text:p>2,736</text:p>
          </table:table-cell>
          <table:table-cell table:style-name="ce3" office:value-type="float" office:value="97.943322428683" calcext:value-type="float">
            <text:p>97,943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5:45:00" calcext:value-type="date">
            <text:p>05.08.2021 05:45</text:p>
          </table:table-cell>
          <table:table-cell table:style-name="ce3" office:value-type="float" office:value="279138608747.39" calcext:value-type="float">
            <text:p>279.138.608.747,390</text:p>
          </table:table-cell>
          <table:table-cell table:style-name="ce3" office:value-type="float" office:value="89530713.04" calcext:value-type="float">
            <text:p>89.530.713,040</text:p>
          </table:table-cell>
          <table:table-cell table:style-name="ce3" office:value-type="float" office:value="0.64" calcext:value-type="float">
            <text:p>0,64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281" calcext:value-type="float">
            <text:p>0,28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359" calcext:value-type="float">
            <text:p>0,359</text:p>
          </table:table-cell>
          <table:table-cell table:style-name="ce3" office:value-type="float" office:value="0.272874432832871" calcext:value-type="float">
            <text:p>0,273</text:p>
          </table:table-cell>
          <table:table-cell table:style-name="ce3" office:value-type="float" office:value="94.1255679418872" calcext:value-type="float">
            <text:p>94,126</text:p>
          </table:table-cell>
          <table:table-cell table:style-name="ce3" office:value-type="float" office:value="0.0860279527073535" calcext:value-type="float">
            <text:p>0,086</text:p>
          </table:table-cell>
          <table:table-cell table:style-name="ce3" office:value-type="float" office:value="98.0164461884843" calcext:value-type="float">
            <text:p>98,01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6:00:00" calcext:value-type="date">
            <text:p>05.08.2021 06:00</text:p>
          </table:table-cell>
          <table:table-cell table:style-name="ce3" office:value-type="float" office:value="279068063363.39" calcext:value-type="float">
            <text:p>279.068.063.363,390</text:p>
          </table:table-cell>
          <table:table-cell table:style-name="ce3" office:value-type="float" office:value="-70545384" calcext:value-type="float">
            <text:p>-70.545.384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321" calcext:value-type="float">
            <text:p>0,32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392" calcext:value-type="float">
            <text:p>0,392</text:p>
          </table:table-cell>
          <table:table-cell table:style-name="ce3" office:value-type="float" office:value="0.713" calcext:value-type="float">
            <text:p>0,71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712666666666667" calcext:value-type="float">
            <text:p>-0,713</text:p>
          </table:table-cell>
          <table:table-cell table:style-name="ce3" office:value-type="float" office:value="85.4717584180778" calcext:value-type="float">
            <text:p>85,47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164461884843" calcext:value-type="float">
            <text:p>98,01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6:15:00" calcext:value-type="date">
            <text:p>05.08.2021 06:15</text:p>
          </table:table-cell>
          <table:table-cell table:style-name="ce3" office:value-type="float" office:value="278914506155.39" calcext:value-type="float">
            <text:p>278.914.506.155,390</text:p>
          </table:table-cell>
          <table:table-cell table:style-name="ce3" office:value-type="float" office:value="-153557208" calcext:value-type="float">
            <text:p>-153.557.208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698" calcext:value-type="float">
            <text:p>0,698</text:p>
          </table:table-cell>
          <table:table-cell table:style-name="ce3" office:value-type="float" office:value="0.01" calcext:value-type="float">
            <text:p>0,010</text:p>
          </table:table-cell>
          <table:table-cell table:style-name="ce3" office:value-type="float" office:value="0.333" calcext:value-type="float">
            <text:p>0,333</text:p>
          </table:table-cell>
          <table:table-cell table:style-name="ce3" office:value-type="float" office:value="1.021" calcext:value-type="float">
            <text:p>1,02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02125" calcext:value-type="float">
            <text:p>-1,021</text:p>
          </table:table-cell>
          <table:table-cell table:style-name="ce3" office:value-type="float" office:value="73.0708655609348" calcext:value-type="float">
            <text:p>73,07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164461884843" calcext:value-type="float">
            <text:p>98,01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6:30:00" calcext:value-type="date">
            <text:p>05.08.2021 06:30</text:p>
          </table:table-cell>
          <table:table-cell table:style-name="ce3" office:value-type="float" office:value="278711825673.89" calcext:value-type="float">
            <text:p>278.711.825.673,890</text:p>
          </table:table-cell>
          <table:table-cell table:style-name="ce3" office:value-type="float" office:value="-202680481.5" calcext:value-type="float">
            <text:p>-202.680.481,5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921" calcext:value-type="float">
            <text:p>0,921</text:p>
          </table:table-cell>
          <table:table-cell table:style-name="ce3" office:value-type="float" office:value="0.029" calcext:value-type="float">
            <text:p>0,029</text:p>
          </table:table-cell>
          <table:table-cell table:style-name="ce3" office:value-type="float" office:value="0.333" calcext:value-type="float">
            <text:p>0,333</text:p>
          </table:table-cell>
          <table:table-cell table:style-name="ce3" office:value-type="float" office:value="1.225" calcext:value-type="float">
            <text:p>1,22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22529166666667" calcext:value-type="float">
            <text:p>-1,225</text:p>
          </table:table-cell>
          <table:table-cell table:style-name="ce3" office:value-type="float" office:value="58.1923238942682" calcext:value-type="float">
            <text:p>58,19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164461884843" calcext:value-type="float">
            <text:p>98,01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6:45:00" calcext:value-type="date">
            <text:p>05.08.2021 06:45</text:p>
          </table:table-cell>
          <table:table-cell table:style-name="ce3" office:value-type="float" office:value="278623937271.89" calcext:value-type="float">
            <text:p>278.623.937.271,890</text:p>
          </table:table-cell>
          <table:table-cell table:style-name="ce3" office:value-type="float" office:value="-87888402" calcext:value-type="float">
            <text:p>-87.888.402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4" calcext:value-type="float">
            <text:p>0,400</text:p>
          </table:table-cell>
          <table:table-cell table:style-name="ce3" office:value-type="float" office:value="0.063" calcext:value-type="float">
            <text:p>0,063</text:p>
          </table:table-cell>
          <table:table-cell table:style-name="ce3" office:value-type="float" office:value="0.583" calcext:value-type="float">
            <text:p>0,583</text:p>
          </table:table-cell>
          <table:table-cell table:style-name="ce3" office:value-type="float" office:value="0.92" calcext:value-type="float">
            <text:p>0,92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9195" calcext:value-type="float">
            <text:p>-0,920</text:p>
          </table:table-cell>
          <table:table-cell table:style-name="ce3" office:value-type="float" office:value="47.026966751411" calcext:value-type="float">
            <text:p>47,02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164461884843" calcext:value-type="float">
            <text:p>98,01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7:00:00" calcext:value-type="date">
            <text:p>05.08.2021 07:00</text:p>
          </table:table-cell>
          <table:table-cell table:style-name="ce3" office:value-type="float" office:value="278601827673.89" calcext:value-type="float">
            <text:p>278.601.827.673,890</text:p>
          </table:table-cell>
          <table:table-cell table:style-name="ce3" office:value-type="float" office:value="-22109598" calcext:value-type="float">
            <text:p>-22.109.598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1" calcext:value-type="float">
            <text:p>0,100</text:p>
          </table:table-cell>
          <table:table-cell table:style-name="ce3" office:value-type="float" office:value="0.093" calcext:value-type="float">
            <text:p>0,093</text:p>
          </table:table-cell>
          <table:table-cell table:style-name="ce3" office:value-type="float" office:value="1.242" calcext:value-type="float">
            <text:p>1,242</text:p>
          </table:table-cell>
          <table:table-cell table:style-name="ce3" office:value-type="float" office:value="1.25" calcext:value-type="float">
            <text:p>1,25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25" calcext:value-type="float">
            <text:p>-1,250</text:p>
          </table:table-cell>
          <table:table-cell table:style-name="ce3" office:value-type="float" office:value="31.8483953228396" calcext:value-type="float">
            <text:p>31,84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164461884843" calcext:value-type="float">
            <text:p>98,01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7:15:00" calcext:value-type="date">
            <text:p>05.08.2021 07:15</text:p>
          </table:table-cell>
          <table:table-cell table:style-name="ce3" office:value-type="float" office:value="278502261150.89" calcext:value-type="float">
            <text:p>278.502.261.150,890</text:p>
          </table:table-cell>
          <table:table-cell table:style-name="ce3" office:value-type="float" office:value="-99566523" calcext:value-type="float">
            <text:p>-99.566.523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453" calcext:value-type="float">
            <text:p>0,453</text:p>
          </table:table-cell>
          <table:table-cell table:style-name="ce3" office:value-type="float" office:value="0.091" calcext:value-type="float">
            <text:p>0,091</text:p>
          </table:table-cell>
          <table:table-cell table:style-name="ce3" office:value-type="float" office:value="0.818" calcext:value-type="float">
            <text:p>0,818</text:p>
          </table:table-cell>
          <table:table-cell table:style-name="ce3" office:value-type="float" office:value="1.18" calcext:value-type="float">
            <text:p>1,18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17958333333333" calcext:value-type="float">
            <text:p>-1,180</text:p>
          </table:table-cell>
          <table:table-cell table:style-name="ce3" office:value-type="float" office:value="17.5248834180777" calcext:value-type="float">
            <text:p>17,525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164461884843" calcext:value-type="float">
            <text:p>98,01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7:30:00" calcext:value-type="date">
            <text:p>05.08.2021 07:30</text:p>
          </table:table-cell>
          <table:table-cell table:style-name="ce3" office:value-type="float" office:value="278386103262.89" calcext:value-type="float">
            <text:p>278.386.103.262,890</text:p>
          </table:table-cell>
          <table:table-cell table:style-name="ce3" office:value-type="float" office:value="-116157888" calcext:value-type="float">
            <text:p>-116.157.888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528" calcext:value-type="float">
            <text:p>0,528</text:p>
          </table:table-cell>
          <table:table-cell table:style-name="ce3" office:value-type="float" office:value="0.108" calcext:value-type="float">
            <text:p>0,108</text:p>
          </table:table-cell>
          <table:table-cell table:style-name="ce3" office:value-type="float" office:value="0.61" calcext:value-type="float">
            <text:p>0,610</text:p>
          </table:table-cell>
          <table:table-cell table:style-name="ce3" office:value-type="float" office:value="1.03" calcext:value-type="float">
            <text:p>1,03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0305" calcext:value-type="float">
            <text:p>-1,031</text:p>
          </table:table-cell>
          <table:table-cell table:style-name="ce3" office:value-type="float" office:value="5.01166913236344" calcext:value-type="float">
            <text:p>5,01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98.0164461884843" calcext:value-type="float">
            <text:p>98,016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7:45:00" calcext:value-type="date">
            <text:p>05.08.2021 07:45</text:p>
          </table:table-cell>
          <table:table-cell table:style-name="ce3" office:value-type="float" office:value="278401211169.33" calcext:value-type="float">
            <text:p>278.401.211.169,330</text:p>
          </table:table-cell>
          <table:table-cell table:style-name="ce3" office:value-type="float" office:value="15107906.44" calcext:value-type="float">
            <text:p>15.107.906,440</text:p>
          </table:table-cell>
          <table:table-cell table:style-name="ce3" office:value-type="float" office:value="0.246" calcext:value-type="float">
            <text:p>0,246</text:p>
          </table:table-cell>
          <table:table-cell table:style-name="ce3" office:value-type="float" office:value="0.177" calcext:value-type="float">
            <text:p>0,177</text:p>
          </table:table-cell>
          <table:table-cell table:style-name="ce3" office:value-type="float" office:value="0.114" calcext:value-type="float">
            <text:p>0,114</text:p>
          </table:table-cell>
          <table:table-cell table:style-name="ce3" office:value-type="float" office:value="0.45" calcext:value-type="float">
            <text:p>0,450</text:p>
          </table:table-cell>
          <table:table-cell table:style-name="ce3" office:value-type="float" office:value="0.267" calcext:value-type="float">
            <text:p>0,26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266825" calcext:value-type="float">
            <text:p>-0,267</text:p>
          </table:table-cell>
          <table:table-cell table:style-name="ce3" office:value-type="float" office:value="1.77165127522058" calcext:value-type="float">
            <text:p>1,77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8:00:00" calcext:value-type="date">
            <text:p>05.08.2021 08:00</text:p>
          </table:table-cell>
          <table:table-cell table:style-name="ce3" office:value-type="float" office:value="278437400298.13" calcext:value-type="float">
            <text:p>278.437.400.298,130</text:p>
          </table:table-cell>
          <table:table-cell table:style-name="ce3" office:value-type="float" office:value="36189128.8" calcext:value-type="float">
            <text:p>36.189.128,800</text:p>
          </table:table-cell>
          <table:table-cell table:style-name="ce3" office:value-type="float" office:value="0.164" calcext:value-type="float">
            <text:p>0,16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148" calcext:value-type="float">
            <text:p>0,148</text:p>
          </table:table-cell>
          <table:table-cell table:style-name="ce3" office:value-type="float" office:value="0.313" calcext:value-type="float">
            <text:p>0,313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77165127522058" calcext:value-type="float">
            <text:p>1,77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8:15:00" calcext:value-type="date">
            <text:p>05.08.2021 08:15</text:p>
          </table:table-cell>
          <table:table-cell table:style-name="ce3" office:value-type="float" office:value="278491024007.23" calcext:value-type="float">
            <text:p>278.491.024.007,230</text:p>
          </table:table-cell>
          <table:table-cell table:style-name="ce3" office:value-type="float" office:value="53623709.1" calcext:value-type="float">
            <text:p>53.623.709,100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217" calcext:value-type="float">
            <text:p>0,217</text:p>
          </table:table-cell>
          <table:table-cell table:style-name="ce3" office:value-type="float" office:value="0.461" calcext:value-type="float">
            <text:p>0,461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77165127522058" calcext:value-type="float">
            <text:p>1,77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8:30:00" calcext:value-type="date">
            <text:p>05.08.2021 08:30</text:p>
          </table:table-cell>
          <table:table-cell table:style-name="ce3" office:value-type="float" office:value="278521493212.62" calcext:value-type="float">
            <text:p>278.521.493.212,620</text:p>
          </table:table-cell>
          <table:table-cell table:style-name="ce3" office:value-type="float" office:value="30469205.39" calcext:value-type="float">
            <text:p>30.469.205,390</text:p>
          </table:table-cell>
          <table:table-cell table:style-name="ce3" office:value-type="float" office:value="0.138" calcext:value-type="float">
            <text:p>0,13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314" calcext:value-type="float">
            <text:p>0,314</text:p>
          </table:table-cell>
          <table:table-cell table:style-name="ce3" office:value-type="float" office:value="0.452" calcext:value-type="float">
            <text:p>0,452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77165127522058" calcext:value-type="float">
            <text:p>1,77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8:45:00" calcext:value-type="date">
            <text:p>05.08.2021 08:45</text:p>
          </table:table-cell>
          <table:table-cell table:style-name="ce3" office:value-type="float" office:value="278524463141.12" calcext:value-type="float">
            <text:p>278.524.463.141,120</text:p>
          </table:table-cell>
          <table:table-cell table:style-name="ce3" office:value-type="float" office:value="2969928.5" calcext:value-type="float">
            <text:p>2.969.928,500</text:p>
          </table:table-cell>
          <table:table-cell table:style-name="ce3" office:value-type="float" office:value="0.014" calcext:value-type="float">
            <text:p>0,01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434" calcext:value-type="float">
            <text:p>0,434</text:p>
          </table:table-cell>
          <table:table-cell table:style-name="ce3" office:value-type="float" office:value="0.448" calcext:value-type="float">
            <text:p>0,448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77165127522058" calcext:value-type="float">
            <text:p>1,77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9:00:00" calcext:value-type="date">
            <text:p>05.08.2021 09:00</text:p>
          </table:table-cell>
          <table:table-cell table:style-name="ce3" office:value-type="float" office:value="278564942166.65" calcext:value-type="float">
            <text:p>278.564.942.166,650</text:p>
          </table:table-cell>
          <table:table-cell table:style-name="ce3" office:value-type="float" office:value="40479025.53" calcext:value-type="float">
            <text:p>40.479.025,530</text:p>
          </table:table-cell>
          <table:table-cell table:style-name="ce3" office:value-type="float" office:value="0.184" calcext:value-type="float">
            <text:p>0,18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559" calcext:value-type="float">
            <text:p>0,559</text:p>
          </table:table-cell>
          <table:table-cell table:style-name="ce3" office:value-type="float" office:value="0.743" calcext:value-type="float">
            <text:p>0,743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77165127522058" calcext:value-type="float">
            <text:p>1,77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9:15:00" calcext:value-type="date">
            <text:p>05.08.2021 09:15</text:p>
          </table:table-cell>
          <table:table-cell table:style-name="ce3" office:value-type="float" office:value="278564942166.65" calcext:value-type="float">
            <text:p>278.564.942.166,65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0.679" calcext:value-type="float">
            <text:p>0,679</text:p>
          </table:table-cell>
          <table:table-cell table:style-name="ce3" office:value-type="float" office:value="0.105" calcext:value-type="float">
            <text:p>0,105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574" calcext:value-type="float">
            <text:p>0,57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5735" calcext:value-type="float">
            <text:p>0,574</text:p>
          </table:table-cell>
          <table:table-cell table:style-name="ce3" office:value-type="float" office:value="8.73557984664915" calcext:value-type="float">
            <text:p>8,73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9:30:00" calcext:value-type="date">
            <text:p>05.08.2021 09:30</text:p>
          </table:table-cell>
          <table:table-cell table:style-name="ce3" office:value-type="float" office:value="278564942166.65" calcext:value-type="float">
            <text:p>278.564.942.166,65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0.798" calcext:value-type="float">
            <text:p>0,798</text:p>
          </table:table-cell>
          <table:table-cell table:style-name="ce3" office:value-type="float" office:value="0.198" calcext:value-type="float">
            <text:p>0,19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6" calcext:value-type="float">
            <text:p>0,6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6" calcext:value-type="float">
            <text:p>0,600</text:p>
          </table:table-cell>
          <table:table-cell table:style-name="ce3" office:value-type="float" office:value="16.0212941323634" calcext:value-type="float">
            <text:p>16,02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09:45:00" calcext:value-type="date">
            <text:p>05.08.2021 09:45</text:p>
          </table:table-cell>
          <table:table-cell table:style-name="ce3" office:value-type="float" office:value="278564942166.65" calcext:value-type="float">
            <text:p>278.564.942.166,65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0.918" calcext:value-type="float">
            <text:p>0,918</text:p>
          </table:table-cell>
          <table:table-cell table:style-name="ce3" office:value-type="float" office:value="0.2" calcext:value-type="float">
            <text:p>0,2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718" calcext:value-type="float">
            <text:p>0,71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7185" calcext:value-type="float">
            <text:p>0,719</text:p>
          </table:table-cell>
          <table:table-cell table:style-name="ce3" office:value-type="float" office:value="24.7459369895063" calcext:value-type="float">
            <text:p>24,74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0:00:00" calcext:value-type="date">
            <text:p>05.08.2021 10:00</text:p>
          </table:table-cell>
          <table:table-cell table:style-name="ce3" office:value-type="float" office:value="278564942166.65" calcext:value-type="float">
            <text:p>278.564.942.166,65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1.046" calcext:value-type="float">
            <text:p>1,046</text:p>
          </table:table-cell>
          <table:table-cell table:style-name="ce3" office:value-type="float" office:value="0.076" calcext:value-type="float">
            <text:p>0,076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97" calcext:value-type="float">
            <text:p>0,97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97025" calcext:value-type="float">
            <text:p>0,970</text:p>
          </table:table-cell>
          <table:table-cell table:style-name="ce3" office:value-type="float" office:value="36.5275441323635" calcext:value-type="float">
            <text:p>36,52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0:15:00" calcext:value-type="date">
            <text:p>05.08.2021 10:15</text:p>
          </table:table-cell>
          <table:table-cell table:style-name="ce3" office:value-type="float" office:value="278564942166.65" calcext:value-type="float">
            <text:p>278.564.942.166,65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1.16" calcext:value-type="float">
            <text:p>1,160</text:p>
          </table:table-cell>
          <table:table-cell table:style-name="ce3" office:value-type="float" office:value="0.202" calcext:value-type="float">
            <text:p>0,20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958" calcext:value-type="float">
            <text:p>0,95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958" calcext:value-type="float">
            <text:p>0,958</text:p>
          </table:table-cell>
          <table:table-cell table:style-name="ce3" office:value-type="float" office:value="48.1604012752206" calcext:value-type="float">
            <text:p>48,16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0:30:00" calcext:value-type="date">
            <text:p>05.08.2021 10:30</text:p>
          </table:table-cell>
          <table:table-cell table:style-name="ce3" office:value-type="float" office:value="278564942166.65" calcext:value-type="float">
            <text:p>278.564.942.166,65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1.256" calcext:value-type="float">
            <text:p>1,256</text:p>
          </table:table-cell>
          <table:table-cell table:style-name="ce3" office:value-type="float" office:value="0.362" calcext:value-type="float">
            <text:p>0,36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894" calcext:value-type="float">
            <text:p>0,89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89425" calcext:value-type="float">
            <text:p>0,894</text:p>
          </table:table-cell>
          <table:table-cell table:style-name="ce3" office:value-type="float" office:value="59.0191512752207" calcext:value-type="float">
            <text:p>59,01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0:45:00" calcext:value-type="date">
            <text:p>05.08.2021 10:45</text:p>
          </table:table-cell>
          <table:table-cell table:style-name="ce3" office:value-type="float" office:value="278564942166.65" calcext:value-type="float">
            <text:p>278.564.942.166,65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1.354" calcext:value-type="float">
            <text:p>1,354</text:p>
          </table:table-cell>
          <table:table-cell table:style-name="ce3" office:value-type="float" office:value="0.356" calcext:value-type="float">
            <text:p>0,356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998" calcext:value-type="float">
            <text:p>0,99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99825" calcext:value-type="float">
            <text:p>0,998</text:p>
          </table:table-cell>
          <table:table-cell table:style-name="ce3" office:value-type="float" office:value="71.1407584180776" calcext:value-type="float">
            <text:p>71,14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1:00:00" calcext:value-type="date">
            <text:p>05.08.2021 11:00</text:p>
          </table:table-cell>
          <table:table-cell table:style-name="ce3" office:value-type="float" office:value="278565212058.65" calcext:value-type="float">
            <text:p>278.565.212.058,650</text:p>
          </table:table-cell>
          <table:table-cell table:style-name="ce3" office:value-type="float" office:value="269892" calcext:value-type="float">
            <text:p>269.892,000</text:p>
          </table:table-cell>
          <table:table-cell table:style-name="ce3" office:value-type="float" office:value="0.004" calcext:value-type="float">
            <text:p>0,00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446" calcext:value-type="float">
            <text:p>1,446</text:p>
          </table:table-cell>
          <table:table-cell table:style-name="ce3" office:value-type="float" office:value="0.218" calcext:value-type="float">
            <text:p>0,21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233" calcext:value-type="float">
            <text:p>1,23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23275" calcext:value-type="float">
            <text:p>1,233</text:p>
          </table:table-cell>
          <table:table-cell table:style-name="ce3" office:value-type="float" office:value="86.1098655609348" calcext:value-type="float">
            <text:p>86,11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1:15:00" calcext:value-type="date">
            <text:p>05.08.2021 11:15</text:p>
          </table:table-cell>
          <table:table-cell table:style-name="ce3" office:value-type="float" office:value="278526226926.93" calcext:value-type="float">
            <text:p>278.526.226.926,930</text:p>
          </table:table-cell>
          <table:table-cell table:style-name="ce3" office:value-type="float" office:value="-38985131.72" calcext:value-type="float">
            <text:p>-38.985.131,7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482" calcext:value-type="float">
            <text:p>0,482</text:p>
          </table:table-cell>
          <table:table-cell table:style-name="ce3" office:value-type="float" office:value="1.539" calcext:value-type="float">
            <text:p>1,539</text:p>
          </table:table-cell>
          <table:table-cell table:style-name="ce3" office:value-type="float" office:value="0.223" calcext:value-type="float">
            <text:p>0,22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833" calcext:value-type="float">
            <text:p>0,83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833333333333333" calcext:value-type="float">
            <text:p>0,833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1:30:00" calcext:value-type="date">
            <text:p>05.08.2021 11:30</text:p>
          </table:table-cell>
          <table:table-cell table:style-name="ce3" office:value-type="float" office:value="278417146277.11" calcext:value-type="float">
            <text:p>278.417.146.277,110</text:p>
          </table:table-cell>
          <table:table-cell table:style-name="ce3" office:value-type="float" office:value="-109080649.82" calcext:value-type="float">
            <text:p>-109.080.649,8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527" calcext:value-type="float">
            <text:p>1,527</text:p>
          </table:table-cell>
          <table:table-cell table:style-name="ce3" office:value-type="float" office:value="1.612" calcext:value-type="float">
            <text:p>1,612</text:p>
          </table:table-cell>
          <table:table-cell table:style-name="ce3" office:value-type="float" office:value="0.085" calcext:value-type="float">
            <text:p>0,085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1:45:00" calcext:value-type="date">
            <text:p>05.08.2021 11:45</text:p>
          </table:table-cell>
          <table:table-cell table:style-name="ce3" office:value-type="float" office:value="278306230674.51" calcext:value-type="float">
            <text:p>278.306.230.674,510</text:p>
          </table:table-cell>
          <table:table-cell table:style-name="ce3" office:value-type="float" office:value="-110915602.6" calcext:value-type="float">
            <text:p>-110.915.602,6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326" calcext:value-type="float">
            <text:p>1,326</text:p>
          </table:table-cell>
          <table:table-cell table:style-name="ce3" office:value-type="float" office:value="1.666" calcext:value-type="float">
            <text:p>1,666</text:p>
          </table:table-cell>
          <table:table-cell table:style-name="ce3" office:value-type="float" office:value="0.339" calcext:value-type="float">
            <text:p>0,339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2:00:00" calcext:value-type="date">
            <text:p>05.08.2021 12:00</text:p>
          </table:table-cell>
          <table:table-cell table:style-name="ce3" office:value-type="float" office:value="278136971454.51" calcext:value-type="float">
            <text:p>278.136.971.454,510</text:p>
          </table:table-cell>
          <table:table-cell table:style-name="ce3" office:value-type="float" office:value="-169259220" calcext:value-type="float">
            <text:p>-169.259.220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539" calcext:value-type="float">
            <text:p>1,539</text:p>
          </table:table-cell>
          <table:table-cell table:style-name="ce3" office:value-type="float" office:value="1.724" calcext:value-type="float">
            <text:p>1,724</text:p>
          </table:table-cell>
          <table:table-cell table:style-name="ce3" office:value-type="float" office:value="0.185" calcext:value-type="float">
            <text:p>0,185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2:15:00" calcext:value-type="date">
            <text:p>05.08.2021 12:15</text:p>
          </table:table-cell>
          <table:table-cell table:style-name="ce3" office:value-type="float" office:value="278009460964.76" calcext:value-type="float">
            <text:p>278.009.460.964,760</text:p>
          </table:table-cell>
          <table:table-cell table:style-name="ce3" office:value-type="float" office:value="-127510489.75" calcext:value-type="float">
            <text:p>-127.510.489,75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45" calcext:value-type="float">
            <text:p>1,450</text:p>
          </table:table-cell>
          <table:table-cell table:style-name="ce3" office:value-type="float" office:value="1.756" calcext:value-type="float">
            <text:p>1,756</text:p>
          </table:table-cell>
          <table:table-cell table:style-name="ce3" office:value-type="float" office:value="0.306" calcext:value-type="float">
            <text:p>0,306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2:30:00" calcext:value-type="date">
            <text:p>05.08.2021 12:30</text:p>
          </table:table-cell>
          <table:table-cell table:style-name="ce3" office:value-type="float" office:value="277842043909.76" calcext:value-type="float">
            <text:p>277.842.043.909,760</text:p>
          </table:table-cell>
          <table:table-cell table:style-name="ce3" office:value-type="float" office:value="-167417055" calcext:value-type="float">
            <text:p>-167.417.055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522" calcext:value-type="float">
            <text:p>1,522</text:p>
          </table:table-cell>
          <table:table-cell table:style-name="ce3" office:value-type="float" office:value="1.774" calcext:value-type="float">
            <text:p>1,774</text:p>
          </table:table-cell>
          <table:table-cell table:style-name="ce3" office:value-type="float" office:value="0.252" calcext:value-type="float">
            <text:p>0,252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2:45:00" calcext:value-type="date">
            <text:p>05.08.2021 12:45</text:p>
          </table:table-cell>
          <table:table-cell table:style-name="ce3" office:value-type="float" office:value="277691233122.09" calcext:value-type="float">
            <text:p>277.691.233.122,090</text:p>
          </table:table-cell>
          <table:table-cell table:style-name="ce3" office:value-type="float" office:value="-150810787.67" calcext:value-type="float">
            <text:p>-150.810.787,67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686" calcext:value-type="float">
            <text:p>1,686</text:p>
          </table:table-cell>
          <table:table-cell table:style-name="ce3" office:value-type="float" office:value="1.806" calcext:value-type="float">
            <text:p>1,806</text:p>
          </table:table-cell>
          <table:table-cell table:style-name="ce3" office:value-type="float" office:value="0.12" calcext:value-type="float">
            <text:p>0,12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3:00:00" calcext:value-type="date">
            <text:p>05.08.2021 13:00</text:p>
          </table:table-cell>
          <table:table-cell table:style-name="ce3" office:value-type="float" office:value="277566504955.32" calcext:value-type="float">
            <text:p>277.566.504.955,320</text:p>
          </table:table-cell>
          <table:table-cell table:style-name="ce3" office:value-type="float" office:value="-124728166.77" calcext:value-type="float">
            <text:p>-124.728.166,77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741" calcext:value-type="float">
            <text:p>1,741</text:p>
          </table:table-cell>
          <table:table-cell table:style-name="ce3" office:value-type="float" office:value="1.837" calcext:value-type="float">
            <text:p>1,837</text:p>
          </table:table-cell>
          <table:table-cell table:style-name="ce3" office:value-type="float" office:value="0.096" calcext:value-type="float">
            <text:p>0,096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3:15:00" calcext:value-type="date">
            <text:p>05.08.2021 13:15</text:p>
          </table:table-cell>
          <table:table-cell table:style-name="ce3" office:value-type="float" office:value="277441084915.92" calcext:value-type="float">
            <text:p>277.441.084.915,920</text:p>
          </table:table-cell>
          <table:table-cell table:style-name="ce3" office:value-type="float" office:value="-125420039.4" calcext:value-type="float">
            <text:p>-125.420.039,4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783" calcext:value-type="float">
            <text:p>1,783</text:p>
          </table:table-cell>
          <table:table-cell table:style-name="ce3" office:value-type="float" office:value="1.872" calcext:value-type="float">
            <text:p>1,872</text:p>
          </table:table-cell>
          <table:table-cell table:style-name="ce3" office:value-type="float" office:value="0.089" calcext:value-type="float">
            <text:p>0,089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3:30:00" calcext:value-type="date">
            <text:p>05.08.2021 13:30</text:p>
          </table:table-cell>
          <table:table-cell table:style-name="ce3" office:value-type="float" office:value="277322153037.74" calcext:value-type="float">
            <text:p>277.322.153.037,740</text:p>
          </table:table-cell>
          <table:table-cell table:style-name="ce3" office:value-type="float" office:value="-118931878.18" calcext:value-type="float">
            <text:p>-118.931.878,18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71" calcext:value-type="float">
            <text:p>1,710</text:p>
          </table:table-cell>
          <table:table-cell table:style-name="ce3" office:value-type="float" office:value="1.892" calcext:value-type="float">
            <text:p>1,892</text:p>
          </table:table-cell>
          <table:table-cell table:style-name="ce3" office:value-type="float" office:value="0.182" calcext:value-type="float">
            <text:p>0,182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3:45:00" calcext:value-type="date">
            <text:p>05.08.2021 13:45</text:p>
          </table:table-cell>
          <table:table-cell table:style-name="ce3" office:value-type="float" office:value="277197614736.59" calcext:value-type="float">
            <text:p>277.197.614.736,590</text:p>
          </table:table-cell>
          <table:table-cell table:style-name="ce3" office:value-type="float" office:value="-124538301.15" calcext:value-type="float">
            <text:p>-124.538.301,15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595" calcext:value-type="float">
            <text:p>1,595</text:p>
          </table:table-cell>
          <table:table-cell table:style-name="ce3" office:value-type="float" office:value="1.924" calcext:value-type="float">
            <text:p>1,924</text:p>
          </table:table-cell>
          <table:table-cell table:style-name="ce3" office:value-type="float" office:value="0.329" calcext:value-type="float">
            <text:p>0,329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4:00:00" calcext:value-type="date">
            <text:p>05.08.2021 14:00</text:p>
          </table:table-cell>
          <table:table-cell table:style-name="ce3" office:value-type="float" office:value="277075139204.37" calcext:value-type="float">
            <text:p>277.075.139.204,370</text:p>
          </table:table-cell>
          <table:table-cell table:style-name="ce3" office:value-type="float" office:value="-122475532.22" calcext:value-type="float">
            <text:p>-122.475.532,2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688" calcext:value-type="float">
            <text:p>1,688</text:p>
          </table:table-cell>
          <table:table-cell table:style-name="ce3" office:value-type="float" office:value="1.908" calcext:value-type="float">
            <text:p>1,908</text:p>
          </table:table-cell>
          <table:table-cell table:style-name="ce3" office:value-type="float" office:value="0.22" calcext:value-type="float">
            <text:p>0,22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4:15:00" calcext:value-type="date">
            <text:p>05.08.2021 14:15</text:p>
          </table:table-cell>
          <table:table-cell table:style-name="ce3" office:value-type="float" office:value="276962662473.61" calcext:value-type="float">
            <text:p>276.962.662.473,610</text:p>
          </table:table-cell>
          <table:table-cell table:style-name="ce3" office:value-type="float" office:value="-112476730.76" calcext:value-type="float">
            <text:p>-112.476.730,76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573" calcext:value-type="float">
            <text:p>1,573</text:p>
          </table:table-cell>
          <table:table-cell table:style-name="ce3" office:value-type="float" office:value="1.889" calcext:value-type="float">
            <text:p>1,889</text:p>
          </table:table-cell>
          <table:table-cell table:style-name="ce3" office:value-type="float" office:value="0.316" calcext:value-type="float">
            <text:p>0,316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4:30:00" calcext:value-type="date">
            <text:p>05.08.2021 14:30</text:p>
          </table:table-cell>
          <table:table-cell table:style-name="ce3" office:value-type="float" office:value="276853026046.19" calcext:value-type="float">
            <text:p>276.853.026.046,190</text:p>
          </table:table-cell>
          <table:table-cell table:style-name="ce3" office:value-type="float" office:value="-109636427.42" calcext:value-type="float">
            <text:p>-109.636.427,4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634" calcext:value-type="float">
            <text:p>1,634</text:p>
          </table:table-cell>
          <table:table-cell table:style-name="ce3" office:value-type="float" office:value="1.874" calcext:value-type="float">
            <text:p>1,874</text:p>
          </table:table-cell>
          <table:table-cell table:style-name="ce3" office:value-type="float" office:value="0.24" calcext:value-type="float">
            <text:p>0,24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4:45:00" calcext:value-type="date">
            <text:p>05.08.2021 14:45</text:p>
          </table:table-cell>
          <table:table-cell table:style-name="ce3" office:value-type="float" office:value="276740085315.31" calcext:value-type="float">
            <text:p>276.740.085.315,310</text:p>
          </table:table-cell>
          <table:table-cell table:style-name="ce3" office:value-type="float" office:value="-112940730.88" calcext:value-type="float">
            <text:p>-112.940.730,88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638" calcext:value-type="float">
            <text:p>1,638</text:p>
          </table:table-cell>
          <table:table-cell table:style-name="ce3" office:value-type="float" office:value="1.87" calcext:value-type="float">
            <text:p>1,870</text:p>
          </table:table-cell>
          <table:table-cell table:style-name="ce3" office:value-type="float" office:value="0.232" calcext:value-type="float">
            <text:p>0,232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5:00:00" calcext:value-type="date">
            <text:p>05.08.2021 15:00</text:p>
          </table:table-cell>
          <table:table-cell table:style-name="ce3" office:value-type="float" office:value="276631315292.73" calcext:value-type="float">
            <text:p>276.631.315.292,730</text:p>
          </table:table-cell>
          <table:table-cell table:style-name="ce3" office:value-type="float" office:value="-108770022.58" calcext:value-type="float">
            <text:p>-108.770.022,58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61" calcext:value-type="float">
            <text:p>1,610</text:p>
          </table:table-cell>
          <table:table-cell table:style-name="ce3" office:value-type="float" office:value="1.843" calcext:value-type="float">
            <text:p>1,843</text:p>
          </table:table-cell>
          <table:table-cell table:style-name="ce3" office:value-type="float" office:value="0.233" calcext:value-type="float">
            <text:p>0,233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5:15:00" calcext:value-type="date">
            <text:p>05.08.2021 15:15</text:p>
          </table:table-cell>
          <table:table-cell table:style-name="ce3" office:value-type="float" office:value="276504875516.84" calcext:value-type="float">
            <text:p>276.504.875.516,840</text:p>
          </table:table-cell>
          <table:table-cell table:style-name="ce3" office:value-type="float" office:value="-126439775.89" calcext:value-type="float">
            <text:p>-126.439.775,89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579" calcext:value-type="float">
            <text:p>1,579</text:p>
          </table:table-cell>
          <table:table-cell table:style-name="ce3" office:value-type="float" office:value="1.8" calcext:value-type="float">
            <text:p>1,800</text:p>
          </table:table-cell>
          <table:table-cell table:style-name="ce3" office:value-type="float" office:value="0.221" calcext:value-type="float">
            <text:p>0,221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5:30:00" calcext:value-type="date">
            <text:p>05.08.2021 15:30</text:p>
          </table:table-cell>
          <table:table-cell table:style-name="ce3" office:value-type="float" office:value="276398309650.18" calcext:value-type="float">
            <text:p>276.398.309.650,180</text:p>
          </table:table-cell>
          <table:table-cell table:style-name="ce3" office:value-type="float" office:value="-106565866.66" calcext:value-type="float">
            <text:p>-106.565.866,66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548" calcext:value-type="float">
            <text:p>1,548</text:p>
          </table:table-cell>
          <table:table-cell table:style-name="ce3" office:value-type="float" office:value="1.738" calcext:value-type="float">
            <text:p>1,738</text:p>
          </table:table-cell>
          <table:table-cell table:style-name="ce3" office:value-type="float" office:value="0.19" calcext:value-type="float">
            <text:p>0,19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5:45:00" calcext:value-type="date">
            <text:p>05.08.2021 15:45</text:p>
          </table:table-cell>
          <table:table-cell table:style-name="ce3" office:value-type="float" office:value="276296573629.73" calcext:value-type="float">
            <text:p>276.296.573.629,730</text:p>
          </table:table-cell>
          <table:table-cell table:style-name="ce3" office:value-type="float" office:value="-101736020.45" calcext:value-type="float">
            <text:p>-101.736.020,45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353" calcext:value-type="float">
            <text:p>1,353</text:p>
          </table:table-cell>
          <table:table-cell table:style-name="ce3" office:value-type="float" office:value="1.688" calcext:value-type="float">
            <text:p>1,688</text:p>
          </table:table-cell>
          <table:table-cell table:style-name="ce3" office:value-type="float" office:value="0.335" calcext:value-type="float">
            <text:p>0,335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6:00:00" calcext:value-type="date">
            <text:p>05.08.2021 16:00</text:p>
          </table:table-cell>
          <table:table-cell table:style-name="ce3" office:value-type="float" office:value="276188186816.51" calcext:value-type="float">
            <text:p>276.188.186.816,510</text:p>
          </table:table-cell>
          <table:table-cell table:style-name="ce3" office:value-type="float" office:value="-108386813.22" calcext:value-type="float">
            <text:p>-108.386.813,2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192" calcext:value-type="float">
            <text:p>1,192</text:p>
          </table:table-cell>
          <table:table-cell table:style-name="ce3" office:value-type="float" office:value="1.638" calcext:value-type="float">
            <text:p>1,638</text:p>
          </table:table-cell>
          <table:table-cell table:style-name="ce3" office:value-type="float" office:value="0.445" calcext:value-type="float">
            <text:p>0,445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6:15:00" calcext:value-type="date">
            <text:p>05.08.2021 16:15</text:p>
          </table:table-cell>
          <table:table-cell table:style-name="ce3" office:value-type="float" office:value="276126341902.79" calcext:value-type="float">
            <text:p>276.126.341.902,790</text:p>
          </table:table-cell>
          <table:table-cell table:style-name="ce3" office:value-type="float" office:value="-61844913.72" calcext:value-type="float">
            <text:p>-61.844.913,72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729" calcext:value-type="float">
            <text:p>0,729</text:p>
          </table:table-cell>
          <table:table-cell table:style-name="ce3" office:value-type="float" office:value="1.54" calcext:value-type="float">
            <text:p>1,540</text:p>
          </table:table-cell>
          <table:table-cell table:style-name="ce3" office:value-type="float" office:value="0.811" calcext:value-type="float">
            <text:p>0,811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6:30:00" calcext:value-type="date">
            <text:p>05.08.2021 16:30</text:p>
          </table:table-cell>
          <table:table-cell table:style-name="ce3" office:value-type="float" office:value="276116278732.79" calcext:value-type="float">
            <text:p>276.116.278.732,790</text:p>
          </table:table-cell>
          <table:table-cell table:style-name="ce3" office:value-type="float" office:value="-10063170" calcext:value-type="float">
            <text:p>-10.063.170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092" calcext:value-type="float">
            <text:p>0,092</text:p>
          </table:table-cell>
          <table:table-cell table:style-name="ce3" office:value-type="float" office:value="1.464" calcext:value-type="float">
            <text:p>1,464</text:p>
          </table:table-cell>
          <table:table-cell table:style-name="ce3" office:value-type="float" office:value="1.373" calcext:value-type="float">
            <text:p>1,373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6:45:00" calcext:value-type="date">
            <text:p>05.08.2021 16:45</text:p>
          </table:table-cell>
          <table:table-cell table:style-name="ce3" office:value-type="float" office:value="276083037277.79" calcext:value-type="float">
            <text:p>276.083.037.277,790</text:p>
          </table:table-cell>
          <table:table-cell table:style-name="ce3" office:value-type="float" office:value="-33241455" calcext:value-type="float">
            <text:p>-33.241.455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302" calcext:value-type="float">
            <text:p>0,302</text:p>
          </table:table-cell>
          <table:table-cell table:style-name="ce3" office:value-type="float" office:value="1.348" calcext:value-type="float">
            <text:p>1,348</text:p>
          </table:table-cell>
          <table:table-cell table:style-name="ce3" office:value-type="float" office:value="1.045" calcext:value-type="float">
            <text:p>1,045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7:00:00" calcext:value-type="date">
            <text:p>05.08.2021 17:00</text:p>
          </table:table-cell>
          <table:table-cell table:style-name="ce3" office:value-type="float" office:value="276041746717.79" calcext:value-type="float">
            <text:p>276.041.746.717,790</text:p>
          </table:table-cell>
          <table:table-cell table:style-name="ce3" office:value-type="float" office:value="-41290560" calcext:value-type="float">
            <text:p>-41.290.560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295" calcext:value-type="float">
            <text:p>0,295</text:p>
          </table:table-cell>
          <table:table-cell table:style-name="ce3" office:value-type="float" office:value="1.254" calcext:value-type="float">
            <text:p>1,254</text:p>
          </table:table-cell>
          <table:table-cell table:style-name="ce3" office:value-type="float" office:value="0.959" calcext:value-type="float">
            <text:p>0,959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7:15:00" calcext:value-type="date">
            <text:p>05.08.2021 17:15</text:p>
          </table:table-cell>
          <table:table-cell table:style-name="ce3" office:value-type="float" office:value="276009099181.79" calcext:value-type="float">
            <text:p>276.009.099.181,790</text:p>
          </table:table-cell>
          <table:table-cell table:style-name="ce3" office:value-type="float" office:value="-32647536" calcext:value-type="float">
            <text:p>-32.647.536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233" calcext:value-type="float">
            <text:p>0,233</text:p>
          </table:table-cell>
          <table:table-cell table:style-name="ce3" office:value-type="float" office:value="1.177" calcext:value-type="float">
            <text:p>1,177</text:p>
          </table:table-cell>
          <table:table-cell table:style-name="ce3" office:value-type="float" office:value="0.944" calcext:value-type="float">
            <text:p>0,944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96.2289131799825" calcext:value-type="float">
            <text:p>96,22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7:30:00" calcext:value-type="date">
            <text:p>05.08.2021 17:30</text:p>
          </table:table-cell>
          <table:table-cell table:style-name="ce3" office:value-type="float" office:value="276016358301.35" calcext:value-type="float">
            <text:p>276.016.358.301,350</text:p>
          </table:table-cell>
          <table:table-cell table:style-name="ce3" office:value-type="float" office:value="7259119.56" calcext:value-type="float">
            <text:p>7.259.119,560</text:p>
          </table:table-cell>
          <table:table-cell table:style-name="ce3" office:value-type="float" office:value="0.029" calcext:value-type="float">
            <text:p>0,029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1.086" calcext:value-type="float">
            <text:p>1,086</text:p>
          </table:table-cell>
          <table:table-cell table:style-name="ce3" office:value-type="float" office:value="1.261" calcext:value-type="float">
            <text:p>1,261</text:p>
          </table:table-cell>
          <table:table-cell table:style-name="ce3" office:value-type="float" office:value="0.146" calcext:value-type="float">
            <text:p>0,146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145833333333333" calcext:value-type="float">
            <text:p>-0,146</text:p>
          </table:table-cell>
          <table:table-cell table:style-name="ce3" office:value-type="float" office:value="94.4580798466493" calcext:value-type="float">
            <text:p>94,458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" calcext:value-type="float">
            <text:p>35,00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7:45:00" calcext:value-type="date">
            <text:p>05.08.2021 17:45</text:p>
          </table:table-cell>
          <table:table-cell table:style-name="ce3" office:value-type="float" office:value="276016358301.35" calcext:value-type="float">
            <text:p>276.016.358.301,35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0.964" calcext:value-type="float">
            <text:p>0,964</text:p>
          </table:table-cell>
          <table:table-cell table:style-name="ce3" office:value-type="float" office:value="0.943" calcext:value-type="float">
            <text:p>0,94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021" calcext:value-type="float">
            <text:p>0,02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006640625" calcext:value-type="float">
            <text:p>0,007</text:p>
          </table:table-cell>
          <table:table-cell table:style-name="ce3" office:value-type="float" office:value="94.5387160073637" calcext:value-type="float">
            <text:p>94,539</text:p>
          </table:table-cell>
          <table:table-cell table:style-name="ce3" office:value-type="float" office:value="0.014609375" calcext:value-type="float">
            <text:p>0,015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8:00:00" calcext:value-type="date">
            <text:p>05.08.2021 18:00</text:p>
          </table:table-cell>
          <table:table-cell table:style-name="ce3" office:value-type="float" office:value="276016358301.35" calcext:value-type="float">
            <text:p>276.016.358.301,35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0.829" calcext:value-type="float">
            <text:p>0,829</text:p>
          </table:table-cell>
          <table:table-cell table:style-name="ce3" office:value-type="float" office:value="0.87" calcext:value-type="float">
            <text:p>0,870</text:p>
          </table:table-cell>
          <table:table-cell table:style-name="ce3" office:value-type="float" office:value="0.04" calcext:value-type="float">
            <text:p>0,04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0405" calcext:value-type="float">
            <text:p>-0,041</text:p>
          </table:table-cell>
          <table:table-cell table:style-name="ce3" office:value-type="float" office:value="94.046930293078" calcext:value-type="float">
            <text:p>94,04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8:15:00" calcext:value-type="date">
            <text:p>05.08.2021 18:15</text:p>
          </table:table-cell>
          <table:table-cell table:style-name="ce3" office:value-type="float" office:value="276016358301.35" calcext:value-type="float">
            <text:p>276.016.358.301,35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0.722" calcext:value-type="float">
            <text:p>0,722</text:p>
          </table:table-cell>
          <table:table-cell table:style-name="ce3" office:value-type="float" office:value="0.976" calcext:value-type="float">
            <text:p>0,976</text:p>
          </table:table-cell>
          <table:table-cell table:style-name="ce3" office:value-type="float" office:value="0.255" calcext:value-type="float">
            <text:p>0,25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25475" calcext:value-type="float">
            <text:p>-0,255</text:p>
          </table:table-cell>
          <table:table-cell table:style-name="ce3" office:value-type="float" office:value="90.9535374359352" calcext:value-type="float">
            <text:p>90,954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8:30:00" calcext:value-type="date">
            <text:p>05.08.2021 18:30</text:p>
          </table:table-cell>
          <table:table-cell table:style-name="ce3" office:value-type="float" office:value="276016358301.35" calcext:value-type="float">
            <text:p>276.016.358.301,350</text:p>
          </table:table-cell>
          <table:table-cell table:number-columns-repeated="3" table:style-name="ce3" office:value-type="float" office:value="0" calcext:value-type="float">
            <text:p>0,000</text:p>
          </table:table-cell>
          <table:table-cell table:style-name="ce3" office:value-type="float" office:value="0.61" calcext:value-type="float">
            <text:p>0,610</text:p>
          </table:table-cell>
          <table:table-cell table:style-name="ce3" office:value-type="float" office:value="0.674" calcext:value-type="float">
            <text:p>0,674</text:p>
          </table:table-cell>
          <table:table-cell table:style-name="ce3" office:value-type="float" office:value="0.064" calcext:value-type="float">
            <text:p>0,06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0645" calcext:value-type="float">
            <text:p>-0,065</text:p>
          </table:table-cell>
          <table:table-cell table:style-name="ce3" office:value-type="float" office:value="90.1703231502208" calcext:value-type="float">
            <text:p>90,17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8:45:00" calcext:value-type="date">
            <text:p>05.08.2021 18:45</text:p>
          </table:table-cell>
          <table:table-cell table:style-name="ce3" office:value-type="float" office:value="276007191801.35" calcext:value-type="float">
            <text:p>276.007.191.801,350</text:p>
          </table:table-cell>
          <table:table-cell table:style-name="ce3" office:value-type="float" office:value="-9166500" calcext:value-type="float">
            <text:p>-9.166.500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042" calcext:value-type="float">
            <text:p>0,042</text:p>
          </table:table-cell>
          <table:table-cell table:style-name="ce3" office:value-type="float" office:value="0.48" calcext:value-type="float">
            <text:p>0,480</text:p>
          </table:table-cell>
          <table:table-cell table:style-name="ce3" office:value-type="float" office:value="0.91" calcext:value-type="float">
            <text:p>0,910</text:p>
          </table:table-cell>
          <table:table-cell table:style-name="ce3" office:value-type="float" office:value="0.471" calcext:value-type="float">
            <text:p>0,47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470666666666667" calcext:value-type="float">
            <text:p>-0,471</text:p>
          </table:table-cell>
          <table:table-cell table:style-name="ce3" office:value-type="float" office:value="84.4550850549826" calcext:value-type="float">
            <text:p>84,455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9:00:00" calcext:value-type="date">
            <text:p>05.08.2021 19:00</text:p>
          </table:table-cell>
          <table:table-cell table:style-name="ce3" office:value-type="float" office:value="275964054252.35" calcext:value-type="float">
            <text:p>275.964.054.252,350</text:p>
          </table:table-cell>
          <table:table-cell table:style-name="ce3" office:value-type="float" office:value="-43137549" calcext:value-type="float">
            <text:p>-43.137.549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196" calcext:value-type="float">
            <text:p>0,196</text:p>
          </table:table-cell>
          <table:table-cell table:style-name="ce3" office:value-type="float" office:value="0.352" calcext:value-type="float">
            <text:p>0,352</text:p>
          </table:table-cell>
          <table:table-cell table:style-name="ce3" office:value-type="float" office:value="1.323" calcext:value-type="float">
            <text:p>1,323</text:p>
          </table:table-cell>
          <table:table-cell table:style-name="ce3" office:value-type="float" office:value="1.167" calcext:value-type="float">
            <text:p>1,16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16733333333333" calcext:value-type="float">
            <text:p>-1,167</text:p>
          </table:table-cell>
          <table:table-cell table:style-name="ce3" office:value-type="float" office:value="70.2803231502208" calcext:value-type="float">
            <text:p>70,28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9:15:00" calcext:value-type="date">
            <text:p>05.08.2021 19:15</text:p>
          </table:table-cell>
          <table:table-cell table:style-name="ce3" office:value-type="float" office:value="275912923515.35" calcext:value-type="float">
            <text:p>275.912.923.515,350</text:p>
          </table:table-cell>
          <table:table-cell table:style-name="ce3" office:value-type="float" office:value="-51130737" calcext:value-type="float">
            <text:p>-51.130.737,000</text:p>
          </table:table-cell>
          <table:table-cell table:style-name="ce3" office:value-type="float" office:value="0" calcext:value-type="float">
            <text:p>0,000</text:p>
          </table:table-cell>
          <table:table-cell table:number-columns-repeated="2" table:style-name="ce3" office:value-type="float" office:value="0.232" calcext:value-type="float">
            <text:p>0,232</text:p>
          </table:table-cell>
          <table:table-cell table:style-name="ce3" office:value-type="float" office:value="0.832" calcext:value-type="float">
            <text:p>0,832</text:p>
          </table:table-cell>
          <table:table-cell table:style-name="ce3" office:value-type="float" office:value="0.833" calcext:value-type="float">
            <text:p>0,83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833166666666667" calcext:value-type="float">
            <text:p>-0,833</text:p>
          </table:table-cell>
          <table:table-cell table:style-name="ce3" office:value-type="float" office:value="60.1632993406968" calcext:value-type="float">
            <text:p>60,163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9:30:00" calcext:value-type="date">
            <text:p>05.08.2021 19:30</text:p>
          </table:table-cell>
          <table:table-cell table:style-name="ce3" office:value-type="float" office:value="275814218643.35" calcext:value-type="float">
            <text:p>275.814.218.643,350</text:p>
          </table:table-cell>
          <table:table-cell table:style-name="ce3" office:value-type="float" office:value="-98704872" calcext:value-type="float">
            <text:p>-98.704.872,0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449" calcext:value-type="float">
            <text:p>0,449</text:p>
          </table:table-cell>
          <table:table-cell table:style-name="ce3" office:value-type="float" office:value="0.121" calcext:value-type="float">
            <text:p>0,121</text:p>
          </table:table-cell>
          <table:table-cell table:style-name="ce3" office:value-type="float" office:value="0.768" calcext:value-type="float">
            <text:p>0,768</text:p>
          </table:table-cell>
          <table:table-cell table:style-name="ce3" office:value-type="float" office:value="1.095" calcext:value-type="float">
            <text:p>1,09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09541666666667" calcext:value-type="float">
            <text:p>-1,095</text:p>
          </table:table-cell>
          <table:table-cell table:style-name="ce3" office:value-type="float" office:value="46.8618112454588" calcext:value-type="float">
            <text:p>46,86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19:45:00" calcext:value-type="date">
            <text:p>05.08.2021 19:45</text:p>
          </table:table-cell>
          <table:table-cell table:style-name="ce3" office:value-type="float" office:value="275732645959.85" calcext:value-type="float">
            <text:p>275.732.645.959,850</text:p>
          </table:table-cell>
          <table:table-cell table:style-name="ce3" office:value-type="float" office:value="-81572683.5" calcext:value-type="float">
            <text:p>-81.572.683,5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371" calcext:value-type="float">
            <text:p>0,371</text:p>
          </table:table-cell>
          <table:table-cell table:style-name="ce3" office:value-type="float" office:value="0.015" calcext:value-type="float">
            <text:p>0,015</text:p>
          </table:table-cell>
          <table:table-cell table:style-name="ce3" office:value-type="float" office:value="0.798" calcext:value-type="float">
            <text:p>0,798</text:p>
          </table:table-cell>
          <table:table-cell table:style-name="ce3" office:value-type="float" office:value="1.153" calcext:value-type="float">
            <text:p>1,15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15304166666667" calcext:value-type="float">
            <text:p>-1,153</text:p>
          </table:table-cell>
          <table:table-cell table:style-name="ce3" office:value-type="float" office:value="32.8605910073635" calcext:value-type="float">
            <text:p>32,86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0:00:00" calcext:value-type="date">
            <text:p>05.08.2021 20:00</text:p>
          </table:table-cell>
          <table:table-cell table:style-name="ce3" office:value-type="float" office:value="275609879025.35" calcext:value-type="float">
            <text:p>275.609.879.025,350</text:p>
          </table:table-cell>
          <table:table-cell table:style-name="ce3" office:value-type="float" office:value="-122766934.5" calcext:value-type="float">
            <text:p>-122.766.934,5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558" calcext:value-type="float">
            <text:p>0,558</text:p>
          </table:table-cell>
          <table:table-cell table:style-name="ce3" office:value-type="float" office:value="0.001" calcext:value-type="float">
            <text:p>0,001</text:p>
          </table:table-cell>
          <table:table-cell table:style-name="ce3" office:value-type="float" office:value="0.524" calcext:value-type="float">
            <text:p>0,524</text:p>
          </table:table-cell>
          <table:table-cell table:style-name="ce3" office:value-type="float" office:value="1.081" calcext:value-type="float">
            <text:p>1,08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08079166666667" calcext:value-type="float">
            <text:p>-1,081</text:p>
          </table:table-cell>
          <table:table-cell table:style-name="ce3" office:value-type="float" office:value="19.7366921978397" calcext:value-type="float">
            <text:p>19,73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0:15:00" calcext:value-type="date">
            <text:p>05.08.2021 20:15</text:p>
          </table:table-cell>
          <table:table-cell table:style-name="ce3" office:value-type="float" office:value="275501705158.85" calcext:value-type="float">
            <text:p>275.501.705.158,850</text:p>
          </table:table-cell>
          <table:table-cell table:style-name="ce3" office:value-type="float" office:value="-108173866.5" calcext:value-type="float">
            <text:p>-108.173.866,500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66" calcext:value-type="float">
            <text:p>0,660</text:p>
          </table:table-cell>
          <table:table-cell table:style-name="ce3" office:value-type="float" office:value="1.151" calcext:value-type="float">
            <text:p>1,15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1.15145833333333" calcext:value-type="float">
            <text:p>-1,151</text:p>
          </table:table-cell>
          <table:table-cell table:style-name="ce3" office:value-type="float" office:value="5.75469815022063" calcext:value-type="float">
            <text:p>5,755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0:30:00" calcext:value-type="date">
            <text:p>05.08.2021 20:30</text:p>
          </table:table-cell>
          <table:table-cell table:style-name="ce3" office:value-type="float" office:value="275640052494.8" calcext:value-type="float">
            <text:p>275.640.052.494,800</text:p>
          </table:table-cell>
          <table:table-cell table:style-name="ce3" office:value-type="float" office:value="138347335.95" calcext:value-type="float">
            <text:p>138.347.335,950</text:p>
          </table:table-cell>
          <table:table-cell table:style-name="ce3" office:value-type="float" office:value="0.676" calcext:value-type="float">
            <text:p>0,676</text:p>
          </table:table-cell>
          <table:table-cell table:style-name="ce3" office:value-type="float" office:value="0.047" calcext:value-type="float">
            <text:p>0,047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0.966" calcext:value-type="float">
            <text:p>0,966</text:p>
          </table:table-cell>
          <table:table-cell table:style-name="ce3" office:value-type="float" office:value="0.337" calcext:value-type="float">
            <text:p>0,33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-0.337133333333333" calcext:value-type="float">
            <text:p>-0,337</text:p>
          </table:table-cell>
          <table:table-cell table:style-name="ce3" office:value-type="float" office:value="1.66093624545873" calcext:value-type="float">
            <text:p>1,66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0:45:00" calcext:value-type="date">
            <text:p>05.08.2021 20:45</text:p>
          </table:table-cell>
          <table:table-cell table:style-name="ce3" office:value-type="float" office:value="275802683579.73" calcext:value-type="float">
            <text:p>275.802.683.579,730</text:p>
          </table:table-cell>
          <table:table-cell table:style-name="ce3" office:value-type="float" office:value="162631084.93" calcext:value-type="float">
            <text:p>162.631.084,930</text:p>
          </table:table-cell>
          <table:table-cell table:style-name="ce3" office:value-type="float" office:value="0.739" calcext:value-type="float">
            <text:p>0,73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739" calcext:value-type="float">
            <text:p>0,739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6093624545873" calcext:value-type="float">
            <text:p>1,66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1:00:00" calcext:value-type="date">
            <text:p>05.08.2021 21:00</text:p>
          </table:table-cell>
          <table:table-cell table:style-name="ce3" office:value-type="float" office:value="275966249642.15" calcext:value-type="float">
            <text:p>275.966.249.642,150</text:p>
          </table:table-cell>
          <table:table-cell table:style-name="ce3" office:value-type="float" office:value="163566062.42" calcext:value-type="float">
            <text:p>163.566.062,420</text:p>
          </table:table-cell>
          <table:table-cell table:style-name="ce3" office:value-type="float" office:value="0.744" calcext:value-type="float">
            <text:p>0,74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744" calcext:value-type="float">
            <text:p>0,744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6093624545873" calcext:value-type="float">
            <text:p>1,66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1:15:00" calcext:value-type="date">
            <text:p>05.08.2021 21:15</text:p>
          </table:table-cell>
          <table:table-cell table:style-name="ce3" office:value-type="float" office:value="276177444557.99" calcext:value-type="float">
            <text:p>276.177.444.557,990</text:p>
          </table:table-cell>
          <table:table-cell table:style-name="ce3" office:value-type="float" office:value="211194915.84" calcext:value-type="float">
            <text:p>211.194.915,840</text:p>
          </table:table-cell>
          <table:table-cell table:style-name="ce3" office:value-type="float" office:value="0.96" calcext:value-type="float">
            <text:p>0,960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96" calcext:value-type="float">
            <text:p>0,960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6093624545873" calcext:value-type="float">
            <text:p>1,66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1:30:00" calcext:value-type="date">
            <text:p>05.08.2021 21:30</text:p>
          </table:table-cell>
          <table:table-cell table:style-name="ce3" office:value-type="float" office:value="276383194604.9" calcext:value-type="float">
            <text:p>276.383.194.604,900</text:p>
          </table:table-cell>
          <table:table-cell table:style-name="ce3" office:value-type="float" office:value="205750046.91" calcext:value-type="float">
            <text:p>205.750.046,910</text:p>
          </table:table-cell>
          <table:table-cell table:style-name="ce3" office:value-type="float" office:value="0.935" calcext:value-type="float">
            <text:p>0,93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935" calcext:value-type="float">
            <text:p>0,935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6093624545873" calcext:value-type="float">
            <text:p>1,66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1:45:00" calcext:value-type="date">
            <text:p>05.08.2021 21:45</text:p>
          </table:table-cell>
          <table:table-cell table:style-name="ce3" office:value-type="float" office:value="276614574034.83" calcext:value-type="float">
            <text:p>276.614.574.034,830</text:p>
          </table:table-cell>
          <table:table-cell table:style-name="ce3" office:value-type="float" office:value="231379429.93" calcext:value-type="float">
            <text:p>231.379.429,930</text:p>
          </table:table-cell>
          <table:table-cell table:style-name="ce3" office:value-type="float" office:value="1.052" calcext:value-type="float">
            <text:p>1,05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052" calcext:value-type="float">
            <text:p>1,052</text:p>
          </table:table-cell>
          <table:table-cell table:number-columns-repeated="4" table:style-name="ce3" office:value-type="float" office:value="0" calcext:value-type="float">
            <text:p>0,000</text:p>
          </table:table-cell>
          <table:table-cell table:style-name="ce3" office:value-type="float" office:value="1.66093624545873" calcext:value-type="float">
            <text:p>1,661</text:p>
          </table:table-cell>
          <table:table-cell table:style-name="ce3" office:value-type="float" office:value="0" calcext:value-type="float">
            <text:p>0,000</text:p>
          </table:table-cell>
          <table:table-cell table:style-name="ce3" office:value-type="float" office:value="35.01241796875" calcext:value-type="float">
            <text:p>35,01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2:00:00" calcext:value-type="date">
            <text:p>05.08.2021 22:00</text:p>
          </table:table-cell>
          <table:table-cell table:style-name="ce3" office:value-type="float" office:value="276932703343.79" calcext:value-type="float">
            <text:p>276.932.703.343,790</text:p>
          </table:table-cell>
          <table:table-cell table:style-name="ce3" office:value-type="float" office:value="318129308.96" calcext:value-type="float">
            <text:p>318.129.308,960</text:p>
          </table:table-cell>
          <table:table-cell table:style-name="ce3" office:value-type="float" office:value="2.273" calcext:value-type="float">
            <text:p>2,27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738" calcext:value-type="float">
            <text:p>0,738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1.535" calcext:value-type="float">
            <text:p>1,535</text:p>
          </table:table-cell>
          <table:table-cell table:style-name="ce3" office:value-type="float" office:value="0.394200829317716" calcext:value-type="float">
            <text:p>0,394</text:p>
          </table:table-cell>
          <table:table-cell table:style-name="ce3" office:value-type="float" office:value="6.44766060145956" calcext:value-type="float">
            <text:p>6,448</text:p>
          </table:table-cell>
          <table:table-cell table:style-name="ce3" office:value-type="float" office:value="1.14067417068228" calcext:value-type="float">
            <text:p>1,141</text:p>
          </table:table-cell>
          <table:table-cell table:style-name="ce3" office:value-type="float" office:value="35.98199101383" calcext:value-type="float">
            <text:p>35,98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2:15:00" calcext:value-type="date">
            <text:p>05.08.2021 22:15</text:p>
          </table:table-cell>
          <table:table-cell table:style-name="ce3" office:value-type="float" office:value="277316407566.14" calcext:value-type="float">
            <text:p>277.316.407.566,140</text:p>
          </table:table-cell>
          <table:table-cell table:style-name="ce3" office:value-type="float" office:value="383704222.35" calcext:value-type="float">
            <text:p>383.704.222,350</text:p>
          </table:table-cell>
          <table:table-cell table:style-name="ce3" office:value-type="float" office:value="2.741" calcext:value-type="float">
            <text:p>2,74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714" calcext:value-type="float">
            <text:p>0,71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027" calcext:value-type="float">
            <text:p>2,027</text:p>
          </table:table-cell>
          <table:table-cell table:style-name="ce3" office:value-type="float" office:value="0.547943353651984" calcext:value-type="float">
            <text:p>0,548</text:p>
          </table:table-cell>
          <table:table-cell table:style-name="ce3" office:value-type="float" office:value="13.1012584672337" calcext:value-type="float">
            <text:p>13,101</text:p>
          </table:table-cell>
          <table:table-cell table:style-name="ce3" office:value-type="float" office:value="1.47943164634802" calcext:value-type="float">
            <text:p>1,479</text:p>
          </table:table-cell>
          <table:table-cell table:style-name="ce3" office:value-type="float" office:value="37.2395079132258" calcext:value-type="float">
            <text:p>37,24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2:30:00" calcext:value-type="date">
            <text:p>05.08.2021 22:30</text:p>
          </table:table-cell>
          <table:table-cell table:style-name="ce3" office:value-type="float" office:value="277694145661.09" calcext:value-type="float">
            <text:p>277.694.145.661,090</text:p>
          </table:table-cell>
          <table:table-cell table:style-name="ce3" office:value-type="float" office:value="377738094.95" calcext:value-type="float">
            <text:p>377.738.094,950</text:p>
          </table:table-cell>
          <table:table-cell table:style-name="ce3" office:value-type="float" office:value="2.699" calcext:value-type="float">
            <text:p>2,69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574" calcext:value-type="float">
            <text:p>0,57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125" calcext:value-type="float">
            <text:p>2,125</text:p>
          </table:table-cell>
          <table:table-cell table:style-name="ce3" office:value-type="float" office:value="0.603981919365946" calcext:value-type="float">
            <text:p>0,604</text:p>
          </table:table-cell>
          <table:table-cell table:style-name="ce3" office:value-type="float" office:value="20.435324630963" calcext:value-type="float">
            <text:p>20,435</text:p>
          </table:table-cell>
          <table:table-cell table:style-name="ce3" office:value-type="float" office:value="1.52101808063406" calcext:value-type="float">
            <text:p>1,521</text:p>
          </table:table-cell>
          <table:table-cell table:style-name="ce3" office:value-type="float" office:value="38.5323732817647" calcext:value-type="float">
            <text:p>38,53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2:45:00" calcext:value-type="date">
            <text:p>05.08.2021 22:45</text:p>
          </table:table-cell>
          <table:table-cell table:style-name="ce3" office:value-type="float" office:value="278084976577.15" calcext:value-type="float">
            <text:p>278.084.976.577,150</text:p>
          </table:table-cell>
          <table:table-cell table:style-name="ce3" office:value-type="float" office:value="390830916.06" calcext:value-type="float">
            <text:p>390.830.916,060</text:p>
          </table:table-cell>
          <table:table-cell table:style-name="ce3" office:value-type="float" office:value="2.792" calcext:value-type="float">
            <text:p>2,79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592" calcext:value-type="float">
            <text:p>0,592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2" calcext:value-type="float">
            <text:p>2,200</text:p>
          </table:table-cell>
          <table:table-cell table:style-name="ce3" office:value-type="float" office:value="0.661813520676255" calcext:value-type="float">
            <text:p>0,662</text:p>
          </table:table-cell>
          <table:table-cell table:style-name="ce3" office:value-type="float" office:value="28.4716316677461" calcext:value-type="float">
            <text:p>28,472</text:p>
          </table:table-cell>
          <table:table-cell table:style-name="ce3" office:value-type="float" office:value="1.53797814599041" calcext:value-type="float">
            <text:p>1,538</text:p>
          </table:table-cell>
          <table:table-cell table:style-name="ce3" office:value-type="float" office:value="39.8396547058566" calcext:value-type="float">
            <text:p>39,84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3:00:00" calcext:value-type="date">
            <text:p>05.08.2021 23:00</text:p>
          </table:table-cell>
          <table:table-cell table:style-name="ce3" office:value-type="float" office:value="278472302466.27" calcext:value-type="float">
            <text:p>278.472.302.466,270</text:p>
          </table:table-cell>
          <table:table-cell table:style-name="ce3" office:value-type="float" office:value="387325889.12" calcext:value-type="float">
            <text:p>387.325.889,120</text:p>
          </table:table-cell>
          <table:table-cell table:style-name="ce3" office:value-type="float" office:value="2.767" calcext:value-type="float">
            <text:p>2,767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541" calcext:value-type="float">
            <text:p>0,541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226" calcext:value-type="float">
            <text:p>2,226</text:p>
          </table:table-cell>
          <table:table-cell table:style-name="ce3" office:value-type="float" office:value="0.695012374602639" calcext:value-type="float">
            <text:p>0,695</text:p>
          </table:table-cell>
          <table:table-cell table:style-name="ce3" office:value-type="float" office:value="36.9110676450638" calcext:value-type="float">
            <text:p>36,911</text:p>
          </table:table-cell>
          <table:table-cell table:style-name="ce3" office:value-type="float" office:value="1.53148762539736" calcext:value-type="float">
            <text:p>1,531</text:p>
          </table:table-cell>
          <table:table-cell table:style-name="ce3" office:value-type="float" office:value="41.1414191874443" calcext:value-type="float">
            <text:p>41,141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3:15:00" calcext:value-type="date">
            <text:p>05.08.2021 23:15</text:p>
          </table:table-cell>
          <table:table-cell table:style-name="ce3" office:value-type="float" office:value="278855702258.65" calcext:value-type="float">
            <text:p>278.855.702.258,650</text:p>
          </table:table-cell>
          <table:table-cell table:style-name="ce3" office:value-type="float" office:value="383399792.38" calcext:value-type="float">
            <text:p>383.399.792,380</text:p>
          </table:table-cell>
          <table:table-cell table:style-name="ce3" office:value-type="float" office:value="2.739" calcext:value-type="float">
            <text:p>2,73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555" calcext:value-type="float">
            <text:p>0,555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184" calcext:value-type="float">
            <text:p>2,184</text:p>
          </table:table-cell>
          <table:table-cell table:style-name="ce3" office:value-type="float" office:value="0.6825625" calcext:value-type="float">
            <text:p>0,683</text:p>
          </table:table-cell>
          <table:table-cell table:style-name="ce3" office:value-type="float" office:value="45.1993265736352" calcext:value-type="float">
            <text:p>45,199</text:p>
          </table:table-cell>
          <table:table-cell table:style-name="ce3" office:value-type="float" office:value="1.5016375" calcext:value-type="float">
            <text:p>1,502</text:p>
          </table:table-cell>
          <table:table-cell table:style-name="ce3" office:value-type="float" office:value="42.4178110624443" calcext:value-type="float">
            <text:p>42,418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3:30:00" calcext:value-type="date">
            <text:p>05.08.2021 23:30</text:p>
          </table:table-cell>
          <table:table-cell table:style-name="ce3" office:value-type="float" office:value="279217367384.79" calcext:value-type="float">
            <text:p>279.217.367.384,790</text:p>
          </table:table-cell>
          <table:table-cell table:style-name="ce3" office:value-type="float" office:value="361665126.14" calcext:value-type="float">
            <text:p>361.665.126,140</text:p>
          </table:table-cell>
          <table:table-cell table:style-name="ce3" office:value-type="float" office:value="2.584" calcext:value-type="float">
            <text:p>2,584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309" calcext:value-type="float">
            <text:p>0,30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275" calcext:value-type="float">
            <text:p>2,275</text:p>
          </table:table-cell>
          <table:table-cell table:style-name="ce3" office:value-type="float" office:value="0.710833333333333" calcext:value-type="float">
            <text:p>0,711</text:p>
          </table:table-cell>
          <table:table-cell table:style-name="ce3" office:value-type="float" office:value="53.8308741926827" calcext:value-type="float">
            <text:p>53,831</text:p>
          </table:table-cell>
          <table:table-cell table:style-name="ce3" office:value-type="float" office:value="1.56383333333333" calcext:value-type="float">
            <text:p>1,564</text:p>
          </table:table-cell>
          <table:table-cell table:style-name="ce3" office:value-type="float" office:value="43.7470693957776" calcext:value-type="float">
            <text:p>43,747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date" office:date-value="2021-08-05T23:45:00" calcext:value-type="date">
            <text:p>05.08.2021 23:45</text:p>
          </table:table-cell>
          <table:table-cell table:style-name="ce3" table:number-columns-repeated="2"/>
          <table:table-cell table:style-name="ce3" office:value-type="float" office:value="2.593" calcext:value-type="float">
            <text:p>2,593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0.339" calcext:value-type="float">
            <text:p>0,339</text:p>
          </table:table-cell>
          <table:table-cell table:number-columns-repeated="2" table:style-name="ce3" office:value-type="float" office:value="0" calcext:value-type="float">
            <text:p>0,000</text:p>
          </table:table-cell>
          <table:table-cell table:style-name="ce3" office:value-type="float" office:value="2.254" calcext:value-type="float">
            <text:p>2,254</text:p>
          </table:table-cell>
          <table:table-cell table:style-name="ce3" office:value-type="float" office:value="0.704333333333333" calcext:value-type="float">
            <text:p>0,704</text:p>
          </table:table-cell>
          <table:table-cell table:style-name="ce3" office:value-type="float" office:value="62.3834932403018" calcext:value-type="float">
            <text:p>62,383</text:p>
          </table:table-cell>
          <table:table-cell table:style-name="ce3" office:value-type="float" office:value="1.54953333333333" calcext:value-type="float">
            <text:p>1,550</text:p>
          </table:table-cell>
          <table:table-cell table:style-name="ce3" office:value-type="float" office:value="45.0641727291109" calcext:value-type="float">
            <text:p>45,064</text:p>
          </table:table-cell>
          <table:table-cell table:number-columns-repeated="1009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l" fo:country="S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SIT</number:text>
    </number:number-style>
    <number:number-style style:name="N107"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SIT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SIT</number:text>
    </number:number-style>
    <number:number-style style:name="N109"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SIT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110P0"/>
    </number:number-style>
    <number:date-style style:name="N111">
      <number:day/>
      <number:text>.</number:text>
      <number:month/>
      <number:text>.</number:text>
      <number:year number:style="long"/>
    </number:date-style>
    <number:date-style style:name="N112">
      <number:day/>
      <number:text>.</number:text>
      <number:month number:textual="true"/>
      <number:text>.</number:text>
      <number:year/>
    </number:date-style>
    <number:date-style style:name="N113">
      <number:day/>
      <number:text>.</number:text>
      <number:month number:textual="true"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   </number:text>
    </number:number-style>
    <number:number-style style:name="N120"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     </number:text>
    </number:number-style>
    <number:number-style style:name="N122"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24P2" style:volatile="true">
      <loext:text> </loext:text>
      <loext:fill-character> </loext:fill-character>
      <number:text>- 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SIT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SIT </number:text>
    </number:number-style>
    <number:number-style style:name="N125P2" style:volatile="true">
      <loext:text> </loext:text>
      <loext:fill-character> </loext:fill-character>
      <number:text>- SIT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SIT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SIT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SIT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3">
      <number:number number:decimal-places="3" loext:min-decimal-places="3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.00.0000</text:date>, <text:time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PageStyle_5f_PowerMeausurments" style:display-name="PageStyle_PowerMeausur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rgyMeausurments" style:display-name="PageStyle_EnergyMeausur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penpyxl</meta:initial-creator>
    <meta:creation-date>2021-09-13T22:37:55</meta:creation-date>
    <dc:date>2021-09-20T13:05:42.968178103</dc:date>
    <meta:generator>LibreOffice/6.4.7.2$Linux_X86_64 LibreOffice_project/40$Build-2</meta:generator>
    <meta:editing-duration>PT2M17S</meta:editing-duration>
    <meta:editing-cycles>1</meta:editing-cycles>
    <meta:document-statistic meta:table-count="2" meta:cell-count="632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